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_1" table:style-name="ta1">
        <table:shapes>
          <draw:frame draw:z-index="0" draw:style-name="gr1" draw:text-style-name="P1" svg:width="79.725cm" svg:height="44.843cm" svg:x="9.132cm" svg:y="0.1cm">
            <draw:object draw:notify-on-update-of-ranges="100_1.B1:100_1.B100 100_1.C1:100_1.C100 100_1.D1:100_1.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4682" calcext:value-type="float">
            <text:p>0.24682</text:p>
          </table:table-cell>
          <table:table-cell office:value-type="float" office:value="2904.15444" calcext:value-type="float">
            <text:p>2904.154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.044233" calcext:value-type="float">
            <text:p>6.044233</text:p>
          </table:table-cell>
          <table:table-cell office:value-type="float" office:value="3536.016177" calcext:value-type="float">
            <text:p>3536.01617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.674476" calcext:value-type="float">
            <text:p>3.674476</text:p>
          </table:table-cell>
          <table:table-cell office:value-type="float" office:value="3668.138973" calcext:value-type="float">
            <text:p>3668.13897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850704" calcext:value-type="float">
            <text:p>1.850704</text:p>
          </table:table-cell>
          <table:table-cell office:value-type="float" office:value="4068.095289" calcext:value-type="float">
            <text:p>4068.09528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.90115" calcext:value-type="float">
            <text:p>4.90115</text:p>
          </table:table-cell>
          <table:table-cell office:value-type="float" office:value="4304.607699" calcext:value-type="float">
            <text:p>4304.60769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.557395" calcext:value-type="float">
            <text:p>2.557395</text:p>
          </table:table-cell>
          <table:table-cell office:value-type="float" office:value="4366.146921" calcext:value-type="float">
            <text:p>4366.14692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.326912" calcext:value-type="float">
            <text:p>3.326912</text:p>
          </table:table-cell>
          <table:table-cell office:value-type="float" office:value="4367.871945" calcext:value-type="float">
            <text:p>4367.8719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480474" calcext:value-type="float">
            <text:p>5.480474</text:p>
          </table:table-cell>
          <table:table-cell office:value-type="float" office:value="4382.809717" calcext:value-type="float">
            <text:p>4382.809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074094" calcext:value-type="float">
            <text:p>2.074094</text:p>
          </table:table-cell>
          <table:table-cell office:value-type="float" office:value="4480.111352" calcext:value-type="float">
            <text:p>4480.11135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708404" calcext:value-type="float">
            <text:p>1.708404</text:p>
          </table:table-cell>
          <table:table-cell office:value-type="float" office:value="4504.127559" calcext:value-type="float">
            <text:p>4504.1275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74122" calcext:value-type="float">
            <text:p>0.274122</text:p>
          </table:table-cell>
          <table:table-cell office:value-type="float" office:value="4548.936357" calcext:value-type="float">
            <text:p>4548.93635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.115092" calcext:value-type="float">
            <text:p>4.115092</text:p>
          </table:table-cell>
          <table:table-cell office:value-type="float" office:value="4664.534101" calcext:value-type="float">
            <text:p>4664.5341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68428" calcext:value-type="float">
            <text:p>1.68428</text:p>
          </table:table-cell>
          <table:table-cell office:value-type="float" office:value="4735.959293" calcext:value-type="float">
            <text:p>4735.95929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52988" calcext:value-type="float">
            <text:p>0.952988</text:p>
          </table:table-cell>
          <table:table-cell office:value-type="float" office:value="4755.933851" calcext:value-type="float">
            <text:p>4755.9338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28244" calcext:value-type="float">
            <text:p>0.828244</text:p>
          </table:table-cell>
          <table:table-cell office:value-type="float" office:value="4757.095287" calcext:value-type="float">
            <text:p>4757.09528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.384042" calcext:value-type="float">
            <text:p>5.384042</text:p>
          </table:table-cell>
          <table:table-cell office:value-type="float" office:value="5110.77649" calcext:value-type="float">
            <text:p>5110.7764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217926" calcext:value-type="float">
            <text:p>2.217926</text:p>
          </table:table-cell>
          <table:table-cell office:value-type="float" office:value="5116.879446" calcext:value-type="float">
            <text:p>5116.87944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.961435" calcext:value-type="float">
            <text:p>2.961435</text:p>
          </table:table-cell>
          <table:table-cell office:value-type="float" office:value="5159.875055" calcext:value-type="float">
            <text:p>5159.87505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.276584" calcext:value-type="float">
            <text:p>4.276584</text:p>
          </table:table-cell>
          <table:table-cell office:value-type="float" office:value="5323.821052" calcext:value-type="float">
            <text:p>5323.82105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2.14772" calcext:value-type="float">
            <text:p>12.14772</text:p>
          </table:table-cell>
          <table:table-cell office:value-type="float" office:value="5469.158683" calcext:value-type="float">
            <text:p>5469.15868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232605" calcext:value-type="float">
            <text:p>2.232605</text:p>
          </table:table-cell>
          <table:table-cell office:value-type="float" office:value="5469.478219" calcext:value-type="float">
            <text:p>5469.47821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711997" calcext:value-type="float">
            <text:p>1.711997</text:p>
          </table:table-cell>
          <table:table-cell office:value-type="float" office:value="5469.682256" calcext:value-type="float">
            <text:p>5469.68225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.883271" calcext:value-type="float">
            <text:p>4.883271</text:p>
          </table:table-cell>
          <table:table-cell office:value-type="float" office:value="5547.915919" calcext:value-type="float">
            <text:p>5547.9159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72864" calcext:value-type="float">
            <text:p>0.872864</text:p>
          </table:table-cell>
          <table:table-cell office:value-type="float" office:value="5651.934899" calcext:value-type="float">
            <text:p>5651.9348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17864" calcext:value-type="float">
            <text:p>2.17864</text:p>
          </table:table-cell>
          <table:table-cell office:value-type="float" office:value="5675.802584" calcext:value-type="float">
            <text:p>5675.80258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760138" calcext:value-type="float">
            <text:p>1.760138</text:p>
          </table:table-cell>
          <table:table-cell office:value-type="float" office:value="5744.530874" calcext:value-type="float">
            <text:p>5744.53087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30532" calcext:value-type="float">
            <text:p>0.430532</text:p>
          </table:table-cell>
          <table:table-cell office:value-type="float" office:value="5755.675076" calcext:value-type="float">
            <text:p>5755.67507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276959" calcext:value-type="float">
            <text:p>2.276959</text:p>
          </table:table-cell>
          <table:table-cell office:value-type="float" office:value="5912.137702" calcext:value-type="float">
            <text:p>5912.1377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84833" calcext:value-type="float">
            <text:p>0.484833</text:p>
          </table:table-cell>
          <table:table-cell office:value-type="float" office:value="6463.762171" calcext:value-type="float">
            <text:p>6463.76217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326649" calcext:value-type="float">
            <text:p>2.326649</text:p>
          </table:table-cell>
          <table:table-cell office:value-type="float" office:value="6472.861041" calcext:value-type="float">
            <text:p>6472.86104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.755605" calcext:value-type="float">
            <text:p>2.755605</text:p>
          </table:table-cell>
          <table:table-cell office:value-type="float" office:value="6483.779966" calcext:value-type="float">
            <text:p>6483.77996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.313665" calcext:value-type="float">
            <text:p>3.313665</text:p>
          </table:table-cell>
          <table:table-cell office:value-type="float" office:value="6536.635079" calcext:value-type="float">
            <text:p>6536.63507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.026367" calcext:value-type="float">
            <text:p>2.026367</text:p>
          </table:table-cell>
          <table:table-cell office:value-type="float" office:value="6552.317397" calcext:value-type="float">
            <text:p>6552.31739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032387" calcext:value-type="float">
            <text:p>2.032387</text:p>
          </table:table-cell>
          <table:table-cell office:value-type="float" office:value="6555.139155" calcext:value-type="float">
            <text:p>6555.13915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901459" calcext:value-type="float">
            <text:p>1.901459</text:p>
          </table:table-cell>
          <table:table-cell office:value-type="float" office:value="6742.05868" calcext:value-type="float">
            <text:p>6742.0586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.256347" calcext:value-type="float">
            <text:p>3.256347</text:p>
          </table:table-cell>
          <table:table-cell office:value-type="float" office:value="6851.709092" calcext:value-type="float">
            <text:p>6851.70909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814438" calcext:value-type="float">
            <text:p>2.814438</text:p>
          </table:table-cell>
          <table:table-cell office:value-type="float" office:value="7033.027214" calcext:value-type="float">
            <text:p>7033.02721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2.171947" calcext:value-type="float">
            <text:p>12.171947</text:p>
          </table:table-cell>
          <table:table-cell office:value-type="float" office:value="7039.010095" calcext:value-type="float">
            <text:p>7039.01009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.842179" calcext:value-type="float">
            <text:p>3.842179</text:p>
          </table:table-cell>
          <table:table-cell office:value-type="float" office:value="7283.69061" calcext:value-type="float">
            <text:p>7283.6906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.397874" calcext:value-type="float">
            <text:p>2.397874</text:p>
          </table:table-cell>
          <table:table-cell office:value-type="float" office:value="7298.555488" calcext:value-type="float">
            <text:p>7298.55548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.707244" calcext:value-type="float">
            <text:p>3.707244</text:p>
          </table:table-cell>
          <table:table-cell office:value-type="float" office:value="7335.78042" calcext:value-type="float">
            <text:p>7335.780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9.696662" calcext:value-type="float">
            <text:p>9.696662</text:p>
          </table:table-cell>
          <table:table-cell office:value-type="float" office:value="7360.881041" calcext:value-type="float">
            <text:p>7360.88104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3.187799" calcext:value-type="float">
            <text:p>13.187799</text:p>
          </table:table-cell>
          <table:table-cell office:value-type="float" office:value="7391.481611" calcext:value-type="float">
            <text:p>7391.48161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1.385786" calcext:value-type="float">
            <text:p>11.385786</text:p>
          </table:table-cell>
          <table:table-cell office:value-type="float" office:value="7408.891558" calcext:value-type="float">
            <text:p>7408.89155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.179353" calcext:value-type="float">
            <text:p>4.179353</text:p>
          </table:table-cell>
          <table:table-cell office:value-type="float" office:value="7415.828647" calcext:value-type="float">
            <text:p>7415.82864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1.59905" calcext:value-type="float">
            <text:p>11.59905</text:p>
          </table:table-cell>
          <table:table-cell office:value-type="float" office:value="7415.912082" calcext:value-type="float">
            <text:p>7415.91208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2.113429" calcext:value-type="float">
            <text:p>12.113429</text:p>
          </table:table-cell>
          <table:table-cell office:value-type="float" office:value="7456.090244" calcext:value-type="float">
            <text:p>7456.09024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.687986" calcext:value-type="float">
            <text:p>3.687986</text:p>
          </table:table-cell>
          <table:table-cell office:value-type="float" office:value="7460.020028" calcext:value-type="float">
            <text:p>7460.02002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.946667" calcext:value-type="float">
            <text:p>4.946667</text:p>
          </table:table-cell>
          <table:table-cell office:value-type="float" office:value="7528.074756" calcext:value-type="float">
            <text:p>7528.07475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1.632168" calcext:value-type="float">
            <text:p>11.632168</text:p>
          </table:table-cell>
          <table:table-cell office:value-type="float" office:value="7549.361403" calcext:value-type="float">
            <text:p>7549.36140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3.139378" calcext:value-type="float">
            <text:p>13.139378</text:p>
          </table:table-cell>
          <table:table-cell office:value-type="float" office:value="7556.890081" calcext:value-type="float">
            <text:p>7556.89008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1.955035" calcext:value-type="float">
            <text:p>11.955035</text:p>
          </table:table-cell>
          <table:table-cell office:value-type="float" office:value="7557.106011" calcext:value-type="float">
            <text:p>7557.10601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6.961249" calcext:value-type="float">
            <text:p>16.961249</text:p>
          </table:table-cell>
          <table:table-cell office:value-type="float" office:value="7581.409697" calcext:value-type="float">
            <text:p>7581.40969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3.156336" calcext:value-type="float">
            <text:p>13.156336</text:p>
          </table:table-cell>
          <table:table-cell office:value-type="float" office:value="7604.247523" calcext:value-type="float">
            <text:p>7604.24752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.418737" calcext:value-type="float">
            <text:p>4.418737</text:p>
          </table:table-cell>
          <table:table-cell office:value-type="float" office:value="7671.778054" calcext:value-type="float">
            <text:p>7671.77805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1.901627" calcext:value-type="float">
            <text:p>11.901627</text:p>
          </table:table-cell>
          <table:table-cell office:value-type="float" office:value="7841.997788" calcext:value-type="float">
            <text:p>7841.99778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9.723961" calcext:value-type="float">
            <text:p>9.723961</text:p>
          </table:table-cell>
          <table:table-cell office:value-type="float" office:value="7927.884486" calcext:value-type="float">
            <text:p>7927.88448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78.537808" calcext:value-type="float">
            <text:p>78.537808</text:p>
          </table:table-cell>
          <table:table-cell office:value-type="float" office:value="7944.483576" calcext:value-type="float">
            <text:p>7944.48357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1.99921" calcext:value-type="float">
            <text:p>11.99921</text:p>
          </table:table-cell>
          <table:table-cell office:value-type="float" office:value="7984.197078" calcext:value-type="float">
            <text:p>7984.19707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8.915217" calcext:value-type="float">
            <text:p>78.915217</text:p>
          </table:table-cell>
          <table:table-cell office:value-type="float" office:value="8040.694239" calcext:value-type="float">
            <text:p>8040.69423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.38748" calcext:value-type="float">
            <text:p>13.38748</text:p>
          </table:table-cell>
          <table:table-cell office:value-type="float" office:value="8056.886824" calcext:value-type="float">
            <text:p>8056.88682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1.896086" calcext:value-type="float">
            <text:p>11.896086</text:p>
          </table:table-cell>
          <table:table-cell office:value-type="float" office:value="8060.510575" calcext:value-type="float">
            <text:p>8060.510575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8.530802" calcext:value-type="float">
            <text:p>78.530802</text:p>
          </table:table-cell>
          <table:table-cell office:value-type="float" office:value="8060.620543" calcext:value-type="float">
            <text:p>8060.62054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3.405194" calcext:value-type="float">
            <text:p>13.405194</text:p>
          </table:table-cell>
          <table:table-cell office:value-type="float" office:value="8063.859493" calcext:value-type="float">
            <text:p>8063.85949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2.02406" calcext:value-type="float">
            <text:p>12.02406</text:p>
          </table:table-cell>
          <table:table-cell office:value-type="float" office:value="8072.883581" calcext:value-type="float">
            <text:p>8072.88358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78.845792" calcext:value-type="float">
            <text:p>78.845792</text:p>
          </table:table-cell>
          <table:table-cell office:value-type="float" office:value="8083.762501" calcext:value-type="float">
            <text:p>8083.76250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6.366541" calcext:value-type="float">
            <text:p>16.366541</text:p>
          </table:table-cell>
          <table:table-cell office:value-type="float" office:value="8091.574648" calcext:value-type="float">
            <text:p>8091.57464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1.929659" calcext:value-type="float">
            <text:p>11.929659</text:p>
          </table:table-cell>
          <table:table-cell office:value-type="float" office:value="8092.324231" calcext:value-type="float">
            <text:p>8092.32423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3.300327" calcext:value-type="float">
            <text:p>13.300327</text:p>
          </table:table-cell>
          <table:table-cell office:value-type="float" office:value="8114.105348" calcext:value-type="float">
            <text:p>8114.10534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1.818315" calcext:value-type="float">
            <text:p>11.818315</text:p>
          </table:table-cell>
          <table:table-cell office:value-type="float" office:value="8152.14686" calcext:value-type="float">
            <text:p>8152.1468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78.558017" calcext:value-type="float">
            <text:p>78.558017</text:p>
          </table:table-cell>
          <table:table-cell office:value-type="float" office:value="8172.745718" calcext:value-type="float">
            <text:p>8172.74571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3.344579" calcext:value-type="float">
            <text:p>13.344579</text:p>
          </table:table-cell>
          <table:table-cell office:value-type="float" office:value="8172.745671" calcext:value-type="float">
            <text:p>8172.74567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8.927018" calcext:value-type="float">
            <text:p>78.927018</text:p>
          </table:table-cell>
          <table:table-cell office:value-type="float" office:value="8202.972393" calcext:value-type="float">
            <text:p>8202.97239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1.277579" calcext:value-type="float">
            <text:p>11.277579</text:p>
          </table:table-cell>
          <table:table-cell office:value-type="float" office:value="8202.985754" calcext:value-type="float">
            <text:p>8202.98575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3.233635" calcext:value-type="float">
            <text:p>13.233635</text:p>
          </table:table-cell>
          <table:table-cell office:value-type="float" office:value="8236.163962" calcext:value-type="float">
            <text:p>8236.16396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.074579" calcext:value-type="float">
            <text:p>12.074579</text:p>
          </table:table-cell>
          <table:table-cell office:value-type="float" office:value="8236.636178" calcext:value-type="float">
            <text:p>8236.63617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78.953645" calcext:value-type="float">
            <text:p>78.953645</text:p>
          </table:table-cell>
          <table:table-cell office:value-type="float" office:value="8248.879726" calcext:value-type="float">
            <text:p>8248.87972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.366175" calcext:value-type="float">
            <text:p>13.366175</text:p>
          </table:table-cell>
          <table:table-cell office:value-type="float" office:value="8260.900697" calcext:value-type="float">
            <text:p>8260.90069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2.049353" calcext:value-type="float">
            <text:p>12.049353</text:p>
          </table:table-cell>
          <table:table-cell office:value-type="float" office:value="8261.190269" calcext:value-type="float">
            <text:p>8261.19026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1.770005" calcext:value-type="float">
            <text:p>11.770005</text:p>
          </table:table-cell>
          <table:table-cell office:value-type="float" office:value="8269.498297" calcext:value-type="float">
            <text:p>8269.49829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78.540962" calcext:value-type="float">
            <text:p>78.540962</text:p>
          </table:table-cell>
          <table:table-cell office:value-type="float" office:value="8269.737107" calcext:value-type="float">
            <text:p>8269.73710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2.086079" calcext:value-type="float">
            <text:p>12.086079</text:p>
          </table:table-cell>
          <table:table-cell office:value-type="float" office:value="8270.018515" calcext:value-type="float">
            <text:p>8270.01851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2.012736" calcext:value-type="float">
            <text:p>12.012736</text:p>
          </table:table-cell>
          <table:table-cell office:value-type="float" office:value="8277.506302" calcext:value-type="float">
            <text:p>8277.50630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7.02903" calcext:value-type="float">
            <text:p>17.02903</text:p>
          </table:table-cell>
          <table:table-cell office:value-type="float" office:value="8277.588024" calcext:value-type="float">
            <text:p>8277.58802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6.896302" calcext:value-type="float">
            <text:p>16.896302</text:p>
          </table:table-cell>
          <table:table-cell office:value-type="float" office:value="8288.220761" calcext:value-type="float">
            <text:p>8288.22076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6.997513" calcext:value-type="float">
            <text:p>16.997513</text:p>
          </table:table-cell>
          <table:table-cell office:value-type="float" office:value="8288.47995" calcext:value-type="float">
            <text:p>8288.4799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8.934059" calcext:value-type="float">
            <text:p>78.934059</text:p>
          </table:table-cell>
          <table:table-cell office:value-type="float" office:value="8292.111995" calcext:value-type="float">
            <text:p>8292.11199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8.868377" calcext:value-type="float">
            <text:p>78.868377</text:p>
          </table:table-cell>
          <table:table-cell office:value-type="float" office:value="8296.859465" calcext:value-type="float">
            <text:p>8296.85946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3.32066" calcext:value-type="float">
            <text:p>13.32066</text:p>
          </table:table-cell>
          <table:table-cell office:value-type="float" office:value="8297.077727" calcext:value-type="float">
            <text:p>8297.07772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78.841215" calcext:value-type="float">
            <text:p>78.841215</text:p>
          </table:table-cell>
          <table:table-cell office:value-type="float" office:value="8300.246722" calcext:value-type="float">
            <text:p>8300.24672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8.93881" calcext:value-type="float">
            <text:p>78.93881</text:p>
          </table:table-cell>
          <table:table-cell office:value-type="float" office:value="8300.317282" calcext:value-type="float">
            <text:p>8300.31728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8.921857" calcext:value-type="float">
            <text:p>78.921857</text:p>
          </table:table-cell>
          <table:table-cell office:value-type="float" office:value="8302.168888" calcext:value-type="float">
            <text:p>8302.16888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1.797208" calcext:value-type="float">
            <text:p>11.797208</text:p>
          </table:table-cell>
          <table:table-cell office:value-type="float" office:value="8303.63704" calcext:value-type="float">
            <text:p>8303.6370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7.023079" calcext:value-type="float">
            <text:p>17.023079</text:p>
          </table:table-cell>
          <table:table-cell office:value-type="float" office:value="8312.969648" calcext:value-type="float">
            <text:p>8312.969648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8.375774" calcext:value-type="float">
            <text:p>78.375774</text:p>
          </table:table-cell>
          <table:table-cell office:value-type="float" office:value="8318.176771" calcext:value-type="float">
            <text:p>8318.17677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78.54982" calcext:value-type="float">
            <text:p>78.54982</text:p>
          </table:table-cell>
          <table:table-cell office:value-type="float" office:value="8327.341678" calcext:value-type="float">
            <text:p>8327.341678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78.949942" calcext:value-type="float">
            <text:p>78.949942</text:p>
          </table:table-cell>
          <table:table-cell office:value-type="float" office:value="8328.774573" calcext:value-type="float">
            <text:p>8328.77457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8.907095" calcext:value-type="float">
            <text:p>78.907095</text:p>
          </table:table-cell>
          <table:table-cell office:value-type="float" office:value="8333.444132" calcext:value-type="float">
            <text:p>8333.44413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.944254" calcext:value-type="float">
            <text:p>78.944254</text:p>
          </table:table-cell>
          <table:table-cell office:value-type="float" office:value="8344.105775" calcext:value-type="float">
            <text:p>8344.10577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8.944037" calcext:value-type="float">
            <text:p>78.944037</text:p>
          </table:table-cell>
          <table:table-cell office:value-type="float" office:value="8344.7644" calcext:value-type="float">
            <text:p>8344.7644</text:p>
          </table:table-cell>
        </table:table-row>
      </table:table>
      <table:table table:name="100_10" table:style-name="ta1">
        <table:shapes>
          <draw:frame draw:z-index="0" draw:style-name="gr1" draw:text-style-name="P1" svg:width="79.915cm" svg:height="44.95cm" svg:x="9.132cm" svg:y="0.1cm">
            <draw:object draw:notify-on-update-of-ranges="100_10.B1:100_10.B100 100_10.C1:100_10.C100 100_10.D1:100_10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71069" calcext:value-type="float">
            <text:p>0.571069</text:p>
          </table:table-cell>
          <table:table-cell office:value-type="float" office:value="2838.637515" calcext:value-type="float">
            <text:p>2838.6375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21077" calcext:value-type="float">
            <text:p>0.421077</text:p>
          </table:table-cell>
          <table:table-cell office:value-type="float" office:value="3892.632933" calcext:value-type="float">
            <text:p>3892.6329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31399" calcext:value-type="float">
            <text:p>0.31399</text:p>
          </table:table-cell>
          <table:table-cell office:value-type="float" office:value="4210.693144" calcext:value-type="float">
            <text:p>4210.6931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338336" calcext:value-type="float">
            <text:p>1.338336</text:p>
          </table:table-cell>
          <table:table-cell office:value-type="float" office:value="4226.894283" calcext:value-type="float">
            <text:p>4226.89428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.19114" calcext:value-type="float">
            <text:p>5.19114</text:p>
          </table:table-cell>
          <table:table-cell office:value-type="float" office:value="4534.108907" calcext:value-type="float">
            <text:p>4534.10890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145991" calcext:value-type="float">
            <text:p>2.145991</text:p>
          </table:table-cell>
          <table:table-cell office:value-type="float" office:value="4633.116733" calcext:value-type="float">
            <text:p>4633.1167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191112" calcext:value-type="float">
            <text:p>2.191112</text:p>
          </table:table-cell>
          <table:table-cell office:value-type="float" office:value="4742.309428" calcext:value-type="float">
            <text:p>4742.3094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29021" calcext:value-type="float">
            <text:p>1.329021</text:p>
          </table:table-cell>
          <table:table-cell office:value-type="float" office:value="4839.502353" calcext:value-type="float">
            <text:p>4839.50235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416299" calcext:value-type="float">
            <text:p>1.416299</text:p>
          </table:table-cell>
          <table:table-cell office:value-type="float" office:value="5091.695981" calcext:value-type="float">
            <text:p>5091.69598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.619085" calcext:value-type="float">
            <text:p>2.619085</text:p>
          </table:table-cell>
          <table:table-cell office:value-type="float" office:value="5242.994749" calcext:value-type="float">
            <text:p>5242.9947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03879" calcext:value-type="float">
            <text:p>1.003879</text:p>
          </table:table-cell>
          <table:table-cell office:value-type="float" office:value="5247.689227" calcext:value-type="float">
            <text:p>5247.6892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150715" calcext:value-type="float">
            <text:p>3.150715</text:p>
          </table:table-cell>
          <table:table-cell office:value-type="float" office:value="5256.761633" calcext:value-type="float">
            <text:p>5256.76163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.802731" calcext:value-type="float">
            <text:p>2.802731</text:p>
          </table:table-cell>
          <table:table-cell office:value-type="float" office:value="5466.751504" calcext:value-type="float">
            <text:p>5466.75150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.646241" calcext:value-type="float">
            <text:p>3.646241</text:p>
          </table:table-cell>
          <table:table-cell office:value-type="float" office:value="5490.357138" calcext:value-type="float">
            <text:p>5490.35713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.7549" calcext:value-type="float">
            <text:p>3.7549</text:p>
          </table:table-cell>
          <table:table-cell office:value-type="float" office:value="5783.90265" calcext:value-type="float">
            <text:p>5783.902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.202833" calcext:value-type="float">
            <text:p>3.202833</text:p>
          </table:table-cell>
          <table:table-cell office:value-type="float" office:value="5786.557438" calcext:value-type="float">
            <text:p>5786.5574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58781" calcext:value-type="float">
            <text:p>1.158781</text:p>
          </table:table-cell>
          <table:table-cell office:value-type="float" office:value="5954.884975" calcext:value-type="float">
            <text:p>5954.88497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93622" calcext:value-type="float">
            <text:p>1.93622</text:p>
          </table:table-cell>
          <table:table-cell office:value-type="float" office:value="5990.860942" calcext:value-type="float">
            <text:p>5990.86094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621257" calcext:value-type="float">
            <text:p>2.621257</text:p>
          </table:table-cell>
          <table:table-cell office:value-type="float" office:value="5994.365822" calcext:value-type="float">
            <text:p>5994.3658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77812" calcext:value-type="float">
            <text:p>0.577812</text:p>
          </table:table-cell>
          <table:table-cell office:value-type="float" office:value="6010.620977" calcext:value-type="float">
            <text:p>6010.6209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197645" calcext:value-type="float">
            <text:p>2.197645</text:p>
          </table:table-cell>
          <table:table-cell office:value-type="float" office:value="6069.643132" calcext:value-type="float">
            <text:p>6069.64313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332855" calcext:value-type="float">
            <text:p>1.332855</text:p>
          </table:table-cell>
          <table:table-cell office:value-type="float" office:value="6087.678473" calcext:value-type="float">
            <text:p>6087.67847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709424" calcext:value-type="float">
            <text:p>2.709424</text:p>
          </table:table-cell>
          <table:table-cell office:value-type="float" office:value="6177.168097" calcext:value-type="float">
            <text:p>6177.16809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859099" calcext:value-type="float">
            <text:p>1.859099</text:p>
          </table:table-cell>
          <table:table-cell office:value-type="float" office:value="6206.778794" calcext:value-type="float">
            <text:p>6206.77879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.092416" calcext:value-type="float">
            <text:p>4.092416</text:p>
          </table:table-cell>
          <table:table-cell office:value-type="float" office:value="6278.674559" calcext:value-type="float">
            <text:p>6278.67455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.364526" calcext:value-type="float">
            <text:p>3.364526</text:p>
          </table:table-cell>
          <table:table-cell office:value-type="float" office:value="6278.79837" calcext:value-type="float">
            <text:p>6278.7983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314317" calcext:value-type="float">
            <text:p>2.314317</text:p>
          </table:table-cell>
          <table:table-cell office:value-type="float" office:value="6290.864883" calcext:value-type="float">
            <text:p>6290.8648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857596" calcext:value-type="float">
            <text:p>1.857596</text:p>
          </table:table-cell>
          <table:table-cell office:value-type="float" office:value="6319.706345" calcext:value-type="float">
            <text:p>6319.70634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.643959" calcext:value-type="float">
            <text:p>3.643959</text:p>
          </table:table-cell>
          <table:table-cell office:value-type="float" office:value="6383.114591" calcext:value-type="float">
            <text:p>6383.11459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.334714" calcext:value-type="float">
            <text:p>4.334714</text:p>
          </table:table-cell>
          <table:table-cell office:value-type="float" office:value="6522.672302" calcext:value-type="float">
            <text:p>6522.67230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.564811" calcext:value-type="float">
            <text:p>4.564811</text:p>
          </table:table-cell>
          <table:table-cell office:value-type="float" office:value="6667.801957" calcext:value-type="float">
            <text:p>6667.8019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407858" calcext:value-type="float">
            <text:p>1.407858</text:p>
          </table:table-cell>
          <table:table-cell office:value-type="float" office:value="6782.940901" calcext:value-type="float">
            <text:p>6782.94090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.375002" calcext:value-type="float">
            <text:p>5.375002</text:p>
          </table:table-cell>
          <table:table-cell office:value-type="float" office:value="6878.630274" calcext:value-type="float">
            <text:p>6878.63027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.55106" calcext:value-type="float">
            <text:p>4.55106</text:p>
          </table:table-cell>
          <table:table-cell office:value-type="float" office:value="6990.704927" calcext:value-type="float">
            <text:p>6990.7049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.007879" calcext:value-type="float">
            <text:p>4.007879</text:p>
          </table:table-cell>
          <table:table-cell office:value-type="float" office:value="7006.765541" calcext:value-type="float">
            <text:p>7006.76554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.39189" calcext:value-type="float">
            <text:p>4.39189</text:p>
          </table:table-cell>
          <table:table-cell office:value-type="float" office:value="7014.881903" calcext:value-type="float">
            <text:p>7014.8819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779617" calcext:value-type="float">
            <text:p>1.779617</text:p>
          </table:table-cell>
          <table:table-cell office:value-type="float" office:value="7078.845092" calcext:value-type="float">
            <text:p>7078.84509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.893661" calcext:value-type="float">
            <text:p>4.893661</text:p>
          </table:table-cell>
          <table:table-cell office:value-type="float" office:value="7135.627622" calcext:value-type="float">
            <text:p>7135.62762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.927461" calcext:value-type="float">
            <text:p>5.927461</text:p>
          </table:table-cell>
          <table:table-cell office:value-type="float" office:value="7399.694214" calcext:value-type="float">
            <text:p>7399.69421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.263912" calcext:value-type="float">
            <text:p>4.263912</text:p>
          </table:table-cell>
          <table:table-cell office:value-type="float" office:value="7451.263393" calcext:value-type="float">
            <text:p>7451.26339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.636559" calcext:value-type="float">
            <text:p>4.636559</text:p>
          </table:table-cell>
          <table:table-cell office:value-type="float" office:value="7498.810018" calcext:value-type="float">
            <text:p>7498.81001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499385" calcext:value-type="float">
            <text:p>5.499385</text:p>
          </table:table-cell>
          <table:table-cell office:value-type="float" office:value="7518.724257" calcext:value-type="float">
            <text:p>7518.72425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.058463" calcext:value-type="float">
            <text:p>5.058463</text:p>
          </table:table-cell>
          <table:table-cell office:value-type="float" office:value="7581.868625" calcext:value-type="float">
            <text:p>7581.86862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.09645" calcext:value-type="float">
            <text:p>7.09645</text:p>
          </table:table-cell>
          <table:table-cell office:value-type="float" office:value="7620.57964" calcext:value-type="float">
            <text:p>7620.5796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.993795" calcext:value-type="float">
            <text:p>6.993795</text:p>
          </table:table-cell>
          <table:table-cell office:value-type="float" office:value="7658.8835" calcext:value-type="float">
            <text:p>7658.883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.813521" calcext:value-type="float">
            <text:p>5.813521</text:p>
          </table:table-cell>
          <table:table-cell office:value-type="float" office:value="7666.721521" calcext:value-type="float">
            <text:p>7666.72152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.199736" calcext:value-type="float">
            <text:p>6.199736</text:p>
          </table:table-cell>
          <table:table-cell office:value-type="float" office:value="7706.849459" calcext:value-type="float">
            <text:p>7706.84945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.955661" calcext:value-type="float">
            <text:p>6.955661</text:p>
          </table:table-cell>
          <table:table-cell office:value-type="float" office:value="7738.508186" calcext:value-type="float">
            <text:p>7738.50818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.981563" calcext:value-type="float">
            <text:p>5.981563</text:p>
          </table:table-cell>
          <table:table-cell office:value-type="float" office:value="7762.771876" calcext:value-type="float">
            <text:p>7762.77187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2.133444" calcext:value-type="float">
            <text:p>22.133444</text:p>
          </table:table-cell>
          <table:table-cell office:value-type="float" office:value="7808.244575" calcext:value-type="float">
            <text:p>7808.24457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.055263" calcext:value-type="float">
            <text:p>6.055263</text:p>
          </table:table-cell>
          <table:table-cell office:value-type="float" office:value="7874.762441" calcext:value-type="float">
            <text:p>7874.76244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.469007" calcext:value-type="float">
            <text:p>6.469007</text:p>
          </table:table-cell>
          <table:table-cell office:value-type="float" office:value="7922.970334" calcext:value-type="float">
            <text:p>7922.97033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1.52709" calcext:value-type="float">
            <text:p>21.52709</text:p>
          </table:table-cell>
          <table:table-cell office:value-type="float" office:value="7927.321065" calcext:value-type="float">
            <text:p>7927.32106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1.242048" calcext:value-type="float">
            <text:p>21.242048</text:p>
          </table:table-cell>
          <table:table-cell office:value-type="float" office:value="7950.952276" calcext:value-type="float">
            <text:p>7950.95227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2.004356" calcext:value-type="float">
            <text:p>22.004356</text:p>
          </table:table-cell>
          <table:table-cell office:value-type="float" office:value="7967.008788" calcext:value-type="float">
            <text:p>7967.00878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.612469" calcext:value-type="float">
            <text:p>6.612469</text:p>
          </table:table-cell>
          <table:table-cell office:value-type="float" office:value="7975.685006" calcext:value-type="float">
            <text:p>7975.685006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2.60235" calcext:value-type="float">
            <text:p>22.60235</text:p>
          </table:table-cell>
          <table:table-cell office:value-type="float" office:value="7998.950001" calcext:value-type="float">
            <text:p>7998.95000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8.099969" calcext:value-type="float">
            <text:p>48.099969</text:p>
          </table:table-cell>
          <table:table-cell office:value-type="float" office:value="8025.246052" calcext:value-type="float">
            <text:p>8025.24605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.83726" calcext:value-type="float">
            <text:p>7.83726</text:p>
          </table:table-cell>
          <table:table-cell office:value-type="float" office:value="8026.689133" calcext:value-type="float">
            <text:p>8026.68913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2.65659" calcext:value-type="float">
            <text:p>22.65659</text:p>
          </table:table-cell>
          <table:table-cell office:value-type="float" office:value="8039.86145" calcext:value-type="float">
            <text:p>8039.8614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.089084" calcext:value-type="float">
            <text:p>8.089084</text:p>
          </table:table-cell>
          <table:table-cell office:value-type="float" office:value="8044.028301" calcext:value-type="float">
            <text:p>8044.02830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.569673" calcext:value-type="float">
            <text:p>7.569673</text:p>
          </table:table-cell>
          <table:table-cell office:value-type="float" office:value="8048.933569" calcext:value-type="float">
            <text:p>8048.93356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.214499" calcext:value-type="float">
            <text:p>7.214499</text:p>
          </table:table-cell>
          <table:table-cell office:value-type="float" office:value="8064.296587" calcext:value-type="float">
            <text:p>8064.29658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1.537901" calcext:value-type="float">
            <text:p>21.537901</text:p>
          </table:table-cell>
          <table:table-cell office:value-type="float" office:value="8070.687104" calcext:value-type="float">
            <text:p>8070.68710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1.773998" calcext:value-type="float">
            <text:p>21.773998</text:p>
          </table:table-cell>
          <table:table-cell office:value-type="float" office:value="8077.228529" calcext:value-type="float">
            <text:p>8077.22852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8.356518" calcext:value-type="float">
            <text:p>48.356518</text:p>
          </table:table-cell>
          <table:table-cell office:value-type="float" office:value="8089.6039" calcext:value-type="float">
            <text:p>8089.603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1.859906" calcext:value-type="float">
            <text:p>21.859906</text:p>
          </table:table-cell>
          <table:table-cell office:value-type="float" office:value="8099.078252" calcext:value-type="float">
            <text:p>8099.07825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2.081339" calcext:value-type="float">
            <text:p>22.081339</text:p>
          </table:table-cell>
          <table:table-cell office:value-type="float" office:value="8102.452551" calcext:value-type="float">
            <text:p>8102.45255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.74995" calcext:value-type="float">
            <text:p>6.74995</text:p>
          </table:table-cell>
          <table:table-cell office:value-type="float" office:value="8103.715088" calcext:value-type="float">
            <text:p>8103.71508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8.984159" calcext:value-type="float">
            <text:p>48.984159</text:p>
          </table:table-cell>
          <table:table-cell office:value-type="float" office:value="8115.027485" calcext:value-type="float">
            <text:p>8115.02748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2.563937" calcext:value-type="float">
            <text:p>22.563937</text:p>
          </table:table-cell>
          <table:table-cell office:value-type="float" office:value="8117.593046" calcext:value-type="float">
            <text:p>8117.59304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8.167568" calcext:value-type="float">
            <text:p>8.167568</text:p>
          </table:table-cell>
          <table:table-cell office:value-type="float" office:value="8117.778731" calcext:value-type="float">
            <text:p>8117.77873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8.647015" calcext:value-type="float">
            <text:p>48.647015</text:p>
          </table:table-cell>
          <table:table-cell office:value-type="float" office:value="8131.507736" calcext:value-type="float">
            <text:p>8131.50773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7.378724" calcext:value-type="float">
            <text:p>7.378724</text:p>
          </table:table-cell>
          <table:table-cell office:value-type="float" office:value="8150.678337" calcext:value-type="float">
            <text:p>8150.67833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8.992704" calcext:value-type="float">
            <text:p>48.992704</text:p>
          </table:table-cell>
          <table:table-cell office:value-type="float" office:value="8182.648583" calcext:value-type="float">
            <text:p>8182.64858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8.049477" calcext:value-type="float">
            <text:p>48.049477</text:p>
          </table:table-cell>
          <table:table-cell office:value-type="float" office:value="8182.7981" calcext:value-type="float">
            <text:p>8182.798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1.983269" calcext:value-type="float">
            <text:p>21.983269</text:p>
          </table:table-cell>
          <table:table-cell office:value-type="float" office:value="8191.446516" calcext:value-type="float">
            <text:p>8191.446516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8.619824" calcext:value-type="float">
            <text:p>48.619824</text:p>
          </table:table-cell>
          <table:table-cell office:value-type="float" office:value="8191.599254" calcext:value-type="float">
            <text:p>8191.59925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1.274687" calcext:value-type="float">
            <text:p>21.274687</text:p>
          </table:table-cell>
          <table:table-cell office:value-type="float" office:value="8232.440971" calcext:value-type="float">
            <text:p>8232.44097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8.216771" calcext:value-type="float">
            <text:p>48.216771</text:p>
          </table:table-cell>
          <table:table-cell office:value-type="float" office:value="8233.091826" calcext:value-type="float">
            <text:p>8233.0918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1.813935" calcext:value-type="float">
            <text:p>21.813935</text:p>
          </table:table-cell>
          <table:table-cell office:value-type="float" office:value="8233.096514" calcext:value-type="float">
            <text:p>8233.09651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1.756933" calcext:value-type="float">
            <text:p>21.756933</text:p>
          </table:table-cell>
          <table:table-cell office:value-type="float" office:value="8233.295017" calcext:value-type="float">
            <text:p>8233.29501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8.798274" calcext:value-type="float">
            <text:p>48.798274</text:p>
          </table:table-cell>
          <table:table-cell office:value-type="float" office:value="8246.272472" calcext:value-type="float">
            <text:p>8246.27247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8.238732" calcext:value-type="float">
            <text:p>48.238732</text:p>
          </table:table-cell>
          <table:table-cell office:value-type="float" office:value="8251.637584" calcext:value-type="float">
            <text:p>8251.637584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8.806977" calcext:value-type="float">
            <text:p>48.806977</text:p>
          </table:table-cell>
          <table:table-cell office:value-type="float" office:value="8252.213059" calcext:value-type="float">
            <text:p>8252.21305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.430907" calcext:value-type="float">
            <text:p>7.430907</text:p>
          </table:table-cell>
          <table:table-cell office:value-type="float" office:value="8253.905786" calcext:value-type="float">
            <text:p>8253.90578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8.367501" calcext:value-type="float">
            <text:p>48.367501</text:p>
          </table:table-cell>
          <table:table-cell office:value-type="float" office:value="8253.969581" calcext:value-type="float">
            <text:p>8253.96958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8.775448" calcext:value-type="float">
            <text:p>48.775448</text:p>
          </table:table-cell>
          <table:table-cell office:value-type="float" office:value="8266.827628" calcext:value-type="float">
            <text:p>8266.82762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8.697021" calcext:value-type="float">
            <text:p>48.697021</text:p>
          </table:table-cell>
          <table:table-cell office:value-type="float" office:value="8267.916701" calcext:value-type="float">
            <text:p>8267.91670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8.974198" calcext:value-type="float">
            <text:p>48.974198</text:p>
          </table:table-cell>
          <table:table-cell office:value-type="float" office:value="8269.546246" calcext:value-type="float">
            <text:p>8269.546246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48.45418" calcext:value-type="float">
            <text:p>48.45418</text:p>
          </table:table-cell>
          <table:table-cell office:value-type="float" office:value="8270.681648" calcext:value-type="float">
            <text:p>8270.68164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1.220703" calcext:value-type="float">
            <text:p>21.220703</text:p>
          </table:table-cell>
          <table:table-cell office:value-type="float" office:value="8270.709459" calcext:value-type="float">
            <text:p>8270.70945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8.642663" calcext:value-type="float">
            <text:p>48.642663</text:p>
          </table:table-cell>
          <table:table-cell office:value-type="float" office:value="8272.887256" calcext:value-type="float">
            <text:p>8272.8872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8.793195" calcext:value-type="float">
            <text:p>48.793195</text:p>
          </table:table-cell>
          <table:table-cell office:value-type="float" office:value="8274.707423" calcext:value-type="float">
            <text:p>8274.70742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8.940018" calcext:value-type="float">
            <text:p>48.940018</text:p>
          </table:table-cell>
          <table:table-cell office:value-type="float" office:value="8276.373619" calcext:value-type="float">
            <text:p>8276.37361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48.53122" calcext:value-type="float">
            <text:p>48.53122</text:p>
          </table:table-cell>
          <table:table-cell office:value-type="float" office:value="8279.497129" calcext:value-type="float">
            <text:p>8279.49712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8.348535" calcext:value-type="float">
            <text:p>48.348535</text:p>
          </table:table-cell>
          <table:table-cell office:value-type="float" office:value="8287.553526" calcext:value-type="float">
            <text:p>8287.55352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8.524128" calcext:value-type="float">
            <text:p>48.524128</text:p>
          </table:table-cell>
          <table:table-cell office:value-type="float" office:value="8287.620052" calcext:value-type="float">
            <text:p>8287.62005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8.725802" calcext:value-type="float">
            <text:p>48.725802</text:p>
          </table:table-cell>
          <table:table-cell office:value-type="float" office:value="8287.739991" calcext:value-type="float">
            <text:p>8287.73999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48.54245" calcext:value-type="float">
            <text:p>48.54245</text:p>
          </table:table-cell>
          <table:table-cell office:value-type="float" office:value="8300.299093" calcext:value-type="float">
            <text:p>8300.299093</text:p>
          </table:table-cell>
        </table:table-row>
      </table:table>
      <table:table table:name="100_100" table:style-name="ta1">
        <table:shapes>
          <draw:frame draw:z-index="0" draw:style-name="gr1" draw:text-style-name="P1" svg:width="15.999cm" svg:height="8.999cm" svg:x="9.132cm" svg:y="0.1cm">
            <draw:object draw:notify-on-update-of-ranges="100_100.B1:100_100.B100 100_100.C1:100_100.C100 100_100.D1:100_100.D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73716" calcext:value-type="float">
            <text:p>0.373716</text:p>
          </table:table-cell>
          <table:table-cell office:value-type="float" office:value="1570.349662" calcext:value-type="float">
            <text:p>1570.34966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763645" calcext:value-type="float">
            <text:p>0.763645</text:p>
          </table:table-cell>
          <table:table-cell office:value-type="float" office:value="1613.559365" calcext:value-type="float">
            <text:p>1613.5593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01493" calcext:value-type="float">
            <text:p>0.101493</text:p>
          </table:table-cell>
          <table:table-cell office:value-type="float" office:value="2567.798807" calcext:value-type="float">
            <text:p>2567.79880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618882" calcext:value-type="float">
            <text:p>0.618882</text:p>
          </table:table-cell>
          <table:table-cell office:value-type="float" office:value="2568.260336" calcext:value-type="float">
            <text:p>2568.26033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85164" calcext:value-type="float">
            <text:p>0.485164</text:p>
          </table:table-cell>
          <table:table-cell office:value-type="float" office:value="2594.053531" calcext:value-type="float">
            <text:p>2594.0535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80053" calcext:value-type="float">
            <text:p>0.080053</text:p>
          </table:table-cell>
          <table:table-cell office:value-type="float" office:value="2621.626418" calcext:value-type="float">
            <text:p>2621.62641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43187" calcext:value-type="float">
            <text:p>0.343187</text:p>
          </table:table-cell>
          <table:table-cell office:value-type="float" office:value="2634.415242" calcext:value-type="float">
            <text:p>2634.4152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55327" calcext:value-type="float">
            <text:p>0.355327</text:p>
          </table:table-cell>
          <table:table-cell office:value-type="float" office:value="2781.16085" calcext:value-type="float">
            <text:p>2781.160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5262" calcext:value-type="float">
            <text:p>0.045262</text:p>
          </table:table-cell>
          <table:table-cell office:value-type="float" office:value="2814.299878" calcext:value-type="float">
            <text:p>2814.2998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98853" calcext:value-type="float">
            <text:p>0.298853</text:p>
          </table:table-cell>
          <table:table-cell office:value-type="float" office:value="2837.419306" calcext:value-type="float">
            <text:p>2837.4193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457113" calcext:value-type="float">
            <text:p>0.457113</text:p>
          </table:table-cell>
          <table:table-cell office:value-type="float" office:value="2904.310116" calcext:value-type="float">
            <text:p>2904.3101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7637" calcext:value-type="float">
            <text:p>0.47637</text:p>
          </table:table-cell>
          <table:table-cell office:value-type="float" office:value="3345.605593" calcext:value-type="float">
            <text:p>3345.60559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73473" calcext:value-type="float">
            <text:p>0.173473</text:p>
          </table:table-cell>
          <table:table-cell office:value-type="float" office:value="3425.405412" calcext:value-type="float">
            <text:p>3425.4054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50217" calcext:value-type="float">
            <text:p>0.350217</text:p>
          </table:table-cell>
          <table:table-cell office:value-type="float" office:value="3478.459158" calcext:value-type="float">
            <text:p>3478.45915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81057" calcext:value-type="float">
            <text:p>0.381057</text:p>
          </table:table-cell>
          <table:table-cell office:value-type="float" office:value="3709.575252" calcext:value-type="float">
            <text:p>3709.5752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27235" calcext:value-type="float">
            <text:p>0.227235</text:p>
          </table:table-cell>
          <table:table-cell office:value-type="float" office:value="4065.490692" calcext:value-type="float">
            <text:p>4065.49069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42037" calcext:value-type="float">
            <text:p>0.142037</text:p>
          </table:table-cell>
          <table:table-cell office:value-type="float" office:value="4085.157051" calcext:value-type="float">
            <text:p>4085.15705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67273" calcext:value-type="float">
            <text:p>0.367273</text:p>
          </table:table-cell>
          <table:table-cell office:value-type="float" office:value="4381.208931" calcext:value-type="float">
            <text:p>4381.2089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73063" calcext:value-type="float">
            <text:p>0.373063</text:p>
          </table:table-cell>
          <table:table-cell office:value-type="float" office:value="4486.246607" calcext:value-type="float">
            <text:p>4486.24660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44751" calcext:value-type="float">
            <text:p>0.444751</text:p>
          </table:table-cell>
          <table:table-cell office:value-type="float" office:value="4513.752603" calcext:value-type="float">
            <text:p>4513.75260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53635" calcext:value-type="float">
            <text:p>0.453635</text:p>
          </table:table-cell>
          <table:table-cell office:value-type="float" office:value="4582.349764" calcext:value-type="float">
            <text:p>4582.34976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563795" calcext:value-type="float">
            <text:p>0.563795</text:p>
          </table:table-cell>
          <table:table-cell office:value-type="float" office:value="4782.480917" calcext:value-type="float">
            <text:p>4782.4809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4782.796273" calcext:value-type="float">
            <text:p>4782.79627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701361" calcext:value-type="float">
            <text:p>0.701361</text:p>
          </table:table-cell>
          <table:table-cell office:value-type="float" office:value="4782.960031" calcext:value-type="float">
            <text:p>4782.96003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551647" calcext:value-type="float">
            <text:p>0.551647</text:p>
          </table:table-cell>
          <table:table-cell office:value-type="float" office:value="4889.385653" calcext:value-type="float">
            <text:p>4889.38565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15796" calcext:value-type="float">
            <text:p>0.415796</text:p>
          </table:table-cell>
          <table:table-cell office:value-type="float" office:value="4916.847182" calcext:value-type="float">
            <text:p>4916.84718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60114" calcext:value-type="float">
            <text:p>0.460114</text:p>
          </table:table-cell>
          <table:table-cell office:value-type="float" office:value="4961.288964" calcext:value-type="float">
            <text:p>4961.28896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625462" calcext:value-type="float">
            <text:p>0.625462</text:p>
          </table:table-cell>
          <table:table-cell office:value-type="float" office:value="5168.933437" calcext:value-type="float">
            <text:p>5168.9334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7704" calcext:value-type="float">
            <text:p>0.187704</text:p>
          </table:table-cell>
          <table:table-cell office:value-type="float" office:value="5203.580552" calcext:value-type="float">
            <text:p>5203.58055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054109" calcext:value-type="float">
            <text:p>1.054109</text:p>
          </table:table-cell>
          <table:table-cell office:value-type="float" office:value="5310.763178" calcext:value-type="float">
            <text:p>5310.76317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804618" calcext:value-type="float">
            <text:p>0.804618</text:p>
          </table:table-cell>
          <table:table-cell office:value-type="float" office:value="5455.958067" calcext:value-type="float">
            <text:p>5455.9580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473867" calcext:value-type="float">
            <text:p>0.473867</text:p>
          </table:table-cell>
          <table:table-cell office:value-type="float" office:value="5807.839367" calcext:value-type="float">
            <text:p>5807.83936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.221679" calcext:value-type="float">
            <text:p>1.221679</text:p>
          </table:table-cell>
          <table:table-cell office:value-type="float" office:value="5833.276305" calcext:value-type="float">
            <text:p>5833.2763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74354" calcext:value-type="float">
            <text:p>0.474354</text:p>
          </table:table-cell>
          <table:table-cell office:value-type="float" office:value="5847.180219" calcext:value-type="float">
            <text:p>5847.18021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.073844" calcext:value-type="float">
            <text:p>1.073844</text:p>
          </table:table-cell>
          <table:table-cell office:value-type="float" office:value="5848.729417" calcext:value-type="float">
            <text:p>5848.72941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0157" calcext:value-type="float">
            <text:p>0.90157</text:p>
          </table:table-cell>
          <table:table-cell office:value-type="float" office:value="5929.514622" calcext:value-type="float">
            <text:p>5929.51462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834728" calcext:value-type="float">
            <text:p>0.834728</text:p>
          </table:table-cell>
          <table:table-cell office:value-type="float" office:value="6009.306256" calcext:value-type="float">
            <text:p>6009.30625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698218" calcext:value-type="float">
            <text:p>0.698218</text:p>
          </table:table-cell>
          <table:table-cell office:value-type="float" office:value="6087.775587" calcext:value-type="float">
            <text:p>6087.77558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6102.312756" calcext:value-type="float">
            <text:p>6102.31275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102217" calcext:value-type="float">
            <text:p>1.102217</text:p>
          </table:table-cell>
          <table:table-cell office:value-type="float" office:value="6205.062879" calcext:value-type="float">
            <text:p>6205.06287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.16764" calcext:value-type="float">
            <text:p>1.16764</text:p>
          </table:table-cell>
          <table:table-cell office:value-type="float" office:value="6285.259692" calcext:value-type="float">
            <text:p>6285.25969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877517" calcext:value-type="float">
            <text:p>0.877517</text:p>
          </table:table-cell>
          <table:table-cell office:value-type="float" office:value="6393.511888" calcext:value-type="float">
            <text:p>6393.51188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.308122" calcext:value-type="float">
            <text:p>1.308122</text:p>
          </table:table-cell>
          <table:table-cell office:value-type="float" office:value="6585.391856" calcext:value-type="float">
            <text:p>6585.39185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844059" calcext:value-type="float">
            <text:p>0.844059</text:p>
          </table:table-cell>
          <table:table-cell office:value-type="float" office:value="6617.288016" calcext:value-type="float">
            <text:p>6617.28801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.013571" calcext:value-type="float">
            <text:p>1.013571</text:p>
          </table:table-cell>
          <table:table-cell office:value-type="float" office:value="6753.23724" calcext:value-type="float">
            <text:p>6753.237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52278" calcext:value-type="float">
            <text:p>0.452278</text:p>
          </table:table-cell>
          <table:table-cell office:value-type="float" office:value="6765.381695" calcext:value-type="float">
            <text:p>6765.38169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895846" calcext:value-type="float">
            <text:p>0.895846</text:p>
          </table:table-cell>
          <table:table-cell office:value-type="float" office:value="6822.83191" calcext:value-type="float">
            <text:p>6822.8319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859824" calcext:value-type="float">
            <text:p>0.859824</text:p>
          </table:table-cell>
          <table:table-cell office:value-type="float" office:value="6930.338882" calcext:value-type="float">
            <text:p>6930.33888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635082" calcext:value-type="float">
            <text:p>1.635082</text:p>
          </table:table-cell>
          <table:table-cell office:value-type="float" office:value="6949.348185" calcext:value-type="float">
            <text:p>6949.34818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.541251" calcext:value-type="float">
            <text:p>1.541251</text:p>
          </table:table-cell>
          <table:table-cell office:value-type="float" office:value="7049.362224" calcext:value-type="float">
            <text:p>7049.36222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.366297" calcext:value-type="float">
            <text:p>1.366297</text:p>
          </table:table-cell>
          <table:table-cell office:value-type="float" office:value="7149.25692" calcext:value-type="float">
            <text:p>7149.2569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.474451" calcext:value-type="float">
            <text:p>1.474451</text:p>
          </table:table-cell>
          <table:table-cell office:value-type="float" office:value="7177.302363" calcext:value-type="float">
            <text:p>7177.30236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.652849" calcext:value-type="float">
            <text:p>1.652849</text:p>
          </table:table-cell>
          <table:table-cell office:value-type="float" office:value="7193.313937" calcext:value-type="float">
            <text:p>7193.31393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892794" calcext:value-type="float">
            <text:p>0.892794</text:p>
          </table:table-cell>
          <table:table-cell office:value-type="float" office:value="7238.299574" calcext:value-type="float">
            <text:p>7238.29957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884833" calcext:value-type="float">
            <text:p>0.884833</text:p>
          </table:table-cell>
          <table:table-cell office:value-type="float" office:value="7241.65473" calcext:value-type="float">
            <text:p>7241.6547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.653937" calcext:value-type="float">
            <text:p>1.653937</text:p>
          </table:table-cell>
          <table:table-cell office:value-type="float" office:value="7263.072322" calcext:value-type="float">
            <text:p>7263.07232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.003353" calcext:value-type="float">
            <text:p>1.003353</text:p>
          </table:table-cell>
          <table:table-cell office:value-type="float" office:value="7445.334412" calcext:value-type="float">
            <text:p>7445.33441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.608366" calcext:value-type="float">
            <text:p>1.608366</text:p>
          </table:table-cell>
          <table:table-cell office:value-type="float" office:value="7533.938495" calcext:value-type="float">
            <text:p>7533.93849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.639355" calcext:value-type="float">
            <text:p>1.639355</text:p>
          </table:table-cell>
          <table:table-cell office:value-type="float" office:value="7613.304153" calcext:value-type="float">
            <text:p>7613.30415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.619044" calcext:value-type="float">
            <text:p>1.619044</text:p>
          </table:table-cell>
          <table:table-cell office:value-type="float" office:value="7622.428627" calcext:value-type="float">
            <text:p>7622.42862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614651" calcext:value-type="float">
            <text:p>1.614651</text:p>
          </table:table-cell>
          <table:table-cell office:value-type="float" office:value="7634.411277" calcext:value-type="float">
            <text:p>7634.41127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.597395" calcext:value-type="float">
            <text:p>1.597395</text:p>
          </table:table-cell>
          <table:table-cell office:value-type="float" office:value="7665.372774" calcext:value-type="float">
            <text:p>7665.37277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622784" calcext:value-type="float">
            <text:p>1.622784</text:p>
          </table:table-cell>
          <table:table-cell office:value-type="float" office:value="7698.412949" calcext:value-type="float">
            <text:p>7698.41294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2.392257" calcext:value-type="float">
            <text:p>62.392257</text:p>
          </table:table-cell>
          <table:table-cell office:value-type="float" office:value="7757.678525" calcext:value-type="float">
            <text:p>7757.67852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.684687" calcext:value-type="float">
            <text:p>1.684687</text:p>
          </table:table-cell>
          <table:table-cell office:value-type="float" office:value="7798.304901" calcext:value-type="float">
            <text:p>7798.30490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.662301" calcext:value-type="float">
            <text:p>1.662301</text:p>
          </table:table-cell>
          <table:table-cell office:value-type="float" office:value="7800.393818" calcext:value-type="float">
            <text:p>7800.39381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62.41802" calcext:value-type="float">
            <text:p>62.41802</text:p>
          </table:table-cell>
          <table:table-cell office:value-type="float" office:value="7837.479899" calcext:value-type="float">
            <text:p>7837.47989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.06751" calcext:value-type="float">
            <text:p>1.06751</text:p>
          </table:table-cell>
          <table:table-cell office:value-type="float" office:value="7853.312791" calcext:value-type="float">
            <text:p>7853.31279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595434" calcext:value-type="float">
            <text:p>1.595434</text:p>
          </table:table-cell>
          <table:table-cell office:value-type="float" office:value="7881.79217" calcext:value-type="float">
            <text:p>7881.7921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039212" calcext:value-type="float">
            <text:p>1.039212</text:p>
          </table:table-cell>
          <table:table-cell office:value-type="float" office:value="7882.039832" calcext:value-type="float">
            <text:p>7882.03983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62.455941" calcext:value-type="float">
            <text:p>62.455941</text:p>
          </table:table-cell>
          <table:table-cell office:value-type="float" office:value="7925.455051" calcext:value-type="float">
            <text:p>7925.45505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3.221297" calcext:value-type="float">
            <text:p>63.221297</text:p>
          </table:table-cell>
          <table:table-cell office:value-type="float" office:value="7925.611551" calcext:value-type="float">
            <text:p>7925.61155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2.442146" calcext:value-type="float">
            <text:p>62.442146</text:p>
          </table:table-cell>
          <table:table-cell office:value-type="float" office:value="7927.461463" calcext:value-type="float">
            <text:p>7927.46146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6.342813" calcext:value-type="float">
            <text:p>56.342813</text:p>
          </table:table-cell>
          <table:table-cell office:value-type="float" office:value="7938.290257" calcext:value-type="float">
            <text:p>7938.29025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6.075717" calcext:value-type="float">
            <text:p>56.075717</text:p>
          </table:table-cell>
          <table:table-cell office:value-type="float" office:value="7979.888407" calcext:value-type="float">
            <text:p>7979.88840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2.451577" calcext:value-type="float">
            <text:p>62.451577</text:p>
          </table:table-cell>
          <table:table-cell office:value-type="float" office:value="7980.10765" calcext:value-type="float">
            <text:p>7980.1076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2.407142" calcext:value-type="float">
            <text:p>62.407142</text:p>
          </table:table-cell>
          <table:table-cell office:value-type="float" office:value="7983.619768" calcext:value-type="float">
            <text:p>7983.6197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2.44263" calcext:value-type="float">
            <text:p>62.44263</text:p>
          </table:table-cell>
          <table:table-cell office:value-type="float" office:value="7985.496231" calcext:value-type="float">
            <text:p>7985.49623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64.512136" calcext:value-type="float">
            <text:p>64.512136</text:p>
          </table:table-cell>
          <table:table-cell office:value-type="float" office:value="8043.456735" calcext:value-type="float">
            <text:p>8043.45673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2.434134" calcext:value-type="float">
            <text:p>62.434134</text:p>
          </table:table-cell>
          <table:table-cell office:value-type="float" office:value="8062.305068" calcext:value-type="float">
            <text:p>8062.30506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63.142866" calcext:value-type="float">
            <text:p>63.142866</text:p>
          </table:table-cell>
          <table:table-cell office:value-type="float" office:value="8083.762544" calcext:value-type="float">
            <text:p>8083.76254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3.170773" calcext:value-type="float">
            <text:p>63.170773</text:p>
          </table:table-cell>
          <table:table-cell office:value-type="float" office:value="8089.744714" calcext:value-type="float">
            <text:p>8089.74471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2.45435" calcext:value-type="float">
            <text:p>62.45435</text:p>
          </table:table-cell>
          <table:table-cell office:value-type="float" office:value="8098.010133" calcext:value-type="float">
            <text:p>8098.01013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2.345286" calcext:value-type="float">
            <text:p>62.345286</text:p>
          </table:table-cell>
          <table:table-cell office:value-type="float" office:value="8101.557308" calcext:value-type="float">
            <text:p>8101.55730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4.524761" calcext:value-type="float">
            <text:p>64.524761</text:p>
          </table:table-cell>
          <table:table-cell office:value-type="float" office:value="8116.884725" calcext:value-type="float">
            <text:p>8116.884725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63.139855" calcext:value-type="float">
            <text:p>63.139855</text:p>
          </table:table-cell>
          <table:table-cell office:value-type="float" office:value="8150.106379" calcext:value-type="float">
            <text:p>8150.10637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63.322525" calcext:value-type="float">
            <text:p>63.322525</text:p>
          </table:table-cell>
          <table:table-cell office:value-type="float" office:value="8154.759717" calcext:value-type="float">
            <text:p>8154.75971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64.755795" calcext:value-type="float">
            <text:p>64.755795</text:p>
          </table:table-cell>
          <table:table-cell office:value-type="float" office:value="8155.192879" calcext:value-type="float">
            <text:p>8155.19287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64.430818" calcext:value-type="float">
            <text:p>64.430818</text:p>
          </table:table-cell>
          <table:table-cell office:value-type="float" office:value="8169.50434" calcext:value-type="float">
            <text:p>8169.5043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2.447027" calcext:value-type="float">
            <text:p>62.447027</text:p>
          </table:table-cell>
          <table:table-cell office:value-type="float" office:value="8179.986414" calcext:value-type="float">
            <text:p>8179.98641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64.689992" calcext:value-type="float">
            <text:p>64.689992</text:p>
          </table:table-cell>
          <table:table-cell office:value-type="float" office:value="8211.931952" calcext:value-type="float">
            <text:p>8211.93195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2.449084" calcext:value-type="float">
            <text:p>62.449084</text:p>
          </table:table-cell>
          <table:table-cell office:value-type="float" office:value="8214.593973" calcext:value-type="float">
            <text:p>8214.59397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4.465599" calcext:value-type="float">
            <text:p>64.465599</text:p>
          </table:table-cell>
          <table:table-cell office:value-type="float" office:value="8214.751416" calcext:value-type="float">
            <text:p>8214.75141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4.488939" calcext:value-type="float">
            <text:p>64.488939</text:p>
          </table:table-cell>
          <table:table-cell office:value-type="float" office:value="8215.647607" calcext:value-type="float">
            <text:p>8215.64760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4.571169" calcext:value-type="float">
            <text:p>64.571169</text:p>
          </table:table-cell>
          <table:table-cell office:value-type="float" office:value="8218.330484" calcext:value-type="float">
            <text:p>8218.330484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64.578166" calcext:value-type="float">
            <text:p>64.578166</text:p>
          </table:table-cell>
          <table:table-cell office:value-type="float" office:value="8221.213702" calcext:value-type="float">
            <text:p>8221.21370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4.791398" calcext:value-type="float">
            <text:p>64.791398</text:p>
          </table:table-cell>
          <table:table-cell office:value-type="float" office:value="8231.520231" calcext:value-type="float">
            <text:p>8231.52023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64.660279" calcext:value-type="float">
            <text:p>64.660279</text:p>
          </table:table-cell>
          <table:table-cell office:value-type="float" office:value="8245.63457" calcext:value-type="float">
            <text:p>8245.6345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64.578131" calcext:value-type="float">
            <text:p>64.578131</text:p>
          </table:table-cell>
          <table:table-cell office:value-type="float" office:value="8250.295984" calcext:value-type="float">
            <text:p>8250.29598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4.724176" calcext:value-type="float">
            <text:p>64.724176</text:p>
          </table:table-cell>
          <table:table-cell office:value-type="float" office:value="8251.188794" calcext:value-type="float">
            <text:p>8251.188794</text:p>
          </table:table-cell>
        </table:table-row>
      </table:table>
      <table:table table:name="1_250" table:style-name="ta1">
        <table:shapes>
          <draw:frame draw:z-index="0" draw:style-name="gr1" draw:text-style-name="P1" svg:width="31.48cm" svg:height="17.707cm" svg:x="13.592cm" svg:y="0cm">
            <draw:object draw:notify-on-update-of-ranges="1_250.C1:1_250.C1 1_250.C2:1_250.C101 1_250.D1:1_250.D1 1_250.D2:1_250.D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aiting</text:p>
          </table:table-cell>
          <table:table-cell table:style-name="ce1" office:value-type="string" calcext:value-type="string">
            <text:p>Response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04772" calcext:value-type="float">
            <text:p>0.204772</text:p>
          </table:table-cell>
          <table:table-cell office:value-type="float" office:value="418.155691" calcext:value-type="float">
            <text:p>418.155691</text:p>
          </table:table-cell>
          <table:table-cell table:formula="of:=[.D2]-[.C2]" office:value-type="float" office:value="417.950919" calcext:value-type="float">
            <text:p>417.9509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97449" calcext:value-type="float">
            <text:p>0.097449</text:p>
          </table:table-cell>
          <table:table-cell office:value-type="float" office:value="425.45409" calcext:value-type="float">
            <text:p>425.45409</text:p>
          </table:table-cell>
          <table:table-cell table:formula="of:=[.D3]-[.C3]" office:value-type="float" office:value="425.356641" calcext:value-type="float">
            <text:p>425.3566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8977" calcext:value-type="float">
            <text:p>0.028977</text:p>
          </table:table-cell>
          <table:table-cell office:value-type="float" office:value="452.24665" calcext:value-type="float">
            <text:p>452.24665</text:p>
          </table:table-cell>
          <table:table-cell table:formula="of:=[.D4]-[.C4]" office:value-type="float" office:value="452.217673" calcext:value-type="float">
            <text:p>452.2176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66121" calcext:value-type="float">
            <text:p>0.066121</text:p>
          </table:table-cell>
          <table:table-cell office:value-type="float" office:value="486.041409" calcext:value-type="float">
            <text:p>486.041409</text:p>
          </table:table-cell>
          <table:table-cell table:formula="of:=[.D5]-[.C5]" office:value-type="float" office:value="485.975288" calcext:value-type="float">
            <text:p>485.9752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87241" calcext:value-type="float">
            <text:p>0.187241</text:p>
          </table:table-cell>
          <table:table-cell office:value-type="float" office:value="508.166742" calcext:value-type="float">
            <text:p>508.166742</text:p>
          </table:table-cell>
          <table:table-cell table:formula="of:=[.D6]-[.C6]" office:value-type="float" office:value="507.979501" calcext:value-type="float">
            <text:p>507.9795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08.171079" calcext:value-type="float">
            <text:p>508.171079</text:p>
          </table:table-cell>
          <table:table-cell office:value-type="float" office:value="815.161867" calcext:value-type="float">
            <text:p>815.161867</text:p>
          </table:table-cell>
          <table:table-cell table:formula="of:=[.D7]-[.C7]" office:value-type="float" office:value="306.990788" calcext:value-type="float">
            <text:p>306.9907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8.172756" calcext:value-type="float">
            <text:p>508.172756</text:p>
          </table:table-cell>
          <table:table-cell office:value-type="float" office:value="818.796541" calcext:value-type="float">
            <text:p>818.796541</text:p>
          </table:table-cell>
          <table:table-cell table:formula="of:=[.D8]-[.C8]" office:value-type="float" office:value="310.623785" calcext:value-type="float">
            <text:p>310.6237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8.183393" calcext:value-type="float">
            <text:p>508.183393</text:p>
          </table:table-cell>
          <table:table-cell office:value-type="float" office:value="822.37395" calcext:value-type="float">
            <text:p>822.37395</text:p>
          </table:table-cell>
          <table:table-cell table:formula="of:=[.D9]-[.C9]" office:value-type="float" office:value="314.190557" calcext:value-type="float">
            <text:p>314.1905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22.387555" calcext:value-type="float">
            <text:p>822.387555</text:p>
          </table:table-cell>
          <table:table-cell office:value-type="float" office:value="1272.808678" calcext:value-type="float">
            <text:p>1272.808678</text:p>
          </table:table-cell>
          <table:table-cell table:formula="of:=[.D10]-[.C10]" office:value-type="float" office:value="450.421123" calcext:value-type="float">
            <text:p>450.4211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2.380114" calcext:value-type="float">
            <text:p>822.380114</text:p>
          </table:table-cell>
          <table:table-cell office:value-type="float" office:value="1275.266097" calcext:value-type="float">
            <text:p>1275.266097</text:p>
          </table:table-cell>
          <table:table-cell table:formula="of:=[.D11]-[.C11]" office:value-type="float" office:value="452.885983" calcext:value-type="float">
            <text:p>452.8859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22.375644" calcext:value-type="float">
            <text:p>822.375644</text:p>
          </table:table-cell>
          <table:table-cell office:value-type="float" office:value="1282.742613" calcext:value-type="float">
            <text:p>1282.742613</text:p>
          </table:table-cell>
          <table:table-cell table:formula="of:=[.D12]-[.C12]" office:value-type="float" office:value="460.366969" calcext:value-type="float">
            <text:p>460.3669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22.387592" calcext:value-type="float">
            <text:p>822.387592</text:p>
          </table:table-cell>
          <table:table-cell office:value-type="float" office:value="1292.06239" calcext:value-type="float">
            <text:p>1292.06239</text:p>
          </table:table-cell>
          <table:table-cell table:formula="of:=[.D13]-[.C13]" office:value-type="float" office:value="469.674798" calcext:value-type="float">
            <text:p>469.6747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22.388173" calcext:value-type="float">
            <text:p>822.388173</text:p>
          </table:table-cell>
          <table:table-cell office:value-type="float" office:value="1310.860951" calcext:value-type="float">
            <text:p>1310.860951</text:p>
          </table:table-cell>
          <table:table-cell table:formula="of:=[.D14]-[.C14]" office:value-type="float" office:value="488.472778" calcext:value-type="float">
            <text:p>488.4727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10.863391" calcext:value-type="float">
            <text:p>1310.863391</text:p>
          </table:table-cell>
          <table:table-cell office:value-type="float" office:value="1527.441225" calcext:value-type="float">
            <text:p>1527.441225</text:p>
          </table:table-cell>
          <table:table-cell table:formula="of:=[.D15]-[.C15]" office:value-type="float" office:value="216.577834" calcext:value-type="float">
            <text:p>216.5778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27.443494" calcext:value-type="float">
            <text:p>1527.443494</text:p>
          </table:table-cell>
          <table:table-cell office:value-type="float" office:value="1717.97154" calcext:value-type="float">
            <text:p>1717.97154</text:p>
          </table:table-cell>
          <table:table-cell table:formula="of:=[.D16]-[.C16]" office:value-type="float" office:value="190.528046" calcext:value-type="float">
            <text:p>190.5280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18.068414" calcext:value-type="float">
            <text:p>1718.068414</text:p>
          </table:table-cell>
          <table:table-cell office:value-type="float" office:value="2017.347817" calcext:value-type="float">
            <text:p>2017.347817</text:p>
          </table:table-cell>
          <table:table-cell table:formula="of:=[.D17]-[.C17]" office:value-type="float" office:value="299.279403" calcext:value-type="float">
            <text:p>299.2794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18.016159" calcext:value-type="float">
            <text:p>1718.016159</text:p>
          </table:table-cell>
          <table:table-cell office:value-type="float" office:value="2026.532402" calcext:value-type="float">
            <text:p>2026.532402</text:p>
          </table:table-cell>
          <table:table-cell table:formula="of:=[.D18]-[.C18]" office:value-type="float" office:value="308.516243" calcext:value-type="float">
            <text:p>308.5162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18.071375" calcext:value-type="float">
            <text:p>1718.071375</text:p>
          </table:table-cell>
          <table:table-cell office:value-type="float" office:value="2037.680053" calcext:value-type="float">
            <text:p>2037.680053</text:p>
          </table:table-cell>
          <table:table-cell table:formula="of:=[.D19]-[.C19]" office:value-type="float" office:value="319.608678" calcext:value-type="float">
            <text:p>319.6086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37.682291" calcext:value-type="float">
            <text:p>2037.682291</text:p>
          </table:table-cell>
          <table:table-cell office:value-type="float" office:value="2250.046961" calcext:value-type="float">
            <text:p>2250.046961</text:p>
          </table:table-cell>
          <table:table-cell table:formula="of:=[.D20]-[.C20]" office:value-type="float" office:value="212.36467" calcext:value-type="float">
            <text:p>212.364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50.050432" calcext:value-type="float">
            <text:p>2250.050432</text:p>
          </table:table-cell>
          <table:table-cell office:value-type="float" office:value="2444.318065" calcext:value-type="float">
            <text:p>2444.318065</text:p>
          </table:table-cell>
          <table:table-cell table:formula="of:=[.D21]-[.C21]" office:value-type="float" office:value="194.267633" calcext:value-type="float">
            <text:p>194.2676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44.320445" calcext:value-type="float">
            <text:p>2444.320445</text:p>
          </table:table-cell>
          <table:table-cell office:value-type="float" office:value="2719.215621" calcext:value-type="float">
            <text:p>2719.215621</text:p>
          </table:table-cell>
          <table:table-cell table:formula="of:=[.D22]-[.C22]" office:value-type="float" office:value="274.895176" calcext:value-type="float">
            <text:p>274.8951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44.33805" calcext:value-type="float">
            <text:p>2444.33805</text:p>
          </table:table-cell>
          <table:table-cell office:value-type="float" office:value="2728.7568" calcext:value-type="float">
            <text:p>2728.7568</text:p>
          </table:table-cell>
          <table:table-cell table:formula="of:=[.D23]-[.C23]" office:value-type="float" office:value="284.41875" calcext:value-type="float">
            <text:p>284.418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28.759219" calcext:value-type="float">
            <text:p>2728.759219</text:p>
          </table:table-cell>
          <table:table-cell office:value-type="float" office:value="2966.692013" calcext:value-type="float">
            <text:p>2966.692013</text:p>
          </table:table-cell>
          <table:table-cell table:formula="of:=[.D24]-[.C24]" office:value-type="float" office:value="237.932794" calcext:value-type="float">
            <text:p>237.9327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966.825896" calcext:value-type="float">
            <text:p>2966.825896</text:p>
          </table:table-cell>
          <table:table-cell office:value-type="float" office:value="3980.727197" calcext:value-type="float">
            <text:p>3980.727197</text:p>
          </table:table-cell>
          <table:table-cell table:formula="of:=[.D25]-[.C25]" office:value-type="float" office:value="1013.901301" calcext:value-type="float">
            <text:p>1013.9013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966.816331" calcext:value-type="float">
            <text:p>2966.816331</text:p>
          </table:table-cell>
          <table:table-cell office:value-type="float" office:value="3980.781504" calcext:value-type="float">
            <text:p>3980.781504</text:p>
          </table:table-cell>
          <table:table-cell table:formula="of:=[.D26]-[.C26]" office:value-type="float" office:value="1013.965173" calcext:value-type="float">
            <text:p>1013.9651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966.746552" calcext:value-type="float">
            <text:p>2966.746552</text:p>
          </table:table-cell>
          <table:table-cell office:value-type="float" office:value="4072.532842" calcext:value-type="float">
            <text:p>4072.532842</text:p>
          </table:table-cell>
          <table:table-cell table:formula="of:=[.D27]-[.C27]" office:value-type="float" office:value="1105.78629" calcext:value-type="float">
            <text:p>1105.786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966.792243" calcext:value-type="float">
            <text:p>2966.792243</text:p>
          </table:table-cell>
          <table:table-cell office:value-type="float" office:value="4098.616155" calcext:value-type="float">
            <text:p>4098.616155</text:p>
          </table:table-cell>
          <table:table-cell table:formula="of:=[.D28]-[.C28]" office:value-type="float" office:value="1131.823912" calcext:value-type="float">
            <text:p>1131.8239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966.699802" calcext:value-type="float">
            <text:p>2966.699802</text:p>
          </table:table-cell>
          <table:table-cell office:value-type="float" office:value="4098.999782" calcext:value-type="float">
            <text:p>4098.999782</text:p>
          </table:table-cell>
          <table:table-cell table:formula="of:=[.D29]-[.C29]" office:value-type="float" office:value="1132.29998" calcext:value-type="float">
            <text:p>1132.299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966.733099" calcext:value-type="float">
            <text:p>2966.733099</text:p>
          </table:table-cell>
          <table:table-cell office:value-type="float" office:value="4102.388235" calcext:value-type="float">
            <text:p>4102.388235</text:p>
          </table:table-cell>
          <table:table-cell table:formula="of:=[.D30]-[.C30]" office:value-type="float" office:value="1135.655136" calcext:value-type="float">
            <text:p>1135.6551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66.74448" calcext:value-type="float">
            <text:p>2966.74448</text:p>
          </table:table-cell>
          <table:table-cell office:value-type="float" office:value="4115.491955" calcext:value-type="float">
            <text:p>4115.491955</text:p>
          </table:table-cell>
          <table:table-cell table:formula="of:=[.D31]-[.C31]" office:value-type="float" office:value="1148.747475" calcext:value-type="float">
            <text:p>1148.7474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966.800175" calcext:value-type="float">
            <text:p>2966.800175</text:p>
          </table:table-cell>
          <table:table-cell office:value-type="float" office:value="4130.732725" calcext:value-type="float">
            <text:p>4130.732725</text:p>
          </table:table-cell>
          <table:table-cell table:formula="of:=[.D32]-[.C32]" office:value-type="float" office:value="1163.93255" calcext:value-type="float">
            <text:p>1163.93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966.808093" calcext:value-type="float">
            <text:p>2966.808093</text:p>
          </table:table-cell>
          <table:table-cell office:value-type="float" office:value="4137.451919" calcext:value-type="float">
            <text:p>4137.451919</text:p>
          </table:table-cell>
          <table:table-cell table:formula="of:=[.D33]-[.C33]" office:value-type="float" office:value="1170.643826" calcext:value-type="float">
            <text:p>1170.6438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966.821173" calcext:value-type="float">
            <text:p>2966.821173</text:p>
          </table:table-cell>
          <table:table-cell office:value-type="float" office:value="4145.930074" calcext:value-type="float">
            <text:p>4145.930074</text:p>
          </table:table-cell>
          <table:table-cell table:formula="of:=[.D34]-[.C34]" office:value-type="float" office:value="1179.108901" calcext:value-type="float">
            <text:p>1179.1089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966.807397" calcext:value-type="float">
            <text:p>2966.807397</text:p>
          </table:table-cell>
          <table:table-cell office:value-type="float" office:value="4157.155816" calcext:value-type="float">
            <text:p>4157.155816</text:p>
          </table:table-cell>
          <table:table-cell table:formula="of:=[.D35]-[.C35]" office:value-type="float" office:value="1190.348419" calcext:value-type="float">
            <text:p>1190.3484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966.820858" calcext:value-type="float">
            <text:p>2966.820858</text:p>
          </table:table-cell>
          <table:table-cell office:value-type="float" office:value="4159.492013" calcext:value-type="float">
            <text:p>4159.492013</text:p>
          </table:table-cell>
          <table:table-cell table:formula="of:=[.D36]-[.C36]" office:value-type="float" office:value="1192.671155" calcext:value-type="float">
            <text:p>1192.6711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966.81674" calcext:value-type="float">
            <text:p>2966.81674</text:p>
          </table:table-cell>
          <table:table-cell office:value-type="float" office:value="4163.245394" calcext:value-type="float">
            <text:p>4163.245394</text:p>
          </table:table-cell>
          <table:table-cell table:formula="of:=[.D37]-[.C37]" office:value-type="float" office:value="1196.428654" calcext:value-type="float">
            <text:p>1196.4286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966.749847" calcext:value-type="float">
            <text:p>2966.749847</text:p>
          </table:table-cell>
          <table:table-cell office:value-type="float" office:value="4182.130803" calcext:value-type="float">
            <text:p>4182.130803</text:p>
          </table:table-cell>
          <table:table-cell table:formula="of:=[.D38]-[.C38]" office:value-type="float" office:value="1215.380956" calcext:value-type="float">
            <text:p>1215.3809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182.162315" calcext:value-type="float">
            <text:p>4182.162315</text:p>
          </table:table-cell>
          <table:table-cell office:value-type="float" office:value="4464.074283" calcext:value-type="float">
            <text:p>4464.074283</text:p>
          </table:table-cell>
          <table:table-cell table:formula="of:=[.D39]-[.C39]" office:value-type="float" office:value="281.911968" calcext:value-type="float">
            <text:p>281.9119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82.133977" calcext:value-type="float">
            <text:p>4182.133977</text:p>
          </table:table-cell>
          <table:table-cell office:value-type="float" office:value="4471.480253" calcext:value-type="float">
            <text:p>4471.480253</text:p>
          </table:table-cell>
          <table:table-cell table:formula="of:=[.D40]-[.C40]" office:value-type="float" office:value="289.346275999999" calcext:value-type="float">
            <text:p>289.346275999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71.500452" calcext:value-type="float">
            <text:p>4471.500452</text:p>
          </table:table-cell>
          <table:table-cell office:value-type="float" office:value="4743.909982" calcext:value-type="float">
            <text:p>4743.909982</text:p>
          </table:table-cell>
          <table:table-cell table:formula="of:=[.D41]-[.C41]" office:value-type="float" office:value="272.40953" calcext:value-type="float">
            <text:p>272.409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471.548863" calcext:value-type="float">
            <text:p>4471.548863</text:p>
          </table:table-cell>
          <table:table-cell office:value-type="float" office:value="4747.260755" calcext:value-type="float">
            <text:p>4747.260755</text:p>
          </table:table-cell>
          <table:table-cell table:formula="of:=[.D42]-[.C42]" office:value-type="float" office:value="275.711892" calcext:value-type="float">
            <text:p>275.7118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747.263442" calcext:value-type="float">
            <text:p>4747.263442</text:p>
          </table:table-cell>
          <table:table-cell office:value-type="float" office:value="4982.622642" calcext:value-type="float">
            <text:p>4982.622642</text:p>
          </table:table-cell>
          <table:table-cell table:formula="of:=[.D43]-[.C43]" office:value-type="float" office:value="235.3592" calcext:value-type="float">
            <text:p>235.35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982.62686" calcext:value-type="float">
            <text:p>4982.62686</text:p>
          </table:table-cell>
          <table:table-cell office:value-type="float" office:value="5245.472921" calcext:value-type="float">
            <text:p>5245.472921</text:p>
          </table:table-cell>
          <table:table-cell table:formula="of:=[.D44]-[.C44]" office:value-type="float" office:value="262.846060999999" calcext:value-type="float">
            <text:p>262.846060999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982.682133" calcext:value-type="float">
            <text:p>4982.682133</text:p>
          </table:table-cell>
          <table:table-cell office:value-type="float" office:value="5271.752235" calcext:value-type="float">
            <text:p>5271.752235</text:p>
          </table:table-cell>
          <table:table-cell table:formula="of:=[.D45]-[.C45]" office:value-type="float" office:value="289.070102" calcext:value-type="float">
            <text:p>289.0701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271.807995" calcext:value-type="float">
            <text:p>5271.807995</text:p>
          </table:table-cell>
          <table:table-cell office:value-type="float" office:value="5550.219949" calcext:value-type="float">
            <text:p>5550.219949</text:p>
          </table:table-cell>
          <table:table-cell table:formula="of:=[.D46]-[.C46]" office:value-type="float" office:value="278.411954" calcext:value-type="float">
            <text:p>278.4119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271.755303" calcext:value-type="float">
            <text:p>5271.755303</text:p>
          </table:table-cell>
          <table:table-cell office:value-type="float" office:value="5564.77098" calcext:value-type="float">
            <text:p>5564.77098</text:p>
          </table:table-cell>
          <table:table-cell table:formula="of:=[.D47]-[.C47]" office:value-type="float" office:value="293.015677" calcext:value-type="float">
            <text:p>293.0156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564.866525" calcext:value-type="float">
            <text:p>5564.866525</text:p>
          </table:table-cell>
          <table:table-cell office:value-type="float" office:value="6975.148528" calcext:value-type="float">
            <text:p>6975.148528</text:p>
          </table:table-cell>
          <table:table-cell table:formula="of:=[.D48]-[.C48]" office:value-type="float" office:value="1410.282003" calcext:value-type="float">
            <text:p>1410.2820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564.839723" calcext:value-type="float">
            <text:p>5564.839723</text:p>
          </table:table-cell>
          <table:table-cell office:value-type="float" office:value="7120.349116" calcext:value-type="float">
            <text:p>7120.349116</text:p>
          </table:table-cell>
          <table:table-cell table:formula="of:=[.D49]-[.C49]" office:value-type="float" office:value="1555.509393" calcext:value-type="float">
            <text:p>1555.5093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564.833199" calcext:value-type="float">
            <text:p>5564.833199</text:p>
          </table:table-cell>
          <table:table-cell office:value-type="float" office:value="7150.165153" calcext:value-type="float">
            <text:p>7150.165153</text:p>
          </table:table-cell>
          <table:table-cell table:formula="of:=[.D50]-[.C50]" office:value-type="float" office:value="1585.331954" calcext:value-type="float">
            <text:p>1585.3319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564.827192" calcext:value-type="float">
            <text:p>5564.827192</text:p>
          </table:table-cell>
          <table:table-cell office:value-type="float" office:value="7150.361779" calcext:value-type="float">
            <text:p>7150.361779</text:p>
          </table:table-cell>
          <table:table-cell table:formula="of:=[.D51]-[.C51]" office:value-type="float" office:value="1585.534587" calcext:value-type="float">
            <text:p>1585.5345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564.832502" calcext:value-type="float">
            <text:p>5564.832502</text:p>
          </table:table-cell>
          <table:table-cell office:value-type="float" office:value="7190.184977" calcext:value-type="float">
            <text:p>7190.184977</text:p>
          </table:table-cell>
          <table:table-cell table:formula="of:=[.D52]-[.C52]" office:value-type="float" office:value="1625.352475" calcext:value-type="float">
            <text:p>1625.3524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564.883495" calcext:value-type="float">
            <text:p>5564.883495</text:p>
          </table:table-cell>
          <table:table-cell office:value-type="float" office:value="7191.994172" calcext:value-type="float">
            <text:p>7191.994172</text:p>
          </table:table-cell>
          <table:table-cell table:formula="of:=[.D53]-[.C53]" office:value-type="float" office:value="1627.110677" calcext:value-type="float">
            <text:p>1627.1106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564.866706" calcext:value-type="float">
            <text:p>5564.866706</text:p>
          </table:table-cell>
          <table:table-cell office:value-type="float" office:value="7199.421548" calcext:value-type="float">
            <text:p>7199.421548</text:p>
          </table:table-cell>
          <table:table-cell table:formula="of:=[.D54]-[.C54]" office:value-type="float" office:value="1634.554842" calcext:value-type="float">
            <text:p>1634.5548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564.896576" calcext:value-type="float">
            <text:p>5564.896576</text:p>
          </table:table-cell>
          <table:table-cell office:value-type="float" office:value="7209.8484" calcext:value-type="float">
            <text:p>7209.8484</text:p>
          </table:table-cell>
          <table:table-cell table:formula="of:=[.D55]-[.C55]" office:value-type="float" office:value="1644.951824" calcext:value-type="float">
            <text:p>1644.9518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564.892428" calcext:value-type="float">
            <text:p>5564.892428</text:p>
          </table:table-cell>
          <table:table-cell office:value-type="float" office:value="7209.856821" calcext:value-type="float">
            <text:p>7209.856821</text:p>
          </table:table-cell>
          <table:table-cell table:formula="of:=[.D56]-[.C56]" office:value-type="float" office:value="1644.964393" calcext:value-type="float">
            <text:p>1644.9643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564.861306" calcext:value-type="float">
            <text:p>5564.861306</text:p>
          </table:table-cell>
          <table:table-cell office:value-type="float" office:value="7221.641263" calcext:value-type="float">
            <text:p>7221.641263</text:p>
          </table:table-cell>
          <table:table-cell table:formula="of:=[.D57]-[.C57]" office:value-type="float" office:value="1656.779957" calcext:value-type="float">
            <text:p>1656.7799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564.840205" calcext:value-type="float">
            <text:p>5564.840205</text:p>
          </table:table-cell>
          <table:table-cell office:value-type="float" office:value="7227.696173" calcext:value-type="float">
            <text:p>7227.696173</text:p>
          </table:table-cell>
          <table:table-cell table:formula="of:=[.D58]-[.C58]" office:value-type="float" office:value="1662.855968" calcext:value-type="float">
            <text:p>1662.8559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564.852125" calcext:value-type="float">
            <text:p>5564.852125</text:p>
          </table:table-cell>
          <table:table-cell office:value-type="float" office:value="7237.990439" calcext:value-type="float">
            <text:p>7237.990439</text:p>
          </table:table-cell>
          <table:table-cell table:formula="of:=[.D59]-[.C59]" office:value-type="float" office:value="1673.138314" calcext:value-type="float">
            <text:p>1673.1383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564.820346" calcext:value-type="float">
            <text:p>5564.820346</text:p>
          </table:table-cell>
          <table:table-cell office:value-type="float" office:value="7245.277226" calcext:value-type="float">
            <text:p>7245.277226</text:p>
          </table:table-cell>
          <table:table-cell table:formula="of:=[.D60]-[.C60]" office:value-type="float" office:value="1680.45688" calcext:value-type="float">
            <text:p>1680.456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564.845805" calcext:value-type="float">
            <text:p>5564.845805</text:p>
          </table:table-cell>
          <table:table-cell office:value-type="float" office:value="7246.565362" calcext:value-type="float">
            <text:p>7246.565362</text:p>
          </table:table-cell>
          <table:table-cell table:formula="of:=[.D61]-[.C61]" office:value-type="float" office:value="1681.719557" calcext:value-type="float">
            <text:p>1681.7195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564.85791" calcext:value-type="float">
            <text:p>5564.85791</text:p>
          </table:table-cell>
          <table:table-cell office:value-type="float" office:value="7248.915589" calcext:value-type="float">
            <text:p>7248.915589</text:p>
          </table:table-cell>
          <table:table-cell table:formula="of:=[.D62]-[.C62]" office:value-type="float" office:value="1684.057679" calcext:value-type="float">
            <text:p>1684.0576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564.85254" calcext:value-type="float">
            <text:p>5564.85254</text:p>
          </table:table-cell>
          <table:table-cell office:value-type="float" office:value="7257.034544" calcext:value-type="float">
            <text:p>7257.034544</text:p>
          </table:table-cell>
          <table:table-cell table:formula="of:=[.D63]-[.C63]" office:value-type="float" office:value="1692.182004" calcext:value-type="float">
            <text:p>1692.1820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564.878137" calcext:value-type="float">
            <text:p>5564.878137</text:p>
          </table:table-cell>
          <table:table-cell office:value-type="float" office:value="7262.454377" calcext:value-type="float">
            <text:p>7262.454377</text:p>
          </table:table-cell>
          <table:table-cell table:formula="of:=[.D64]-[.C64]" office:value-type="float" office:value="1697.57624" calcext:value-type="float">
            <text:p>1697.576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564.824519" calcext:value-type="float">
            <text:p>5564.824519</text:p>
          </table:table-cell>
          <table:table-cell office:value-type="float" office:value="7267.721878" calcext:value-type="float">
            <text:p>7267.721878</text:p>
          </table:table-cell>
          <table:table-cell table:formula="of:=[.D65]-[.C65]" office:value-type="float" office:value="1702.897359" calcext:value-type="float">
            <text:p>1702.8973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64.819864" calcext:value-type="float">
            <text:p>5564.819864</text:p>
          </table:table-cell>
          <table:table-cell office:value-type="float" office:value="7276.177626" calcext:value-type="float">
            <text:p>7276.177626</text:p>
          </table:table-cell>
          <table:table-cell table:formula="of:=[.D66]-[.C66]" office:value-type="float" office:value="1711.357762" calcext:value-type="float">
            <text:p>1711.3577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564.845814" calcext:value-type="float">
            <text:p>5564.845814</text:p>
          </table:table-cell>
          <table:table-cell office:value-type="float" office:value="7277.499731" calcext:value-type="float">
            <text:p>7277.499731</text:p>
          </table:table-cell>
          <table:table-cell table:formula="of:=[.D67]-[.C67]" office:value-type="float" office:value="1712.653917" calcext:value-type="float">
            <text:p>1712.6539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77.501876" calcext:value-type="float">
            <text:p>7277.501876</text:p>
          </table:table-cell>
          <table:table-cell office:value-type="float" office:value="7487.512449" calcext:value-type="float">
            <text:p>7487.512449</text:p>
          </table:table-cell>
          <table:table-cell table:formula="of:=[.D68]-[.C68]" office:value-type="float" office:value="210.010573" calcext:value-type="float">
            <text:p>210.0105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487.594332" calcext:value-type="float">
            <text:p>7487.594332</text:p>
          </table:table-cell>
          <table:table-cell office:value-type="float" office:value="7675.769914" calcext:value-type="float">
            <text:p>7675.769914</text:p>
          </table:table-cell>
          <table:table-cell table:formula="of:=[.D69]-[.C69]" office:value-type="float" office:value="188.175582000001" calcext:value-type="float">
            <text:p>188.175582000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675.794064" calcext:value-type="float">
            <text:p>7675.794064</text:p>
          </table:table-cell>
          <table:table-cell office:value-type="float" office:value="7949.926312" calcext:value-type="float">
            <text:p>7949.926312</text:p>
          </table:table-cell>
          <table:table-cell table:formula="of:=[.D70]-[.C70]" office:value-type="float" office:value="274.132248" calcext:value-type="float">
            <text:p>274.1322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75.784303" calcext:value-type="float">
            <text:p>7675.784303</text:p>
          </table:table-cell>
          <table:table-cell office:value-type="float" office:value="7972.494289" calcext:value-type="float">
            <text:p>7972.494289</text:p>
          </table:table-cell>
          <table:table-cell table:formula="of:=[.D71]-[.C71]" office:value-type="float" office:value="296.709986" calcext:value-type="float">
            <text:p>296.7099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972.497201" calcext:value-type="float">
            <text:p>7972.497201</text:p>
          </table:table-cell>
          <table:table-cell office:value-type="float" office:value="8217.939921" calcext:value-type="float">
            <text:p>8217.939921</text:p>
          </table:table-cell>
          <table:table-cell table:formula="of:=[.D72]-[.C72]" office:value-type="float" office:value="245.442719999999" calcext:value-type="float">
            <text:p>245.442719999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217.962354" calcext:value-type="float">
            <text:p>8217.962354</text:p>
          </table:table-cell>
          <table:table-cell office:value-type="float" office:value="8497.63426" calcext:value-type="float">
            <text:p>8497.63426</text:p>
          </table:table-cell>
          <table:table-cell table:formula="of:=[.D73]-[.C73]" office:value-type="float" office:value="279.671906000001" calcext:value-type="float">
            <text:p>279.671906000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217.951528" calcext:value-type="float">
            <text:p>8217.951528</text:p>
          </table:table-cell>
          <table:table-cell office:value-type="float" office:value="8506.30479" calcext:value-type="float">
            <text:p>8506.30479</text:p>
          </table:table-cell>
          <table:table-cell table:formula="of:=[.D74]-[.C74]" office:value-type="float" office:value="288.353262000001" calcext:value-type="float">
            <text:p>288.353262000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506.310656" calcext:value-type="float">
            <text:p>8506.310656</text:p>
          </table:table-cell>
          <table:table-cell office:value-type="float" office:value="8807.568885" calcext:value-type="float">
            <text:p>8807.568885</text:p>
          </table:table-cell>
          <table:table-cell table:formula="of:=[.D75]-[.C75]" office:value-type="float" office:value="301.258229000001" calcext:value-type="float">
            <text:p>301.258229000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506.307628" calcext:value-type="float">
            <text:p>8506.307628</text:p>
          </table:table-cell>
          <table:table-cell office:value-type="float" office:value="8809.688251" calcext:value-type="float">
            <text:p>8809.688251</text:p>
          </table:table-cell>
          <table:table-cell table:formula="of:=[.D76]-[.C76]" office:value-type="float" office:value="303.380622999999" calcext:value-type="float">
            <text:p>303.380622999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506.320617" calcext:value-type="float">
            <text:p>8506.320617</text:p>
          </table:table-cell>
          <table:table-cell office:value-type="float" office:value="8815.577206" calcext:value-type="float">
            <text:p>8815.577206</text:p>
          </table:table-cell>
          <table:table-cell table:formula="of:=[.D77]-[.C77]" office:value-type="float" office:value="309.256589000001" calcext:value-type="float">
            <text:p>309.256589000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815.682334" calcext:value-type="float">
            <text:p>8815.682334</text:p>
          </table:table-cell>
          <table:table-cell office:value-type="float" office:value="10521.836911" calcext:value-type="float">
            <text:p>10521.836911</text:p>
          </table:table-cell>
          <table:table-cell table:formula="of:=[.D78]-[.C78]" office:value-type="float" office:value="1706.154577" calcext:value-type="float">
            <text:p>1706.1545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8815.645705" calcext:value-type="float">
            <text:p>8815.645705</text:p>
          </table:table-cell>
          <table:table-cell office:value-type="float" office:value="10593.577799" calcext:value-type="float">
            <text:p>10593.577799</text:p>
          </table:table-cell>
          <table:table-cell table:formula="of:=[.D79]-[.C79]" office:value-type="float" office:value="1777.932094" calcext:value-type="float">
            <text:p>1777.9320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815.696073" calcext:value-type="float">
            <text:p>8815.696073</text:p>
          </table:table-cell>
          <table:table-cell office:value-type="float" office:value="10608.011511" calcext:value-type="float">
            <text:p>10608.011511</text:p>
          </table:table-cell>
          <table:table-cell table:formula="of:=[.D80]-[.C80]" office:value-type="float" office:value="1792.315438" calcext:value-type="float">
            <text:p>1792.3154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8815.65994" calcext:value-type="float">
            <text:p>8815.65994</text:p>
          </table:table-cell>
          <table:table-cell office:value-type="float" office:value="10669.688842" calcext:value-type="float">
            <text:p>10669.688842</text:p>
          </table:table-cell>
          <table:table-cell table:formula="of:=[.D81]-[.C81]" office:value-type="float" office:value="1854.028902" calcext:value-type="float">
            <text:p>1854.0289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815.634482" calcext:value-type="float">
            <text:p>8815.634482</text:p>
          </table:table-cell>
          <table:table-cell office:value-type="float" office:value="10711.785388" calcext:value-type="float">
            <text:p>10711.785388</text:p>
          </table:table-cell>
          <table:table-cell table:formula="of:=[.D82]-[.C82]" office:value-type="float" office:value="1896.150906" calcext:value-type="float">
            <text:p>1896.1509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8815.694454" calcext:value-type="float">
            <text:p>8815.694454</text:p>
          </table:table-cell>
          <table:table-cell office:value-type="float" office:value="10720.894697" calcext:value-type="float">
            <text:p>10720.894697</text:p>
          </table:table-cell>
          <table:table-cell table:formula="of:=[.D83]-[.C83]" office:value-type="float" office:value="1905.200243" calcext:value-type="float">
            <text:p>1905.2002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8815.673714" calcext:value-type="float">
            <text:p>8815.673714</text:p>
          </table:table-cell>
          <table:table-cell office:value-type="float" office:value="10728.608252" calcext:value-type="float">
            <text:p>10728.608252</text:p>
          </table:table-cell>
          <table:table-cell table:formula="of:=[.D84]-[.C84]" office:value-type="float" office:value="1912.934538" calcext:value-type="float">
            <text:p>1912.9345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815.690495" calcext:value-type="float">
            <text:p>8815.690495</text:p>
          </table:table-cell>
          <table:table-cell office:value-type="float" office:value="10728.625293" calcext:value-type="float">
            <text:p>10728.625293</text:p>
          </table:table-cell>
          <table:table-cell table:formula="of:=[.D85]-[.C85]" office:value-type="float" office:value="1912.934798" calcext:value-type="float">
            <text:p>1912.9347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815.68484" calcext:value-type="float">
            <text:p>8815.68484</text:p>
          </table:table-cell>
          <table:table-cell office:value-type="float" office:value="10749.646833" calcext:value-type="float">
            <text:p>10749.646833</text:p>
          </table:table-cell>
          <table:table-cell table:formula="of:=[.D86]-[.C86]" office:value-type="float" office:value="1933.961993" calcext:value-type="float">
            <text:p>1933.9619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815.639166" calcext:value-type="float">
            <text:p>8815.639166</text:p>
          </table:table-cell>
          <table:table-cell office:value-type="float" office:value="10761.888399" calcext:value-type="float">
            <text:p>10761.888399</text:p>
          </table:table-cell>
          <table:table-cell table:formula="of:=[.D87]-[.C87]" office:value-type="float" office:value="1946.249233" calcext:value-type="float">
            <text:p>1946.2492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15.652258" calcext:value-type="float">
            <text:p>8815.652258</text:p>
          </table:table-cell>
          <table:table-cell office:value-type="float" office:value="10773.387508" calcext:value-type="float">
            <text:p>10773.387508</text:p>
          </table:table-cell>
          <table:table-cell table:formula="of:=[.D88]-[.C88]" office:value-type="float" office:value="1957.73525" calcext:value-type="float">
            <text:p>1957.735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815.627757" calcext:value-type="float">
            <text:p>8815.627757</text:p>
          </table:table-cell>
          <table:table-cell office:value-type="float" office:value="10789.819931" calcext:value-type="float">
            <text:p>10789.819931</text:p>
          </table:table-cell>
          <table:table-cell table:formula="of:=[.D89]-[.C89]" office:value-type="float" office:value="1974.192174" calcext:value-type="float">
            <text:p>1974.1921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815.654362" calcext:value-type="float">
            <text:p>8815.654362</text:p>
          </table:table-cell>
          <table:table-cell office:value-type="float" office:value="10795.936139" calcext:value-type="float">
            <text:p>10795.936139</text:p>
          </table:table-cell>
          <table:table-cell table:formula="of:=[.D90]-[.C90]" office:value-type="float" office:value="1980.281777" calcext:value-type="float">
            <text:p>1980.2817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8815.690202" calcext:value-type="float">
            <text:p>8815.690202</text:p>
          </table:table-cell>
          <table:table-cell office:value-type="float" office:value="10811.984997" calcext:value-type="float">
            <text:p>10811.984997</text:p>
          </table:table-cell>
          <table:table-cell table:formula="of:=[.D91]-[.C91]" office:value-type="float" office:value="1996.294795" calcext:value-type="float">
            <text:p>1996.2947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8815.667266" calcext:value-type="float">
            <text:p>8815.667266</text:p>
          </table:table-cell>
          <table:table-cell office:value-type="float" office:value="10812.005688" calcext:value-type="float">
            <text:p>10812.005688</text:p>
          </table:table-cell>
          <table:table-cell table:formula="of:=[.D92]-[.C92]" office:value-type="float" office:value="1996.338422" calcext:value-type="float">
            <text:p>1996.3384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8815.678837" calcext:value-type="float">
            <text:p>8815.678837</text:p>
          </table:table-cell>
          <table:table-cell office:value-type="float" office:value="10821.531638" calcext:value-type="float">
            <text:p>10821.531638</text:p>
          </table:table-cell>
          <table:table-cell table:formula="of:=[.D93]-[.C93]" office:value-type="float" office:value="2005.852801" calcext:value-type="float">
            <text:p>2005.8528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815.632793" calcext:value-type="float">
            <text:p>8815.632793</text:p>
          </table:table-cell>
          <table:table-cell office:value-type="float" office:value="10830.194259" calcext:value-type="float">
            <text:p>10830.194259</text:p>
          </table:table-cell>
          <table:table-cell table:formula="of:=[.D94]-[.C94]" office:value-type="float" office:value="2014.561466" calcext:value-type="float">
            <text:p>2014.5614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815.661788" calcext:value-type="float">
            <text:p>8815.661788</text:p>
          </table:table-cell>
          <table:table-cell office:value-type="float" office:value="10830.258638" calcext:value-type="float">
            <text:p>10830.258638</text:p>
          </table:table-cell>
          <table:table-cell table:formula="of:=[.D95]-[.C95]" office:value-type="float" office:value="2014.59685" calcext:value-type="float">
            <text:p>2014.596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815.698684" calcext:value-type="float">
            <text:p>8815.698684</text:p>
          </table:table-cell>
          <table:table-cell office:value-type="float" office:value="10836.084212" calcext:value-type="float">
            <text:p>10836.084212</text:p>
          </table:table-cell>
          <table:table-cell table:formula="of:=[.D96]-[.C96]" office:value-type="float" office:value="2020.385528" calcext:value-type="float">
            <text:p>2020.3855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815.69085" calcext:value-type="float">
            <text:p>8815.69085</text:p>
          </table:table-cell>
          <table:table-cell office:value-type="float" office:value="10841.186631" calcext:value-type="float">
            <text:p>10841.186631</text:p>
          </table:table-cell>
          <table:table-cell table:formula="of:=[.D97]-[.C97]" office:value-type="float" office:value="2025.495781" calcext:value-type="float">
            <text:p>2025.4957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815.624063" calcext:value-type="float">
            <text:p>8815.624063</text:p>
          </table:table-cell>
          <table:table-cell office:value-type="float" office:value="10842.442295" calcext:value-type="float">
            <text:p>10842.442295</text:p>
          </table:table-cell>
          <table:table-cell table:formula="of:=[.D98]-[.C98]" office:value-type="float" office:value="2026.818232" calcext:value-type="float">
            <text:p>2026.8182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815.648374" calcext:value-type="float">
            <text:p>8815.648374</text:p>
          </table:table-cell>
          <table:table-cell office:value-type="float" office:value="10854.271363" calcext:value-type="float">
            <text:p>10854.271363</text:p>
          </table:table-cell>
          <table:table-cell table:formula="of:=[.D99]-[.C99]" office:value-type="float" office:value="2038.622989" calcext:value-type="float">
            <text:p>2038.6229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815.642082" calcext:value-type="float">
            <text:p>8815.642082</text:p>
          </table:table-cell>
          <table:table-cell office:value-type="float" office:value="10858.619552" calcext:value-type="float">
            <text:p>10858.619552</text:p>
          </table:table-cell>
          <table:table-cell table:formula="of:=[.D100]-[.C100]" office:value-type="float" office:value="2042.97747" calcext:value-type="float">
            <text:p>2042.977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815.690936" calcext:value-type="float">
            <text:p>8815.690936</text:p>
          </table:table-cell>
          <table:table-cell office:value-type="float" office:value="10870.846376" calcext:value-type="float">
            <text:p>10870.846376</text:p>
          </table:table-cell>
          <table:table-cell table:formula="of:=[.D101]-[.C101]" office:value-type="float" office:value="2055.15544" calcext:value-type="float">
            <text:p>2055.1554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table:formula="of:=MIN([.E2:.E101])" office:value-type="float" office:value="188.175582000001" calcext:value-type="float">
            <text:p>188.1755820000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formula="of:=MAX([.E2:.E101])" office:value-type="float" office:value="2055.15544" calcext:value-type="float">
            <text:p>2055.1554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2:.E101])" office:value-type="float" office:value="1089.03103618" calcext:value-type="float">
            <text:p>1089.0310361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EDIAN</text:p>
          </table:table-cell>
          <table:table-cell table:formula="of:=MEDIAN([.E2:.E101])" office:value-type="float" office:value="1167.288188" calcext:value-type="float">
            <text:p>1167.288188</text:p>
          </table:table-cell>
          <table:table-cell table:number-columns-repeated="1019"/>
        </table:table-row>
      </table:table>
      <table:table table:name="10_500" table:style-name="ta1">
        <table:shapes>
          <draw:frame draw:z-index="0" draw:style-name="gr1" draw:text-style-name="P1" svg:width="80.244cm" svg:height="45.135cm" svg:x="9.132cm" svg:y="0.1cm">
            <draw:object draw:notify-on-update-of-ranges="10_500.C1:10_500.C1 10_500.C2:10_500.C101 10_500.D1:10_500.D1 10_500.D2:10_500.D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aiting</text:p>
          </table:table-cell>
          <table:table-cell table:style-name="ce1"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33038" calcext:value-type="float">
            <text:p>0.733038</text:p>
          </table:table-cell>
          <table:table-cell office:value-type="float" office:value="947.295345" calcext:value-type="float">
            <text:p>947.2953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248077" calcext:value-type="float">
            <text:p>1.248077</text:p>
          </table:table-cell>
          <table:table-cell office:value-type="float" office:value="987.726771" calcext:value-type="float">
            <text:p>987.7267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98742" calcext:value-type="float">
            <text:p>0.998742</text:p>
          </table:table-cell>
          <table:table-cell office:value-type="float" office:value="1004.043492" calcext:value-type="float">
            <text:p>1004.0434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672" calcext:value-type="float">
            <text:p>0.141672</text:p>
          </table:table-cell>
          <table:table-cell office:value-type="float" office:value="1006.358048" calcext:value-type="float">
            <text:p>1006.358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19751" calcext:value-type="float">
            <text:p>0.419751</text:p>
          </table:table-cell>
          <table:table-cell office:value-type="float" office:value="1006.370881" calcext:value-type="float">
            <text:p>1006.3708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498921" calcext:value-type="float">
            <text:p>1.498921</text:p>
          </table:table-cell>
          <table:table-cell office:value-type="float" office:value="1042.777102" calcext:value-type="float">
            <text:p>1042.77710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28173" calcext:value-type="float">
            <text:p>1.28173</text:p>
          </table:table-cell>
          <table:table-cell office:value-type="float" office:value="1063.702945" calcext:value-type="float">
            <text:p>1063.7029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810498" calcext:value-type="float">
            <text:p>1.810498</text:p>
          </table:table-cell>
          <table:table-cell office:value-type="float" office:value="1070.164432" calcext:value-type="float">
            <text:p>1070.16443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843409" calcext:value-type="float">
            <text:p>1.843409</text:p>
          </table:table-cell>
          <table:table-cell office:value-type="float" office:value="1085.612934" calcext:value-type="float">
            <text:p>1085.6129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45846" calcext:value-type="float">
            <text:p>0.445846</text:p>
          </table:table-cell>
          <table:table-cell office:value-type="float" office:value="1086.217634" calcext:value-type="float">
            <text:p>1086.2176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288217" calcext:value-type="float">
            <text:p>1.288217</text:p>
          </table:table-cell>
          <table:table-cell office:value-type="float" office:value="1098.687176" calcext:value-type="float">
            <text:p>1098.68717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811092" calcext:value-type="float">
            <text:p>1.811092</text:p>
          </table:table-cell>
          <table:table-cell office:value-type="float" office:value="1179.620573" calcext:value-type="float">
            <text:p>1179.6205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4.118365" calcext:value-type="float">
            <text:p>1004.118365</text:p>
          </table:table-cell>
          <table:table-cell office:value-type="float" office:value="4070.863986" calcext:value-type="float">
            <text:p>4070.86398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4.147663" calcext:value-type="float">
            <text:p>1004.147663</text:p>
          </table:table-cell>
          <table:table-cell office:value-type="float" office:value="4392.642243" calcext:value-type="float">
            <text:p>4392.64224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4.240093" calcext:value-type="float">
            <text:p>1004.240093</text:p>
          </table:table-cell>
          <table:table-cell office:value-type="float" office:value="4646.612219" calcext:value-type="float">
            <text:p>4646.6122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04.12745" calcext:value-type="float">
            <text:p>1004.12745</text:p>
          </table:table-cell>
          <table:table-cell office:value-type="float" office:value="4711.722219" calcext:value-type="float">
            <text:p>4711.72221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04.202069" calcext:value-type="float">
            <text:p>1004.202069</text:p>
          </table:table-cell>
          <table:table-cell office:value-type="float" office:value="4844.76242" calcext:value-type="float">
            <text:p>4844.7624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04.17092" calcext:value-type="float">
            <text:p>1004.17092</text:p>
          </table:table-cell>
          <table:table-cell office:value-type="float" office:value="5034.781357" calcext:value-type="float">
            <text:p>5034.78135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4.058277" calcext:value-type="float">
            <text:p>1004.058277</text:p>
          </table:table-cell>
          <table:table-cell office:value-type="float" office:value="5049.067346" calcext:value-type="float">
            <text:p>5049.06734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04.133743" calcext:value-type="float">
            <text:p>1004.133743</text:p>
          </table:table-cell>
          <table:table-cell office:value-type="float" office:value="5233.079895" calcext:value-type="float">
            <text:p>5233.07989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04.227343" calcext:value-type="float">
            <text:p>1004.227343</text:p>
          </table:table-cell>
          <table:table-cell office:value-type="float" office:value="5323.532512" calcext:value-type="float">
            <text:p>5323.53251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04.245336" calcext:value-type="float">
            <text:p>1004.245336</text:p>
          </table:table-cell>
          <table:table-cell office:value-type="float" office:value="5448.872511" calcext:value-type="float">
            <text:p>5448.8725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4.222164" calcext:value-type="float">
            <text:p>1004.222164</text:p>
          </table:table-cell>
          <table:table-cell office:value-type="float" office:value="5508.44921" calcext:value-type="float">
            <text:p>5508.449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04.140417" calcext:value-type="float">
            <text:p>1004.140417</text:p>
          </table:table-cell>
          <table:table-cell office:value-type="float" office:value="5599.702376" calcext:value-type="float">
            <text:p>5599.70237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04.191599" calcext:value-type="float">
            <text:p>1004.191599</text:p>
          </table:table-cell>
          <table:table-cell office:value-type="float" office:value="5599.715574" calcext:value-type="float">
            <text:p>5599.71557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04.159588" calcext:value-type="float">
            <text:p>1004.159588</text:p>
          </table:table-cell>
          <table:table-cell office:value-type="float" office:value="5700.663107" calcext:value-type="float">
            <text:p>5700.66310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004.260993" calcext:value-type="float">
            <text:p>1004.260993</text:p>
          </table:table-cell>
          <table:table-cell office:value-type="float" office:value="5718.587611" calcext:value-type="float">
            <text:p>5718.58761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004.318897" calcext:value-type="float">
            <text:p>1004.318897</text:p>
          </table:table-cell>
          <table:table-cell office:value-type="float" office:value="5787.195383" calcext:value-type="float">
            <text:p>5787.19538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04.186214" calcext:value-type="float">
            <text:p>1004.186214</text:p>
          </table:table-cell>
          <table:table-cell office:value-type="float" office:value="5862.890565" calcext:value-type="float">
            <text:p>5862.89056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004.271648" calcext:value-type="float">
            <text:p>1004.271648</text:p>
          </table:table-cell>
          <table:table-cell office:value-type="float" office:value="6082.567421" calcext:value-type="float">
            <text:p>6082.5674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4.109075" calcext:value-type="float">
            <text:p>1004.109075</text:p>
          </table:table-cell>
          <table:table-cell office:value-type="float" office:value="6131.183189" calcext:value-type="float">
            <text:p>6131.18318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04.196858" calcext:value-type="float">
            <text:p>1004.196858</text:p>
          </table:table-cell>
          <table:table-cell office:value-type="float" office:value="6183.68854" calcext:value-type="float">
            <text:p>6183.6885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04.207525" calcext:value-type="float">
            <text:p>1004.207525</text:p>
          </table:table-cell>
          <table:table-cell office:value-type="float" office:value="6342.5277" calcext:value-type="float">
            <text:p>6342.527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004.250599" calcext:value-type="float">
            <text:p>1004.250599</text:p>
          </table:table-cell>
          <table:table-cell office:value-type="float" office:value="6390.5998" calcext:value-type="float">
            <text:p>6390.599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04.266419" calcext:value-type="float">
            <text:p>1004.266419</text:p>
          </table:table-cell>
          <table:table-cell office:value-type="float" office:value="6538.596073" calcext:value-type="float">
            <text:p>6538.59607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04.255883" calcext:value-type="float">
            <text:p>1004.255883</text:p>
          </table:table-cell>
          <table:table-cell office:value-type="float" office:value="6744.496407" calcext:value-type="float">
            <text:p>6744.49640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04.313459" calcext:value-type="float">
            <text:p>1004.313459</text:p>
          </table:table-cell>
          <table:table-cell office:value-type="float" office:value="6906.849871" calcext:value-type="float">
            <text:p>6906.84987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04.276995" calcext:value-type="float">
            <text:p>1004.276995</text:p>
          </table:table-cell>
          <table:table-cell office:value-type="float" office:value="6922.768853" calcext:value-type="float">
            <text:p>6922.76885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04.37002" calcext:value-type="float">
            <text:p>1004.37002</text:p>
          </table:table-cell>
          <table:table-cell office:value-type="float" office:value="6998.822827" calcext:value-type="float">
            <text:p>6998.82282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04.335187" calcext:value-type="float">
            <text:p>1004.335187</text:p>
          </table:table-cell>
          <table:table-cell office:value-type="float" office:value="7016.339539" calcext:value-type="float">
            <text:p>7016.3395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4.295751" calcext:value-type="float">
            <text:p>1004.295751</text:p>
          </table:table-cell>
          <table:table-cell office:value-type="float" office:value="7158.81703" calcext:value-type="float">
            <text:p>7158.8170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04.302506" calcext:value-type="float">
            <text:p>1004.302506</text:p>
          </table:table-cell>
          <table:table-cell office:value-type="float" office:value="7271.01479" calcext:value-type="float">
            <text:p>7271.0147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04.375756" calcext:value-type="float">
            <text:p>1004.375756</text:p>
          </table:table-cell>
          <table:table-cell office:value-type="float" office:value="7493.468913" calcext:value-type="float">
            <text:p>7493.46891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4.635869" calcext:value-type="float">
            <text:p>1004.635869</text:p>
          </table:table-cell>
          <table:table-cell office:value-type="float" office:value="7562.619822" calcext:value-type="float">
            <text:p>7562.61982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004.307989" calcext:value-type="float">
            <text:p>1004.307989</text:p>
          </table:table-cell>
          <table:table-cell office:value-type="float" office:value="7606.927765" calcext:value-type="float">
            <text:p>7606.92776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04.430492" calcext:value-type="float">
            <text:p>1004.430492</text:p>
          </table:table-cell>
          <table:table-cell office:value-type="float" office:value="7628.469319" calcext:value-type="float">
            <text:p>7628.46931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04.324504" calcext:value-type="float">
            <text:p>1004.324504</text:p>
          </table:table-cell>
          <table:table-cell office:value-type="float" office:value="7638.538687" calcext:value-type="float">
            <text:p>7638.53868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4.364786" calcext:value-type="float">
            <text:p>1004.364786</text:p>
          </table:table-cell>
          <table:table-cell office:value-type="float" office:value="7657.299275" calcext:value-type="float">
            <text:p>7657.29927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04.352941" calcext:value-type="float">
            <text:p>1004.352941</text:p>
          </table:table-cell>
          <table:table-cell office:value-type="float" office:value="7683.712481" calcext:value-type="float">
            <text:p>7683.71248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04.38116" calcext:value-type="float">
            <text:p>1004.38116</text:p>
          </table:table-cell>
          <table:table-cell office:value-type="float" office:value="7742.743274" calcext:value-type="float">
            <text:p>7742.74327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04.419805" calcext:value-type="float">
            <text:p>1004.419805</text:p>
          </table:table-cell>
          <table:table-cell office:value-type="float" office:value="7755.004059" calcext:value-type="float">
            <text:p>7755.00405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04.516702" calcext:value-type="float">
            <text:p>1004.516702</text:p>
          </table:table-cell>
          <table:table-cell office:value-type="float" office:value="7778.497581" calcext:value-type="float">
            <text:p>7778.49758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04.359157" calcext:value-type="float">
            <text:p>1004.359157</text:p>
          </table:table-cell>
          <table:table-cell office:value-type="float" office:value="7795.840502" calcext:value-type="float">
            <text:p>7795.84050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04.329973" calcext:value-type="float">
            <text:p>1004.329973</text:p>
          </table:table-cell>
          <table:table-cell office:value-type="float" office:value="7830.670774" calcext:value-type="float">
            <text:p>7830.67077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04.394903" calcext:value-type="float">
            <text:p>1004.394903</text:p>
          </table:table-cell>
          <table:table-cell office:value-type="float" office:value="7830.821218" calcext:value-type="float">
            <text:p>7830.82121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04.694074" calcext:value-type="float">
            <text:p>1004.694074</text:p>
          </table:table-cell>
          <table:table-cell office:value-type="float" office:value="7847.721011" calcext:value-type="float">
            <text:p>7847.72101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04.414422" calcext:value-type="float">
            <text:p>1004.414422</text:p>
          </table:table-cell>
          <table:table-cell office:value-type="float" office:value="7858.986526" calcext:value-type="float">
            <text:p>7858.986526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04.658895" calcext:value-type="float">
            <text:p>1004.658895</text:p>
          </table:table-cell>
          <table:table-cell office:value-type="float" office:value="7875.660437" calcext:value-type="float">
            <text:p>7875.66043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004.599613" calcext:value-type="float">
            <text:p>1004.599613</text:p>
          </table:table-cell>
          <table:table-cell office:value-type="float" office:value="7884.549386" calcext:value-type="float">
            <text:p>7884.54938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04.389391" calcext:value-type="float">
            <text:p>1004.389391</text:p>
          </table:table-cell>
          <table:table-cell office:value-type="float" office:value="7931.825793" calcext:value-type="float">
            <text:p>7931.82579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04.446849" calcext:value-type="float">
            <text:p>1004.446849</text:p>
          </table:table-cell>
          <table:table-cell office:value-type="float" office:value="7950.557462" calcext:value-type="float">
            <text:p>7950.55746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004.528629" calcext:value-type="float">
            <text:p>1004.528629</text:p>
          </table:table-cell>
          <table:table-cell office:value-type="float" office:value="7962.201397" calcext:value-type="float">
            <text:p>7962.20139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04.611236" calcext:value-type="float">
            <text:p>1004.611236</text:p>
          </table:table-cell>
          <table:table-cell office:value-type="float" office:value="7962.363032" calcext:value-type="float">
            <text:p>7962.36303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004.436037" calcext:value-type="float">
            <text:p>1004.436037</text:p>
          </table:table-cell>
          <table:table-cell office:value-type="float" office:value="8010.806117" calcext:value-type="float">
            <text:p>8010.80611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04.42513" calcext:value-type="float">
            <text:p>1004.42513</text:p>
          </table:table-cell>
          <table:table-cell office:value-type="float" office:value="8014.834608" calcext:value-type="float">
            <text:p>8014.83460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4.165258" calcext:value-type="float">
            <text:p>1004.165258</text:p>
          </table:table-cell>
          <table:table-cell office:value-type="float" office:value="8020.070354" calcext:value-type="float">
            <text:p>8020.07035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004.53408" calcext:value-type="float">
            <text:p>1004.53408</text:p>
          </table:table-cell>
          <table:table-cell office:value-type="float" office:value="8025.929041" calcext:value-type="float">
            <text:p>8025.92904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04.467483" calcext:value-type="float">
            <text:p>1004.467483</text:p>
          </table:table-cell>
          <table:table-cell office:value-type="float" office:value="8035.909987" calcext:value-type="float">
            <text:p>8035.90998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04.653727" calcext:value-type="float">
            <text:p>1004.653727</text:p>
          </table:table-cell>
          <table:table-cell office:value-type="float" office:value="8070.793232" calcext:value-type="float">
            <text:p>8070.79323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04.54604" calcext:value-type="float">
            <text:p>1004.54604</text:p>
          </table:table-cell>
          <table:table-cell office:value-type="float" office:value="8079.74294" calcext:value-type="float">
            <text:p>8079.7429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004.408161" calcext:value-type="float">
            <text:p>1004.408161</text:p>
          </table:table-cell>
          <table:table-cell office:value-type="float" office:value="8083.14254" calcext:value-type="float">
            <text:p>8083.1425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04.472983" calcext:value-type="float">
            <text:p>1004.472983</text:p>
          </table:table-cell>
          <table:table-cell office:value-type="float" office:value="8083.475373" calcext:value-type="float">
            <text:p>8083.475373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04.441588" calcext:value-type="float">
            <text:p>1004.441588</text:p>
          </table:table-cell>
          <table:table-cell office:value-type="float" office:value="8140.012675" calcext:value-type="float">
            <text:p>8140.01267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04.569414" calcext:value-type="float">
            <text:p>1004.569414</text:p>
          </table:table-cell>
          <table:table-cell office:value-type="float" office:value="8157.840839" calcext:value-type="float">
            <text:p>8157.84083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4.462075" calcext:value-type="float">
            <text:p>1004.462075</text:p>
          </table:table-cell>
          <table:table-cell office:value-type="float" office:value="8167.169714" calcext:value-type="float">
            <text:p>8167.16971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04.585503" calcext:value-type="float">
            <text:p>1004.585503</text:p>
          </table:table-cell>
          <table:table-cell office:value-type="float" office:value="8179.097708" calcext:value-type="float">
            <text:p>8179.09770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04.49743" calcext:value-type="float">
            <text:p>1004.49743</text:p>
          </table:table-cell>
          <table:table-cell office:value-type="float" office:value="8179.323614" calcext:value-type="float">
            <text:p>8179.32361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004.540718" calcext:value-type="float">
            <text:p>1004.540718</text:p>
          </table:table-cell>
          <table:table-cell office:value-type="float" office:value="8192.198095" calcext:value-type="float">
            <text:p>8192.198095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04.551311" calcext:value-type="float">
            <text:p>1004.551311</text:p>
          </table:table-cell>
          <table:table-cell office:value-type="float" office:value="8195.172531" calcext:value-type="float">
            <text:p>8195.17253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04.630598" calcext:value-type="float">
            <text:p>1004.630598</text:p>
          </table:table-cell>
          <table:table-cell office:value-type="float" office:value="8195.334958" calcext:value-type="float">
            <text:p>8195.33495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04.683969" calcext:value-type="float">
            <text:p>1004.683969</text:p>
          </table:table-cell>
          <table:table-cell office:value-type="float" office:value="8199.889886" calcext:value-type="float">
            <text:p>8199.88988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004.216724" calcext:value-type="float">
            <text:p>1004.216724</text:p>
          </table:table-cell>
          <table:table-cell office:value-type="float" office:value="8200.148673" calcext:value-type="float">
            <text:p>8200.14867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04.481062" calcext:value-type="float">
            <text:p>1004.481062</text:p>
          </table:table-cell>
          <table:table-cell office:value-type="float" office:value="8222.238977" calcext:value-type="float">
            <text:p>8222.23897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004.606131" calcext:value-type="float">
            <text:p>1004.606131</text:p>
          </table:table-cell>
          <table:table-cell office:value-type="float" office:value="8223.462202" calcext:value-type="float">
            <text:p>8223.46220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04.640982" calcext:value-type="float">
            <text:p>1004.640982</text:p>
          </table:table-cell>
          <table:table-cell office:value-type="float" office:value="8243.007305" calcext:value-type="float">
            <text:p>8243.007305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4.64594" calcext:value-type="float">
            <text:p>1004.64594</text:p>
          </table:table-cell>
          <table:table-cell office:value-type="float" office:value="8243.083324" calcext:value-type="float">
            <text:p>8243.08332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04.492197" calcext:value-type="float">
            <text:p>1004.492197</text:p>
          </table:table-cell>
          <table:table-cell office:value-type="float" office:value="8247.808067" calcext:value-type="float">
            <text:p>8247.80806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4.699448" calcext:value-type="float">
            <text:p>1004.699448</text:p>
          </table:table-cell>
          <table:table-cell office:value-type="float" office:value="8250.837236" calcext:value-type="float">
            <text:p>8250.83723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004.57505" calcext:value-type="float">
            <text:p>1004.57505</text:p>
          </table:table-cell>
          <table:table-cell office:value-type="float" office:value="8250.949813" calcext:value-type="float">
            <text:p>8250.9498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4.153879" calcext:value-type="float">
            <text:p>1004.153879</text:p>
          </table:table-cell>
          <table:table-cell office:value-type="float" office:value="8269.62898" calcext:value-type="float">
            <text:p>8269.6289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04.486826" calcext:value-type="float">
            <text:p>1004.486826</text:p>
          </table:table-cell>
          <table:table-cell office:value-type="float" office:value="8271.376813" calcext:value-type="float">
            <text:p>8271.376813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04.689021" calcext:value-type="float">
            <text:p>1004.689021</text:p>
          </table:table-cell>
          <table:table-cell office:value-type="float" office:value="8276.044008" calcext:value-type="float">
            <text:p>8276.04400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004.625196" calcext:value-type="float">
            <text:p>1004.625196</text:p>
          </table:table-cell>
          <table:table-cell office:value-type="float" office:value="8276.713944" calcext:value-type="float">
            <text:p>8276.713944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04.556552" calcext:value-type="float">
            <text:p>1004.556552</text:p>
          </table:table-cell>
          <table:table-cell office:value-type="float" office:value="8282.115847" calcext:value-type="float">
            <text:p>8282.11584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04.664797" calcext:value-type="float">
            <text:p>1004.664797</text:p>
          </table:table-cell>
          <table:table-cell office:value-type="float" office:value="8285.745226" calcext:value-type="float">
            <text:p>8285.74522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004.52321" calcext:value-type="float">
            <text:p>1004.52321</text:p>
          </table:table-cell>
          <table:table-cell office:value-type="float" office:value="8310.107999" calcext:value-type="float">
            <text:p>8310.10799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004.502198" calcext:value-type="float">
            <text:p>1004.502198</text:p>
          </table:table-cell>
          <table:table-cell office:value-type="float" office:value="8316.107595" calcext:value-type="float">
            <text:p>8316.10759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04.678687" calcext:value-type="float">
            <text:p>1004.678687</text:p>
          </table:table-cell>
          <table:table-cell office:value-type="float" office:value="8317.453458" calcext:value-type="float">
            <text:p>8317.453458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004.580182" calcext:value-type="float">
            <text:p>1004.580182</text:p>
          </table:table-cell>
          <table:table-cell office:value-type="float" office:value="8324.034256" calcext:value-type="float">
            <text:p>8324.03425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04.594114" calcext:value-type="float">
            <text:p>1004.594114</text:p>
          </table:table-cell>
          <table:table-cell office:value-type="float" office:value="8327.658687" calcext:value-type="float">
            <text:p>8327.658687</text:p>
          </table:table-cell>
        </table:table-row>
      </table:table>
      <table:table table:name="1_500" table:style-name="ta1">
        <table:shapes>
          <draw:frame draw:z-index="0" draw:style-name="gr1" draw:text-style-name="P1" svg:width="80.683cm" svg:height="45.382cm" svg:x="9.132cm" svg:y="0.1cm">
            <draw:object draw:notify-on-update-of-ranges="1_500.C1:1_500.C1 1_500.C2:1_500.C101 1_500.D1:1_500.D1 1_500.D2:1_500.D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12362" calcext:value-type="float">
            <text:p>0.412362</text:p>
          </table:table-cell>
          <table:table-cell office:value-type="float" office:value="449.506921" calcext:value-type="float">
            <text:p>449.5069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48723" calcext:value-type="float">
            <text:p>0.148723</text:p>
          </table:table-cell>
          <table:table-cell office:value-type="float" office:value="452.795704" calcext:value-type="float">
            <text:p>452.7957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0719" calcext:value-type="float">
            <text:p>0.060719</text:p>
          </table:table-cell>
          <table:table-cell office:value-type="float" office:value="461.481791" calcext:value-type="float">
            <text:p>461.4817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58364" calcext:value-type="float">
            <text:p>0.258364</text:p>
          </table:table-cell>
          <table:table-cell office:value-type="float" office:value="475.688806" calcext:value-type="float">
            <text:p>475.6888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70264" calcext:value-type="float">
            <text:p>0.270264</text:p>
          </table:table-cell>
          <table:table-cell office:value-type="float" office:value="498.096634" calcext:value-type="float">
            <text:p>498.0966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98.10163" calcext:value-type="float">
            <text:p>498.10163</text:p>
          </table:table-cell>
          <table:table-cell office:value-type="float" office:value="860.985587" calcext:value-type="float">
            <text:p>860.98558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8.101848" calcext:value-type="float">
            <text:p>498.101848</text:p>
          </table:table-cell>
          <table:table-cell office:value-type="float" office:value="868.83285" calcext:value-type="float">
            <text:p>868.8328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98.112732" calcext:value-type="float">
            <text:p>498.112732</text:p>
          </table:table-cell>
          <table:table-cell office:value-type="float" office:value="896.813415" calcext:value-type="float">
            <text:p>896.8134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8.118664" calcext:value-type="float">
            <text:p>498.118664</text:p>
          </table:table-cell>
          <table:table-cell office:value-type="float" office:value="899.943673" calcext:value-type="float">
            <text:p>899.94367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99.951676" calcext:value-type="float">
            <text:p>899.951676</text:p>
          </table:table-cell>
          <table:table-cell office:value-type="float" office:value="1117.917073" calcext:value-type="float">
            <text:p>1117.9170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17.969397" calcext:value-type="float">
            <text:p>1117.969397</text:p>
          </table:table-cell>
          <table:table-cell office:value-type="float" office:value="1469.754785" calcext:value-type="float">
            <text:p>1469.75478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17.973632" calcext:value-type="float">
            <text:p>1117.973632</text:p>
          </table:table-cell>
          <table:table-cell office:value-type="float" office:value="1479.77124" calcext:value-type="float">
            <text:p>1479.771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17.976641" calcext:value-type="float">
            <text:p>1117.976641</text:p>
          </table:table-cell>
          <table:table-cell office:value-type="float" office:value="1516.17881" calcext:value-type="float">
            <text:p>1516.178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17.983173" calcext:value-type="float">
            <text:p>1117.983173</text:p>
          </table:table-cell>
          <table:table-cell office:value-type="float" office:value="1523.365991" calcext:value-type="float">
            <text:p>1523.36599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23.368609" calcext:value-type="float">
            <text:p>1523.368609</text:p>
          </table:table-cell>
          <table:table-cell office:value-type="float" office:value="1764.069942" calcext:value-type="float">
            <text:p>1764.06994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64.072307" calcext:value-type="float">
            <text:p>1764.072307</text:p>
          </table:table-cell>
          <table:table-cell office:value-type="float" office:value="1953.632235" calcext:value-type="float">
            <text:p>1953.63223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53.656177" calcext:value-type="float">
            <text:p>1953.656177</text:p>
          </table:table-cell>
          <table:table-cell office:value-type="float" office:value="2257.693586" calcext:value-type="float">
            <text:p>2257.69358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53.645361" calcext:value-type="float">
            <text:p>1953.645361</text:p>
          </table:table-cell>
          <table:table-cell office:value-type="float" office:value="2261.834756" calcext:value-type="float">
            <text:p>2261.8347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53.661585" calcext:value-type="float">
            <text:p>1953.661585</text:p>
          </table:table-cell>
          <table:table-cell office:value-type="float" office:value="2267.697913" calcext:value-type="float">
            <text:p>2267.6979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67.702799" calcext:value-type="float">
            <text:p>2267.702799</text:p>
          </table:table-cell>
          <table:table-cell office:value-type="float" office:value="2549.695707" calcext:value-type="float">
            <text:p>2549.6957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67.750535" calcext:value-type="float">
            <text:p>2267.750535</text:p>
          </table:table-cell>
          <table:table-cell office:value-type="float" office:value="2555.713519" calcext:value-type="float">
            <text:p>2555.71351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555.737599" calcext:value-type="float">
            <text:p>2555.737599</text:p>
          </table:table-cell>
          <table:table-cell office:value-type="float" office:value="3912.627512" calcext:value-type="float">
            <text:p>3912.62751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555.845936" calcext:value-type="float">
            <text:p>2555.845936</text:p>
          </table:table-cell>
          <table:table-cell office:value-type="float" office:value="4303.011746" calcext:value-type="float">
            <text:p>4303.01174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555.793918" calcext:value-type="float">
            <text:p>2555.793918</text:p>
          </table:table-cell>
          <table:table-cell office:value-type="float" office:value="4316.390369" calcext:value-type="float">
            <text:p>4316.39036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555.75928" calcext:value-type="float">
            <text:p>2555.75928</text:p>
          </table:table-cell>
          <table:table-cell office:value-type="float" office:value="4332.873511" calcext:value-type="float">
            <text:p>4332.87351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55.879689" calcext:value-type="float">
            <text:p>2555.879689</text:p>
          </table:table-cell>
          <table:table-cell office:value-type="float" office:value="4407.558539" calcext:value-type="float">
            <text:p>4407.55853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555.808044" calcext:value-type="float">
            <text:p>2555.808044</text:p>
          </table:table-cell>
          <table:table-cell office:value-type="float" office:value="4450.471019" calcext:value-type="float">
            <text:p>4450.47101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55.837639" calcext:value-type="float">
            <text:p>2555.837639</text:p>
          </table:table-cell>
          <table:table-cell office:value-type="float" office:value="4450.539969" calcext:value-type="float">
            <text:p>4450.53996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555.843784" calcext:value-type="float">
            <text:p>2555.843784</text:p>
          </table:table-cell>
          <table:table-cell office:value-type="float" office:value="4501.297567" calcext:value-type="float">
            <text:p>4501.29756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555.821165" calcext:value-type="float">
            <text:p>2555.821165</text:p>
          </table:table-cell>
          <table:table-cell office:value-type="float" office:value="4511.098977" calcext:value-type="float">
            <text:p>4511.09897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555.813575" calcext:value-type="float">
            <text:p>2555.813575</text:p>
          </table:table-cell>
          <table:table-cell office:value-type="float" office:value="4553.408544" calcext:value-type="float">
            <text:p>4553.40854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555.834363" calcext:value-type="float">
            <text:p>2555.834363</text:p>
          </table:table-cell>
          <table:table-cell office:value-type="float" office:value="4561.147013" calcext:value-type="float">
            <text:p>4561.14701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555.877243" calcext:value-type="float">
            <text:p>2555.877243</text:p>
          </table:table-cell>
          <table:table-cell office:value-type="float" office:value="4584.457862" calcext:value-type="float">
            <text:p>4584.45786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555.859336" calcext:value-type="float">
            <text:p>2555.859336</text:p>
          </table:table-cell>
          <table:table-cell office:value-type="float" office:value="4604.439684" calcext:value-type="float">
            <text:p>4604.43968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555.873273" calcext:value-type="float">
            <text:p>2555.873273</text:p>
          </table:table-cell>
          <table:table-cell office:value-type="float" office:value="4607.680535" calcext:value-type="float">
            <text:p>4607.68053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555.864001" calcext:value-type="float">
            <text:p>2555.864001</text:p>
          </table:table-cell>
          <table:table-cell office:value-type="float" office:value="4617.181236" calcext:value-type="float">
            <text:p>4617.18123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555.801684" calcext:value-type="float">
            <text:p>2555.801684</text:p>
          </table:table-cell>
          <table:table-cell office:value-type="float" office:value="4626.98462" calcext:value-type="float">
            <text:p>4626.9846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555.874857" calcext:value-type="float">
            <text:p>2555.874857</text:p>
          </table:table-cell>
          <table:table-cell office:value-type="float" office:value="4626.981443" calcext:value-type="float">
            <text:p>4626.98144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555.878357" calcext:value-type="float">
            <text:p>2555.878357</text:p>
          </table:table-cell>
          <table:table-cell office:value-type="float" office:value="4627.271825" calcext:value-type="float">
            <text:p>4627.27182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555.861417" calcext:value-type="float">
            <text:p>2555.861417</text:p>
          </table:table-cell>
          <table:table-cell office:value-type="float" office:value="4642.950314" calcext:value-type="float">
            <text:p>4642.9503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555.830316" calcext:value-type="float">
            <text:p>2555.830316</text:p>
          </table:table-cell>
          <table:table-cell office:value-type="float" office:value="4649.810796" calcext:value-type="float">
            <text:p>4649.81079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55.882645" calcext:value-type="float">
            <text:p>2555.882645</text:p>
          </table:table-cell>
          <table:table-cell office:value-type="float" office:value="4659.463129" calcext:value-type="float">
            <text:p>4659.46312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55.893558" calcext:value-type="float">
            <text:p>2555.893558</text:p>
          </table:table-cell>
          <table:table-cell office:value-type="float" office:value="4660.053783" calcext:value-type="float">
            <text:p>4660.05378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555.870002" calcext:value-type="float">
            <text:p>2555.870002</text:p>
          </table:table-cell>
          <table:table-cell office:value-type="float" office:value="4663.804904" calcext:value-type="float">
            <text:p>4663.80490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555.878159" calcext:value-type="float">
            <text:p>2555.878159</text:p>
          </table:table-cell>
          <table:table-cell office:value-type="float" office:value="4668.402418" calcext:value-type="float">
            <text:p>4668.4024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55.878325" calcext:value-type="float">
            <text:p>2555.878325</text:p>
          </table:table-cell>
          <table:table-cell office:value-type="float" office:value="4670.232124" calcext:value-type="float">
            <text:p>4670.23212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670.257929" calcext:value-type="float">
            <text:p>4670.257929</text:p>
          </table:table-cell>
          <table:table-cell office:value-type="float" office:value="4906.176415" calcext:value-type="float">
            <text:p>4906.17641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906.191785" calcext:value-type="float">
            <text:p>4906.191785</text:p>
          </table:table-cell>
          <table:table-cell office:value-type="float" office:value="5190.934931" calcext:value-type="float">
            <text:p>5190.93493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06.178894" calcext:value-type="float">
            <text:p>4906.178894</text:p>
          </table:table-cell>
          <table:table-cell office:value-type="float" office:value="5196.723151" calcext:value-type="float">
            <text:p>5196.72315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196.725379" calcext:value-type="float">
            <text:p>5196.725379</text:p>
          </table:table-cell>
          <table:table-cell office:value-type="float" office:value="5403.15294" calcext:value-type="float">
            <text:p>5403.1529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403.1743" calcext:value-type="float">
            <text:p>5403.1743</text:p>
          </table:table-cell>
          <table:table-cell office:value-type="float" office:value="5598.657896" calcext:value-type="float">
            <text:p>5598.65789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598.661841" calcext:value-type="float">
            <text:p>5598.661841</text:p>
          </table:table-cell>
          <table:table-cell office:value-type="float" office:value="5898.320231" calcext:value-type="float">
            <text:p>5898.32023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598.718099" calcext:value-type="float">
            <text:p>5598.718099</text:p>
          </table:table-cell>
          <table:table-cell office:value-type="float" office:value="5904.976789" calcext:value-type="float">
            <text:p>5904.97678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598.68928" calcext:value-type="float">
            <text:p>5598.68928</text:p>
          </table:table-cell>
          <table:table-cell office:value-type="float" office:value="5923.615045" calcext:value-type="float">
            <text:p>5923.61504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23.646513" calcext:value-type="float">
            <text:p>5923.646513</text:p>
          </table:table-cell>
          <table:table-cell office:value-type="float" office:value="6119.241237" calcext:value-type="float">
            <text:p>6119.24123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119.266957" calcext:value-type="float">
            <text:p>6119.266957</text:p>
          </table:table-cell>
          <table:table-cell office:value-type="float" office:value="6520.454096" calcext:value-type="float">
            <text:p>6520.45409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119.257617" calcext:value-type="float">
            <text:p>6119.257617</text:p>
          </table:table-cell>
          <table:table-cell office:value-type="float" office:value="6563.31845" calcext:value-type="float">
            <text:p>6563.3184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119.368182" calcext:value-type="float">
            <text:p>6119.368182</text:p>
          </table:table-cell>
          <table:table-cell office:value-type="float" office:value="6571.652961" calcext:value-type="float">
            <text:p>6571.65296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19.324598" calcext:value-type="float">
            <text:p>6119.324598</text:p>
          </table:table-cell>
          <table:table-cell office:value-type="float" office:value="6593.800457" calcext:value-type="float">
            <text:p>6593.80045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119.348899" calcext:value-type="float">
            <text:p>6119.348899</text:p>
          </table:table-cell>
          <table:table-cell office:value-type="float" office:value="6610.537284" calcext:value-type="float">
            <text:p>6610.53728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10.541534" calcext:value-type="float">
            <text:p>6610.541534</text:p>
          </table:table-cell>
          <table:table-cell office:value-type="float" office:value="6918.009023" calcext:value-type="float">
            <text:p>6918.009023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610.550523" calcext:value-type="float">
            <text:p>6610.550523</text:p>
          </table:table-cell>
          <table:table-cell office:value-type="float" office:value="6920.859584" calcext:value-type="float">
            <text:p>6920.85958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610.540992" calcext:value-type="float">
            <text:p>6610.540992</text:p>
          </table:table-cell>
          <table:table-cell office:value-type="float" office:value="6941.579497" calcext:value-type="float">
            <text:p>6941.57949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41.581804" calcext:value-type="float">
            <text:p>6941.581804</text:p>
          </table:table-cell>
          <table:table-cell office:value-type="float" office:value="7132.30319" calcext:value-type="float">
            <text:p>7132.3031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132.361904" calcext:value-type="float">
            <text:p>7132.361904</text:p>
          </table:table-cell>
          <table:table-cell office:value-type="float" office:value="7419.478079" calcext:value-type="float">
            <text:p>7419.47807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32.306356" calcext:value-type="float">
            <text:p>7132.306356</text:p>
          </table:table-cell>
          <table:table-cell office:value-type="float" office:value="7433.999649" calcext:value-type="float">
            <text:p>7433.99964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434.001625" calcext:value-type="float">
            <text:p>7434.001625</text:p>
          </table:table-cell>
          <table:table-cell office:value-type="float" office:value="7718.127639" calcext:value-type="float">
            <text:p>7718.12763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434.019651" calcext:value-type="float">
            <text:p>7434.019651</text:p>
          </table:table-cell>
          <table:table-cell office:value-type="float" office:value="7729.99962" calcext:value-type="float">
            <text:p>7729.9996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730.002717" calcext:value-type="float">
            <text:p>7730.002717</text:p>
          </table:table-cell>
          <table:table-cell office:value-type="float" office:value="8028.601368" calcext:value-type="float">
            <text:p>8028.60136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30.01764" calcext:value-type="float">
            <text:p>7730.01764</text:p>
          </table:table-cell>
          <table:table-cell office:value-type="float" office:value="8042.650013" calcext:value-type="float">
            <text:p>8042.65001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730.002802" calcext:value-type="float">
            <text:p>7730.002802</text:p>
          </table:table-cell>
          <table:table-cell office:value-type="float" office:value="8046.620693" calcext:value-type="float">
            <text:p>8046.62069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046.683308" calcext:value-type="float">
            <text:p>8046.683308</text:p>
          </table:table-cell>
          <table:table-cell office:value-type="float" office:value="8346.556494" calcext:value-type="float">
            <text:p>8346.55649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046.688948" calcext:value-type="float">
            <text:p>8046.688948</text:p>
          </table:table-cell>
          <table:table-cell office:value-type="float" office:value="8347.130426" calcext:value-type="float">
            <text:p>8347.13042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46.693371" calcext:value-type="float">
            <text:p>8046.693371</text:p>
          </table:table-cell>
          <table:table-cell office:value-type="float" office:value="8352.986804" calcext:value-type="float">
            <text:p>8352.98680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353.045963" calcext:value-type="float">
            <text:p>8353.045963</text:p>
          </table:table-cell>
          <table:table-cell office:value-type="float" office:value="8657.179089" calcext:value-type="float">
            <text:p>8657.17908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353.006313" calcext:value-type="float">
            <text:p>8353.006313</text:p>
          </table:table-cell>
          <table:table-cell office:value-type="float" office:value="8661.633504" calcext:value-type="float">
            <text:p>8661.63350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52.990067" calcext:value-type="float">
            <text:p>8352.990067</text:p>
          </table:table-cell>
          <table:table-cell office:value-type="float" office:value="8674.904967" calcext:value-type="float">
            <text:p>8674.90496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674.908345" calcext:value-type="float">
            <text:p>8674.908345</text:p>
          </table:table-cell>
          <table:table-cell office:value-type="float" office:value="8949.69336" calcext:value-type="float">
            <text:p>8949.69336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674.964238" calcext:value-type="float">
            <text:p>8674.964238</text:p>
          </table:table-cell>
          <table:table-cell office:value-type="float" office:value="8958.803805" calcext:value-type="float">
            <text:p>8958.80380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958.806139" calcext:value-type="float">
            <text:p>8958.806139</text:p>
          </table:table-cell>
          <table:table-cell office:value-type="float" office:value="9174.770657" calcext:value-type="float">
            <text:p>9174.77065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174.773065" calcext:value-type="float">
            <text:p>9174.773065</text:p>
          </table:table-cell>
          <table:table-cell office:value-type="float" office:value="9369.695106" calcext:value-type="float">
            <text:p>9369.69510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9369.886141" calcext:value-type="float">
            <text:p>9369.886141</text:p>
          </table:table-cell>
          <table:table-cell office:value-type="float" office:value="10813.146804" calcext:value-type="float">
            <text:p>10813.14680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9369.803668" calcext:value-type="float">
            <text:p>9369.803668</text:p>
          </table:table-cell>
          <table:table-cell office:value-type="float" office:value="10856.094749" calcext:value-type="float">
            <text:p>10856.094749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9369.876283" calcext:value-type="float">
            <text:p>9369.876283</text:p>
          </table:table-cell>
          <table:table-cell office:value-type="float" office:value="10859.289256" calcext:value-type="float">
            <text:p>10859.28925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369.872763" calcext:value-type="float">
            <text:p>9369.872763</text:p>
          </table:table-cell>
          <table:table-cell office:value-type="float" office:value="10874.270123" calcext:value-type="float">
            <text:p>10874.27012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69.82726" calcext:value-type="float">
            <text:p>9369.82726</text:p>
          </table:table-cell>
          <table:table-cell office:value-type="float" office:value="10881.184531" calcext:value-type="float">
            <text:p>10881.18453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369.879266" calcext:value-type="float">
            <text:p>9369.879266</text:p>
          </table:table-cell>
          <table:table-cell office:value-type="float" office:value="10897.723723" calcext:value-type="float">
            <text:p>10897.72372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9369.868725" calcext:value-type="float">
            <text:p>9369.868725</text:p>
          </table:table-cell>
          <table:table-cell office:value-type="float" office:value="10897.997615" calcext:value-type="float">
            <text:p>10897.99761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369.885825" calcext:value-type="float">
            <text:p>9369.885825</text:p>
          </table:table-cell>
          <table:table-cell office:value-type="float" office:value="10921.999549" calcext:value-type="float">
            <text:p>10921.99954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369.879108" calcext:value-type="float">
            <text:p>9369.879108</text:p>
          </table:table-cell>
          <table:table-cell office:value-type="float" office:value="10925.374993" calcext:value-type="float">
            <text:p>10925.37499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369.861987" calcext:value-type="float">
            <text:p>9369.861987</text:p>
          </table:table-cell>
          <table:table-cell office:value-type="float" office:value="10926.814264" calcext:value-type="float">
            <text:p>10926.81426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369.789923" calcext:value-type="float">
            <text:p>9369.789923</text:p>
          </table:table-cell>
          <table:table-cell office:value-type="float" office:value="10929.282371" calcext:value-type="float">
            <text:p>10929.28237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369.852234" calcext:value-type="float">
            <text:p>9369.852234</text:p>
          </table:table-cell>
          <table:table-cell office:value-type="float" office:value="10934.292219" calcext:value-type="float">
            <text:p>10934.29221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9369.750712" calcext:value-type="float">
            <text:p>9369.750712</text:p>
          </table:table-cell>
          <table:table-cell office:value-type="float" office:value="10934.292654" calcext:value-type="float">
            <text:p>10934.29265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9369.853719" calcext:value-type="float">
            <text:p>9369.853719</text:p>
          </table:table-cell>
          <table:table-cell office:value-type="float" office:value="10942.223997" calcext:value-type="float">
            <text:p>10942.22399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9369.844218" calcext:value-type="float">
            <text:p>9369.844218</text:p>
          </table:table-cell>
          <table:table-cell office:value-type="float" office:value="10944.367739" calcext:value-type="float">
            <text:p>10944.36773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9369.863155" calcext:value-type="float">
            <text:p>9369.863155</text:p>
          </table:table-cell>
          <table:table-cell office:value-type="float" office:value="10958.902643" calcext:value-type="float">
            <text:p>10958.9026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369.878298" calcext:value-type="float">
            <text:p>9369.878298</text:p>
          </table:table-cell>
          <table:table-cell office:value-type="float" office:value="10960.797152" calcext:value-type="float">
            <text:p>10960.79715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369.875572" calcext:value-type="float">
            <text:p>9369.875572</text:p>
          </table:table-cell>
          <table:table-cell office:value-type="float" office:value="10986.878995" calcext:value-type="float">
            <text:p>10986.878995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9369.870232" calcext:value-type="float">
            <text:p>9369.870232</text:p>
          </table:table-cell>
          <table:table-cell office:value-type="float" office:value="11005.980808" calcext:value-type="float">
            <text:p>11005.980808</text:p>
          </table:table-cell>
        </table:table-row>
      </table:table>
      <table:table table:name="1_1000" table:style-name="ta1">
        <table:shapes>
          <draw:frame draw:z-index="0" draw:style-name="gr1" draw:text-style-name="P1" svg:width="71.505cm" svg:height="45.367cm" svg:x="17.263cm" svg:y="0cm">
            <draw:object draw:notify-on-update-of-ranges="1_1000.C1:1_1000.C1 1_1000.C2:1_1000.C101 1_1000.D1:1_1000.D1 1_1000.D2:1_1000.D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1798" calcext:value-type="float">
            <text:p>0.011798</text:p>
          </table:table-cell>
          <table:table-cell office:value-type="float" office:value="299.97521" calcext:value-type="float">
            <text:p>299.97521</text:p>
          </table:table-cell>
          <table:table-cell table:formula="of:=[.D2]-[.C2]" office:value-type="float" office:value="299.963412" calcext:value-type="float">
            <text:p>299.9634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66494" calcext:value-type="float">
            <text:p>0.066494</text:p>
          </table:table-cell>
          <table:table-cell office:value-type="float" office:value="302.489336" calcext:value-type="float">
            <text:p>302.489336</text:p>
          </table:table-cell>
          <table:table-cell table:formula="of:=[.D3]-[.C3]" office:value-type="float" office:value="302.422842" calcext:value-type="float">
            <text:p>302.4228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2.509214" calcext:value-type="float">
            <text:p>302.509214</text:p>
          </table:table-cell>
          <table:table-cell office:value-type="float" office:value="614.758929" calcext:value-type="float">
            <text:p>614.758929</text:p>
          </table:table-cell>
          <table:table-cell table:formula="of:=[.D4]-[.C4]" office:value-type="float" office:value="312.249715" calcext:value-type="float">
            <text:p>312.2497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2.571265" calcext:value-type="float">
            <text:p>302.571265</text:p>
          </table:table-cell>
          <table:table-cell office:value-type="float" office:value="674.60941" calcext:value-type="float">
            <text:p>674.60941</text:p>
          </table:table-cell>
          <table:table-cell table:formula="of:=[.D5]-[.C5]" office:value-type="float" office:value="372.038145" calcext:value-type="float">
            <text:p>372.0381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2.567365" calcext:value-type="float">
            <text:p>302.567365</text:p>
          </table:table-cell>
          <table:table-cell office:value-type="float" office:value="723.607083" calcext:value-type="float">
            <text:p>723.607083</text:p>
          </table:table-cell>
          <table:table-cell table:formula="of:=[.D6]-[.C6]" office:value-type="float" office:value="421.039718" calcext:value-type="float">
            <text:p>421.0397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2.49621" calcext:value-type="float">
            <text:p>302.49621</text:p>
          </table:table-cell>
          <table:table-cell office:value-type="float" office:value="742.882858" calcext:value-type="float">
            <text:p>742.882858</text:p>
          </table:table-cell>
          <table:table-cell table:formula="of:=[.D7]-[.C7]" office:value-type="float" office:value="440.386648" calcext:value-type="float">
            <text:p>440.38664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42.904813" calcext:value-type="float">
            <text:p>742.904813</text:p>
          </table:table-cell>
          <table:table-cell office:value-type="float" office:value="1015.438792" calcext:value-type="float">
            <text:p>1015.438792</text:p>
          </table:table-cell>
          <table:table-cell table:formula="of:=[.D8]-[.C8]" office:value-type="float" office:value="272.533979" calcext:value-type="float">
            <text:p>272.53397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2.889454" calcext:value-type="float">
            <text:p>742.889454</text:p>
          </table:table-cell>
          <table:table-cell office:value-type="float" office:value="1017.488479" calcext:value-type="float">
            <text:p>1017.488479</text:p>
          </table:table-cell>
          <table:table-cell table:formula="of:=[.D9]-[.C9]" office:value-type="float" office:value="274.599025" calcext:value-type="float">
            <text:p>274.5990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17.515912" calcext:value-type="float">
            <text:p>1017.515912</text:p>
          </table:table-cell>
          <table:table-cell office:value-type="float" office:value="1278.307203" calcext:value-type="float">
            <text:p>1278.307203</text:p>
          </table:table-cell>
          <table:table-cell table:formula="of:=[.D10]-[.C10]" office:value-type="float" office:value="260.791291" calcext:value-type="float">
            <text:p>260.79129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78.310257" calcext:value-type="float">
            <text:p>1278.310257</text:p>
          </table:table-cell>
          <table:table-cell office:value-type="float" office:value="1524.450219" calcext:value-type="float">
            <text:p>1524.450219</text:p>
          </table:table-cell>
          <table:table-cell table:formula="of:=[.D11]-[.C11]" office:value-type="float" office:value="246.139962" calcext:value-type="float">
            <text:p>246.13996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24.473154" calcext:value-type="float">
            <text:p>1524.473154</text:p>
          </table:table-cell>
          <table:table-cell office:value-type="float" office:value="1893.478164" calcext:value-type="float">
            <text:p>1893.478164</text:p>
          </table:table-cell>
          <table:table-cell table:formula="of:=[.D12]-[.C12]" office:value-type="float" office:value="369.00501" calcext:value-type="float">
            <text:p>369.0050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24.45575" calcext:value-type="float">
            <text:p>1524.45575</text:p>
          </table:table-cell>
          <table:table-cell office:value-type="float" office:value="1911.172106" calcext:value-type="float">
            <text:p>1911.172106</text:p>
          </table:table-cell>
          <table:table-cell table:formula="of:=[.D13]-[.C13]" office:value-type="float" office:value="386.716356" calcext:value-type="float">
            <text:p>386.71635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24.45993" calcext:value-type="float">
            <text:p>1524.45993</text:p>
          </table:table-cell>
          <table:table-cell office:value-type="float" office:value="1915.534332" calcext:value-type="float">
            <text:p>1915.534332</text:p>
          </table:table-cell>
          <table:table-cell table:formula="of:=[.D14]-[.C14]" office:value-type="float" office:value="391.074402" calcext:value-type="float">
            <text:p>391.07440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24.468076" calcext:value-type="float">
            <text:p>1524.468076</text:p>
          </table:table-cell>
          <table:table-cell office:value-type="float" office:value="1917.608125" calcext:value-type="float">
            <text:p>1917.608125</text:p>
          </table:table-cell>
          <table:table-cell table:formula="of:=[.D15]-[.C15]" office:value-type="float" office:value="393.140049" calcext:value-type="float">
            <text:p>393.14004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7.609476" calcext:value-type="float">
            <text:p>1917.609476</text:p>
          </table:table-cell>
          <table:table-cell office:value-type="float" office:value="2195.934607" calcext:value-type="float">
            <text:p>2195.934607</text:p>
          </table:table-cell>
          <table:table-cell table:formula="of:=[.D16]-[.C16]" office:value-type="float" office:value="278.325131" calcext:value-type="float">
            <text:p>278.32513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7.621575" calcext:value-type="float">
            <text:p>1917.621575</text:p>
          </table:table-cell>
          <table:table-cell office:value-type="float" office:value="2217.929354" calcext:value-type="float">
            <text:p>2217.929354</text:p>
          </table:table-cell>
          <table:table-cell table:formula="of:=[.D17]-[.C17]" office:value-type="float" office:value="300.307779" calcext:value-type="float">
            <text:p>300.30777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217.932305" calcext:value-type="float">
            <text:p>2217.932305</text:p>
          </table:table-cell>
          <table:table-cell office:value-type="float" office:value="2490.623491" calcext:value-type="float">
            <text:p>2490.623491</text:p>
          </table:table-cell>
          <table:table-cell table:formula="of:=[.D18]-[.C18]" office:value-type="float" office:value="272.691186" calcext:value-type="float">
            <text:p>272.69118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490.626073" calcext:value-type="float">
            <text:p>2490.626073</text:p>
          </table:table-cell>
          <table:table-cell office:value-type="float" office:value="2759.284216" calcext:value-type="float">
            <text:p>2759.284216</text:p>
          </table:table-cell>
          <table:table-cell table:formula="of:=[.D19]-[.C19]" office:value-type="float" office:value="268.658143" calcext:value-type="float">
            <text:p>268.65814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759.363316" calcext:value-type="float">
            <text:p>2759.363316</text:p>
          </table:table-cell>
          <table:table-cell office:value-type="float" office:value="3042.697202" calcext:value-type="float">
            <text:p>3042.697202</text:p>
          </table:table-cell>
          <table:table-cell table:formula="of:=[.D20]-[.C20]" office:value-type="float" office:value="283.333886" calcext:value-type="float">
            <text:p>283.33388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59.301619" calcext:value-type="float">
            <text:p>2759.301619</text:p>
          </table:table-cell>
          <table:table-cell office:value-type="float" office:value="3045.645395" calcext:value-type="float">
            <text:p>3045.645395</text:p>
          </table:table-cell>
          <table:table-cell table:formula="of:=[.D21]-[.C21]" office:value-type="float" office:value="286.343776" calcext:value-type="float">
            <text:p>286.34377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45.651875" calcext:value-type="float">
            <text:p>3045.651875</text:p>
          </table:table-cell>
          <table:table-cell office:value-type="float" office:value="3330.70442" calcext:value-type="float">
            <text:p>3330.70442</text:p>
          </table:table-cell>
          <table:table-cell table:formula="of:=[.D22]-[.C22]" office:value-type="float" office:value="285.052545" calcext:value-type="float">
            <text:p>285.0525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045.675044" calcext:value-type="float">
            <text:p>3045.675044</text:p>
          </table:table-cell>
          <table:table-cell office:value-type="float" office:value="3334.759865" calcext:value-type="float">
            <text:p>3334.759865</text:p>
          </table:table-cell>
          <table:table-cell table:formula="of:=[.D23]-[.C23]" office:value-type="float" office:value="289.084821" calcext:value-type="float">
            <text:p>289.0848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334.80165" calcext:value-type="float">
            <text:p>3334.80165</text:p>
          </table:table-cell>
          <table:table-cell office:value-type="float" office:value="3615.592657" calcext:value-type="float">
            <text:p>3615.592657</text:p>
          </table:table-cell>
          <table:table-cell table:formula="of:=[.D24]-[.C24]" office:value-type="float" office:value="280.791007" calcext:value-type="float">
            <text:p>280.7910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334.806323" calcext:value-type="float">
            <text:p>3334.806323</text:p>
          </table:table-cell>
          <table:table-cell office:value-type="float" office:value="3627.708617" calcext:value-type="float">
            <text:p>3627.708617</text:p>
          </table:table-cell>
          <table:table-cell table:formula="of:=[.D25]-[.C25]" office:value-type="float" office:value="292.902294" calcext:value-type="float">
            <text:p>292.90229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627.741409" calcext:value-type="float">
            <text:p>3627.741409</text:p>
          </table:table-cell>
          <table:table-cell office:value-type="float" office:value="3949.251499" calcext:value-type="float">
            <text:p>3949.251499</text:p>
          </table:table-cell>
          <table:table-cell table:formula="of:=[.D26]-[.C26]" office:value-type="float" office:value="321.51009" calcext:value-type="float">
            <text:p>321.5100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627.734167" calcext:value-type="float">
            <text:p>3627.734167</text:p>
          </table:table-cell>
          <table:table-cell office:value-type="float" office:value="4087.433235" calcext:value-type="float">
            <text:p>4087.433235</text:p>
          </table:table-cell>
          <table:table-cell table:formula="of:=[.D27]-[.C27]" office:value-type="float" office:value="459.699068" calcext:value-type="float">
            <text:p>459.69906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627.741022" calcext:value-type="float">
            <text:p>3627.741022</text:p>
          </table:table-cell>
          <table:table-cell office:value-type="float" office:value="4094.367766" calcext:value-type="float">
            <text:p>4094.367766</text:p>
          </table:table-cell>
          <table:table-cell table:formula="of:=[.D28]-[.C28]" office:value-type="float" office:value="466.626744" calcext:value-type="float">
            <text:p>466.62674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627.73083" calcext:value-type="float">
            <text:p>3627.73083</text:p>
          </table:table-cell>
          <table:table-cell office:value-type="float" office:value="4097.025915" calcext:value-type="float">
            <text:p>4097.025915</text:p>
          </table:table-cell>
          <table:table-cell table:formula="of:=[.D29]-[.C29]" office:value-type="float" office:value="469.295085" calcext:value-type="float">
            <text:p>469.29508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627.729128" calcext:value-type="float">
            <text:p>3627.729128</text:p>
          </table:table-cell>
          <table:table-cell office:value-type="float" office:value="4112.055651" calcext:value-type="float">
            <text:p>4112.055651</text:p>
          </table:table-cell>
          <table:table-cell table:formula="of:=[.D30]-[.C30]" office:value-type="float" office:value="484.326523" calcext:value-type="float">
            <text:p>484.32652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112.123842" calcext:value-type="float">
            <text:p>4112.123842</text:p>
          </table:table-cell>
          <table:table-cell office:value-type="float" office:value="4359.737543" calcext:value-type="float">
            <text:p>4359.737543</text:p>
          </table:table-cell>
          <table:table-cell table:formula="of:=[.D31]-[.C31]" office:value-type="float" office:value="247.613701" calcext:value-type="float">
            <text:p>247.6137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359.739845" calcext:value-type="float">
            <text:p>4359.739845</text:p>
          </table:table-cell>
          <table:table-cell office:value-type="float" office:value="4598.978875" calcext:value-type="float">
            <text:p>4598.978875</text:p>
          </table:table-cell>
          <table:table-cell table:formula="of:=[.D32]-[.C32]" office:value-type="float" office:value="239.23903" calcext:value-type="float">
            <text:p>239.2390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599.078879" calcext:value-type="float">
            <text:p>4599.078879</text:p>
          </table:table-cell>
          <table:table-cell office:value-type="float" office:value="5007.753755" calcext:value-type="float">
            <text:p>5007.753755</text:p>
          </table:table-cell>
          <table:table-cell table:formula="of:=[.D33]-[.C33]" office:value-type="float" office:value="408.674876" calcext:value-type="float">
            <text:p>408.67487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599.090605" calcext:value-type="float">
            <text:p>4599.090605</text:p>
          </table:table-cell>
          <table:table-cell office:value-type="float" office:value="5030.492512" calcext:value-type="float">
            <text:p>5030.492512</text:p>
          </table:table-cell>
          <table:table-cell table:formula="of:=[.D34]-[.C34]" office:value-type="float" office:value="431.401907" calcext:value-type="float">
            <text:p>431.40190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599.090103" calcext:value-type="float">
            <text:p>4599.090103</text:p>
          </table:table-cell>
          <table:table-cell office:value-type="float" office:value="5053.991555" calcext:value-type="float">
            <text:p>5053.991555</text:p>
          </table:table-cell>
          <table:table-cell table:formula="of:=[.D35]-[.C35]" office:value-type="float" office:value="454.901451999999" calcext:value-type="float">
            <text:p>454.90145199999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599.078629" calcext:value-type="float">
            <text:p>4599.078629</text:p>
          </table:table-cell>
          <table:table-cell office:value-type="float" office:value="5083.386508" calcext:value-type="float">
            <text:p>5083.386508</text:p>
          </table:table-cell>
          <table:table-cell table:formula="of:=[.D36]-[.C36]" office:value-type="float" office:value="484.307879" calcext:value-type="float">
            <text:p>484.30787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599.08276" calcext:value-type="float">
            <text:p>4599.08276</text:p>
          </table:table-cell>
          <table:table-cell office:value-type="float" office:value="5087.3678" calcext:value-type="float">
            <text:p>5087.3678</text:p>
          </table:table-cell>
          <table:table-cell table:formula="of:=[.D37]-[.C37]" office:value-type="float" office:value="488.28504" calcext:value-type="float">
            <text:p>488.2850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087.38283" calcext:value-type="float">
            <text:p>5087.38283</text:p>
          </table:table-cell>
          <table:table-cell office:value-type="float" office:value="5390.21212" calcext:value-type="float">
            <text:p>5390.21212</text:p>
          </table:table-cell>
          <table:table-cell table:formula="of:=[.D38]-[.C38]" office:value-type="float" office:value="302.829290000001" calcext:value-type="float">
            <text:p>302.82929000000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087.371117" calcext:value-type="float">
            <text:p>5087.371117</text:p>
          </table:table-cell>
          <table:table-cell office:value-type="float" office:value="5398.993979" calcext:value-type="float">
            <text:p>5398.993979</text:p>
          </table:table-cell>
          <table:table-cell table:formula="of:=[.D39]-[.C39]" office:value-type="float" office:value="311.622862" calcext:value-type="float">
            <text:p>311.62286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087.372326" calcext:value-type="float">
            <text:p>5087.372326</text:p>
          </table:table-cell>
          <table:table-cell office:value-type="float" office:value="5438.686699" calcext:value-type="float">
            <text:p>5438.686699</text:p>
          </table:table-cell>
          <table:table-cell table:formula="of:=[.D40]-[.C40]" office:value-type="float" office:value="351.314373" calcext:value-type="float">
            <text:p>351.31437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438.689476" calcext:value-type="float">
            <text:p>5438.689476</text:p>
          </table:table-cell>
          <table:table-cell office:value-type="float" office:value="5707.829519" calcext:value-type="float">
            <text:p>5707.829519</text:p>
          </table:table-cell>
          <table:table-cell table:formula="of:=[.D41]-[.C41]" office:value-type="float" office:value="269.140043" calcext:value-type="float">
            <text:p>269.1400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438.706418" calcext:value-type="float">
            <text:p>5438.706418</text:p>
          </table:table-cell>
          <table:table-cell office:value-type="float" office:value="5728.289296" calcext:value-type="float">
            <text:p>5728.289296</text:p>
          </table:table-cell>
          <table:table-cell table:formula="of:=[.D42]-[.C42]" office:value-type="float" office:value="289.582878" calcext:value-type="float">
            <text:p>289.58287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728.307102" calcext:value-type="float">
            <text:p>5728.307102</text:p>
          </table:table-cell>
          <table:table-cell office:value-type="float" office:value="6025.643208" calcext:value-type="float">
            <text:p>6025.643208</text:p>
          </table:table-cell>
          <table:table-cell table:formula="of:=[.D43]-[.C43]" office:value-type="float" office:value="297.336106000001" calcext:value-type="float">
            <text:p>297.33610600000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728.292232" calcext:value-type="float">
            <text:p>5728.292232</text:p>
          </table:table-cell>
          <table:table-cell office:value-type="float" office:value="6028.813191" calcext:value-type="float">
            <text:p>6028.813191</text:p>
          </table:table-cell>
          <table:table-cell table:formula="of:=[.D44]-[.C44]" office:value-type="float" office:value="300.520959" calcext:value-type="float">
            <text:p>300.52095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728.29938" calcext:value-type="float">
            <text:p>5728.29938</text:p>
          </table:table-cell>
          <table:table-cell office:value-type="float" office:value="6060.489171" calcext:value-type="float">
            <text:p>6060.489171</text:p>
          </table:table-cell>
          <table:table-cell table:formula="of:=[.D45]-[.C45]" office:value-type="float" office:value="332.189791" calcext:value-type="float">
            <text:p>332.18979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6060.492862" calcext:value-type="float">
            <text:p>6060.492862</text:p>
          </table:table-cell>
          <table:table-cell office:value-type="float" office:value="6310.615912" calcext:value-type="float">
            <text:p>6310.615912</text:p>
          </table:table-cell>
          <table:table-cell table:formula="of:=[.D46]-[.C46]" office:value-type="float" office:value="250.12305" calcext:value-type="float">
            <text:p>250.1230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310.644018" calcext:value-type="float">
            <text:p>6310.644018</text:p>
          </table:table-cell>
          <table:table-cell office:value-type="float" office:value="6605.421879" calcext:value-type="float">
            <text:p>6605.421879</text:p>
          </table:table-cell>
          <table:table-cell table:formula="of:=[.D47]-[.C47]" office:value-type="float" office:value="294.777861" calcext:value-type="float">
            <text:p>294.77786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310.638803" calcext:value-type="float">
            <text:p>6310.638803</text:p>
          </table:table-cell>
          <table:table-cell office:value-type="float" office:value="6609.166119" calcext:value-type="float">
            <text:p>6609.166119</text:p>
          </table:table-cell>
          <table:table-cell table:formula="of:=[.D48]-[.C48]" office:value-type="float" office:value="298.527316000001" calcext:value-type="float">
            <text:p>298.52731600000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310.630115" calcext:value-type="float">
            <text:p>6310.630115</text:p>
          </table:table-cell>
          <table:table-cell office:value-type="float" office:value="6610.918544" calcext:value-type="float">
            <text:p>6610.918544</text:p>
          </table:table-cell>
          <table:table-cell table:formula="of:=[.D49]-[.C49]" office:value-type="float" office:value="300.288429" calcext:value-type="float">
            <text:p>300.28842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610.9214" calcext:value-type="float">
            <text:p>6610.9214</text:p>
          </table:table-cell>
          <table:table-cell office:value-type="float" office:value="6886.879259" calcext:value-type="float">
            <text:p>6886.879259</text:p>
          </table:table-cell>
          <table:table-cell table:formula="of:=[.D50]-[.C50]" office:value-type="float" office:value="275.957859" calcext:value-type="float">
            <text:p>275.95785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610.93417" calcext:value-type="float">
            <text:p>6610.93417</text:p>
          </table:table-cell>
          <table:table-cell office:value-type="float" office:value="6909.801267" calcext:value-type="float">
            <text:p>6909.801267</text:p>
          </table:table-cell>
          <table:table-cell table:formula="of:=[.D51]-[.C51]" office:value-type="float" office:value="298.867096999999" calcext:value-type="float">
            <text:p>298.86709699999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909.827473" calcext:value-type="float">
            <text:p>6909.827473</text:p>
          </table:table-cell>
          <table:table-cell office:value-type="float" office:value="7160.641325" calcext:value-type="float">
            <text:p>7160.641325</text:p>
          </table:table-cell>
          <table:table-cell table:formula="of:=[.D52]-[.C52]" office:value-type="float" office:value="250.813851999999" calcext:value-type="float">
            <text:p>250.81385199999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909.817343" calcext:value-type="float">
            <text:p>6909.817343</text:p>
          </table:table-cell>
          <table:table-cell office:value-type="float" office:value="7194.149369" calcext:value-type="float">
            <text:p>7194.149369</text:p>
          </table:table-cell>
          <table:table-cell table:formula="of:=[.D53]-[.C53]" office:value-type="float" office:value="284.332026" calcext:value-type="float">
            <text:p>284.332026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194.151732" calcext:value-type="float">
            <text:p>7194.151732</text:p>
          </table:table-cell>
          <table:table-cell office:value-type="float" office:value="7471.215492" calcext:value-type="float">
            <text:p>7471.215492</text:p>
          </table:table-cell>
          <table:table-cell table:formula="of:=[.D54]-[.C54]" office:value-type="float" office:value="277.06376" calcext:value-type="float">
            <text:p>277.0637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471.222614" calcext:value-type="float">
            <text:p>7471.222614</text:p>
          </table:table-cell>
          <table:table-cell office:value-type="float" office:value="7744.840854" calcext:value-type="float">
            <text:p>7744.840854</text:p>
          </table:table-cell>
          <table:table-cell table:formula="of:=[.D55]-[.C55]" office:value-type="float" office:value="273.61824" calcext:value-type="float">
            <text:p>273.6182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7471.237889" calcext:value-type="float">
            <text:p>7471.237889</text:p>
          </table:table-cell>
          <table:table-cell office:value-type="float" office:value="7747.48974" calcext:value-type="float">
            <text:p>7747.48974</text:p>
          </table:table-cell>
          <table:table-cell table:formula="of:=[.D56]-[.C56]" office:value-type="float" office:value="276.251851" calcext:value-type="float">
            <text:p>276.25185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747.509467" calcext:value-type="float">
            <text:p>7747.509467</text:p>
          </table:table-cell>
          <table:table-cell office:value-type="float" office:value="8115.723486" calcext:value-type="float">
            <text:p>8115.723486</text:p>
          </table:table-cell>
          <table:table-cell table:formula="of:=[.D57]-[.C57]" office:value-type="float" office:value="368.214019" calcext:value-type="float">
            <text:p>368.21401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747.499911" calcext:value-type="float">
            <text:p>7747.499911</text:p>
          </table:table-cell>
          <table:table-cell office:value-type="float" office:value="8124.994291" calcext:value-type="float">
            <text:p>8124.994291</text:p>
          </table:table-cell>
          <table:table-cell table:formula="of:=[.D58]-[.C58]" office:value-type="float" office:value="377.49438" calcext:value-type="float">
            <text:p>377.4943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747.498991" calcext:value-type="float">
            <text:p>7747.498991</text:p>
          </table:table-cell>
          <table:table-cell office:value-type="float" office:value="8125.18753" calcext:value-type="float">
            <text:p>8125.18753</text:p>
          </table:table-cell>
          <table:table-cell table:formula="of:=[.D59]-[.C59]" office:value-type="float" office:value="377.688539" calcext:value-type="float">
            <text:p>377.68853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747.505114" calcext:value-type="float">
            <text:p>7747.505114</text:p>
          </table:table-cell>
          <table:table-cell office:value-type="float" office:value="8176.431965" calcext:value-type="float">
            <text:p>8176.431965</text:p>
          </table:table-cell>
          <table:table-cell table:formula="of:=[.D60]-[.C60]" office:value-type="float" office:value="428.926851" calcext:value-type="float">
            <text:p>428.92685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176.435305" calcext:value-type="float">
            <text:p>8176.435305</text:p>
          </table:table-cell>
          <table:table-cell office:value-type="float" office:value="8473.28031" calcext:value-type="float">
            <text:p>8473.28031</text:p>
          </table:table-cell>
          <table:table-cell table:formula="of:=[.D61]-[.C61]" office:value-type="float" office:value="296.845005" calcext:value-type="float">
            <text:p>296.84500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176.443619" calcext:value-type="float">
            <text:p>8176.443619</text:p>
          </table:table-cell>
          <table:table-cell office:value-type="float" office:value="8476.682387" calcext:value-type="float">
            <text:p>8476.682387</text:p>
          </table:table-cell>
          <table:table-cell table:formula="of:=[.D62]-[.C62]" office:value-type="float" office:value="300.238768000001" calcext:value-type="float">
            <text:p>300.23876800000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8476.684876" calcext:value-type="float">
            <text:p>8476.684876</text:p>
          </table:table-cell>
          <table:table-cell office:value-type="float" office:value="8784.379339" calcext:value-type="float">
            <text:p>8784.379339</text:p>
          </table:table-cell>
          <table:table-cell table:formula="of:=[.D63]-[.C63]" office:value-type="float" office:value="307.694463" calcext:value-type="float">
            <text:p>307.69446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8476.6884" calcext:value-type="float">
            <text:p>8476.6884</text:p>
          </table:table-cell>
          <table:table-cell office:value-type="float" office:value="8788.061134" calcext:value-type="float">
            <text:p>8788.061134</text:p>
          </table:table-cell>
          <table:table-cell table:formula="of:=[.D64]-[.C64]" office:value-type="float" office:value="311.372734" calcext:value-type="float">
            <text:p>311.37273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8476.69504" calcext:value-type="float">
            <text:p>8476.69504</text:p>
          </table:table-cell>
          <table:table-cell office:value-type="float" office:value="8791.231517" calcext:value-type="float">
            <text:p>8791.231517</text:p>
          </table:table-cell>
          <table:table-cell table:formula="of:=[.D65]-[.C65]" office:value-type="float" office:value="314.536477" calcext:value-type="float">
            <text:p>314.53647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8791.238108" calcext:value-type="float">
            <text:p>8791.238108</text:p>
          </table:table-cell>
          <table:table-cell office:value-type="float" office:value="9080.290591" calcext:value-type="float">
            <text:p>9080.290591</text:p>
          </table:table-cell>
          <table:table-cell table:formula="of:=[.D66]-[.C66]" office:value-type="float" office:value="289.052483000001" calcext:value-type="float">
            <text:p>289.05248300000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8791.234091" calcext:value-type="float">
            <text:p>8791.234091</text:p>
          </table:table-cell>
          <table:table-cell office:value-type="float" office:value="9098.510105" calcext:value-type="float">
            <text:p>9098.510105</text:p>
          </table:table-cell>
          <table:table-cell table:formula="of:=[.D67]-[.C67]" office:value-type="float" office:value="307.276013999999" calcext:value-type="float">
            <text:p>307.27601399999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8791.238296" calcext:value-type="float">
            <text:p>8791.238296</text:p>
          </table:table-cell>
          <table:table-cell office:value-type="float" office:value="9109.485045" calcext:value-type="float">
            <text:p>9109.485045</text:p>
          </table:table-cell>
          <table:table-cell table:formula="of:=[.D68]-[.C68]" office:value-type="float" office:value="318.246749" calcext:value-type="float">
            <text:p>318.24674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9109.497995" calcext:value-type="float">
            <text:p>9109.497995</text:p>
          </table:table-cell>
          <table:table-cell office:value-type="float" office:value="9412.356715" calcext:value-type="float">
            <text:p>9412.356715</text:p>
          </table:table-cell>
          <table:table-cell table:formula="of:=[.D69]-[.C69]" office:value-type="float" office:value="302.85872" calcext:value-type="float">
            <text:p>302.85872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9109.486465" calcext:value-type="float">
            <text:p>9109.486465</text:p>
          </table:table-cell>
          <table:table-cell office:value-type="float" office:value="9419.763414" calcext:value-type="float">
            <text:p>9419.763414</text:p>
          </table:table-cell>
          <table:table-cell table:formula="of:=[.D70]-[.C70]" office:value-type="float" office:value="310.276948999999" calcext:value-type="float">
            <text:p>310.27694899999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9109.490858" calcext:value-type="float">
            <text:p>9109.490858</text:p>
          </table:table-cell>
          <table:table-cell office:value-type="float" office:value="9423.373621" calcext:value-type="float">
            <text:p>9423.373621</text:p>
          </table:table-cell>
          <table:table-cell table:formula="of:=[.D71]-[.C71]" office:value-type="float" office:value="313.882763000001" calcext:value-type="float">
            <text:p>313.88276300000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9423.376511" calcext:value-type="float">
            <text:p>9423.376511</text:p>
          </table:table-cell>
          <table:table-cell office:value-type="float" office:value="9726.902162" calcext:value-type="float">
            <text:p>9726.902162</text:p>
          </table:table-cell>
          <table:table-cell table:formula="of:=[.D72]-[.C72]" office:value-type="float" office:value="303.525651" calcext:value-type="float">
            <text:p>303.52565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9423.384739" calcext:value-type="float">
            <text:p>9423.384739</text:p>
          </table:table-cell>
          <table:table-cell office:value-type="float" office:value="9726.976286" calcext:value-type="float">
            <text:p>9726.976286</text:p>
          </table:table-cell>
          <table:table-cell table:formula="of:=[.D73]-[.C73]" office:value-type="float" office:value="303.591547" calcext:value-type="float">
            <text:p>303.59154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9423.379806" calcext:value-type="float">
            <text:p>9423.379806</text:p>
          </table:table-cell>
          <table:table-cell office:value-type="float" office:value="9732.799113" calcext:value-type="float">
            <text:p>9732.799113</text:p>
          </table:table-cell>
          <table:table-cell table:formula="of:=[.D74]-[.C74]" office:value-type="float" office:value="309.419306999998" calcext:value-type="float">
            <text:p>309.419306999998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732.802326" calcext:value-type="float">
            <text:p>9732.802326</text:p>
          </table:table-cell>
          <table:table-cell office:value-type="float" office:value="10029.392928" calcext:value-type="float">
            <text:p>10029.392928</text:p>
          </table:table-cell>
          <table:table-cell table:formula="of:=[.D75]-[.C75]" office:value-type="float" office:value="296.590601999998" calcext:value-type="float">
            <text:p>296.59060199999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9732.859915" calcext:value-type="float">
            <text:p>9732.859915</text:p>
          </table:table-cell>
          <table:table-cell office:value-type="float" office:value="10038.472253" calcext:value-type="float">
            <text:p>10038.472253</text:p>
          </table:table-cell>
          <table:table-cell table:formula="of:=[.D76]-[.C76]" office:value-type="float" office:value="305.612338000001" calcext:value-type="float">
            <text:p>305.61233800000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732.862989" calcext:value-type="float">
            <text:p>9732.862989</text:p>
          </table:table-cell>
          <table:table-cell office:value-type="float" office:value="10051.907273" calcext:value-type="float">
            <text:p>10051.907273</text:p>
          </table:table-cell>
          <table:table-cell table:formula="of:=[.D77]-[.C77]" office:value-type="float" office:value="319.044284000001" calcext:value-type="float">
            <text:p>319.04428400000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051.997801" calcext:value-type="float">
            <text:p>10051.997801</text:p>
          </table:table-cell>
          <table:table-cell office:value-type="float" office:value="10325.508769" calcext:value-type="float">
            <text:p>10325.508769</text:p>
          </table:table-cell>
          <table:table-cell table:formula="of:=[.D78]-[.C78]" office:value-type="float" office:value="273.510968000001" calcext:value-type="float">
            <text:p>273.51096800000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052.003632" calcext:value-type="float">
            <text:p>10052.003632</text:p>
          </table:table-cell>
          <table:table-cell office:value-type="float" office:value="10351.852635" calcext:value-type="float">
            <text:p>10351.852635</text:p>
          </table:table-cell>
          <table:table-cell table:formula="of:=[.D79]-[.C79]" office:value-type="float" office:value="299.849002999999" calcext:value-type="float">
            <text:p>299.84900299999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351.859496" calcext:value-type="float">
            <text:p>10351.859496</text:p>
          </table:table-cell>
          <table:table-cell office:value-type="float" office:value="10575.657686" calcext:value-type="float">
            <text:p>10575.657686</text:p>
          </table:table-cell>
          <table:table-cell table:formula="of:=[.D80]-[.C80]" office:value-type="float" office:value="223.798190000001" calcext:value-type="float">
            <text:p>223.79819000000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351.872911" calcext:value-type="float">
            <text:p>10351.872911</text:p>
          </table:table-cell>
          <table:table-cell office:value-type="float" office:value="10645.646006" calcext:value-type="float">
            <text:p>10645.646006</text:p>
          </table:table-cell>
          <table:table-cell table:formula="of:=[.D81]-[.C81]" office:value-type="float" office:value="293.773095" calcext:value-type="float">
            <text:p>293.773095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645.672282" calcext:value-type="float">
            <text:p>10645.672282</text:p>
          </table:table-cell>
          <table:table-cell office:value-type="float" office:value="10963.03963" calcext:value-type="float">
            <text:p>10963.03963</text:p>
          </table:table-cell>
          <table:table-cell table:formula="of:=[.D82]-[.C82]" office:value-type="float" office:value="317.367348" calcext:value-type="float">
            <text:p>317.36734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0645.680649" calcext:value-type="float">
            <text:p>10645.680649</text:p>
          </table:table-cell>
          <table:table-cell office:value-type="float" office:value="11046.10322" calcext:value-type="float">
            <text:p>11046.10322</text:p>
          </table:table-cell>
          <table:table-cell table:formula="of:=[.D83]-[.C83]" office:value-type="float" office:value="400.422571000001" calcext:value-type="float">
            <text:p>400.42257100000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0645.6691" calcext:value-type="float">
            <text:p>10645.6691</text:p>
          </table:table-cell>
          <table:table-cell office:value-type="float" office:value="11067.832722" calcext:value-type="float">
            <text:p>11067.832722</text:p>
          </table:table-cell>
          <table:table-cell table:formula="of:=[.D84]-[.C84]" office:value-type="float" office:value="422.163622" calcext:value-type="float">
            <text:p>422.16362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645.682796" calcext:value-type="float">
            <text:p>10645.682796</text:p>
          </table:table-cell>
          <table:table-cell office:value-type="float" office:value="11069.938176" calcext:value-type="float">
            <text:p>11069.938176</text:p>
          </table:table-cell>
          <table:table-cell table:formula="of:=[.D85]-[.C85]" office:value-type="float" office:value="424.255380000001" calcext:value-type="float">
            <text:p>424.25538000000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1069.941287" calcext:value-type="float">
            <text:p>11069.941287</text:p>
          </table:table-cell>
          <table:table-cell office:value-type="float" office:value="11373.70192" calcext:value-type="float">
            <text:p>11373.70192</text:p>
          </table:table-cell>
          <table:table-cell table:formula="of:=[.D86]-[.C86]" office:value-type="float" office:value="303.760633" calcext:value-type="float">
            <text:p>303.76063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1069.945664" calcext:value-type="float">
            <text:p>11069.945664</text:p>
          </table:table-cell>
          <table:table-cell office:value-type="float" office:value="11378.383563" calcext:value-type="float">
            <text:p>11378.383563</text:p>
          </table:table-cell>
          <table:table-cell table:formula="of:=[.D87]-[.C87]" office:value-type="float" office:value="308.437898999999" calcext:value-type="float">
            <text:p>308.43789899999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1069.948958" calcext:value-type="float">
            <text:p>11069.948958</text:p>
          </table:table-cell>
          <table:table-cell office:value-type="float" office:value="11401.074979" calcext:value-type="float">
            <text:p>11401.074979</text:p>
          </table:table-cell>
          <table:table-cell table:formula="of:=[.D88]-[.C88]" office:value-type="float" office:value="331.126021" calcext:value-type="float">
            <text:p>331.12602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1401.095372" calcext:value-type="float">
            <text:p>11401.095372</text:p>
          </table:table-cell>
          <table:table-cell office:value-type="float" office:value="11683.526912" calcext:value-type="float">
            <text:p>11683.526912</text:p>
          </table:table-cell>
          <table:table-cell table:formula="of:=[.D89]-[.C89]" office:value-type="float" office:value="282.43154" calcext:value-type="float">
            <text:p>282.43154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1401.084635" calcext:value-type="float">
            <text:p>11401.084635</text:p>
          </table:table-cell>
          <table:table-cell office:value-type="float" office:value="11692.039623" calcext:value-type="float">
            <text:p>11692.039623</text:p>
          </table:table-cell>
          <table:table-cell table:formula="of:=[.D90]-[.C90]" office:value-type="float" office:value="290.954988000001" calcext:value-type="float">
            <text:p>290.95498800000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1692.043568" calcext:value-type="float">
            <text:p>11692.043568</text:p>
          </table:table-cell>
          <table:table-cell office:value-type="float" office:value="11949.922563" calcext:value-type="float">
            <text:p>11949.922563</text:p>
          </table:table-cell>
          <table:table-cell table:formula="of:=[.D91]-[.C91]" office:value-type="float" office:value="257.878995000001" calcext:value-type="float">
            <text:p>257.87899500000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1949.957763" calcext:value-type="float">
            <text:p>11949.957763</text:p>
          </table:table-cell>
          <table:table-cell office:value-type="float" office:value="12152.744673" calcext:value-type="float">
            <text:p>12152.744673</text:p>
          </table:table-cell>
          <table:table-cell table:formula="of:=[.D92]-[.C92]" office:value-type="float" office:value="202.786909999999" calcext:value-type="float">
            <text:p>202.786909999999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2152.766512" calcext:value-type="float">
            <text:p>12152.766512</text:p>
          </table:table-cell>
          <table:table-cell office:value-type="float" office:value="12808.134593" calcext:value-type="float">
            <text:p>12808.134593</text:p>
          </table:table-cell>
          <table:table-cell table:formula="of:=[.D93]-[.C93]" office:value-type="float" office:value="655.368081000001" calcext:value-type="float">
            <text:p>655.36808100000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2152.768821" calcext:value-type="float">
            <text:p>12152.768821</text:p>
          </table:table-cell>
          <table:table-cell office:value-type="float" office:value="12810.643269" calcext:value-type="float">
            <text:p>12810.643269</text:p>
          </table:table-cell>
          <table:table-cell table:formula="of:=[.D94]-[.C94]" office:value-type="float" office:value="657.874448" calcext:value-type="float">
            <text:p>657.87444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152.750026" calcext:value-type="float">
            <text:p>12152.750026</text:p>
          </table:table-cell>
          <table:table-cell office:value-type="float" office:value="12815.576888" calcext:value-type="float">
            <text:p>12815.576888</text:p>
          </table:table-cell>
          <table:table-cell table:formula="of:=[.D95]-[.C95]" office:value-type="float" office:value="662.826862" calcext:value-type="float">
            <text:p>662.82686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152.750942" calcext:value-type="float">
            <text:p>12152.750942</text:p>
          </table:table-cell>
          <table:table-cell office:value-type="float" office:value="12815.945781" calcext:value-type="float">
            <text:p>12815.945781</text:p>
          </table:table-cell>
          <table:table-cell table:formula="of:=[.D96]-[.C96]" office:value-type="float" office:value="663.194839" calcext:value-type="float">
            <text:p>663.194839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2152.766159" calcext:value-type="float">
            <text:p>12152.766159</text:p>
          </table:table-cell>
          <table:table-cell office:value-type="float" office:value="12817.309487" calcext:value-type="float">
            <text:p>12817.309487</text:p>
          </table:table-cell>
          <table:table-cell table:formula="of:=[.D97]-[.C97]" office:value-type="float" office:value="664.543328" calcext:value-type="float">
            <text:p>664.54332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2152.750832" calcext:value-type="float">
            <text:p>12152.750832</text:p>
          </table:table-cell>
          <table:table-cell office:value-type="float" office:value="12838.622231" calcext:value-type="float">
            <text:p>12838.622231</text:p>
          </table:table-cell>
          <table:table-cell table:formula="of:=[.D98]-[.C98]" office:value-type="float" office:value="685.871399" calcext:value-type="float">
            <text:p>685.87139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152.758747" calcext:value-type="float">
            <text:p>12152.758747</text:p>
          </table:table-cell>
          <table:table-cell office:value-type="float" office:value="12851.638649" calcext:value-type="float">
            <text:p>12851.638649</text:p>
          </table:table-cell>
          <table:table-cell table:formula="of:=[.D99]-[.C99]" office:value-type="float" office:value="698.879902000001" calcext:value-type="float">
            <text:p>698.87990200000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2152.769028" calcext:value-type="float">
            <text:p>12152.769028</text:p>
          </table:table-cell>
          <table:table-cell office:value-type="float" office:value="12871.554436" calcext:value-type="float">
            <text:p>12871.554436</text:p>
          </table:table-cell>
          <table:table-cell table:formula="of:=[.D100]-[.C100]" office:value-type="float" office:value="718.785408" calcext:value-type="float">
            <text:p>718.78540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871.619426" calcext:value-type="float">
            <text:p>12871.619426</text:p>
          </table:table-cell>
          <table:table-cell office:value-type="float" office:value="13093.665356" calcext:value-type="float">
            <text:p>13093.665356</text:p>
          </table:table-cell>
          <table:table-cell table:formula="of:=[.D101]-[.C101]" office:value-type="float" office:value="222.04593" calcext:value-type="float">
            <text:p>222.04593</text:p>
          </table:table-cell>
        </table:table-row>
      </table:table>
      <table:table table:name="10_1000" table:style-name="ta1">
        <table:shapes>
          <draw:frame draw:z-index="0" draw:style-name="gr1" draw:text-style-name="P1" svg:width="80.055cm" svg:height="45.029cm" svg:x="9.132cm" svg:y="0.1cm">
            <draw:object draw:notify-on-update-of-ranges="10_1000.C1:10_1000.C1 10_1000.C2:10_1000.C101 10_1000.D1:10_1000.D1 10_1000.D2:10_1000.D1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602077" calcext:value-type="float">
            <text:p>1.602077</text:p>
          </table:table-cell>
          <table:table-cell office:value-type="float" office:value="1087.937916" calcext:value-type="float">
            <text:p>1087.9379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42191" calcext:value-type="float">
            <text:p>1.42191</text:p>
          </table:table-cell>
          <table:table-cell office:value-type="float" office:value="1091.927686" calcext:value-type="float">
            <text:p>1091.9276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48415" calcext:value-type="float">
            <text:p>0.248415</text:p>
          </table:table-cell>
          <table:table-cell office:value-type="float" office:value="1099.81736" calcext:value-type="float">
            <text:p>1099.8173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442917" calcext:value-type="float">
            <text:p>1.442917</text:p>
          </table:table-cell>
          <table:table-cell office:value-type="float" office:value="1100.371573" calcext:value-type="float">
            <text:p>1100.3715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632427" calcext:value-type="float">
            <text:p>1.632427</text:p>
          </table:table-cell>
          <table:table-cell office:value-type="float" office:value="1138.153142" calcext:value-type="float">
            <text:p>1138.1531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111548" calcext:value-type="float">
            <text:p>1.111548</text:p>
          </table:table-cell>
          <table:table-cell office:value-type="float" office:value="1146.520743" calcext:value-type="float">
            <text:p>1146.52074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138607" calcext:value-type="float">
            <text:p>1.138607</text:p>
          </table:table-cell>
          <table:table-cell office:value-type="float" office:value="1183.211344" calcext:value-type="float">
            <text:p>1183.2113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12172" calcext:value-type="float">
            <text:p>1.12172</text:p>
          </table:table-cell>
          <table:table-cell office:value-type="float" office:value="1183.215296" calcext:value-type="float">
            <text:p>1183.2152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48541" calcext:value-type="float">
            <text:p>0.448541</text:p>
          </table:table-cell>
          <table:table-cell office:value-type="float" office:value="1185.381947" calcext:value-type="float">
            <text:p>1185.38194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53114" calcext:value-type="float">
            <text:p>1.153114</text:p>
          </table:table-cell>
          <table:table-cell office:value-type="float" office:value="1186.916371" calcext:value-type="float">
            <text:p>1186.91637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84129" calcext:value-type="float">
            <text:p>0.484129</text:p>
          </table:table-cell>
          <table:table-cell office:value-type="float" office:value="1212.64683" calcext:value-type="float">
            <text:p>1212.6468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847977" calcext:value-type="float">
            <text:p>1.847977</text:p>
          </table:table-cell>
          <table:table-cell office:value-type="float" office:value="1217.08657" calcext:value-type="float">
            <text:p>1217.0865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839654" calcext:value-type="float">
            <text:p>1.839654</text:p>
          </table:table-cell>
          <table:table-cell office:value-type="float" office:value="1218.012071" calcext:value-type="float">
            <text:p>1218.0120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09506" calcext:value-type="float">
            <text:p>1.09506</text:p>
          </table:table-cell>
          <table:table-cell office:value-type="float" office:value="1244.232807" calcext:value-type="float">
            <text:p>1244.23280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38.219703" calcext:value-type="float">
            <text:p>1138.219703</text:p>
          </table:table-cell>
          <table:table-cell office:value-type="float" office:value="1941.191233" calcext:value-type="float">
            <text:p>1941.1912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83.223442" calcext:value-type="float">
            <text:p>1183.223442</text:p>
          </table:table-cell>
          <table:table-cell office:value-type="float" office:value="1995.504713" calcext:value-type="float">
            <text:p>1995.5047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86.944489" calcext:value-type="float">
            <text:p>1186.944489</text:p>
          </table:table-cell>
          <table:table-cell office:value-type="float" office:value="1995.680583" calcext:value-type="float">
            <text:p>1995.68058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83.21693" calcext:value-type="float">
            <text:p>1183.21693</text:p>
          </table:table-cell>
          <table:table-cell office:value-type="float" office:value="2041.673139" calcext:value-type="float">
            <text:p>2041.67313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38.156129" calcext:value-type="float">
            <text:p>1138.156129</text:p>
          </table:table-cell>
          <table:table-cell office:value-type="float" office:value="2087.72922" calcext:value-type="float">
            <text:p>2087.729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12.652562" calcext:value-type="float">
            <text:p>1212.652562</text:p>
          </table:table-cell>
          <table:table-cell office:value-type="float" office:value="2104.365986" calcext:value-type="float">
            <text:p>2104.3659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44.23678" calcext:value-type="float">
            <text:p>1244.23678</text:p>
          </table:table-cell>
          <table:table-cell office:value-type="float" office:value="2122.374583" calcext:value-type="float">
            <text:p>2122.37458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12.674801" calcext:value-type="float">
            <text:p>1212.674801</text:p>
          </table:table-cell>
          <table:table-cell office:value-type="float" office:value="2160.028106" calcext:value-type="float">
            <text:p>2160.02810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83.248036" calcext:value-type="float">
            <text:p>1183.248036</text:p>
          </table:table-cell>
          <table:table-cell office:value-type="float" office:value="2284.699736" calcext:value-type="float">
            <text:p>2284.69973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12.663744" calcext:value-type="float">
            <text:p>1212.663744</text:p>
          </table:table-cell>
          <table:table-cell office:value-type="float" office:value="2474.007516" calcext:value-type="float">
            <text:p>2474.00751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41.316959" calcext:value-type="float">
            <text:p>1941.316959</text:p>
          </table:table-cell>
          <table:table-cell office:value-type="float" office:value="5175.918833" calcext:value-type="float">
            <text:p>5175.918833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941.438911" calcext:value-type="float">
            <text:p>1941.438911</text:p>
          </table:table-cell>
          <table:table-cell office:value-type="float" office:value="5371.920636" calcext:value-type="float">
            <text:p>5371.9206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41.319139" calcext:value-type="float">
            <text:p>1941.319139</text:p>
          </table:table-cell>
          <table:table-cell office:value-type="float" office:value="5863.958248" calcext:value-type="float">
            <text:p>5863.95824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41.329968" calcext:value-type="float">
            <text:p>1941.329968</text:p>
          </table:table-cell>
          <table:table-cell office:value-type="float" office:value="6179.938671" calcext:value-type="float">
            <text:p>6179.93867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41.415629" calcext:value-type="float">
            <text:p>1941.415629</text:p>
          </table:table-cell>
          <table:table-cell office:value-type="float" office:value="6247.55166" calcext:value-type="float">
            <text:p>6247.5516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41.334348" calcext:value-type="float">
            <text:p>1941.334348</text:p>
          </table:table-cell>
          <table:table-cell office:value-type="float" office:value="6447.392447" calcext:value-type="float">
            <text:p>6447.39244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41.331489" calcext:value-type="float">
            <text:p>1941.331489</text:p>
          </table:table-cell>
          <table:table-cell office:value-type="float" office:value="6513.914391" calcext:value-type="float">
            <text:p>6513.91439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41.318927" calcext:value-type="float">
            <text:p>1941.318927</text:p>
          </table:table-cell>
          <table:table-cell office:value-type="float" office:value="6798.980574" calcext:value-type="float">
            <text:p>6798.98057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1.34705" calcext:value-type="float">
            <text:p>1941.34705</text:p>
          </table:table-cell>
          <table:table-cell office:value-type="float" office:value="6834.856241" calcext:value-type="float">
            <text:p>6834.85624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41.327053" calcext:value-type="float">
            <text:p>1941.327053</text:p>
          </table:table-cell>
          <table:table-cell office:value-type="float" office:value="6855.259113" calcext:value-type="float">
            <text:p>6855.25911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41.324102" calcext:value-type="float">
            <text:p>1941.324102</text:p>
          </table:table-cell>
          <table:table-cell office:value-type="float" office:value="6871.564455" calcext:value-type="float">
            <text:p>6871.56445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41.338858" calcext:value-type="float">
            <text:p>1941.338858</text:p>
          </table:table-cell>
          <table:table-cell office:value-type="float" office:value="6871.803396" calcext:value-type="float">
            <text:p>6871.80339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41.35623" calcext:value-type="float">
            <text:p>1941.35623</text:p>
          </table:table-cell>
          <table:table-cell office:value-type="float" office:value="6904.034263" calcext:value-type="float">
            <text:p>6904.03426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1.352076" calcext:value-type="float">
            <text:p>1941.352076</text:p>
          </table:table-cell>
          <table:table-cell office:value-type="float" office:value="6987.059679" calcext:value-type="float">
            <text:p>6987.05967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41.376024" calcext:value-type="float">
            <text:p>1941.376024</text:p>
          </table:table-cell>
          <table:table-cell office:value-type="float" office:value="7063.604889" calcext:value-type="float">
            <text:p>7063.60488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41.367367" calcext:value-type="float">
            <text:p>1941.367367</text:p>
          </table:table-cell>
          <table:table-cell office:value-type="float" office:value="7063.953356" calcext:value-type="float">
            <text:p>7063.95335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41.368008" calcext:value-type="float">
            <text:p>1941.368008</text:p>
          </table:table-cell>
          <table:table-cell office:value-type="float" office:value="7154.568927" calcext:value-type="float">
            <text:p>7154.5689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41.342879" calcext:value-type="float">
            <text:p>1941.342879</text:p>
          </table:table-cell>
          <table:table-cell office:value-type="float" office:value="7255.939529" calcext:value-type="float">
            <text:p>7255.93952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1.360121" calcext:value-type="float">
            <text:p>1941.360121</text:p>
          </table:table-cell>
          <table:table-cell office:value-type="float" office:value="7271.381073" calcext:value-type="float">
            <text:p>7271.38107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41.336157" calcext:value-type="float">
            <text:p>1941.336157</text:p>
          </table:table-cell>
          <table:table-cell office:value-type="float" office:value="7279.074008" calcext:value-type="float">
            <text:p>7279.07400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41.347861" calcext:value-type="float">
            <text:p>1941.347861</text:p>
          </table:table-cell>
          <table:table-cell office:value-type="float" office:value="7294.994156" calcext:value-type="float">
            <text:p>7294.99415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1.364139" calcext:value-type="float">
            <text:p>1941.364139</text:p>
          </table:table-cell>
          <table:table-cell office:value-type="float" office:value="7347.937546" calcext:value-type="float">
            <text:p>7347.93754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41.388759" calcext:value-type="float">
            <text:p>1941.388759</text:p>
          </table:table-cell>
          <table:table-cell office:value-type="float" office:value="7347.948204" calcext:value-type="float">
            <text:p>7347.94820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1.3723" calcext:value-type="float">
            <text:p>1941.3723</text:p>
          </table:table-cell>
          <table:table-cell office:value-type="float" office:value="7350.273917" calcext:value-type="float">
            <text:p>7350.27391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41.377082" calcext:value-type="float">
            <text:p>1941.377082</text:p>
          </table:table-cell>
          <table:table-cell office:value-type="float" office:value="7350.710369" calcext:value-type="float">
            <text:p>7350.71036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41.392169" calcext:value-type="float">
            <text:p>1941.392169</text:p>
          </table:table-cell>
          <table:table-cell office:value-type="float" office:value="7367.770503" calcext:value-type="float">
            <text:p>7367.77050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41.351126" calcext:value-type="float">
            <text:p>1941.351126</text:p>
          </table:table-cell>
          <table:table-cell office:value-type="float" office:value="7395.100707" calcext:value-type="float">
            <text:p>7395.10070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941.433662" calcext:value-type="float">
            <text:p>1941.433662</text:p>
          </table:table-cell>
          <table:table-cell office:value-type="float" office:value="7418.873638" calcext:value-type="float">
            <text:p>7418.87363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41.329885" calcext:value-type="float">
            <text:p>1941.329885</text:p>
          </table:table-cell>
          <table:table-cell office:value-type="float" office:value="7423.077681" calcext:value-type="float">
            <text:p>7423.07768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41.384045" calcext:value-type="float">
            <text:p>1941.384045</text:p>
          </table:table-cell>
          <table:table-cell office:value-type="float" office:value="7470.944708" calcext:value-type="float">
            <text:p>7470.94470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41.395851" calcext:value-type="float">
            <text:p>1941.395851</text:p>
          </table:table-cell>
          <table:table-cell office:value-type="float" office:value="7527.921569" calcext:value-type="float">
            <text:p>7527.92156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41.411627" calcext:value-type="float">
            <text:p>1941.411627</text:p>
          </table:table-cell>
          <table:table-cell office:value-type="float" office:value="7543.024" calcext:value-type="float">
            <text:p>7543.02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41.410438" calcext:value-type="float">
            <text:p>1941.410438</text:p>
          </table:table-cell>
          <table:table-cell office:value-type="float" office:value="7587.363437" calcext:value-type="float">
            <text:p>7587.36343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41.378883" calcext:value-type="float">
            <text:p>1941.378883</text:p>
          </table:table-cell>
          <table:table-cell office:value-type="float" office:value="7587.590679" calcext:value-type="float">
            <text:p>7587.59067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41.360556" calcext:value-type="float">
            <text:p>1941.360556</text:p>
          </table:table-cell>
          <table:table-cell office:value-type="float" office:value="7632.971579" calcext:value-type="float">
            <text:p>7632.97157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41.371124" calcext:value-type="float">
            <text:p>1941.371124</text:p>
          </table:table-cell>
          <table:table-cell office:value-type="float" office:value="7702.714907" calcext:value-type="float">
            <text:p>7702.71490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41.379995" calcext:value-type="float">
            <text:p>1941.379995</text:p>
          </table:table-cell>
          <table:table-cell office:value-type="float" office:value="7780.461317" calcext:value-type="float">
            <text:p>7780.46131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941.432002" calcext:value-type="float">
            <text:p>1941.432002</text:p>
          </table:table-cell>
          <table:table-cell office:value-type="float" office:value="7785.535878" calcext:value-type="float">
            <text:p>7785.535878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941.428081" calcext:value-type="float">
            <text:p>1941.428081</text:p>
          </table:table-cell>
          <table:table-cell office:value-type="float" office:value="7790.608509" calcext:value-type="float">
            <text:p>7790.60850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941.402886" calcext:value-type="float">
            <text:p>1941.402886</text:p>
          </table:table-cell>
          <table:table-cell office:value-type="float" office:value="7803.954089" calcext:value-type="float">
            <text:p>7803.95408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941.435684" calcext:value-type="float">
            <text:p>1941.435684</text:p>
          </table:table-cell>
          <table:table-cell office:value-type="float" office:value="7839.539708" calcext:value-type="float">
            <text:p>7839.53970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.355803" calcext:value-type="float">
            <text:p>1941.355803</text:p>
          </table:table-cell>
          <table:table-cell office:value-type="float" office:value="7863.214179" calcext:value-type="float">
            <text:p>7863.21417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41.413701" calcext:value-type="float">
            <text:p>1941.413701</text:p>
          </table:table-cell>
          <table:table-cell office:value-type="float" office:value="7925.41003" calcext:value-type="float">
            <text:p>7925.41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41.400563" calcext:value-type="float">
            <text:p>1941.400563</text:p>
          </table:table-cell>
          <table:table-cell office:value-type="float" office:value="7931.733662" calcext:value-type="float">
            <text:p>7931.73366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41.406603" calcext:value-type="float">
            <text:p>1941.406603</text:p>
          </table:table-cell>
          <table:table-cell office:value-type="float" office:value="7939.107517" calcext:value-type="float">
            <text:p>7939.10751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41.384922" calcext:value-type="float">
            <text:p>1941.384922</text:p>
          </table:table-cell>
          <table:table-cell office:value-type="float" office:value="7947.026701" calcext:value-type="float">
            <text:p>7947.02670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41.380883" calcext:value-type="float">
            <text:p>1941.380883</text:p>
          </table:table-cell>
          <table:table-cell office:value-type="float" office:value="7954.269085" calcext:value-type="float">
            <text:p>7954.26908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941.439327" calcext:value-type="float">
            <text:p>1941.439327</text:p>
          </table:table-cell>
          <table:table-cell office:value-type="float" office:value="8002.538161" calcext:value-type="float">
            <text:p>8002.53816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941.476231" calcext:value-type="float">
            <text:p>1941.476231</text:p>
          </table:table-cell>
          <table:table-cell office:value-type="float" office:value="8002.852681" calcext:value-type="float">
            <text:p>8002.85268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41.406513" calcext:value-type="float">
            <text:p>1941.406513</text:p>
          </table:table-cell>
          <table:table-cell office:value-type="float" office:value="8012.535232" calcext:value-type="float">
            <text:p>8012.53523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941.402726" calcext:value-type="float">
            <text:p>1941.402726</text:p>
          </table:table-cell>
          <table:table-cell office:value-type="float" office:value="8023.069774" calcext:value-type="float">
            <text:p>8023.0697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941.43572" calcext:value-type="float">
            <text:p>1941.43572</text:p>
          </table:table-cell>
          <table:table-cell office:value-type="float" office:value="8047.841654" calcext:value-type="float">
            <text:p>8047.84165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941.475133" calcext:value-type="float">
            <text:p>1941.475133</text:p>
          </table:table-cell>
          <table:table-cell office:value-type="float" office:value="8050.814746" calcext:value-type="float">
            <text:p>8050.81474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41.389118" calcext:value-type="float">
            <text:p>1941.389118</text:p>
          </table:table-cell>
          <table:table-cell office:value-type="float" office:value="8071.884619" calcext:value-type="float">
            <text:p>8071.88461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41.236879" calcext:value-type="float">
            <text:p>1941.236879</text:p>
          </table:table-cell>
          <table:table-cell office:value-type="float" office:value="8072.185121" calcext:value-type="float">
            <text:p>8072.18512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941.427683" calcext:value-type="float">
            <text:p>1941.427683</text:p>
          </table:table-cell>
          <table:table-cell office:value-type="float" office:value="8078.894655" calcext:value-type="float">
            <text:p>8078.89465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941.467859" calcext:value-type="float">
            <text:p>1941.467859</text:p>
          </table:table-cell>
          <table:table-cell office:value-type="float" office:value="8095.109852" calcext:value-type="float">
            <text:p>8095.10985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941.448487" calcext:value-type="float">
            <text:p>1941.448487</text:p>
          </table:table-cell>
          <table:table-cell office:value-type="float" office:value="8107.613522" calcext:value-type="float">
            <text:p>8107.61352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41.3406" calcext:value-type="float">
            <text:p>1941.3406</text:p>
          </table:table-cell>
          <table:table-cell office:value-type="float" office:value="8206.875268" calcext:value-type="float">
            <text:p>8206.87526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941.431577" calcext:value-type="float">
            <text:p>1941.431577</text:p>
          </table:table-cell>
          <table:table-cell office:value-type="float" office:value="8227.149633" calcext:value-type="float">
            <text:p>8227.14963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941.447411" calcext:value-type="float">
            <text:p>1941.447411</text:p>
          </table:table-cell>
          <table:table-cell office:value-type="float" office:value="8244.720198" calcext:value-type="float">
            <text:p>8244.720198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941.45105" calcext:value-type="float">
            <text:p>1941.45105</text:p>
          </table:table-cell>
          <table:table-cell office:value-type="float" office:value="8247.398632" calcext:value-type="float">
            <text:p>8247.39863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941.465954" calcext:value-type="float">
            <text:p>1941.465954</text:p>
          </table:table-cell>
          <table:table-cell office:value-type="float" office:value="8248.720702" calcext:value-type="float">
            <text:p>8248.720702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941.425923" calcext:value-type="float">
            <text:p>1941.425923</text:p>
          </table:table-cell>
          <table:table-cell office:value-type="float" office:value="8266.837881" calcext:value-type="float">
            <text:p>8266.83788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941.464261" calcext:value-type="float">
            <text:p>1941.464261</text:p>
          </table:table-cell>
          <table:table-cell office:value-type="float" office:value="8267.71437" calcext:value-type="float">
            <text:p>8267.7143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941.450647" calcext:value-type="float">
            <text:p>1941.450647</text:p>
          </table:table-cell>
          <table:table-cell office:value-type="float" office:value="8268.726424" calcext:value-type="float">
            <text:p>8268.72642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941.452293" calcext:value-type="float">
            <text:p>1941.452293</text:p>
          </table:table-cell>
          <table:table-cell office:value-type="float" office:value="8284.209681" calcext:value-type="float">
            <text:p>8284.20968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941.444727" calcext:value-type="float">
            <text:p>1941.444727</text:p>
          </table:table-cell>
          <table:table-cell office:value-type="float" office:value="8291.973462" calcext:value-type="float">
            <text:p>8291.973462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941.465658" calcext:value-type="float">
            <text:p>1941.465658</text:p>
          </table:table-cell>
          <table:table-cell office:value-type="float" office:value="8293.21192" calcext:value-type="float">
            <text:p>8293.2119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941.454917" calcext:value-type="float">
            <text:p>1941.454917</text:p>
          </table:table-cell>
          <table:table-cell office:value-type="float" office:value="8295.254438" calcext:value-type="float">
            <text:p>8295.25443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41.417886" calcext:value-type="float">
            <text:p>1941.417886</text:p>
          </table:table-cell>
          <table:table-cell office:value-type="float" office:value="8307.029287" calcext:value-type="float">
            <text:p>8307.02928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941.471662" calcext:value-type="float">
            <text:p>1941.471662</text:p>
          </table:table-cell>
          <table:table-cell office:value-type="float" office:value="8311.813519" calcext:value-type="float">
            <text:p>8311.81351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941.470688" calcext:value-type="float">
            <text:p>1941.470688</text:p>
          </table:table-cell>
          <table:table-cell office:value-type="float" office:value="8314.275548" calcext:value-type="float">
            <text:p>8314.27554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941.462217" calcext:value-type="float">
            <text:p>1941.462217</text:p>
          </table:table-cell>
          <table:table-cell office:value-type="float" office:value="8316.968008" calcext:value-type="float">
            <text:p>8316.96800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941.458379" calcext:value-type="float">
            <text:p>1941.458379</text:p>
          </table:table-cell>
          <table:table-cell office:value-type="float" office:value="8318.473976" calcext:value-type="float">
            <text:p>8318.47397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41.484812" calcext:value-type="float">
            <text:p>1941.484812</text:p>
          </table:table-cell>
          <table:table-cell office:value-type="float" office:value="8326.003024" calcext:value-type="float">
            <text:p>8326.003024</text:p>
          </table:table-cell>
        </table:table-row>
      </table:table>
      <table:table table:name="100_1000" table:style-name="ta1">
        <table:shapes>
          <draw:frame draw:z-index="0" draw:style-name="gr1" draw:text-style-name="P1" svg:width="55.15cm" svg:height="45.314cm" svg:x="9.141cm" svg:y="0.106cm">
            <draw:object draw:notify-on-update-of-ranges="100_1000.C1:100_1000.C1 100_1000.C2:100_1000.C101 100_1000.D1:100_1000.D1 100_1000.D2:100_1000.D10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760376" calcext:value-type="float">
            <text:p>1.760376</text:p>
          </table:table-cell>
          <table:table-cell office:value-type="float" office:value="2609.221134" calcext:value-type="float">
            <text:p>2609.22113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320308" calcext:value-type="float">
            <text:p>2.320308</text:p>
          </table:table-cell>
          <table:table-cell office:value-type="float" office:value="3162.12778" calcext:value-type="float">
            <text:p>3162.1277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967621" calcext:value-type="float">
            <text:p>2.967621</text:p>
          </table:table-cell>
          <table:table-cell office:value-type="float" office:value="3448.04288" calcext:value-type="float">
            <text:p>3448.0428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.379462" calcext:value-type="float">
            <text:p>2.379462</text:p>
          </table:table-cell>
          <table:table-cell office:value-type="float" office:value="3531.841089" calcext:value-type="float">
            <text:p>3531.84108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519499" calcext:value-type="float">
            <text:p>0.519499</text:p>
          </table:table-cell>
          <table:table-cell office:value-type="float" office:value="3613.432295" calcext:value-type="float">
            <text:p>3613.4322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669" calcext:value-type="float">
            <text:p>0.10669</text:p>
          </table:table-cell>
          <table:table-cell office:value-type="float" office:value="3950.512882" calcext:value-type="float">
            <text:p>3950.5128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4946" calcext:value-type="float">
            <text:p>0.64946</text:p>
          </table:table-cell>
          <table:table-cell office:value-type="float" office:value="4053.871805" calcext:value-type="float">
            <text:p>4053.8718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513154" calcext:value-type="float">
            <text:p>1.513154</text:p>
          </table:table-cell>
          <table:table-cell office:value-type="float" office:value="4108.800112" calcext:value-type="float">
            <text:p>4108.80011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226387" calcext:value-type="float">
            <text:p>2.226387</text:p>
          </table:table-cell>
          <table:table-cell office:value-type="float" office:value="4213.159787" calcext:value-type="float">
            <text:p>4213.15978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819694" calcext:value-type="float">
            <text:p>2.819694</text:p>
          </table:table-cell>
          <table:table-cell office:value-type="float" office:value="4341.069224" calcext:value-type="float">
            <text:p>4341.0692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02309" calcext:value-type="float">
            <text:p>0.402309</text:p>
          </table:table-cell>
          <table:table-cell office:value-type="float" office:value="4556.248534" calcext:value-type="float">
            <text:p>4556.24853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888483" calcext:value-type="float">
            <text:p>1.888483</text:p>
          </table:table-cell>
          <table:table-cell office:value-type="float" office:value="4565.544958" calcext:value-type="float">
            <text:p>4565.54495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794912" calcext:value-type="float">
            <text:p>1.794912</text:p>
          </table:table-cell>
          <table:table-cell office:value-type="float" office:value="4592.260575" calcext:value-type="float">
            <text:p>4592.2605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182673" calcext:value-type="float">
            <text:p>2.182673</text:p>
          </table:table-cell>
          <table:table-cell office:value-type="float" office:value="4595.04152" calcext:value-type="float">
            <text:p>4595.041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28748" calcext:value-type="float">
            <text:p>0.828748</text:p>
          </table:table-cell>
          <table:table-cell office:value-type="float" office:value="4648.627192" calcext:value-type="float">
            <text:p>4648.62719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.611779" calcext:value-type="float">
            <text:p>3.611779</text:p>
          </table:table-cell>
          <table:table-cell office:value-type="float" office:value="4789.060456" calcext:value-type="float">
            <text:p>4789.06045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608349" calcext:value-type="float">
            <text:p>1.608349</text:p>
          </table:table-cell>
          <table:table-cell office:value-type="float" office:value="4864.925607" calcext:value-type="float">
            <text:p>4864.9256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6709" calcext:value-type="float">
            <text:p>2.16709</text:p>
          </table:table-cell>
          <table:table-cell office:value-type="float" office:value="4918.003217" calcext:value-type="float">
            <text:p>4918.00321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.216874" calcext:value-type="float">
            <text:p>5.216874</text:p>
          </table:table-cell>
          <table:table-cell office:value-type="float" office:value="5058.067101" calcext:value-type="float">
            <text:p>5058.06710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23303" calcext:value-type="float">
            <text:p>2.23303</text:p>
          </table:table-cell>
          <table:table-cell office:value-type="float" office:value="5316.936381" calcext:value-type="float">
            <text:p>5316.93638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.12486" calcext:value-type="float">
            <text:p>3.12486</text:p>
          </table:table-cell>
          <table:table-cell office:value-type="float" office:value="5416.84857" calcext:value-type="float">
            <text:p>5416.8485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.323754" calcext:value-type="float">
            <text:p>2.323754</text:p>
          </table:table-cell>
          <table:table-cell office:value-type="float" office:value="5536.9915" calcext:value-type="float">
            <text:p>5536.99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.797695" calcext:value-type="float">
            <text:p>3.797695</text:p>
          </table:table-cell>
          <table:table-cell office:value-type="float" office:value="5549.210903" calcext:value-type="float">
            <text:p>5549.21090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599122" calcext:value-type="float">
            <text:p>3.599122</text:p>
          </table:table-cell>
          <table:table-cell office:value-type="float" office:value="5918.476705" calcext:value-type="float">
            <text:p>5918.4767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896151" calcext:value-type="float">
            <text:p>2.896151</text:p>
          </table:table-cell>
          <table:table-cell office:value-type="float" office:value="6033.478217" calcext:value-type="float">
            <text:p>6033.4782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826094" calcext:value-type="float">
            <text:p>2.826094</text:p>
          </table:table-cell>
          <table:table-cell office:value-type="float" office:value="6049.052247" calcext:value-type="float">
            <text:p>6049.05224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.700462" calcext:value-type="float">
            <text:p>6.700462</text:p>
          </table:table-cell>
          <table:table-cell office:value-type="float" office:value="6169.016989" calcext:value-type="float">
            <text:p>6169.01698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.839974" calcext:value-type="float">
            <text:p>2.839974</text:p>
          </table:table-cell>
          <table:table-cell office:value-type="float" office:value="6188.865827" calcext:value-type="float">
            <text:p>6188.8658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.875717" calcext:value-type="float">
            <text:p>3.875717</text:p>
          </table:table-cell>
          <table:table-cell office:value-type="float" office:value="6236.922142" calcext:value-type="float">
            <text:p>6236.92214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.687803" calcext:value-type="float">
            <text:p>3.687803</text:p>
          </table:table-cell>
          <table:table-cell office:value-type="float" office:value="6364.943972" calcext:value-type="float">
            <text:p>6364.94397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.039133" calcext:value-type="float">
            <text:p>4.039133</text:p>
          </table:table-cell>
          <table:table-cell office:value-type="float" office:value="6377.599556" calcext:value-type="float">
            <text:p>6377.59955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.935045" calcext:value-type="float">
            <text:p>4.935045</text:p>
          </table:table-cell>
          <table:table-cell office:value-type="float" office:value="6412.987406" calcext:value-type="float">
            <text:p>6412.98740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.50648" calcext:value-type="float">
            <text:p>4.50648</text:p>
          </table:table-cell>
          <table:table-cell office:value-type="float" office:value="6525.666564" calcext:value-type="float">
            <text:p>6525.66656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.519911" calcext:value-type="float">
            <text:p>5.519911</text:p>
          </table:table-cell>
          <table:table-cell office:value-type="float" office:value="6704.801865" calcext:value-type="float">
            <text:p>6704.80186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.664188" calcext:value-type="float">
            <text:p>6.664188</text:p>
          </table:table-cell>
          <table:table-cell office:value-type="float" office:value="6741.0713" calcext:value-type="float">
            <text:p>6741.071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8.828699" calcext:value-type="float">
            <text:p>78.828699</text:p>
          </table:table-cell>
          <table:table-cell office:value-type="float" office:value="6955.800702" calcext:value-type="float">
            <text:p>6955.80070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.771285" calcext:value-type="float">
            <text:p>4.771285</text:p>
          </table:table-cell>
          <table:table-cell office:value-type="float" office:value="7013.847752" calcext:value-type="float">
            <text:p>7013.84775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.399578" calcext:value-type="float">
            <text:p>7.399578</text:p>
          </table:table-cell>
          <table:table-cell office:value-type="float" office:value="7020.832845" calcext:value-type="float">
            <text:p>7020.83284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.020555" calcext:value-type="float">
            <text:p>8.020555</text:p>
          </table:table-cell>
          <table:table-cell office:value-type="float" office:value="7168.773473" calcext:value-type="float">
            <text:p>7168.77347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.825879" calcext:value-type="float">
            <text:p>5.825879</text:p>
          </table:table-cell>
          <table:table-cell office:value-type="float" office:value="7185.839697" calcext:value-type="float">
            <text:p>7185.83969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.976865" calcext:value-type="float">
            <text:p>4.976865</text:p>
          </table:table-cell>
          <table:table-cell office:value-type="float" office:value="7187.607624" calcext:value-type="float">
            <text:p>7187.60762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.216497" calcext:value-type="float">
            <text:p>6.216497</text:p>
          </table:table-cell>
          <table:table-cell office:value-type="float" office:value="7197.252962" calcext:value-type="float">
            <text:p>7197.25296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.229902" calcext:value-type="float">
            <text:p>5.229902</text:p>
          </table:table-cell>
          <table:table-cell office:value-type="float" office:value="7294.018459" calcext:value-type="float">
            <text:p>7294.01845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.674241" calcext:value-type="float">
            <text:p>7.674241</text:p>
          </table:table-cell>
          <table:table-cell office:value-type="float" office:value="7294.22296" calcext:value-type="float">
            <text:p>7294.2229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.350316" calcext:value-type="float">
            <text:p>6.350316</text:p>
          </table:table-cell>
          <table:table-cell office:value-type="float" office:value="7308.989639" calcext:value-type="float">
            <text:p>7308.98963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.309765" calcext:value-type="float">
            <text:p>8.309765</text:p>
          </table:table-cell>
          <table:table-cell office:value-type="float" office:value="7326.122774" calcext:value-type="float">
            <text:p>7326.12277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.825989" calcext:value-type="float">
            <text:p>5.825989</text:p>
          </table:table-cell>
          <table:table-cell office:value-type="float" office:value="7386.006957" calcext:value-type="float">
            <text:p>7386.00695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.448708" calcext:value-type="float">
            <text:p>7.448708</text:p>
          </table:table-cell>
          <table:table-cell office:value-type="float" office:value="7466.158355" calcext:value-type="float">
            <text:p>7466.15835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.871711" calcext:value-type="float">
            <text:p>5.871711</text:p>
          </table:table-cell>
          <table:table-cell office:value-type="float" office:value="7546.179136" calcext:value-type="float">
            <text:p>7546.17913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.874112" calcext:value-type="float">
            <text:p>7.874112</text:p>
          </table:table-cell>
          <table:table-cell office:value-type="float" office:value="7591.327596" calcext:value-type="float">
            <text:p>7591.32759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.120801" calcext:value-type="float">
            <text:p>7.120801</text:p>
          </table:table-cell>
          <table:table-cell office:value-type="float" office:value="7612.117515" calcext:value-type="float">
            <text:p>7612.11751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.70795" calcext:value-type="float">
            <text:p>8.70795</text:p>
          </table:table-cell>
          <table:table-cell office:value-type="float" office:value="7689.15136" calcext:value-type="float">
            <text:p>7689.1513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.068114" calcext:value-type="float">
            <text:p>8.068114</text:p>
          </table:table-cell>
          <table:table-cell office:value-type="float" office:value="7717.14272" calcext:value-type="float">
            <text:p>7717.1427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9.118485" calcext:value-type="float">
            <text:p>79.118485</text:p>
          </table:table-cell>
          <table:table-cell office:value-type="float" office:value="7808.337661" calcext:value-type="float">
            <text:p>7808.33766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9.025699" calcext:value-type="float">
            <text:p>9.025699</text:p>
          </table:table-cell>
          <table:table-cell office:value-type="float" office:value="7857.291893" calcext:value-type="float">
            <text:p>7857.29189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9.464718" calcext:value-type="float">
            <text:p>79.464718</text:p>
          </table:table-cell>
          <table:table-cell office:value-type="float" office:value="7860.405787" calcext:value-type="float">
            <text:p>7860.40578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79.556754" calcext:value-type="float">
            <text:p>79.556754</text:p>
          </table:table-cell>
          <table:table-cell office:value-type="float" office:value="7914.055078" calcext:value-type="float">
            <text:p>7914.05507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80.220531" calcext:value-type="float">
            <text:p>80.220531</text:p>
          </table:table-cell>
          <table:table-cell office:value-type="float" office:value="7937.972261" calcext:value-type="float">
            <text:p>7937.97226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8.41376" calcext:value-type="float">
            <text:p>78.41376</text:p>
          </table:table-cell>
          <table:table-cell office:value-type="float" office:value="7953.724279" calcext:value-type="float">
            <text:p>7953.72427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8.574121" calcext:value-type="float">
            <text:p>78.574121</text:p>
          </table:table-cell>
          <table:table-cell office:value-type="float" office:value="7957.29021" calcext:value-type="float">
            <text:p>7957.2902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.463631" calcext:value-type="float">
            <text:p>4.463631</text:p>
          </table:table-cell>
          <table:table-cell office:value-type="float" office:value="7958.626918" calcext:value-type="float">
            <text:p>7958.62691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.859448" calcext:value-type="float">
            <text:p>9.859448</text:p>
          </table:table-cell>
          <table:table-cell office:value-type="float" office:value="7966.197558" calcext:value-type="float">
            <text:p>7966.19755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9.287521" calcext:value-type="float">
            <text:p>79.287521</text:p>
          </table:table-cell>
          <table:table-cell office:value-type="float" office:value="7981.176067" calcext:value-type="float">
            <text:p>7981.17606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9.193754" calcext:value-type="float">
            <text:p>79.193754</text:p>
          </table:table-cell>
          <table:table-cell office:value-type="float" office:value="7985.799475" calcext:value-type="float">
            <text:p>7985.79947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8.428532" calcext:value-type="float">
            <text:p>78.428532</text:p>
          </table:table-cell>
          <table:table-cell office:value-type="float" office:value="8005.768801" calcext:value-type="float">
            <text:p>8005.76880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9.820425" calcext:value-type="float">
            <text:p>79.820425</text:p>
          </table:table-cell>
          <table:table-cell office:value-type="float" office:value="8025.354159" calcext:value-type="float">
            <text:p>8025.35415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78.682902" calcext:value-type="float">
            <text:p>78.682902</text:p>
          </table:table-cell>
          <table:table-cell office:value-type="float" office:value="8056.123899" calcext:value-type="float">
            <text:p>8056.12389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8.876718" calcext:value-type="float">
            <text:p>78.876718</text:p>
          </table:table-cell>
          <table:table-cell office:value-type="float" office:value="8062.068652" calcext:value-type="float">
            <text:p>8062.06865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78.633358" calcext:value-type="float">
            <text:p>78.633358</text:p>
          </table:table-cell>
          <table:table-cell office:value-type="float" office:value="8079.564234" calcext:value-type="float">
            <text:p>8079.56423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.509866" calcext:value-type="float">
            <text:p>10.509866</text:p>
          </table:table-cell>
          <table:table-cell office:value-type="float" office:value="8084.715069" calcext:value-type="float">
            <text:p>8084.71506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8.767572" calcext:value-type="float">
            <text:p>78.767572</text:p>
          </table:table-cell>
          <table:table-cell office:value-type="float" office:value="8088.503005" calcext:value-type="float">
            <text:p>8088.50300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9.917811" calcext:value-type="float">
            <text:p>79.917811</text:p>
          </table:table-cell>
          <table:table-cell office:value-type="float" office:value="8091.129677" calcext:value-type="float">
            <text:p>8091.1296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79.510626" calcext:value-type="float">
            <text:p>79.510626</text:p>
          </table:table-cell>
          <table:table-cell office:value-type="float" office:value="8097.913029" calcext:value-type="float">
            <text:p>8097.91302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.294507" calcext:value-type="float">
            <text:p>10.294507</text:p>
          </table:table-cell>
          <table:table-cell office:value-type="float" office:value="8110.042573" calcext:value-type="float">
            <text:p>8110.04257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9.41983" calcext:value-type="float">
            <text:p>79.41983</text:p>
          </table:table-cell>
          <table:table-cell office:value-type="float" office:value="8116.669936" calcext:value-type="float">
            <text:p>8116.669936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9.773372" calcext:value-type="float">
            <text:p>79.773372</text:p>
          </table:table-cell>
          <table:table-cell office:value-type="float" office:value="8133.994189" calcext:value-type="float">
            <text:p>8133.99418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.965375" calcext:value-type="float">
            <text:p>79.965375</text:p>
          </table:table-cell>
          <table:table-cell office:value-type="float" office:value="8139.03918" calcext:value-type="float">
            <text:p>8139.0391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8.694564" calcext:value-type="float">
            <text:p>78.694564</text:p>
          </table:table-cell>
          <table:table-cell office:value-type="float" office:value="8148.93515" calcext:value-type="float">
            <text:p>8148.9351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78.421567" calcext:value-type="float">
            <text:p>78.421567</text:p>
          </table:table-cell>
          <table:table-cell office:value-type="float" office:value="8162.838017" calcext:value-type="float">
            <text:p>8162.83801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0.17468" calcext:value-type="float">
            <text:p>80.17468</text:p>
          </table:table-cell>
          <table:table-cell office:value-type="float" office:value="8164.787725" calcext:value-type="float">
            <text:p>8164.78772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78.571374" calcext:value-type="float">
            <text:p>78.571374</text:p>
          </table:table-cell>
          <table:table-cell office:value-type="float" office:value="8170.649997" calcext:value-type="float">
            <text:p>8170.64999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9.069979" calcext:value-type="float">
            <text:p>79.069979</text:p>
          </table:table-cell>
          <table:table-cell office:value-type="float" office:value="8178.645997" calcext:value-type="float">
            <text:p>8178.64599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78.973528" calcext:value-type="float">
            <text:p>78.973528</text:p>
          </table:table-cell>
          <table:table-cell office:value-type="float" office:value="8198.105033" calcext:value-type="float">
            <text:p>8198.10503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0.132624" calcext:value-type="float">
            <text:p>80.132624</text:p>
          </table:table-cell>
          <table:table-cell office:value-type="float" office:value="8207.903034" calcext:value-type="float">
            <text:p>8207.90303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78.924619" calcext:value-type="float">
            <text:p>78.924619</text:p>
          </table:table-cell>
          <table:table-cell office:value-type="float" office:value="8222.696503" calcext:value-type="float">
            <text:p>8222.69650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9.022806" calcext:value-type="float">
            <text:p>79.022806</text:p>
          </table:table-cell>
          <table:table-cell office:value-type="float" office:value="8223.002178" calcext:value-type="float">
            <text:p>8223.00217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8.513718" calcext:value-type="float">
            <text:p>78.513718</text:p>
          </table:table-cell>
          <table:table-cell office:value-type="float" office:value="8223.590331" calcext:value-type="float">
            <text:p>8223.59033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79.642045" calcext:value-type="float">
            <text:p>79.642045</text:p>
          </table:table-cell>
          <table:table-cell office:value-type="float" office:value="8223.724333" calcext:value-type="float">
            <text:p>8223.72433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.277895" calcext:value-type="float">
            <text:p>80.277895</text:p>
          </table:table-cell>
          <table:table-cell office:value-type="float" office:value="8228.088699" calcext:value-type="float">
            <text:p>8228.08869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9.598446" calcext:value-type="float">
            <text:p>79.598446</text:p>
          </table:table-cell>
          <table:table-cell office:value-type="float" office:value="8235.189237" calcext:value-type="float">
            <text:p>8235.18923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9.72872" calcext:value-type="float">
            <text:p>79.72872</text:p>
          </table:table-cell>
          <table:table-cell office:value-type="float" office:value="8235.344536" calcext:value-type="float">
            <text:p>8235.34453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0.322677" calcext:value-type="float">
            <text:p>80.322677</text:p>
          </table:table-cell>
          <table:table-cell office:value-type="float" office:value="8237.964824" calcext:value-type="float">
            <text:p>8237.96482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9.866499" calcext:value-type="float">
            <text:p>79.866499</text:p>
          </table:table-cell>
          <table:table-cell office:value-type="float" office:value="8239.458127" calcext:value-type="float">
            <text:p>8239.45812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9.241831" calcext:value-type="float">
            <text:p>79.241831</text:p>
          </table:table-cell>
          <table:table-cell office:value-type="float" office:value="8241.951279" calcext:value-type="float">
            <text:p>8241.95127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33784" calcext:value-type="float">
            <text:p>79.333784</text:p>
          </table:table-cell>
          <table:table-cell office:value-type="float" office:value="8243.552543" calcext:value-type="float">
            <text:p>8243.55254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79.377792" calcext:value-type="float">
            <text:p>79.377792</text:p>
          </table:table-cell>
          <table:table-cell office:value-type="float" office:value="8243.736731" calcext:value-type="float">
            <text:p>8243.73673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80.091775" calcext:value-type="float">
            <text:p>80.091775</text:p>
          </table:table-cell>
          <table:table-cell office:value-type="float" office:value="8247.249848" calcext:value-type="float">
            <text:p>8247.249848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9.686516" calcext:value-type="float">
            <text:p>79.686516</text:p>
          </table:table-cell>
          <table:table-cell office:value-type="float" office:value="8259.434047" calcext:value-type="float">
            <text:p>8259.43404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80.049262" calcext:value-type="float">
            <text:p>80.049262</text:p>
          </table:table-cell>
          <table:table-cell office:value-type="float" office:value="8262.401803" calcext:value-type="float">
            <text:p>8262.40180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.006624" calcext:value-type="float">
            <text:p>80.006624</text:p>
          </table:table-cell>
          <table:table-cell office:value-type="float" office:value="8267.218711" calcext:value-type="float">
            <text:p>8267.218711</text:p>
          </table:table-cell>
        </table:table-row>
      </table:table>
      <table:table table:name="1000_1000" table:style-name="ta1">
        <table:shapes>
          <draw:frame draw:z-index="0" draw:style-name="gr1" draw:text-style-name="P1" svg:width="48.817cm" svg:height="45.235cm" svg:x="9.141cm" svg:y="0.106cm">
            <draw:object draw:notify-on-update-of-ranges="1000_1000.C1:1000_1000.C1 1000_1000.C2:1000_1000.C101 1000_1000.D1:1000_1000.D1 1000_1000.D2:1000_1000.D10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2.619475" calcext:value-type="float">
            <text:p>12.619475</text:p>
          </table:table-cell>
          <table:table-cell office:value-type="float" office:value="3365.473106" calcext:value-type="float">
            <text:p>3365.4731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499" calcext:value-type="float">
            <text:p>0.121499</text:p>
          </table:table-cell>
          <table:table-cell office:value-type="float" office:value="3479.449534" calcext:value-type="float">
            <text:p>3479.44953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908137" calcext:value-type="float">
            <text:p>1.908137</text:p>
          </table:table-cell>
          <table:table-cell office:value-type="float" office:value="3823.919937" calcext:value-type="float">
            <text:p>3823.91993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1.808751" calcext:value-type="float">
            <text:p>11.808751</text:p>
          </table:table-cell>
          <table:table-cell office:value-type="float" office:value="4026.999861" calcext:value-type="float">
            <text:p>4026.99986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473436" calcext:value-type="float">
            <text:p>1.473436</text:p>
          </table:table-cell>
          <table:table-cell office:value-type="float" office:value="4038.388222" calcext:value-type="float">
            <text:p>4038.3882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083759" calcext:value-type="float">
            <text:p>1.083759</text:p>
          </table:table-cell>
          <table:table-cell office:value-type="float" office:value="4387.289885" calcext:value-type="float">
            <text:p>4387.28988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287008" calcext:value-type="float">
            <text:p>2.287008</text:p>
          </table:table-cell>
          <table:table-cell office:value-type="float" office:value="4390.315204" calcext:value-type="float">
            <text:p>4390.31520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841799" calcext:value-type="float">
            <text:p>1.841799</text:p>
          </table:table-cell>
          <table:table-cell office:value-type="float" office:value="4510.670088" calcext:value-type="float">
            <text:p>4510.6700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14812" calcext:value-type="float">
            <text:p>0.314812</text:p>
          </table:table-cell>
          <table:table-cell office:value-type="float" office:value="4746.445554" calcext:value-type="float">
            <text:p>4746.44555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931048" calcext:value-type="float">
            <text:p>1.931048</text:p>
          </table:table-cell>
          <table:table-cell office:value-type="float" office:value="4854.863561" calcext:value-type="float">
            <text:p>4854.86356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470251" calcext:value-type="float">
            <text:p>1.470251</text:p>
          </table:table-cell>
          <table:table-cell office:value-type="float" office:value="4918.305035" calcext:value-type="float">
            <text:p>4918.30503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.166961" calcext:value-type="float">
            <text:p>2.166961</text:p>
          </table:table-cell>
          <table:table-cell office:value-type="float" office:value="5127.283971" calcext:value-type="float">
            <text:p>5127.2839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106424" calcext:value-type="float">
            <text:p>1.106424</text:p>
          </table:table-cell>
          <table:table-cell office:value-type="float" office:value="5266.382317" calcext:value-type="float">
            <text:p>5266.3823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.942551" calcext:value-type="float">
            <text:p>9.942551</text:p>
          </table:table-cell>
          <table:table-cell office:value-type="float" office:value="5327.117499" calcext:value-type="float">
            <text:p>5327.11749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3.815914" calcext:value-type="float">
            <text:p>13.815914</text:p>
          </table:table-cell>
          <table:table-cell office:value-type="float" office:value="5334.60882" calcext:value-type="float">
            <text:p>5334.6088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81589" calcext:value-type="float">
            <text:p>0.481589</text:p>
          </table:table-cell>
          <table:table-cell office:value-type="float" office:value="5334.639498" calcext:value-type="float">
            <text:p>5334.63949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.320838" calcext:value-type="float">
            <text:p>11.320838</text:p>
          </table:table-cell>
          <table:table-cell office:value-type="float" office:value="5366.346443" calcext:value-type="float">
            <text:p>5366.3464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285846" calcext:value-type="float">
            <text:p>2.285846</text:p>
          </table:table-cell>
          <table:table-cell office:value-type="float" office:value="5426.202327" calcext:value-type="float">
            <text:p>5426.2023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14825" calcext:value-type="float">
            <text:p>1.014825</text:p>
          </table:table-cell>
          <table:table-cell office:value-type="float" office:value="5634.362327" calcext:value-type="float">
            <text:p>5634.36232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0.659585" calcext:value-type="float">
            <text:p>10.659585</text:p>
          </table:table-cell>
          <table:table-cell office:value-type="float" office:value="5710.307148" calcext:value-type="float">
            <text:p>5710.30714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845442" calcext:value-type="float">
            <text:p>1.845442</text:p>
          </table:table-cell>
          <table:table-cell office:value-type="float" office:value="5731.590229" calcext:value-type="float">
            <text:p>5731.59022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121989" calcext:value-type="float">
            <text:p>10.121989</text:p>
          </table:table-cell>
          <table:table-cell office:value-type="float" office:value="5826.29922" calcext:value-type="float">
            <text:p>5826.299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339061" calcext:value-type="float">
            <text:p>2.339061</text:p>
          </table:table-cell>
          <table:table-cell office:value-type="float" office:value="5852.528708" calcext:value-type="float">
            <text:p>5852.52870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.032924" calcext:value-type="float">
            <text:p>11.032924</text:p>
          </table:table-cell>
          <table:table-cell office:value-type="float" office:value="5929.813026" calcext:value-type="float">
            <text:p>5929.8130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.627412" calcext:value-type="float">
            <text:p>10.627412</text:p>
          </table:table-cell>
          <table:table-cell office:value-type="float" office:value="6051.253608" calcext:value-type="float">
            <text:p>6051.25360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.052728" calcext:value-type="float">
            <text:p>12.052728</text:p>
          </table:table-cell>
          <table:table-cell office:value-type="float" office:value="6073.429993" calcext:value-type="float">
            <text:p>6073.42999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274971" calcext:value-type="float">
            <text:p>2.274971</text:p>
          </table:table-cell>
          <table:table-cell office:value-type="float" office:value="6098.580294" calcext:value-type="float">
            <text:p>6098.58029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1.874446" calcext:value-type="float">
            <text:p>11.874446</text:p>
          </table:table-cell>
          <table:table-cell office:value-type="float" office:value="6175.255591" calcext:value-type="float">
            <text:p>6175.25559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.373378" calcext:value-type="float">
            <text:p>3.373378</text:p>
          </table:table-cell>
          <table:table-cell office:value-type="float" office:value="6177.933975" calcext:value-type="float">
            <text:p>6177.93397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.464596" calcext:value-type="float">
            <text:p>11.464596</text:p>
          </table:table-cell>
          <table:table-cell office:value-type="float" office:value="6206.346164" calcext:value-type="float">
            <text:p>6206.34616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2.276558" calcext:value-type="float">
            <text:p>12.276558</text:p>
          </table:table-cell>
          <table:table-cell office:value-type="float" office:value="6263.698211" calcext:value-type="float">
            <text:p>6263.69821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.504826" calcext:value-type="float">
            <text:p>10.504826</text:p>
          </table:table-cell>
          <table:table-cell office:value-type="float" office:value="6334.240527" calcext:value-type="float">
            <text:p>6334.2405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.062929" calcext:value-type="float">
            <text:p>12.062929</text:p>
          </table:table-cell>
          <table:table-cell office:value-type="float" office:value="6399.797683" calcext:value-type="float">
            <text:p>6399.79768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.973806" calcext:value-type="float">
            <text:p>10.973806</text:p>
          </table:table-cell>
          <table:table-cell office:value-type="float" office:value="6480.15941" calcext:value-type="float">
            <text:p>6480.1594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2.562221" calcext:value-type="float">
            <text:p>12.562221</text:p>
          </table:table-cell>
          <table:table-cell office:value-type="float" office:value="6622.515244" calcext:value-type="float">
            <text:p>6622.51524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4.275855" calcext:value-type="float">
            <text:p>14.275855</text:p>
          </table:table-cell>
          <table:table-cell office:value-type="float" office:value="6718.7044" calcext:value-type="float">
            <text:p>6718.70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113679" calcext:value-type="float">
            <text:p>12.113679</text:p>
          </table:table-cell>
          <table:table-cell office:value-type="float" office:value="6872.835716" calcext:value-type="float">
            <text:p>6872.83571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1.971285" calcext:value-type="float">
            <text:p>11.971285</text:p>
          </table:table-cell>
          <table:table-cell office:value-type="float" office:value="6966.057984" calcext:value-type="float">
            <text:p>6966.05798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630469" calcext:value-type="float">
            <text:p>11.630469</text:p>
          </table:table-cell>
          <table:table-cell office:value-type="float" office:value="6982.162424" calcext:value-type="float">
            <text:p>6982.162424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3.81823" calcext:value-type="float">
            <text:p>13.81823</text:p>
          </table:table-cell>
          <table:table-cell office:value-type="float" office:value="7017.74483" calcext:value-type="float">
            <text:p>7017.7448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2.551062" calcext:value-type="float">
            <text:p>12.551062</text:p>
          </table:table-cell>
          <table:table-cell office:value-type="float" office:value="7101.918804" calcext:value-type="float">
            <text:p>7101.91880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2.300404" calcext:value-type="float">
            <text:p>12.300404</text:p>
          </table:table-cell>
          <table:table-cell office:value-type="float" office:value="7454.193201" calcext:value-type="float">
            <text:p>7454.19320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2.076016" calcext:value-type="float">
            <text:p>12.076016</text:p>
          </table:table-cell>
          <table:table-cell office:value-type="float" office:value="7462.168064" calcext:value-type="float">
            <text:p>7462.168064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2.288228" calcext:value-type="float">
            <text:p>12.288228</text:p>
          </table:table-cell>
          <table:table-cell office:value-type="float" office:value="7469.194795" calcext:value-type="float">
            <text:p>7469.19479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2.442419" calcext:value-type="float">
            <text:p>12.442419</text:p>
          </table:table-cell>
          <table:table-cell office:value-type="float" office:value="7481.331576" calcext:value-type="float">
            <text:p>7481.33157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.090033" calcext:value-type="float">
            <text:p>12.090033</text:p>
          </table:table-cell>
          <table:table-cell office:value-type="float" office:value="7535.08913" calcext:value-type="float">
            <text:p>7535.0891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2.370873" calcext:value-type="float">
            <text:p>12.370873</text:p>
          </table:table-cell>
          <table:table-cell office:value-type="float" office:value="7543.359147" calcext:value-type="float">
            <text:p>7543.35914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2.385077" calcext:value-type="float">
            <text:p>12.385077</text:p>
          </table:table-cell>
          <table:table-cell office:value-type="float" office:value="7566.737753" calcext:value-type="float">
            <text:p>7566.73775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3.252239" calcext:value-type="float">
            <text:p>13.252239</text:p>
          </table:table-cell>
          <table:table-cell office:value-type="float" office:value="7592.752868" calcext:value-type="float">
            <text:p>7592.75286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2.217817" calcext:value-type="float">
            <text:p>12.217817</text:p>
          </table:table-cell>
          <table:table-cell office:value-type="float" office:value="7594.615386" calcext:value-type="float">
            <text:p>7594.61538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.20333" calcext:value-type="float">
            <text:p>12.20333</text:p>
          </table:table-cell>
          <table:table-cell office:value-type="float" office:value="7623.041989" calcext:value-type="float">
            <text:p>7623.04198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.137079" calcext:value-type="float">
            <text:p>12.137079</text:p>
          </table:table-cell>
          <table:table-cell office:value-type="float" office:value="7703.321778" calcext:value-type="float">
            <text:p>7703.32177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2.1229" calcext:value-type="float">
            <text:p>12.1229</text:p>
          </table:table-cell>
          <table:table-cell office:value-type="float" office:value="7710.376875" calcext:value-type="float">
            <text:p>7710.37687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2.529435" calcext:value-type="float">
            <text:p>12.529435</text:p>
          </table:table-cell>
          <table:table-cell office:value-type="float" office:value="7715.279507" calcext:value-type="float">
            <text:p>7715.27950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2.419789" calcext:value-type="float">
            <text:p>12.419789</text:p>
          </table:table-cell>
          <table:table-cell office:value-type="float" office:value="7739.259219" calcext:value-type="float">
            <text:p>7739.25921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3.739504" calcext:value-type="float">
            <text:p>13.739504</text:p>
          </table:table-cell>
          <table:table-cell office:value-type="float" office:value="7747.270994" calcext:value-type="float">
            <text:p>7747.27099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.776671" calcext:value-type="float">
            <text:p>12.776671</text:p>
          </table:table-cell>
          <table:table-cell office:value-type="float" office:value="7750.384455" calcext:value-type="float">
            <text:p>7750.38445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2.265233" calcext:value-type="float">
            <text:p>12.265233</text:p>
          </table:table-cell>
          <table:table-cell office:value-type="float" office:value="7782.454793" calcext:value-type="float">
            <text:p>7782.45479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2.250785" calcext:value-type="float">
            <text:p>12.250785</text:p>
          </table:table-cell>
          <table:table-cell office:value-type="float" office:value="7782.599326" calcext:value-type="float">
            <text:p>7782.59932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2.162039" calcext:value-type="float">
            <text:p>12.162039</text:p>
          </table:table-cell>
          <table:table-cell office:value-type="float" office:value="7786.177719" calcext:value-type="float">
            <text:p>7786.17771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2.426158" calcext:value-type="float">
            <text:p>12.426158</text:p>
          </table:table-cell>
          <table:table-cell office:value-type="float" office:value="7788.684773" calcext:value-type="float">
            <text:p>7788.68477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2.716577" calcext:value-type="float">
            <text:p>12.716577</text:p>
          </table:table-cell>
          <table:table-cell office:value-type="float" office:value="7804.108934" calcext:value-type="float">
            <text:p>7804.10893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2.634749" calcext:value-type="float">
            <text:p>12.634749</text:p>
          </table:table-cell>
          <table:table-cell office:value-type="float" office:value="7839.325585" calcext:value-type="float">
            <text:p>7839.32558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.025979" calcext:value-type="float">
            <text:p>12.025979</text:p>
          </table:table-cell>
          <table:table-cell office:value-type="float" office:value="7846.091088" calcext:value-type="float">
            <text:p>7846.09108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3.648488" calcext:value-type="float">
            <text:p>13.648488</text:p>
          </table:table-cell>
          <table:table-cell office:value-type="float" office:value="7865.328704" calcext:value-type="float">
            <text:p>7865.32870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2.534155" calcext:value-type="float">
            <text:p>12.534155</text:p>
          </table:table-cell>
          <table:table-cell office:value-type="float" office:value="7871.584695" calcext:value-type="float">
            <text:p>7871.58469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2.322784" calcext:value-type="float">
            <text:p>12.322784</text:p>
          </table:table-cell>
          <table:table-cell office:value-type="float" office:value="7882.660895" calcext:value-type="float">
            <text:p>7882.66089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.184656" calcext:value-type="float">
            <text:p>12.184656</text:p>
          </table:table-cell>
          <table:table-cell office:value-type="float" office:value="7890.431739" calcext:value-type="float">
            <text:p>7890.4317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.395657" calcext:value-type="float">
            <text:p>12.395657</text:p>
          </table:table-cell>
          <table:table-cell office:value-type="float" office:value="7890.580521" calcext:value-type="float">
            <text:p>7890.58052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3.881836" calcext:value-type="float">
            <text:p>13.881836</text:p>
          </table:table-cell>
          <table:table-cell office:value-type="float" office:value="7898.747663" calcext:value-type="float">
            <text:p>7898.74766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2.345141" calcext:value-type="float">
            <text:p>12.345141</text:p>
          </table:table-cell>
          <table:table-cell office:value-type="float" office:value="7929.607233" calcext:value-type="float">
            <text:p>7929.60723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2.662869" calcext:value-type="float">
            <text:p>12.662869</text:p>
          </table:table-cell>
          <table:table-cell office:value-type="float" office:value="7966.511506" calcext:value-type="float">
            <text:p>7966.51150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2.098859" calcext:value-type="float">
            <text:p>12.098859</text:p>
          </table:table-cell>
          <table:table-cell office:value-type="float" office:value="7979.267228" calcext:value-type="float">
            <text:p>7979.26722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.405702" calcext:value-type="float">
            <text:p>12.405702</text:p>
          </table:table-cell>
          <table:table-cell office:value-type="float" office:value="7980.56859" calcext:value-type="float">
            <text:p>7980.5685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2.363832" calcext:value-type="float">
            <text:p>12.363832</text:p>
          </table:table-cell>
          <table:table-cell office:value-type="float" office:value="7982.784434" calcext:value-type="float">
            <text:p>7982.78443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.692047" calcext:value-type="float">
            <text:p>12.692047</text:p>
          </table:table-cell>
          <table:table-cell office:value-type="float" office:value="8003.19233" calcext:value-type="float">
            <text:p>8003.1923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2.798426" calcext:value-type="float">
            <text:p>12.798426</text:p>
          </table:table-cell>
          <table:table-cell office:value-type="float" office:value="8008.981588" calcext:value-type="float">
            <text:p>8008.98158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2.703322" calcext:value-type="float">
            <text:p>12.703322</text:p>
          </table:table-cell>
          <table:table-cell office:value-type="float" office:value="8014.291378" calcext:value-type="float">
            <text:p>8014.29137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2.783527" calcext:value-type="float">
            <text:p>12.783527</text:p>
          </table:table-cell>
          <table:table-cell office:value-type="float" office:value="8027.147734" calcext:value-type="float">
            <text:p>8027.14773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2.504823" calcext:value-type="float">
            <text:p>12.504823</text:p>
          </table:table-cell>
          <table:table-cell office:value-type="float" office:value="8044.400512" calcext:value-type="float">
            <text:p>8044.40051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2.583497" calcext:value-type="float">
            <text:p>12.583497</text:p>
          </table:table-cell>
          <table:table-cell office:value-type="float" office:value="8063.998764" calcext:value-type="float">
            <text:p>8063.99876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2.73814" calcext:value-type="float">
            <text:p>12.73814</text:p>
          </table:table-cell>
          <table:table-cell office:value-type="float" office:value="8067.130488" calcext:value-type="float">
            <text:p>8067.13048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2.805092" calcext:value-type="float">
            <text:p>12.805092</text:p>
          </table:table-cell>
          <table:table-cell office:value-type="float" office:value="8110.712459" calcext:value-type="float">
            <text:p>8110.71245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2.818834" calcext:value-type="float">
            <text:p>12.818834</text:p>
          </table:table-cell>
          <table:table-cell office:value-type="float" office:value="8125.779862" calcext:value-type="float">
            <text:p>8125.77986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3.676269" calcext:value-type="float">
            <text:p>13.676269</text:p>
          </table:table-cell>
          <table:table-cell office:value-type="float" office:value="8128.981244" calcext:value-type="float">
            <text:p>8128.98124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2.830442" calcext:value-type="float">
            <text:p>12.830442</text:p>
          </table:table-cell>
          <table:table-cell office:value-type="float" office:value="8133.308043" calcext:value-type="float">
            <text:p>8133.30804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2.852407" calcext:value-type="float">
            <text:p>12.852407</text:p>
          </table:table-cell>
          <table:table-cell office:value-type="float" office:value="8134.749244" calcext:value-type="float">
            <text:p>8134.74924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2.678355" calcext:value-type="float">
            <text:p>12.678355</text:p>
          </table:table-cell>
          <table:table-cell office:value-type="float" office:value="8135.292703" calcext:value-type="float">
            <text:p>8135.29270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2.511075" calcext:value-type="float">
            <text:p>12.511075</text:p>
          </table:table-cell>
          <table:table-cell office:value-type="float" office:value="8142.691453" calcext:value-type="float">
            <text:p>8142.69145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3.346316" calcext:value-type="float">
            <text:p>13.346316</text:p>
          </table:table-cell>
          <table:table-cell office:value-type="float" office:value="8143.842899" calcext:value-type="float">
            <text:p>8143.84289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3.295026" calcext:value-type="float">
            <text:p>13.295026</text:p>
          </table:table-cell>
          <table:table-cell office:value-type="float" office:value="8144.913665" calcext:value-type="float">
            <text:p>8144.91366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.485598" calcext:value-type="float">
            <text:p>12.485598</text:p>
          </table:table-cell>
          <table:table-cell office:value-type="float" office:value="8150.186199" calcext:value-type="float">
            <text:p>8150.1861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4.23729" calcext:value-type="float">
            <text:p>14.23729</text:p>
          </table:table-cell>
          <table:table-cell office:value-type="float" office:value="8153.499735" calcext:value-type="float">
            <text:p>8153.49973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3.537807" calcext:value-type="float">
            <text:p>13.537807</text:p>
          </table:table-cell>
          <table:table-cell office:value-type="float" office:value="8171.676013" calcext:value-type="float">
            <text:p>8171.67601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3.514765" calcext:value-type="float">
            <text:p>13.514765</text:p>
          </table:table-cell>
          <table:table-cell office:value-type="float" office:value="8176.91338" calcext:value-type="float">
            <text:p>8176.9133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1.942208" calcext:value-type="float">
            <text:p>11.942208</text:p>
          </table:table-cell>
          <table:table-cell office:value-type="float" office:value="8180.999004" calcext:value-type="float">
            <text:p>8180.99900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3.400421" calcext:value-type="float">
            <text:p>13.400421</text:p>
          </table:table-cell>
          <table:table-cell office:value-type="float" office:value="8182.189119" calcext:value-type="float">
            <text:p>8182.18911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3.559308" calcext:value-type="float">
            <text:p>13.559308</text:p>
          </table:table-cell>
          <table:table-cell office:value-type="float" office:value="8182.430327" calcext:value-type="float">
            <text:p>8182.43032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3.429661" calcext:value-type="float">
            <text:p>13.429661</text:p>
          </table:table-cell>
          <table:table-cell office:value-type="float" office:value="8189.555355" calcext:value-type="float">
            <text:p>8189.555355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3.698916" calcext:value-type="float">
            <text:p>13.698916</text:p>
          </table:table-cell>
          <table:table-cell office:value-type="float" office:value="8201.14706" calcext:value-type="float">
            <text:p>8201.14706</text:p>
          </table:table-cell>
        </table:table-row>
      </table:table>
      <table:table table:name="1_750" table:style-name="ta1">
        <table:shapes>
          <draw:frame draw:z-index="0" draw:style-name="gr1" draw:text-style-name="P1" svg:width="55.701cm" svg:height="45.341cm" svg:x="9.141cm" svg:y="0.106cm">
            <draw:object draw:notify-on-update-of-ranges="1_750.C1:1_750.C1 1_750.C2:1_750.C101 1_750.D1:1_750.D1 1_750.D2:1_750.D10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97836" calcext:value-type="float">
            <text:p>0.397836</text:p>
          </table:table-cell>
          <table:table-cell office:value-type="float" office:value="332.759827" calcext:value-type="float">
            <text:p>332.7598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4811" calcext:value-type="float">
            <text:p>0.094811</text:p>
          </table:table-cell>
          <table:table-cell office:value-type="float" office:value="334.879956" calcext:value-type="float">
            <text:p>334.87995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4.89363" calcext:value-type="float">
            <text:p>334.89363</text:p>
          </table:table-cell>
          <table:table-cell office:value-type="float" office:value="638.401378" calcext:value-type="float">
            <text:p>638.40137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4.884947" calcext:value-type="float">
            <text:p>334.884947</text:p>
          </table:table-cell>
          <table:table-cell office:value-type="float" office:value="638.420981" calcext:value-type="float">
            <text:p>638.4209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34.881193" calcext:value-type="float">
            <text:p>334.881193</text:p>
          </table:table-cell>
          <table:table-cell office:value-type="float" office:value="638.59476" calcext:value-type="float">
            <text:p>638.594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38.596521" calcext:value-type="float">
            <text:p>638.596521</text:p>
          </table:table-cell>
          <table:table-cell office:value-type="float" office:value="916.92417" calcext:value-type="float">
            <text:p>916.924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38.608649" calcext:value-type="float">
            <text:p>638.608649</text:p>
          </table:table-cell>
          <table:table-cell office:value-type="float" office:value="926.28247" calcext:value-type="float">
            <text:p>926.2824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26.286009" calcext:value-type="float">
            <text:p>926.286009</text:p>
          </table:table-cell>
          <table:table-cell office:value-type="float" office:value="1206.44939" calcext:value-type="float">
            <text:p>1206.4493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26.298338" calcext:value-type="float">
            <text:p>926.298338</text:p>
          </table:table-cell>
          <table:table-cell office:value-type="float" office:value="1221.821364" calcext:value-type="float">
            <text:p>1221.82136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21.83766" calcext:value-type="float">
            <text:p>1221.83766</text:p>
          </table:table-cell>
          <table:table-cell office:value-type="float" office:value="1560.386576" calcext:value-type="float">
            <text:p>1560.38657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21.830277" calcext:value-type="float">
            <text:p>1221.830277</text:p>
          </table:table-cell>
          <table:table-cell office:value-type="float" office:value="1612.440371" calcext:value-type="float">
            <text:p>1612.4403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21.825778" calcext:value-type="float">
            <text:p>1221.825778</text:p>
          </table:table-cell>
          <table:table-cell office:value-type="float" office:value="1642.708739" calcext:value-type="float">
            <text:p>1642.70873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21.834173" calcext:value-type="float">
            <text:p>1221.834173</text:p>
          </table:table-cell>
          <table:table-cell office:value-type="float" office:value="1652.767076" calcext:value-type="float">
            <text:p>1652.76707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52.76925" calcext:value-type="float">
            <text:p>1652.76925</text:p>
          </table:table-cell>
          <table:table-cell office:value-type="float" office:value="1844.243471" calcext:value-type="float">
            <text:p>1844.24347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44.245699" calcext:value-type="float">
            <text:p>1844.245699</text:p>
          </table:table-cell>
          <table:table-cell office:value-type="float" office:value="2036.155222" calcext:value-type="float">
            <text:p>2036.1552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36.158" calcext:value-type="float">
            <text:p>2036.158</text:p>
          </table:table-cell>
          <table:table-cell office:value-type="float" office:value="2332.471191" calcext:value-type="float">
            <text:p>2332.47119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36.203539" calcext:value-type="float">
            <text:p>2036.203539</text:p>
          </table:table-cell>
          <table:table-cell office:value-type="float" office:value="2337.846056" calcext:value-type="float">
            <text:p>2337.8460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37.86735" calcext:value-type="float">
            <text:p>2337.86735</text:p>
          </table:table-cell>
          <table:table-cell office:value-type="float" office:value="2616.325941" calcext:value-type="float">
            <text:p>2616.32594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37.853399" calcext:value-type="float">
            <text:p>2337.853399</text:p>
          </table:table-cell>
          <table:table-cell office:value-type="float" office:value="2627.653974" calcext:value-type="float">
            <text:p>2627.65397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627.656128" calcext:value-type="float">
            <text:p>2627.656128</text:p>
          </table:table-cell>
          <table:table-cell office:value-type="float" office:value="2831.22682" calcext:value-type="float">
            <text:p>2831.2268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831.392503" calcext:value-type="float">
            <text:p>2831.392503</text:p>
          </table:table-cell>
          <table:table-cell office:value-type="float" office:value="3659.708844" calcext:value-type="float">
            <text:p>3659.70884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31.360555" calcext:value-type="float">
            <text:p>2831.360555</text:p>
          </table:table-cell>
          <table:table-cell office:value-type="float" office:value="3887.158375" calcext:value-type="float">
            <text:p>3887.15837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831.306209" calcext:value-type="float">
            <text:p>2831.306209</text:p>
          </table:table-cell>
          <table:table-cell office:value-type="float" office:value="3891.914893" calcext:value-type="float">
            <text:p>3891.91489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831.29863" calcext:value-type="float">
            <text:p>2831.29863</text:p>
          </table:table-cell>
          <table:table-cell office:value-type="float" office:value="3904.737113" calcext:value-type="float">
            <text:p>3904.73711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31.31127" calcext:value-type="float">
            <text:p>2831.31127</text:p>
          </table:table-cell>
          <table:table-cell office:value-type="float" office:value="3909.057237" calcext:value-type="float">
            <text:p>3909.05723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831.34292" calcext:value-type="float">
            <text:p>2831.34292</text:p>
          </table:table-cell>
          <table:table-cell office:value-type="float" office:value="3912.123469" calcext:value-type="float">
            <text:p>3912.12346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831.366905" calcext:value-type="float">
            <text:p>2831.366905</text:p>
          </table:table-cell>
          <table:table-cell office:value-type="float" office:value="3913.584784" calcext:value-type="float">
            <text:p>3913.58478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831.302734" calcext:value-type="float">
            <text:p>2831.302734</text:p>
          </table:table-cell>
          <table:table-cell office:value-type="float" office:value="3914.220742" calcext:value-type="float">
            <text:p>3914.22074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831.347405" calcext:value-type="float">
            <text:p>2831.347405</text:p>
          </table:table-cell>
          <table:table-cell office:value-type="float" office:value="3919.836051" calcext:value-type="float">
            <text:p>3919.83605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831.360702" calcext:value-type="float">
            <text:p>2831.360702</text:p>
          </table:table-cell>
          <table:table-cell office:value-type="float" office:value="3926.311357" calcext:value-type="float">
            <text:p>3926.31135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31.318008" calcext:value-type="float">
            <text:p>2831.318008</text:p>
          </table:table-cell>
          <table:table-cell office:value-type="float" office:value="3950.194914" calcext:value-type="float">
            <text:p>3950.19491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831.355144" calcext:value-type="float">
            <text:p>2831.355144</text:p>
          </table:table-cell>
          <table:table-cell office:value-type="float" office:value="3953.405188" calcext:value-type="float">
            <text:p>3953.40518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831.286893" calcext:value-type="float">
            <text:p>2831.286893</text:p>
          </table:table-cell>
          <table:table-cell office:value-type="float" office:value="3961.956079" calcext:value-type="float">
            <text:p>3961.95607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962.027585" calcext:value-type="float">
            <text:p>3962.027585</text:p>
          </table:table-cell>
          <table:table-cell office:value-type="float" office:value="4256.696878" calcext:value-type="float">
            <text:p>4256.69687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962.027501" calcext:value-type="float">
            <text:p>3962.027501</text:p>
          </table:table-cell>
          <table:table-cell office:value-type="float" office:value="4268.777367" calcext:value-type="float">
            <text:p>4268.77736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962.021513" calcext:value-type="float">
            <text:p>3962.021513</text:p>
          </table:table-cell>
          <table:table-cell office:value-type="float" office:value="4285.280317" calcext:value-type="float">
            <text:p>4285.28031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285.282279" calcext:value-type="float">
            <text:p>4285.282279</text:p>
          </table:table-cell>
          <table:table-cell office:value-type="float" office:value="4543.531769" calcext:value-type="float">
            <text:p>4543.53176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543.549372" calcext:value-type="float">
            <text:p>4543.549372</text:p>
          </table:table-cell>
          <table:table-cell office:value-type="float" office:value="5121.321447" calcext:value-type="float">
            <text:p>5121.32144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43.5492" calcext:value-type="float">
            <text:p>4543.5492</text:p>
          </table:table-cell>
          <table:table-cell office:value-type="float" office:value="5127.086821" calcext:value-type="float">
            <text:p>5127.08682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543.544136" calcext:value-type="float">
            <text:p>4543.544136</text:p>
          </table:table-cell>
          <table:table-cell office:value-type="float" office:value="5166.190453" calcext:value-type="float">
            <text:p>5166.19045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543.535842" calcext:value-type="float">
            <text:p>4543.535842</text:p>
          </table:table-cell>
          <table:table-cell office:value-type="float" office:value="5169.167958" calcext:value-type="float">
            <text:p>5169.16795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543.554956" calcext:value-type="float">
            <text:p>4543.554956</text:p>
          </table:table-cell>
          <table:table-cell office:value-type="float" office:value="5169.662973" calcext:value-type="float">
            <text:p>5169.66297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543.539993" calcext:value-type="float">
            <text:p>4543.539993</text:p>
          </table:table-cell>
          <table:table-cell office:value-type="float" office:value="5182.443389" calcext:value-type="float">
            <text:p>5182.44338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543.55273" calcext:value-type="float">
            <text:p>4543.55273</text:p>
          </table:table-cell>
          <table:table-cell office:value-type="float" office:value="5183.489334" calcext:value-type="float">
            <text:p>5183.48933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183.505194" calcext:value-type="float">
            <text:p>5183.505194</text:p>
          </table:table-cell>
          <table:table-cell office:value-type="float" office:value="5484.286502" calcext:value-type="float">
            <text:p>5484.28650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183.492759" calcext:value-type="float">
            <text:p>5183.492759</text:p>
          </table:table-cell>
          <table:table-cell office:value-type="float" office:value="5491.937762" calcext:value-type="float">
            <text:p>5491.93776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183.498251" calcext:value-type="float">
            <text:p>5183.498251</text:p>
          </table:table-cell>
          <table:table-cell office:value-type="float" office:value="5506.399114" calcext:value-type="float">
            <text:p>5506.39911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506.519832" calcext:value-type="float">
            <text:p>5506.519832</text:p>
          </table:table-cell>
          <table:table-cell office:value-type="float" office:value="6826.841999" calcext:value-type="float">
            <text:p>6826.84199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506.529131" calcext:value-type="float">
            <text:p>5506.529131</text:p>
          </table:table-cell>
          <table:table-cell office:value-type="float" office:value="6903.993103" calcext:value-type="float">
            <text:p>6903.99310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506.426878" calcext:value-type="float">
            <text:p>5506.426878</text:p>
          </table:table-cell>
          <table:table-cell office:value-type="float" office:value="6936.390513" calcext:value-type="float">
            <text:p>6936.39051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06.464822" calcext:value-type="float">
            <text:p>5506.464822</text:p>
          </table:table-cell>
          <table:table-cell office:value-type="float" office:value="6948.562911" calcext:value-type="float">
            <text:p>6948.56291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506.410389" calcext:value-type="float">
            <text:p>5506.410389</text:p>
          </table:table-cell>
          <table:table-cell office:value-type="float" office:value="6965.580693" calcext:value-type="float">
            <text:p>6965.58069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506.522142" calcext:value-type="float">
            <text:p>5506.522142</text:p>
          </table:table-cell>
          <table:table-cell office:value-type="float" office:value="6979.623402" calcext:value-type="float">
            <text:p>6979.62340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506.531569" calcext:value-type="float">
            <text:p>5506.531569</text:p>
          </table:table-cell>
          <table:table-cell office:value-type="float" office:value="6982.111793" calcext:value-type="float">
            <text:p>6982.11179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506.539866" calcext:value-type="float">
            <text:p>5506.539866</text:p>
          </table:table-cell>
          <table:table-cell office:value-type="float" office:value="6982.412874" calcext:value-type="float">
            <text:p>6982.41287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506.532606" calcext:value-type="float">
            <text:p>5506.532606</text:p>
          </table:table-cell>
          <table:table-cell office:value-type="float" office:value="6988.841823" calcext:value-type="float">
            <text:p>6988.84182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506.418901" calcext:value-type="float">
            <text:p>5506.418901</text:p>
          </table:table-cell>
          <table:table-cell office:value-type="float" office:value="6994.258847" calcext:value-type="float">
            <text:p>6994.25884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506.427337" calcext:value-type="float">
            <text:p>5506.427337</text:p>
          </table:table-cell>
          <table:table-cell office:value-type="float" office:value="7015.054835" calcext:value-type="float">
            <text:p>7015.05483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506.527058" calcext:value-type="float">
            <text:p>5506.527058</text:p>
          </table:table-cell>
          <table:table-cell office:value-type="float" office:value="7016.338759" calcext:value-type="float">
            <text:p>7016.33875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506.405077" calcext:value-type="float">
            <text:p>5506.405077</text:p>
          </table:table-cell>
          <table:table-cell office:value-type="float" office:value="7018.727162" calcext:value-type="float">
            <text:p>7018.72716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506.508794" calcext:value-type="float">
            <text:p>5506.508794</text:p>
          </table:table-cell>
          <table:table-cell office:value-type="float" office:value="7019.523918" calcext:value-type="float">
            <text:p>7019.52391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506.528524" calcext:value-type="float">
            <text:p>5506.528524</text:p>
          </table:table-cell>
          <table:table-cell office:value-type="float" office:value="7023.18208" calcext:value-type="float">
            <text:p>7023.1820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506.49887" calcext:value-type="float">
            <text:p>5506.49887</text:p>
          </table:table-cell>
          <table:table-cell office:value-type="float" office:value="7030.577726" calcext:value-type="float">
            <text:p>7030.57772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506.420521" calcext:value-type="float">
            <text:p>5506.420521</text:p>
          </table:table-cell>
          <table:table-cell office:value-type="float" office:value="7033.661461" calcext:value-type="float">
            <text:p>7033.66146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506.535284" calcext:value-type="float">
            <text:p>5506.535284</text:p>
          </table:table-cell>
          <table:table-cell office:value-type="float" office:value="7035.962676" calcext:value-type="float">
            <text:p>7035.96267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036.004922" calcext:value-type="float">
            <text:p>7036.004922</text:p>
          </table:table-cell>
          <table:table-cell office:value-type="float" office:value="7336.178639" calcext:value-type="float">
            <text:p>7336.17863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035.970221" calcext:value-type="float">
            <text:p>7035.970221</text:p>
          </table:table-cell>
          <table:table-cell office:value-type="float" office:value="7344.282442" calcext:value-type="float">
            <text:p>7344.28244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036.000227" calcext:value-type="float">
            <text:p>7036.000227</text:p>
          </table:table-cell>
          <table:table-cell office:value-type="float" office:value="7348.322118" calcext:value-type="float">
            <text:p>7348.32211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348.344512" calcext:value-type="float">
            <text:p>7348.344512</text:p>
          </table:table-cell>
          <table:table-cell office:value-type="float" office:value="7643.134391" calcext:value-type="float">
            <text:p>7643.13439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348.401617" calcext:value-type="float">
            <text:p>7348.401617</text:p>
          </table:table-cell>
          <table:table-cell office:value-type="float" office:value="7644.991359" calcext:value-type="float">
            <text:p>7644.99135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348.369977" calcext:value-type="float">
            <text:p>7348.369977</text:p>
          </table:table-cell>
          <table:table-cell office:value-type="float" office:value="7648.474725" calcext:value-type="float">
            <text:p>7648.47472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648.487726" calcext:value-type="float">
            <text:p>7648.487726</text:p>
          </table:table-cell>
          <table:table-cell office:value-type="float" office:value="7936.993319" calcext:value-type="float">
            <text:p>7936.99331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648.478554" calcext:value-type="float">
            <text:p>7648.478554</text:p>
          </table:table-cell>
          <table:table-cell office:value-type="float" office:value="7944.070913" calcext:value-type="float">
            <text:p>7944.07091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944.072553" calcext:value-type="float">
            <text:p>7944.072553</text:p>
          </table:table-cell>
          <table:table-cell office:value-type="float" office:value="8172.317618" calcext:value-type="float">
            <text:p>8172.3176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72.319478" calcext:value-type="float">
            <text:p>8172.319478</text:p>
          </table:table-cell>
          <table:table-cell office:value-type="float" office:value="8478.572564" calcext:value-type="float">
            <text:p>8478.57256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172.32928" calcext:value-type="float">
            <text:p>8172.32928</text:p>
          </table:table-cell>
          <table:table-cell office:value-type="float" office:value="8483.340249" calcext:value-type="float">
            <text:p>8483.340249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172.33519" calcext:value-type="float">
            <text:p>8172.33519</text:p>
          </table:table-cell>
          <table:table-cell office:value-type="float" office:value="8487.543464" calcext:value-type="float">
            <text:p>8487.54346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87.545811" calcext:value-type="float">
            <text:p>8487.545811</text:p>
          </table:table-cell>
          <table:table-cell office:value-type="float" office:value="8697.329138" calcext:value-type="float">
            <text:p>8697.32913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97.359818" calcext:value-type="float">
            <text:p>8697.359818</text:p>
          </table:table-cell>
          <table:table-cell office:value-type="float" office:value="8971.031521" calcext:value-type="float">
            <text:p>8971.03152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697.404877" calcext:value-type="float">
            <text:p>8697.404877</text:p>
          </table:table-cell>
          <table:table-cell office:value-type="float" office:value="8975.764945" calcext:value-type="float">
            <text:p>8975.764945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975.766826" calcext:value-type="float">
            <text:p>8975.766826</text:p>
          </table:table-cell>
          <table:table-cell office:value-type="float" office:value="9199.26696" calcext:value-type="float">
            <text:p>9199.26696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9199.269395" calcext:value-type="float">
            <text:p>9199.269395</text:p>
          </table:table-cell>
          <table:table-cell office:value-type="float" office:value="9465.330806" calcext:value-type="float">
            <text:p>9465.33080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465.336111" calcext:value-type="float">
            <text:p>9465.336111</text:p>
          </table:table-cell>
          <table:table-cell office:value-type="float" office:value="9777.745241" calcext:value-type="float">
            <text:p>9777.74524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465.355186" calcext:value-type="float">
            <text:p>9465.355186</text:p>
          </table:table-cell>
          <table:table-cell office:value-type="float" office:value="9782.924833" calcext:value-type="float">
            <text:p>9782.92483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465.349798" calcext:value-type="float">
            <text:p>9465.349798</text:p>
          </table:table-cell>
          <table:table-cell office:value-type="float" office:value="9785.697495" calcext:value-type="float">
            <text:p>9785.69749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785.717135" calcext:value-type="float">
            <text:p>9785.717135</text:p>
          </table:table-cell>
          <table:table-cell office:value-type="float" office:value="10052.29606" calcext:value-type="float">
            <text:p>10052.2960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785.772615" calcext:value-type="float">
            <text:p>9785.772615</text:p>
          </table:table-cell>
          <table:table-cell office:value-type="float" office:value="10064.77883" calcext:value-type="float">
            <text:p>10064.7788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0064.781141" calcext:value-type="float">
            <text:p>10064.781141</text:p>
          </table:table-cell>
          <table:table-cell office:value-type="float" office:value="10254.152544" calcext:value-type="float">
            <text:p>10254.15254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254.155665" calcext:value-type="float">
            <text:p>10254.155665</text:p>
          </table:table-cell>
          <table:table-cell office:value-type="float" office:value="10518.380091" calcext:value-type="float">
            <text:p>10518.38009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254.176862" calcext:value-type="float">
            <text:p>10254.176862</text:p>
          </table:table-cell>
          <table:table-cell office:value-type="float" office:value="10537.757352" calcext:value-type="float">
            <text:p>10537.75735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537.759764" calcext:value-type="float">
            <text:p>10537.759764</text:p>
          </table:table-cell>
          <table:table-cell office:value-type="float" office:value="10797.62978" calcext:value-type="float">
            <text:p>10797.6297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797.791353" calcext:value-type="float">
            <text:p>10797.791353</text:p>
          </table:table-cell>
          <table:table-cell office:value-type="float" office:value="11513.100624" calcext:value-type="float">
            <text:p>11513.10062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797.773104" calcext:value-type="float">
            <text:p>10797.773104</text:p>
          </table:table-cell>
          <table:table-cell office:value-type="float" office:value="11515.101699" calcext:value-type="float">
            <text:p>11515.10169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797.754009" calcext:value-type="float">
            <text:p>10797.754009</text:p>
          </table:table-cell>
          <table:table-cell office:value-type="float" office:value="11539.729527" calcext:value-type="float">
            <text:p>11539.72952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797.701042" calcext:value-type="float">
            <text:p>10797.701042</text:p>
          </table:table-cell>
          <table:table-cell office:value-type="float" office:value="11551.532215" calcext:value-type="float">
            <text:p>11551.532215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797.738041" calcext:value-type="float">
            <text:p>10797.738041</text:p>
          </table:table-cell>
          <table:table-cell office:value-type="float" office:value="11552.43576" calcext:value-type="float">
            <text:p>11552.43576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797.670574" calcext:value-type="float">
            <text:p>10797.670574</text:p>
          </table:table-cell>
          <table:table-cell office:value-type="float" office:value="11556.055015" calcext:value-type="float">
            <text:p>11556.05501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797.763267" calcext:value-type="float">
            <text:p>10797.763267</text:p>
          </table:table-cell>
          <table:table-cell office:value-type="float" office:value="11578.794936" calcext:value-type="float">
            <text:p>11578.79493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97.755955" calcext:value-type="float">
            <text:p>10797.755955</text:p>
          </table:table-cell>
          <table:table-cell office:value-type="float" office:value="11584.917967" calcext:value-type="float">
            <text:p>11584.91796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797.746507" calcext:value-type="float">
            <text:p>10797.746507</text:p>
          </table:table-cell>
          <table:table-cell office:value-type="float" office:value="11597.253427" calcext:value-type="float">
            <text:p>11597.253427</text:p>
          </table:table-cell>
        </table:table-row>
      </table:table>
      <table:table table:name="1_1250" table:style-name="ta1">
        <table:shapes>
          <draw:frame draw:z-index="0" draw:style-name="gr1" draw:text-style-name="P1" svg:width="68.284cm" svg:height="45.261cm" svg:x="9.141cm" svg:y="0.106cm">
            <draw:object draw:notify-on-update-of-ranges="1_1250.C1:1_1250.C1 1_1250.C2:1_1250.C101 1_1250.D1:1_1250.D1 1_1250.D2:1_1250.D10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50403" calcext:value-type="float">
            <text:p>0.050403</text:p>
          </table:table-cell>
          <table:table-cell office:value-type="float" office:value="492.605169" calcext:value-type="float">
            <text:p>492.6051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6672" calcext:value-type="float">
            <text:p>0.06672</text:p>
          </table:table-cell>
          <table:table-cell office:value-type="float" office:value="509.679228" calcext:value-type="float">
            <text:p>509.6792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6103" calcext:value-type="float">
            <text:p>0.046103</text:p>
          </table:table-cell>
          <table:table-cell office:value-type="float" office:value="544.722921" calcext:value-type="float">
            <text:p>544.7229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8104" calcext:value-type="float">
            <text:p>0.058104</text:p>
          </table:table-cell>
          <table:table-cell office:value-type="float" office:value="552.701174" calcext:value-type="float">
            <text:p>552.70117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557.796144" calcext:value-type="float">
            <text:p>557.7961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6197" calcext:value-type="float">
            <text:p>0.026197</text:p>
          </table:table-cell>
          <table:table-cell office:value-type="float" office:value="568.814576" calcext:value-type="float">
            <text:p>568.8145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8.836195" calcext:value-type="float">
            <text:p>568.836195</text:p>
          </table:table-cell>
          <table:table-cell office:value-type="float" office:value="842.390247" calcext:value-type="float">
            <text:p>842.3902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8.818887" calcext:value-type="float">
            <text:p>568.818887</text:p>
          </table:table-cell>
          <table:table-cell office:value-type="float" office:value="874.509287" calcext:value-type="float">
            <text:p>874.5092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74.556211" calcext:value-type="float">
            <text:p>874.556211</text:p>
          </table:table-cell>
          <table:table-cell office:value-type="float" office:value="1160.117567" calcext:value-type="float">
            <text:p>1160.1175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4.607182" calcext:value-type="float">
            <text:p>874.607182</text:p>
          </table:table-cell>
          <table:table-cell office:value-type="float" office:value="1165.059218" calcext:value-type="float">
            <text:p>1165.05921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65.064831" calcext:value-type="float">
            <text:p>1165.064831</text:p>
          </table:table-cell>
          <table:table-cell office:value-type="float" office:value="1445.705311" calcext:value-type="float">
            <text:p>1445.7053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65.077313" calcext:value-type="float">
            <text:p>1165.077313</text:p>
          </table:table-cell>
          <table:table-cell office:value-type="float" office:value="1457.422136" calcext:value-type="float">
            <text:p>1457.42213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57.431154" calcext:value-type="float">
            <text:p>1457.431154</text:p>
          </table:table-cell>
          <table:table-cell office:value-type="float" office:value="1733.618976" calcext:value-type="float">
            <text:p>1733.61897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57.425395" calcext:value-type="float">
            <text:p>1457.425395</text:p>
          </table:table-cell>
          <table:table-cell office:value-type="float" office:value="1749.288622" calcext:value-type="float">
            <text:p>1749.2886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749.360407" calcext:value-type="float">
            <text:p>1749.360407</text:p>
          </table:table-cell>
          <table:table-cell office:value-type="float" office:value="2027.277254" calcext:value-type="float">
            <text:p>2027.27725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49.31182" calcext:value-type="float">
            <text:p>1749.31182</text:p>
          </table:table-cell>
          <table:table-cell office:value-type="float" office:value="2033.037079" calcext:value-type="float">
            <text:p>2033.03707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33.039384" calcext:value-type="float">
            <text:p>2033.039384</text:p>
          </table:table-cell>
          <table:table-cell office:value-type="float" office:value="2244.16719" calcext:value-type="float">
            <text:p>2244.1671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244.212669" calcext:value-type="float">
            <text:p>2244.212669</text:p>
          </table:table-cell>
          <table:table-cell office:value-type="float" office:value="2600.67106" calcext:value-type="float">
            <text:p>2600.6710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44.206705" calcext:value-type="float">
            <text:p>2244.206705</text:p>
          </table:table-cell>
          <table:table-cell office:value-type="float" office:value="2625.808056" calcext:value-type="float">
            <text:p>2625.8080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44.205832" calcext:value-type="float">
            <text:p>2244.205832</text:p>
          </table:table-cell>
          <table:table-cell office:value-type="float" office:value="2638.792648" calcext:value-type="float">
            <text:p>2638.79264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244.198863" calcext:value-type="float">
            <text:p>2244.198863</text:p>
          </table:table-cell>
          <table:table-cell office:value-type="float" office:value="2667.747047" calcext:value-type="float">
            <text:p>2667.74704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667.842997" calcext:value-type="float">
            <text:p>2667.842997</text:p>
          </table:table-cell>
          <table:table-cell office:value-type="float" office:value="3156.065115" calcext:value-type="float">
            <text:p>3156.06511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67.836911" calcext:value-type="float">
            <text:p>2667.836911</text:p>
          </table:table-cell>
          <table:table-cell office:value-type="float" office:value="3182.744961" calcext:value-type="float">
            <text:p>3182.7449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67.841775" calcext:value-type="float">
            <text:p>2667.841775</text:p>
          </table:table-cell>
          <table:table-cell office:value-type="float" office:value="3192.096552" calcext:value-type="float">
            <text:p>3192.09655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667.85" calcext:value-type="float">
            <text:p>2667.85</text:p>
          </table:table-cell>
          <table:table-cell office:value-type="float" office:value="3196.167783" calcext:value-type="float">
            <text:p>3196.16778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667.785859" calcext:value-type="float">
            <text:p>2667.785859</text:p>
          </table:table-cell>
          <table:table-cell office:value-type="float" office:value="3209.623293" calcext:value-type="float">
            <text:p>3209.62329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67.863289" calcext:value-type="float">
            <text:p>2667.863289</text:p>
          </table:table-cell>
          <table:table-cell office:value-type="float" office:value="3214.307552" calcext:value-type="float">
            <text:p>3214.30755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214.310481" calcext:value-type="float">
            <text:p>3214.310481</text:p>
          </table:table-cell>
          <table:table-cell office:value-type="float" office:value="3440.746788" calcext:value-type="float">
            <text:p>3440.74678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440.754901" calcext:value-type="float">
            <text:p>3440.754901</text:p>
          </table:table-cell>
          <table:table-cell office:value-type="float" office:value="3667.972248" calcext:value-type="float">
            <text:p>3667.97224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667.975507" calcext:value-type="float">
            <text:p>3667.975507</text:p>
          </table:table-cell>
          <table:table-cell office:value-type="float" office:value="3861.410432" calcext:value-type="float">
            <text:p>3861.4104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861.4314" calcext:value-type="float">
            <text:p>3861.4314</text:p>
          </table:table-cell>
          <table:table-cell office:value-type="float" office:value="4137.652509" calcext:value-type="float">
            <text:p>4137.65250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861.422856" calcext:value-type="float">
            <text:p>3861.422856</text:p>
          </table:table-cell>
          <table:table-cell office:value-type="float" office:value="4149.104069" calcext:value-type="float">
            <text:p>4149.10406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149.119664" calcext:value-type="float">
            <text:p>4149.119664</text:p>
          </table:table-cell>
          <table:table-cell office:value-type="float" office:value="4438.648154" calcext:value-type="float">
            <text:p>4438.64815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149.106039" calcext:value-type="float">
            <text:p>4149.106039</text:p>
          </table:table-cell>
          <table:table-cell office:value-type="float" office:value="4439.939086" calcext:value-type="float">
            <text:p>4439.93908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439.954388" calcext:value-type="float">
            <text:p>4439.954388</text:p>
          </table:table-cell>
          <table:table-cell office:value-type="float" office:value="4705.791442" calcext:value-type="float">
            <text:p>4705.79144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439.942128" calcext:value-type="float">
            <text:p>4439.942128</text:p>
          </table:table-cell>
          <table:table-cell office:value-type="float" office:value="4726.119382" calcext:value-type="float">
            <text:p>4726.11938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726.141213" calcext:value-type="float">
            <text:p>4726.141213</text:p>
          </table:table-cell>
          <table:table-cell office:value-type="float" office:value="5022.228754" calcext:value-type="float">
            <text:p>5022.22875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726.131531" calcext:value-type="float">
            <text:p>4726.131531</text:p>
          </table:table-cell>
          <table:table-cell office:value-type="float" office:value="5022.493263" calcext:value-type="float">
            <text:p>5022.49326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022.519178" calcext:value-type="float">
            <text:p>5022.519178</text:p>
          </table:table-cell>
          <table:table-cell office:value-type="float" office:value="5306.922486" calcext:value-type="float">
            <text:p>5306.92248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022.522131" calcext:value-type="float">
            <text:p>5022.522131</text:p>
          </table:table-cell>
          <table:table-cell office:value-type="float" office:value="5319.039455" calcext:value-type="float">
            <text:p>5319.03945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319.063951" calcext:value-type="float">
            <text:p>5319.063951</text:p>
          </table:table-cell>
          <table:table-cell office:value-type="float" office:value="5612.491211" calcext:value-type="float">
            <text:p>5612.4912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319.114859" calcext:value-type="float">
            <text:p>5319.114859</text:p>
          </table:table-cell>
          <table:table-cell office:value-type="float" office:value="5626.544168" calcext:value-type="float">
            <text:p>5626.54416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626.549135" calcext:value-type="float">
            <text:p>5626.549135</text:p>
          </table:table-cell>
          <table:table-cell office:value-type="float" office:value="5929.641979" calcext:value-type="float">
            <text:p>5929.64197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626.605983" calcext:value-type="float">
            <text:p>5626.605983</text:p>
          </table:table-cell>
          <table:table-cell office:value-type="float" office:value="5931.144161" calcext:value-type="float">
            <text:p>5931.14416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626.609041" calcext:value-type="float">
            <text:p>5626.609041</text:p>
          </table:table-cell>
          <table:table-cell office:value-type="float" office:value="5934.457604" calcext:value-type="float">
            <text:p>5934.45760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934.459597" calcext:value-type="float">
            <text:p>5934.459597</text:p>
          </table:table-cell>
          <table:table-cell office:value-type="float" office:value="6190.616922" calcext:value-type="float">
            <text:p>6190.61692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190.787479" calcext:value-type="float">
            <text:p>6190.787479</text:p>
          </table:table-cell>
          <table:table-cell office:value-type="float" office:value="6530.234209" calcext:value-type="float">
            <text:p>6530.23420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190.773592" calcext:value-type="float">
            <text:p>6190.773592</text:p>
          </table:table-cell>
          <table:table-cell office:value-type="float" office:value="6550.143877" calcext:value-type="float">
            <text:p>6550.14387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190.778181" calcext:value-type="float">
            <text:p>6190.778181</text:p>
          </table:table-cell>
          <table:table-cell office:value-type="float" office:value="6584.070337" calcext:value-type="float">
            <text:p>6584.07033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190.782281" calcext:value-type="float">
            <text:p>6190.782281</text:p>
          </table:table-cell>
          <table:table-cell office:value-type="float" office:value="6625.957142" calcext:value-type="float">
            <text:p>6625.95714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625.994086" calcext:value-type="float">
            <text:p>6625.994086</text:p>
          </table:table-cell>
          <table:table-cell office:value-type="float" office:value="6922.301736" calcext:value-type="float">
            <text:p>6922.30173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626.017141" calcext:value-type="float">
            <text:p>6626.017141</text:p>
          </table:table-cell>
          <table:table-cell office:value-type="float" office:value="6924.987584" calcext:value-type="float">
            <text:p>6924.98758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6625.998464" calcext:value-type="float">
            <text:p>6625.998464</text:p>
          </table:table-cell>
          <table:table-cell office:value-type="float" office:value="6941.814375" calcext:value-type="float">
            <text:p>6941.81437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941.859698" calcext:value-type="float">
            <text:p>6941.859698</text:p>
          </table:table-cell>
          <table:table-cell office:value-type="float" office:value="7771.882688" calcext:value-type="float">
            <text:p>7771.88268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941.884302" calcext:value-type="float">
            <text:p>6941.884302</text:p>
          </table:table-cell>
          <table:table-cell office:value-type="float" office:value="7781.462198" calcext:value-type="float">
            <text:p>7781.46219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41.896948" calcext:value-type="float">
            <text:p>6941.896948</text:p>
          </table:table-cell>
          <table:table-cell office:value-type="float" office:value="7830.15347" calcext:value-type="float">
            <text:p>7830.1534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941.891574" calcext:value-type="float">
            <text:p>6941.891574</text:p>
          </table:table-cell>
          <table:table-cell office:value-type="float" office:value="7846.868848" calcext:value-type="float">
            <text:p>7846.86884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941.826802" calcext:value-type="float">
            <text:p>6941.826802</text:p>
          </table:table-cell>
          <table:table-cell office:value-type="float" office:value="7859.204238" calcext:value-type="float">
            <text:p>7859.20423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941.890419" calcext:value-type="float">
            <text:p>6941.890419</text:p>
          </table:table-cell>
          <table:table-cell office:value-type="float" office:value="7860.766947" calcext:value-type="float">
            <text:p>7860.76694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941.903263" calcext:value-type="float">
            <text:p>6941.903263</text:p>
          </table:table-cell>
          <table:table-cell office:value-type="float" office:value="7867.253004" calcext:value-type="float">
            <text:p>7867.25300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941.899242" calcext:value-type="float">
            <text:p>6941.899242</text:p>
          </table:table-cell>
          <table:table-cell office:value-type="float" office:value="7873.739785" calcext:value-type="float">
            <text:p>7873.73978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941.90616" calcext:value-type="float">
            <text:p>6941.90616</text:p>
          </table:table-cell>
          <table:table-cell office:value-type="float" office:value="7885.622127" calcext:value-type="float">
            <text:p>7885.62212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941.911315" calcext:value-type="float">
            <text:p>6941.911315</text:p>
          </table:table-cell>
          <table:table-cell office:value-type="float" office:value="7890.90592" calcext:value-type="float">
            <text:p>7890.9059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941.8936" calcext:value-type="float">
            <text:p>6941.8936</text:p>
          </table:table-cell>
          <table:table-cell office:value-type="float" office:value="7905.386602" calcext:value-type="float">
            <text:p>7905.38660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905.406666" calcext:value-type="float">
            <text:p>7905.406666</text:p>
          </table:table-cell>
          <table:table-cell office:value-type="float" office:value="8197.760454" calcext:value-type="float">
            <text:p>8197.76045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905.396653" calcext:value-type="float">
            <text:p>7905.396653</text:p>
          </table:table-cell>
          <table:table-cell office:value-type="float" office:value="8199.787394" calcext:value-type="float">
            <text:p>8199.78739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8199.863598" calcext:value-type="float">
            <text:p>8199.863598</text:p>
          </table:table-cell>
          <table:table-cell office:value-type="float" office:value="8574.071127" calcext:value-type="float">
            <text:p>8574.07112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8199.810184" calcext:value-type="float">
            <text:p>8199.810184</text:p>
          </table:table-cell>
          <table:table-cell office:value-type="float" office:value="8640.000083" calcext:value-type="float">
            <text:p>8640.00008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8199.816114" calcext:value-type="float">
            <text:p>8199.816114</text:p>
          </table:table-cell>
          <table:table-cell office:value-type="float" office:value="8660.44472" calcext:value-type="float">
            <text:p>8660.44472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8199.81341" calcext:value-type="float">
            <text:p>8199.81341</text:p>
          </table:table-cell>
          <table:table-cell office:value-type="float" office:value="8673.150579" calcext:value-type="float">
            <text:p>8673.15057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8199.831898" calcext:value-type="float">
            <text:p>8199.831898</text:p>
          </table:table-cell>
          <table:table-cell office:value-type="float" office:value="8675.677486" calcext:value-type="float">
            <text:p>8675.67748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675.690704" calcext:value-type="float">
            <text:p>8675.690704</text:p>
          </table:table-cell>
          <table:table-cell office:value-type="float" office:value="8960.859166" calcext:value-type="float">
            <text:p>8960.85916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675.680581" calcext:value-type="float">
            <text:p>8675.680581</text:p>
          </table:table-cell>
          <table:table-cell office:value-type="float" office:value="8964.706057" calcext:value-type="float">
            <text:p>8964.70605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964.709501" calcext:value-type="float">
            <text:p>8964.709501</text:p>
          </table:table-cell>
          <table:table-cell office:value-type="float" office:value="9199.053709" calcext:value-type="float">
            <text:p>9199.05370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9199.105914" calcext:value-type="float">
            <text:p>9199.105914</text:p>
          </table:table-cell>
          <table:table-cell office:value-type="float" office:value="9503.274684" calcext:value-type="float">
            <text:p>9503.27468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199.084577" calcext:value-type="float">
            <text:p>9199.084577</text:p>
          </table:table-cell>
          <table:table-cell office:value-type="float" office:value="9505.710175" calcext:value-type="float">
            <text:p>9505.7101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9199.09947" calcext:value-type="float">
            <text:p>9199.09947</text:p>
          </table:table-cell>
          <table:table-cell office:value-type="float" office:value="9515.171972" calcext:value-type="float">
            <text:p>9515.17197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9515.173992" calcext:value-type="float">
            <text:p>9515.173992</text:p>
          </table:table-cell>
          <table:table-cell office:value-type="float" office:value="9716.511791" calcext:value-type="float">
            <text:p>9716.51179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716.611422" calcext:value-type="float">
            <text:p>9716.611422</text:p>
          </table:table-cell>
          <table:table-cell office:value-type="float" office:value="10289.807802" calcext:value-type="float">
            <text:p>10289.80780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716.635803" calcext:value-type="float">
            <text:p>9716.635803</text:p>
          </table:table-cell>
          <table:table-cell office:value-type="float" office:value="10335.644561" calcext:value-type="float">
            <text:p>10335.64456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9716.619708" calcext:value-type="float">
            <text:p>9716.619708</text:p>
          </table:table-cell>
          <table:table-cell office:value-type="float" office:value="10349.23853" calcext:value-type="float">
            <text:p>10349.2385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716.585372" calcext:value-type="float">
            <text:p>9716.585372</text:p>
          </table:table-cell>
          <table:table-cell office:value-type="float" office:value="10386.104499" calcext:value-type="float">
            <text:p>10386.10449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716.629692" calcext:value-type="float">
            <text:p>9716.629692</text:p>
          </table:table-cell>
          <table:table-cell office:value-type="float" office:value="10417.061127" calcext:value-type="float">
            <text:p>10417.06112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716.614361" calcext:value-type="float">
            <text:p>9716.614361</text:p>
          </table:table-cell>
          <table:table-cell office:value-type="float" office:value="10417.449876" calcext:value-type="float">
            <text:p>10417.449876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9716.589649" calcext:value-type="float">
            <text:p>9716.589649</text:p>
          </table:table-cell>
          <table:table-cell office:value-type="float" office:value="10426.054466" calcext:value-type="float">
            <text:p>10426.05446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716.596104" calcext:value-type="float">
            <text:p>9716.596104</text:p>
          </table:table-cell>
          <table:table-cell office:value-type="float" office:value="10433.26399" calcext:value-type="float">
            <text:p>10433.2639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0433.281987" calcext:value-type="float">
            <text:p>10433.281987</text:p>
          </table:table-cell>
          <table:table-cell office:value-type="float" office:value="10743.850866" calcext:value-type="float">
            <text:p>10743.85086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433.280892" calcext:value-type="float">
            <text:p>10433.280892</text:p>
          </table:table-cell>
          <table:table-cell office:value-type="float" office:value="10744.701465" calcext:value-type="float">
            <text:p>10744.70146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433.271833" calcext:value-type="float">
            <text:p>10433.271833</text:p>
          </table:table-cell>
          <table:table-cell office:value-type="float" office:value="10750.236722" calcext:value-type="float">
            <text:p>10750.23672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750.263188" calcext:value-type="float">
            <text:p>10750.263188</text:p>
          </table:table-cell>
          <table:table-cell office:value-type="float" office:value="11067.285649" calcext:value-type="float">
            <text:p>11067.285649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750.264313" calcext:value-type="float">
            <text:p>10750.264313</text:p>
          </table:table-cell>
          <table:table-cell office:value-type="float" office:value="11154.30468" calcext:value-type="float">
            <text:p>11154.3046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750.268451" calcext:value-type="float">
            <text:p>10750.268451</text:p>
          </table:table-cell>
          <table:table-cell office:value-type="float" office:value="11179.401956" calcext:value-type="float">
            <text:p>11179.40195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750.261578" calcext:value-type="float">
            <text:p>10750.261578</text:p>
          </table:table-cell>
          <table:table-cell office:value-type="float" office:value="11185.129912" calcext:value-type="float">
            <text:p>11185.12991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1185.137393" calcext:value-type="float">
            <text:p>11185.137393</text:p>
          </table:table-cell>
          <table:table-cell office:value-type="float" office:value="11760.704712" calcext:value-type="float">
            <text:p>11760.7047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185.163158" calcext:value-type="float">
            <text:p>11185.163158</text:p>
          </table:table-cell>
          <table:table-cell office:value-type="float" office:value="11767.166589" calcext:value-type="float">
            <text:p>11767.166589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1185.323698" calcext:value-type="float">
            <text:p>11185.323698</text:p>
          </table:table-cell>
          <table:table-cell office:value-type="float" office:value="11780.12618" calcext:value-type="float">
            <text:p>11780.1261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1185.169719" calcext:value-type="float">
            <text:p>11185.169719</text:p>
          </table:table-cell>
          <table:table-cell office:value-type="float" office:value="11796.690208" calcext:value-type="float">
            <text:p>11796.69020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1185.147361" calcext:value-type="float">
            <text:p>11185.147361</text:p>
          </table:table-cell>
          <table:table-cell office:value-type="float" office:value="11809.86208" calcext:value-type="float">
            <text:p>11809.8620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1185.288317" calcext:value-type="float">
            <text:p>11185.288317</text:p>
          </table:table-cell>
          <table:table-cell office:value-type="float" office:value="11811.710334" calcext:value-type="float">
            <text:p>11811.71033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1185.13945" calcext:value-type="float">
            <text:p>11185.13945</text:p>
          </table:table-cell>
          <table:table-cell office:value-type="float" office:value="11813.326574" calcext:value-type="float">
            <text:p>11813.326574</text:p>
          </table:table-cell>
        </table:table-row>
      </table:table>
      <table:table table:name="1_1500" table:style-name="ta1">
        <table:shapes>
          <draw:frame draw:z-index="0" draw:style-name="gr1" draw:text-style-name="P1" svg:width="33.753cm" svg:height="23.483cm" svg:x="13.601cm" svg:y="0.37cm">
            <draw:object draw:notify-on-update-of-ranges="1_1500.C1:1_1500.C1 1_1500.C2:1_1500.C101 1_1500.D1:1_1500.D1 1_1500.D2:1_1500.D10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33.95cm" svg:height="21.037cm" svg:x="14.042cm" svg:y="24.783cm">
            <draw:object draw:notify-on-update-of-ranges="1_1500.E1:1_1500.E1 1_1500.E2:1_1500.E10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8611" calcext:value-type="float">
            <text:p>0.028611</text:p>
          </table:table-cell>
          <table:table-cell office:value-type="float" office:value="296.194707" calcext:value-type="float">
            <text:p>296.194707</text:p>
          </table:table-cell>
          <table:table-cell table:formula="of:=[.D2]-[.C2]" office:value-type="float" office:value="296.166096" calcext:value-type="float">
            <text:p>296.1660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67384" calcext:value-type="float">
            <text:p>0.067384</text:p>
          </table:table-cell>
          <table:table-cell office:value-type="float" office:value="319.939912" calcext:value-type="float">
            <text:p>319.939912</text:p>
          </table:table-cell>
          <table:table-cell table:formula="of:=[.D3]-[.C3]" office:value-type="float" office:value="319.872528" calcext:value-type="float">
            <text:p>319.8725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51469" calcext:value-type="float">
            <text:p>0.051469</text:p>
          </table:table-cell>
          <table:table-cell office:value-type="float" office:value="321.677806" calcext:value-type="float">
            <text:p>321.677806</text:p>
          </table:table-cell>
          <table:table-cell table:formula="of:=[.D4]-[.C4]" office:value-type="float" office:value="321.626337" calcext:value-type="float">
            <text:p>321.62633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1.788065" calcext:value-type="float">
            <text:p>321.788065</text:p>
          </table:table-cell>
          <table:table-cell office:value-type="float" office:value="631.924784" calcext:value-type="float">
            <text:p>631.924784</text:p>
          </table:table-cell>
          <table:table-cell table:formula="of:=[.D5]-[.C5]" office:value-type="float" office:value="310.136719" calcext:value-type="float">
            <text:p>310.1367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1.786944" calcext:value-type="float">
            <text:p>321.786944</text:p>
          </table:table-cell>
          <table:table-cell office:value-type="float" office:value="632.075668" calcext:value-type="float">
            <text:p>632.075668</text:p>
          </table:table-cell>
          <table:table-cell table:formula="of:=[.D6]-[.C6]" office:value-type="float" office:value="310.288724" calcext:value-type="float">
            <text:p>310.2887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1.809015" calcext:value-type="float">
            <text:p>321.809015</text:p>
          </table:table-cell>
          <table:table-cell office:value-type="float" office:value="635.58369" calcext:value-type="float">
            <text:p>635.58369</text:p>
          </table:table-cell>
          <table:table-cell table:formula="of:=[.D7]-[.C7]" office:value-type="float" office:value="313.774675" calcext:value-type="float">
            <text:p>313.7746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35.585734" calcext:value-type="float">
            <text:p>635.585734</text:p>
          </table:table-cell>
          <table:table-cell office:value-type="float" office:value="870.829509" calcext:value-type="float">
            <text:p>870.829509</text:p>
          </table:table-cell>
          <table:table-cell table:formula="of:=[.D8]-[.C8]" office:value-type="float" office:value="235.243775" calcext:value-type="float">
            <text:p>235.2437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70.875493" calcext:value-type="float">
            <text:p>870.875493</text:p>
          </table:table-cell>
          <table:table-cell office:value-type="float" office:value="1448.318967" calcext:value-type="float">
            <text:p>1448.318967</text:p>
          </table:table-cell>
          <table:table-cell table:formula="of:=[.D9]-[.C9]" office:value-type="float" office:value="577.443474" calcext:value-type="float">
            <text:p>577.4434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0.850115" calcext:value-type="float">
            <text:p>870.850115</text:p>
          </table:table-cell>
          <table:table-cell office:value-type="float" office:value="1534.172561" calcext:value-type="float">
            <text:p>1534.172561</text:p>
          </table:table-cell>
          <table:table-cell table:formula="of:=[.D10]-[.C10]" office:value-type="float" office:value="663.322446" calcext:value-type="float">
            <text:p>663.3224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70.868851" calcext:value-type="float">
            <text:p>870.868851</text:p>
          </table:table-cell>
          <table:table-cell office:value-type="float" office:value="1534.491548" calcext:value-type="float">
            <text:p>1534.491548</text:p>
          </table:table-cell>
          <table:table-cell table:formula="of:=[.D11]-[.C11]" office:value-type="float" office:value="663.622697" calcext:value-type="float">
            <text:p>663.62269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70.924041" calcext:value-type="float">
            <text:p>870.924041</text:p>
          </table:table-cell>
          <table:table-cell office:value-type="float" office:value="1541.817076" calcext:value-type="float">
            <text:p>1541.817076</text:p>
          </table:table-cell>
          <table:table-cell table:formula="of:=[.D12]-[.C12]" office:value-type="float" office:value="670.893035" calcext:value-type="float">
            <text:p>670.89303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70.938966" calcext:value-type="float">
            <text:p>870.938966</text:p>
          </table:table-cell>
          <table:table-cell office:value-type="float" office:value="1559.141062" calcext:value-type="float">
            <text:p>1559.141062</text:p>
          </table:table-cell>
          <table:table-cell table:formula="of:=[.D13]-[.C13]" office:value-type="float" office:value="688.202096" calcext:value-type="float">
            <text:p>688.20209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70.881838" calcext:value-type="float">
            <text:p>870.881838</text:p>
          </table:table-cell>
          <table:table-cell office:value-type="float" office:value="1566.615304" calcext:value-type="float">
            <text:p>1566.615304</text:p>
          </table:table-cell>
          <table:table-cell table:formula="of:=[.D14]-[.C14]" office:value-type="float" office:value="695.733466" calcext:value-type="float">
            <text:p>695.73346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70.898925" calcext:value-type="float">
            <text:p>870.898925</text:p>
          </table:table-cell>
          <table:table-cell office:value-type="float" office:value="1577.395856" calcext:value-type="float">
            <text:p>1577.395856</text:p>
          </table:table-cell>
          <table:table-cell table:formula="of:=[.D15]-[.C15]" office:value-type="float" office:value="706.496931" calcext:value-type="float">
            <text:p>706.49693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70.860239" calcext:value-type="float">
            <text:p>870.860239</text:p>
          </table:table-cell>
          <table:table-cell office:value-type="float" office:value="1581.017089" calcext:value-type="float">
            <text:p>1581.017089</text:p>
          </table:table-cell>
          <table:table-cell table:formula="of:=[.D16]-[.C16]" office:value-type="float" office:value="710.15685" calcext:value-type="float">
            <text:p>710.156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81.019473" calcext:value-type="float">
            <text:p>1581.019473</text:p>
          </table:table-cell>
          <table:table-cell office:value-type="float" office:value="1778.305575" calcext:value-type="float">
            <text:p>1778.305575</text:p>
          </table:table-cell>
          <table:table-cell table:formula="of:=[.D17]-[.C17]" office:value-type="float" office:value="197.286102" calcext:value-type="float">
            <text:p>197.28610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78.314808" calcext:value-type="float">
            <text:p>1778.314808</text:p>
          </table:table-cell>
          <table:table-cell office:value-type="float" office:value="2152.392244" calcext:value-type="float">
            <text:p>2152.392244</text:p>
          </table:table-cell>
          <table:table-cell table:formula="of:=[.D18]-[.C18]" office:value-type="float" office:value="374.077436" calcext:value-type="float">
            <text:p>374.07743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78.328112" calcext:value-type="float">
            <text:p>1778.328112</text:p>
          </table:table-cell>
          <table:table-cell office:value-type="float" office:value="2153.740855" calcext:value-type="float">
            <text:p>2153.740855</text:p>
          </table:table-cell>
          <table:table-cell table:formula="of:=[.D19]-[.C19]" office:value-type="float" office:value="375.412743" calcext:value-type="float">
            <text:p>375.41274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78.310613" calcext:value-type="float">
            <text:p>1778.310613</text:p>
          </table:table-cell>
          <table:table-cell office:value-type="float" office:value="2166.404133" calcext:value-type="float">
            <text:p>2166.404133</text:p>
          </table:table-cell>
          <table:table-cell table:formula="of:=[.D20]-[.C20]" office:value-type="float" office:value="388.09352" calcext:value-type="float">
            <text:p>388.0935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78.322727" calcext:value-type="float">
            <text:p>1778.322727</text:p>
          </table:table-cell>
          <table:table-cell office:value-type="float" office:value="2184.894247" calcext:value-type="float">
            <text:p>2184.894247</text:p>
          </table:table-cell>
          <table:table-cell table:formula="of:=[.D21]-[.C21]" office:value-type="float" office:value="406.57152" calcext:value-type="float">
            <text:p>406.5715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184.960805" calcext:value-type="float">
            <text:p>2184.960805</text:p>
          </table:table-cell>
          <table:table-cell office:value-type="float" office:value="2679.744927" calcext:value-type="float">
            <text:p>2679.744927</text:p>
          </table:table-cell>
          <table:table-cell table:formula="of:=[.D22]-[.C22]" office:value-type="float" office:value="494.784122" calcext:value-type="float">
            <text:p>494.7841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84.947367" calcext:value-type="float">
            <text:p>2184.947367</text:p>
          </table:table-cell>
          <table:table-cell office:value-type="float" office:value="2692.263429" calcext:value-type="float">
            <text:p>2692.263429</text:p>
          </table:table-cell>
          <table:table-cell table:formula="of:=[.D23]-[.C23]" office:value-type="float" office:value="507.316062" calcext:value-type="float">
            <text:p>507.3160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84.956675" calcext:value-type="float">
            <text:p>2184.956675</text:p>
          </table:table-cell>
          <table:table-cell office:value-type="float" office:value="2696.086242" calcext:value-type="float">
            <text:p>2696.086242</text:p>
          </table:table-cell>
          <table:table-cell table:formula="of:=[.D24]-[.C24]" office:value-type="float" office:value="511.129567" calcext:value-type="float">
            <text:p>511.12956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84.94161" calcext:value-type="float">
            <text:p>2184.94161</text:p>
          </table:table-cell>
          <table:table-cell office:value-type="float" office:value="2708.045986" calcext:value-type="float">
            <text:p>2708.045986</text:p>
          </table:table-cell>
          <table:table-cell table:formula="of:=[.D25]-[.C25]" office:value-type="float" office:value="523.104376" calcext:value-type="float">
            <text:p>523.10437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184.955066" calcext:value-type="float">
            <text:p>2184.955066</text:p>
          </table:table-cell>
          <table:table-cell office:value-type="float" office:value="2719.534485" calcext:value-type="float">
            <text:p>2719.534485</text:p>
          </table:table-cell>
          <table:table-cell table:formula="of:=[.D26]-[.C26]" office:value-type="float" office:value="534.579419" calcext:value-type="float">
            <text:p>534.57941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84.957349" calcext:value-type="float">
            <text:p>2184.957349</text:p>
          </table:table-cell>
          <table:table-cell office:value-type="float" office:value="2734.675516" calcext:value-type="float">
            <text:p>2734.675516</text:p>
          </table:table-cell>
          <table:table-cell table:formula="of:=[.D27]-[.C27]" office:value-type="float" office:value="549.718167" calcext:value-type="float">
            <text:p>549.71816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734.719661" calcext:value-type="float">
            <text:p>2734.719661</text:p>
          </table:table-cell>
          <table:table-cell office:value-type="float" office:value="2999.138429" calcext:value-type="float">
            <text:p>2999.138429</text:p>
          </table:table-cell>
          <table:table-cell table:formula="of:=[.D28]-[.C28]" office:value-type="float" office:value="264.418768" calcext:value-type="float">
            <text:p>264.41876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34.707913" calcext:value-type="float">
            <text:p>2734.707913</text:p>
          </table:table-cell>
          <table:table-cell office:value-type="float" office:value="3020.264385" calcext:value-type="float">
            <text:p>3020.264385</text:p>
          </table:table-cell>
          <table:table-cell table:formula="of:=[.D29]-[.C29]" office:value-type="float" office:value="285.556472" calcext:value-type="float">
            <text:p>285.55647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20.280105" calcext:value-type="float">
            <text:p>3020.280105</text:p>
          </table:table-cell>
          <table:table-cell office:value-type="float" office:value="3325.226543" calcext:value-type="float">
            <text:p>3325.226543</text:p>
          </table:table-cell>
          <table:table-cell table:formula="of:=[.D30]-[.C30]" office:value-type="float" office:value="304.946438" calcext:value-type="float">
            <text:p>304.94643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020.267608" calcext:value-type="float">
            <text:p>3020.267608</text:p>
          </table:table-cell>
          <table:table-cell office:value-type="float" office:value="3327.752291" calcext:value-type="float">
            <text:p>3327.752291</text:p>
          </table:table-cell>
          <table:table-cell table:formula="of:=[.D31]-[.C31]" office:value-type="float" office:value="307.484683" calcext:value-type="float">
            <text:p>307.48468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20.272831" calcext:value-type="float">
            <text:p>3020.272831</text:p>
          </table:table-cell>
          <table:table-cell office:value-type="float" office:value="3327.819854" calcext:value-type="float">
            <text:p>3327.819854</text:p>
          </table:table-cell>
          <table:table-cell table:formula="of:=[.D32]-[.C32]" office:value-type="float" office:value="307.547023" calcext:value-type="float">
            <text:p>307.54702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27.823145" calcext:value-type="float">
            <text:p>3327.823145</text:p>
          </table:table-cell>
          <table:table-cell office:value-type="float" office:value="3621.203254" calcext:value-type="float">
            <text:p>3621.203254</text:p>
          </table:table-cell>
          <table:table-cell table:formula="of:=[.D33]-[.C33]" office:value-type="float" office:value="293.380109" calcext:value-type="float">
            <text:p>293.38010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327.835549" calcext:value-type="float">
            <text:p>3327.835549</text:p>
          </table:table-cell>
          <table:table-cell office:value-type="float" office:value="3626.521552" calcext:value-type="float">
            <text:p>3626.521552</text:p>
          </table:table-cell>
          <table:table-cell table:formula="of:=[.D34]-[.C34]" office:value-type="float" office:value="298.686003" calcext:value-type="float">
            <text:p>298.68600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26.589153" calcext:value-type="float">
            <text:p>3626.589153</text:p>
          </table:table-cell>
          <table:table-cell office:value-type="float" office:value="3847.790105" calcext:value-type="float">
            <text:p>3847.790105</text:p>
          </table:table-cell>
          <table:table-cell table:formula="of:=[.D35]-[.C35]" office:value-type="float" office:value="221.200952" calcext:value-type="float">
            <text:p>221.20095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626.541306" calcext:value-type="float">
            <text:p>3626.541306</text:p>
          </table:table-cell>
          <table:table-cell office:value-type="float" office:value="3928.226168" calcext:value-type="float">
            <text:p>3928.226168</text:p>
          </table:table-cell>
          <table:table-cell table:formula="of:=[.D36]-[.C36]" office:value-type="float" office:value="301.684862" calcext:value-type="float">
            <text:p>301.68486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928.263012" calcext:value-type="float">
            <text:p>3928.263012</text:p>
          </table:table-cell>
          <table:table-cell office:value-type="float" office:value="4249.940876" calcext:value-type="float">
            <text:p>4249.940876</text:p>
          </table:table-cell>
          <table:table-cell table:formula="of:=[.D37]-[.C37]" office:value-type="float" office:value="321.677864" calcext:value-type="float">
            <text:p>321.67786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928.275332" calcext:value-type="float">
            <text:p>3928.275332</text:p>
          </table:table-cell>
          <table:table-cell office:value-type="float" office:value="4286.831621" calcext:value-type="float">
            <text:p>4286.831621</text:p>
          </table:table-cell>
          <table:table-cell table:formula="of:=[.D38]-[.C38]" office:value-type="float" office:value="358.556289" calcext:value-type="float">
            <text:p>358.55628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28.266485" calcext:value-type="float">
            <text:p>3928.266485</text:p>
          </table:table-cell>
          <table:table-cell office:value-type="float" office:value="4350.178592" calcext:value-type="float">
            <text:p>4350.178592</text:p>
          </table:table-cell>
          <table:table-cell table:formula="of:=[.D39]-[.C39]" office:value-type="float" office:value="421.912107" calcext:value-type="float">
            <text:p>421.91210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928.271664" calcext:value-type="float">
            <text:p>3928.271664</text:p>
          </table:table-cell>
          <table:table-cell office:value-type="float" office:value="4357.70675" calcext:value-type="float">
            <text:p>4357.70675</text:p>
          </table:table-cell>
          <table:table-cell table:formula="of:=[.D40]-[.C40]" office:value-type="float" office:value="429.435086" calcext:value-type="float">
            <text:p>429.43508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357.716636" calcext:value-type="float">
            <text:p>4357.716636</text:p>
          </table:table-cell>
          <table:table-cell office:value-type="float" office:value="4649.714128" calcext:value-type="float">
            <text:p>4649.714128</text:p>
          </table:table-cell>
          <table:table-cell table:formula="of:=[.D41]-[.C41]" office:value-type="float" office:value="291.997491999999" calcext:value-type="float">
            <text:p>291.99749199999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57.709629" calcext:value-type="float">
            <text:p>4357.709629</text:p>
          </table:table-cell>
          <table:table-cell office:value-type="float" office:value="4654.115933" calcext:value-type="float">
            <text:p>4654.115933</text:p>
          </table:table-cell>
          <table:table-cell table:formula="of:=[.D42]-[.C42]" office:value-type="float" office:value="296.406304" calcext:value-type="float">
            <text:p>296.40630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357.721467" calcext:value-type="float">
            <text:p>4357.721467</text:p>
          </table:table-cell>
          <table:table-cell office:value-type="float" office:value="4669.70161" calcext:value-type="float">
            <text:p>4669.70161</text:p>
          </table:table-cell>
          <table:table-cell table:formula="of:=[.D43]-[.C43]" office:value-type="float" office:value="311.980143" calcext:value-type="float">
            <text:p>311.9801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669.834577" calcext:value-type="float">
            <text:p>4669.834577</text:p>
          </table:table-cell>
          <table:table-cell office:value-type="float" office:value="4996.374165" calcext:value-type="float">
            <text:p>4996.374165</text:p>
          </table:table-cell>
          <table:table-cell table:formula="of:=[.D44]-[.C44]" office:value-type="float" office:value="326.539588000001" calcext:value-type="float">
            <text:p>326.53958800000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669.811816" calcext:value-type="float">
            <text:p>4669.811816</text:p>
          </table:table-cell>
          <table:table-cell office:value-type="float" office:value="5015.496821" calcext:value-type="float">
            <text:p>5015.496821</text:p>
          </table:table-cell>
          <table:table-cell table:formula="of:=[.D45]-[.C45]" office:value-type="float" office:value="345.685004999999" calcext:value-type="float">
            <text:p>345.68500499999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669.798913" calcext:value-type="float">
            <text:p>4669.798913</text:p>
          </table:table-cell>
          <table:table-cell office:value-type="float" office:value="5070.644145" calcext:value-type="float">
            <text:p>5070.644145</text:p>
          </table:table-cell>
          <table:table-cell table:formula="of:=[.D46]-[.C46]" office:value-type="float" office:value="400.845232000001" calcext:value-type="float">
            <text:p>400.84523200000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69.805548" calcext:value-type="float">
            <text:p>4669.805548</text:p>
          </table:table-cell>
          <table:table-cell office:value-type="float" office:value="5102.84532" calcext:value-type="float">
            <text:p>5102.84532</text:p>
          </table:table-cell>
          <table:table-cell table:formula="of:=[.D47]-[.C47]" office:value-type="float" office:value="433.039772" calcext:value-type="float">
            <text:p>433.03977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02.866515" calcext:value-type="float">
            <text:p>5102.866515</text:p>
          </table:table-cell>
          <table:table-cell office:value-type="float" office:value="5397.159772" calcext:value-type="float">
            <text:p>5397.159772</text:p>
          </table:table-cell>
          <table:table-cell table:formula="of:=[.D48]-[.C48]" office:value-type="float" office:value="294.293257" calcext:value-type="float">
            <text:p>294.29325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102.848742" calcext:value-type="float">
            <text:p>5102.848742</text:p>
          </table:table-cell>
          <table:table-cell office:value-type="float" office:value="5398.842731" calcext:value-type="float">
            <text:p>5398.842731</text:p>
          </table:table-cell>
          <table:table-cell table:formula="of:=[.D49]-[.C49]" office:value-type="float" office:value="295.993989" calcext:value-type="float">
            <text:p>295.99398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398.87152" calcext:value-type="float">
            <text:p>5398.87152</text:p>
          </table:table-cell>
          <table:table-cell office:value-type="float" office:value="5620.600604" calcext:value-type="float">
            <text:p>5620.600604</text:p>
          </table:table-cell>
          <table:table-cell table:formula="of:=[.D50]-[.C50]" office:value-type="float" office:value="221.729084000001" calcext:value-type="float">
            <text:p>221.72908400000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620.627669" calcext:value-type="float">
            <text:p>5620.627669</text:p>
          </table:table-cell>
          <table:table-cell office:value-type="float" office:value="5917.706506" calcext:value-type="float">
            <text:p>5917.706506</text:p>
          </table:table-cell>
          <table:table-cell table:formula="of:=[.D51]-[.C51]" office:value-type="float" office:value="297.078837" calcext:value-type="float">
            <text:p>297.07883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620.607817" calcext:value-type="float">
            <text:p>5620.607817</text:p>
          </table:table-cell>
          <table:table-cell office:value-type="float" office:value="5924.495799" calcext:value-type="float">
            <text:p>5924.495799</text:p>
          </table:table-cell>
          <table:table-cell table:formula="of:=[.D52]-[.C52]" office:value-type="float" office:value="303.887982" calcext:value-type="float">
            <text:p>303.88798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20.644999" calcext:value-type="float">
            <text:p>5620.644999</text:p>
          </table:table-cell>
          <table:table-cell office:value-type="float" office:value="5944.007383" calcext:value-type="float">
            <text:p>5944.007383</text:p>
          </table:table-cell>
          <table:table-cell table:formula="of:=[.D53]-[.C53]" office:value-type="float" office:value="323.362384" calcext:value-type="float">
            <text:p>323.36238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944.029851" calcext:value-type="float">
            <text:p>5944.029851</text:p>
          </table:table-cell>
          <table:table-cell office:value-type="float" office:value="6243.384561" calcext:value-type="float">
            <text:p>6243.384561</text:p>
          </table:table-cell>
          <table:table-cell table:formula="of:=[.D54]-[.C54]" office:value-type="float" office:value="299.35471" calcext:value-type="float">
            <text:p>299.3547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944.070249" calcext:value-type="float">
            <text:p>5944.070249</text:p>
          </table:table-cell>
          <table:table-cell office:value-type="float" office:value="6246.30248" calcext:value-type="float">
            <text:p>6246.30248</text:p>
          </table:table-cell>
          <table:table-cell table:formula="of:=[.D55]-[.C55]" office:value-type="float" office:value="302.232231" calcext:value-type="float">
            <text:p>302.23223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44.013785" calcext:value-type="float">
            <text:p>5944.013785</text:p>
          </table:table-cell>
          <table:table-cell office:value-type="float" office:value="6272.511787" calcext:value-type="float">
            <text:p>6272.511787</text:p>
          </table:table-cell>
          <table:table-cell table:formula="of:=[.D56]-[.C56]" office:value-type="float" office:value="328.498002" calcext:value-type="float">
            <text:p>328.49800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272.591895" calcext:value-type="float">
            <text:p>6272.591895</text:p>
          </table:table-cell>
          <table:table-cell office:value-type="float" office:value="6649.753858" calcext:value-type="float">
            <text:p>6649.753858</text:p>
          </table:table-cell>
          <table:table-cell table:formula="of:=[.D57]-[.C57]" office:value-type="float" office:value="377.161963" calcext:value-type="float">
            <text:p>377.16196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272.544702" calcext:value-type="float">
            <text:p>6272.544702</text:p>
          </table:table-cell>
          <table:table-cell office:value-type="float" office:value="6651.668671" calcext:value-type="float">
            <text:p>6651.668671</text:p>
          </table:table-cell>
          <table:table-cell table:formula="of:=[.D58]-[.C58]" office:value-type="float" office:value="379.123969" calcext:value-type="float">
            <text:p>379.12396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72.594763" calcext:value-type="float">
            <text:p>6272.594763</text:p>
          </table:table-cell>
          <table:table-cell office:value-type="float" office:value="6677.076574" calcext:value-type="float">
            <text:p>6677.076574</text:p>
          </table:table-cell>
          <table:table-cell table:formula="of:=[.D59]-[.C59]" office:value-type="float" office:value="404.481811" calcext:value-type="float">
            <text:p>404.48181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272.581909" calcext:value-type="float">
            <text:p>6272.581909</text:p>
          </table:table-cell>
          <table:table-cell office:value-type="float" office:value="6701.367893" calcext:value-type="float">
            <text:p>6701.367893</text:p>
          </table:table-cell>
          <table:table-cell table:formula="of:=[.D60]-[.C60]" office:value-type="float" office:value="428.785983999999" calcext:value-type="float">
            <text:p>428.78598399999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701.441597" calcext:value-type="float">
            <text:p>6701.441597</text:p>
          </table:table-cell>
          <table:table-cell office:value-type="float" office:value="7013.604607" calcext:value-type="float">
            <text:p>7013.604607</text:p>
          </table:table-cell>
          <table:table-cell table:formula="of:=[.D61]-[.C61]" office:value-type="float" office:value="312.16301" calcext:value-type="float">
            <text:p>312.1630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701.446876" calcext:value-type="float">
            <text:p>6701.446876</text:p>
          </table:table-cell>
          <table:table-cell office:value-type="float" office:value="7013.772445" calcext:value-type="float">
            <text:p>7013.772445</text:p>
          </table:table-cell>
          <table:table-cell table:formula="of:=[.D62]-[.C62]" office:value-type="float" office:value="312.325569" calcext:value-type="float">
            <text:p>312.32556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01.389182" calcext:value-type="float">
            <text:p>6701.389182</text:p>
          </table:table-cell>
          <table:table-cell office:value-type="float" office:value="7015.395392" calcext:value-type="float">
            <text:p>7015.395392</text:p>
          </table:table-cell>
          <table:table-cell table:formula="of:=[.D63]-[.C63]" office:value-type="float" office:value="314.00621" calcext:value-type="float">
            <text:p>314.0062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015.418314" calcext:value-type="float">
            <text:p>7015.418314</text:p>
          </table:table-cell>
          <table:table-cell office:value-type="float" office:value="7206.390634" calcext:value-type="float">
            <text:p>7206.390634</text:p>
          </table:table-cell>
          <table:table-cell table:formula="of:=[.D64]-[.C64]" office:value-type="float" office:value="190.972320000001" calcext:value-type="float">
            <text:p>190.97232000000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7206.421335" calcext:value-type="float">
            <text:p>7206.421335</text:p>
          </table:table-cell>
          <table:table-cell office:value-type="float" office:value="7499.460881" calcext:value-type="float">
            <text:p>7499.460881</text:p>
          </table:table-cell>
          <table:table-cell table:formula="of:=[.D65]-[.C65]" office:value-type="float" office:value="293.039546" calcext:value-type="float">
            <text:p>293.03954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206.418143" calcext:value-type="float">
            <text:p>7206.418143</text:p>
          </table:table-cell>
          <table:table-cell office:value-type="float" office:value="7508.2124" calcext:value-type="float">
            <text:p>7508.2124</text:p>
          </table:table-cell>
          <table:table-cell table:formula="of:=[.D66]-[.C66]" office:value-type="float" office:value="301.794257" calcext:value-type="float">
            <text:p>301.79425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206.429479" calcext:value-type="float">
            <text:p>7206.429479</text:p>
          </table:table-cell>
          <table:table-cell office:value-type="float" office:value="7525.053359" calcext:value-type="float">
            <text:p>7525.053359</text:p>
          </table:table-cell>
          <table:table-cell table:formula="of:=[.D67]-[.C67]" office:value-type="float" office:value="318.623879999999" calcext:value-type="float">
            <text:p>318.62387999999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525.107461" calcext:value-type="float">
            <text:p>7525.107461</text:p>
          </table:table-cell>
          <table:table-cell office:value-type="float" office:value="7868.880812" calcext:value-type="float">
            <text:p>7868.880812</text:p>
          </table:table-cell>
          <table:table-cell table:formula="of:=[.D68]-[.C68]" office:value-type="float" office:value="343.773351000001" calcext:value-type="float">
            <text:p>343.77335100000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525.09956" calcext:value-type="float">
            <text:p>7525.09956</text:p>
          </table:table-cell>
          <table:table-cell office:value-type="float" office:value="7882.477276" calcext:value-type="float">
            <text:p>7882.477276</text:p>
          </table:table-cell>
          <table:table-cell table:formula="of:=[.D69]-[.C69]" office:value-type="float" office:value="357.377716" calcext:value-type="float">
            <text:p>357.37771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525.103231" calcext:value-type="float">
            <text:p>7525.103231</text:p>
          </table:table-cell>
          <table:table-cell office:value-type="float" office:value="7937.077788" calcext:value-type="float">
            <text:p>7937.077788</text:p>
          </table:table-cell>
          <table:table-cell table:formula="of:=[.D70]-[.C70]" office:value-type="float" office:value="411.974557" calcext:value-type="float">
            <text:p>411.97455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25.114739" calcext:value-type="float">
            <text:p>7525.114739</text:p>
          </table:table-cell>
          <table:table-cell office:value-type="float" office:value="7947.484357" calcext:value-type="float">
            <text:p>7947.484357</text:p>
          </table:table-cell>
          <table:table-cell table:formula="of:=[.D71]-[.C71]" office:value-type="float" office:value="422.369618000001" calcext:value-type="float">
            <text:p>422.36961800000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947.508734" calcext:value-type="float">
            <text:p>7947.508734</text:p>
          </table:table-cell>
          <table:table-cell office:value-type="float" office:value="8253.117291" calcext:value-type="float">
            <text:p>8253.117291</text:p>
          </table:table-cell>
          <table:table-cell table:formula="of:=[.D72]-[.C72]" office:value-type="float" office:value="305.608557" calcext:value-type="float">
            <text:p>305.60855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47.539105" calcext:value-type="float">
            <text:p>7947.539105</text:p>
          </table:table-cell>
          <table:table-cell office:value-type="float" office:value="8277.119359" calcext:value-type="float">
            <text:p>8277.119359</text:p>
          </table:table-cell>
          <table:table-cell table:formula="of:=[.D73]-[.C73]" office:value-type="float" office:value="329.580254" calcext:value-type="float">
            <text:p>329.58025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947.539678" calcext:value-type="float">
            <text:p>7947.539678</text:p>
          </table:table-cell>
          <table:table-cell office:value-type="float" office:value="8277.775839" calcext:value-type="float">
            <text:p>8277.775839</text:p>
          </table:table-cell>
          <table:table-cell table:formula="of:=[.D74]-[.C74]" office:value-type="float" office:value="330.236161" calcext:value-type="float">
            <text:p>330.23616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77.858537" calcext:value-type="float">
            <text:p>8277.858537</text:p>
          </table:table-cell>
          <table:table-cell office:value-type="float" office:value="8706.030595" calcext:value-type="float">
            <text:p>8706.030595</text:p>
          </table:table-cell>
          <table:table-cell table:formula="of:=[.D75]-[.C75]" office:value-type="float" office:value="428.172058" calcext:value-type="float">
            <text:p>428.17205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277.818504" calcext:value-type="float">
            <text:p>8277.818504</text:p>
          </table:table-cell>
          <table:table-cell office:value-type="float" office:value="8710.473277" calcext:value-type="float">
            <text:p>8710.473277</text:p>
          </table:table-cell>
          <table:table-cell table:formula="of:=[.D76]-[.C76]" office:value-type="float" office:value="432.654772999998" calcext:value-type="float">
            <text:p>432.65477299999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277.829885" calcext:value-type="float">
            <text:p>8277.829885</text:p>
          </table:table-cell>
          <table:table-cell office:value-type="float" office:value="8733.901463" calcext:value-type="float">
            <text:p>8733.901463</text:p>
          </table:table-cell>
          <table:table-cell table:formula="of:=[.D77]-[.C77]" office:value-type="float" office:value="456.071578000001" calcext:value-type="float">
            <text:p>456.07157800000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277.824008" calcext:value-type="float">
            <text:p>8277.824008</text:p>
          </table:table-cell>
          <table:table-cell office:value-type="float" office:value="8747.594192" calcext:value-type="float">
            <text:p>8747.594192</text:p>
          </table:table-cell>
          <table:table-cell table:formula="of:=[.D78]-[.C78]" office:value-type="float" office:value="469.770184000001" calcext:value-type="float">
            <text:p>469.77018400000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277.853866" calcext:value-type="float">
            <text:p>8277.853866</text:p>
          </table:table-cell>
          <table:table-cell office:value-type="float" office:value="8755.666504" calcext:value-type="float">
            <text:p>8755.666504</text:p>
          </table:table-cell>
          <table:table-cell table:formula="of:=[.D79]-[.C79]" office:value-type="float" office:value="477.812638000001" calcext:value-type="float">
            <text:p>477.81263800000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755.671828" calcext:value-type="float">
            <text:p>8755.671828</text:p>
          </table:table-cell>
          <table:table-cell office:value-type="float" office:value="9055.90593" calcext:value-type="float">
            <text:p>9055.90593</text:p>
          </table:table-cell>
          <table:table-cell table:formula="of:=[.D80]-[.C80]" office:value-type="float" office:value="300.234102" calcext:value-type="float">
            <text:p>300.23410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55.726993" calcext:value-type="float">
            <text:p>8755.726993</text:p>
          </table:table-cell>
          <table:table-cell office:value-type="float" office:value="9060.525639" calcext:value-type="float">
            <text:p>9060.525639</text:p>
          </table:table-cell>
          <table:table-cell table:formula="of:=[.D81]-[.C81]" office:value-type="float" office:value="304.798645999999" calcext:value-type="float">
            <text:p>304.79864599999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755.725427" calcext:value-type="float">
            <text:p>8755.725427</text:p>
          </table:table-cell>
          <table:table-cell office:value-type="float" office:value="9069.153396" calcext:value-type="float">
            <text:p>9069.153396</text:p>
          </table:table-cell>
          <table:table-cell table:formula="of:=[.D82]-[.C82]" office:value-type="float" office:value="313.427969" calcext:value-type="float">
            <text:p>313.42796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9069.161324" calcext:value-type="float">
            <text:p>9069.161324</text:p>
          </table:table-cell>
          <table:table-cell office:value-type="float" office:value="9364.182073" calcext:value-type="float">
            <text:p>9364.182073</text:p>
          </table:table-cell>
          <table:table-cell table:formula="of:=[.D83]-[.C83]" office:value-type="float" office:value="295.020748999999" calcext:value-type="float">
            <text:p>295.02074899999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69.171873" calcext:value-type="float">
            <text:p>9069.171873</text:p>
          </table:table-cell>
          <table:table-cell office:value-type="float" office:value="9372.693776" calcext:value-type="float">
            <text:p>9372.693776</text:p>
          </table:table-cell>
          <table:table-cell table:formula="of:=[.D84]-[.C84]" office:value-type="float" office:value="303.521903000001" calcext:value-type="float">
            <text:p>303.52190300000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372.722515" calcext:value-type="float">
            <text:p>9372.722515</text:p>
          </table:table-cell>
          <table:table-cell office:value-type="float" office:value="9632.091437" calcext:value-type="float">
            <text:p>9632.091437</text:p>
          </table:table-cell>
          <table:table-cell table:formula="of:=[.D85]-[.C85]" office:value-type="float" office:value="259.368922" calcext:value-type="float">
            <text:p>259.36892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632.104898" calcext:value-type="float">
            <text:p>9632.104898</text:p>
          </table:table-cell>
          <table:table-cell office:value-type="float" office:value="9936.487063" calcext:value-type="float">
            <text:p>9936.487063</text:p>
          </table:table-cell>
          <table:table-cell table:formula="of:=[.D86]-[.C86]" office:value-type="float" office:value="304.382165000001" calcext:value-type="float">
            <text:p>304.38216500000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632.115611" calcext:value-type="float">
            <text:p>9632.115611</text:p>
          </table:table-cell>
          <table:table-cell office:value-type="float" office:value="9941.448086" calcext:value-type="float">
            <text:p>9941.448086</text:p>
          </table:table-cell>
          <table:table-cell table:formula="of:=[.D87]-[.C87]" office:value-type="float" office:value="309.332475000001" calcext:value-type="float">
            <text:p>309.33247500000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632.12364" calcext:value-type="float">
            <text:p>9632.12364</text:p>
          </table:table-cell>
          <table:table-cell office:value-type="float" office:value="9943.587984" calcext:value-type="float">
            <text:p>9943.587984</text:p>
          </table:table-cell>
          <table:table-cell table:formula="of:=[.D88]-[.C88]" office:value-type="float" office:value="311.464344" calcext:value-type="float">
            <text:p>311.46434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943.648907" calcext:value-type="float">
            <text:p>9943.648907</text:p>
          </table:table-cell>
          <table:table-cell office:value-type="float" office:value="10240.202435" calcext:value-type="float">
            <text:p>10240.202435</text:p>
          </table:table-cell>
          <table:table-cell table:formula="of:=[.D89]-[.C89]" office:value-type="float" office:value="296.553527999999" calcext:value-type="float">
            <text:p>296.553527999999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943.641078" calcext:value-type="float">
            <text:p>9943.641078</text:p>
          </table:table-cell>
          <table:table-cell office:value-type="float" office:value="10244.109886" calcext:value-type="float">
            <text:p>10244.109886</text:p>
          </table:table-cell>
          <table:table-cell table:formula="of:=[.D90]-[.C90]" office:value-type="float" office:value="300.468808" calcext:value-type="float">
            <text:p>300.46880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943.615112" calcext:value-type="float">
            <text:p>9943.615112</text:p>
          </table:table-cell>
          <table:table-cell office:value-type="float" office:value="10248.080339" calcext:value-type="float">
            <text:p>10248.080339</text:p>
          </table:table-cell>
          <table:table-cell table:formula="of:=[.D91]-[.C91]" office:value-type="float" office:value="304.465227000001" calcext:value-type="float">
            <text:p>304.46522700000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248.131729" calcext:value-type="float">
            <text:p>10248.131729</text:p>
          </table:table-cell>
          <table:table-cell office:value-type="float" office:value="10600.097072" calcext:value-type="float">
            <text:p>10600.097072</text:p>
          </table:table-cell>
          <table:table-cell table:formula="of:=[.D92]-[.C92]" office:value-type="float" office:value="351.965343" calcext:value-type="float">
            <text:p>351.96534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248.130175" calcext:value-type="float">
            <text:p>10248.130175</text:p>
          </table:table-cell>
          <table:table-cell office:value-type="float" office:value="10604.773148" calcext:value-type="float">
            <text:p>10604.773148</text:p>
          </table:table-cell>
          <table:table-cell table:formula="of:=[.D93]-[.C93]" office:value-type="float" office:value="356.642973" calcext:value-type="float">
            <text:p>356.642973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248.137266" calcext:value-type="float">
            <text:p>10248.137266</text:p>
          </table:table-cell>
          <table:table-cell office:value-type="float" office:value="10667.580994" calcext:value-type="float">
            <text:p>10667.580994</text:p>
          </table:table-cell>
          <table:table-cell table:formula="of:=[.D94]-[.C94]" office:value-type="float" office:value="419.443728" calcext:value-type="float">
            <text:p>419.44372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48.143297" calcext:value-type="float">
            <text:p>10248.143297</text:p>
          </table:table-cell>
          <table:table-cell office:value-type="float" office:value="10683.075468" calcext:value-type="float">
            <text:p>10683.075468</text:p>
          </table:table-cell>
          <table:table-cell table:formula="of:=[.D95]-[.C95]" office:value-type="float" office:value="434.932170999999" calcext:value-type="float">
            <text:p>434.932170999999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683.081288" calcext:value-type="float">
            <text:p>10683.081288</text:p>
          </table:table-cell>
          <table:table-cell office:value-type="float" office:value="10980.772498" calcext:value-type="float">
            <text:p>10980.772498</text:p>
          </table:table-cell>
          <table:table-cell table:formula="of:=[.D96]-[.C96]" office:value-type="float" office:value="297.691210000001" calcext:value-type="float">
            <text:p>297.69121000000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683.095251" calcext:value-type="float">
            <text:p>10683.095251</text:p>
          </table:table-cell>
          <table:table-cell office:value-type="float" office:value="10980.81146" calcext:value-type="float">
            <text:p>10980.81146</text:p>
          </table:table-cell>
          <table:table-cell table:formula="of:=[.D97]-[.C97]" office:value-type="float" office:value="297.716209" calcext:value-type="float">
            <text:p>297.71620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980.868492" calcext:value-type="float">
            <text:p>10980.868492</text:p>
          </table:table-cell>
          <table:table-cell office:value-type="float" office:value="11261.136984" calcext:value-type="float">
            <text:p>11261.136984</text:p>
          </table:table-cell>
          <table:table-cell table:formula="of:=[.D98]-[.C98]" office:value-type="float" office:value="280.268492000001" calcext:value-type="float">
            <text:p>280.26849200000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980.859185" calcext:value-type="float">
            <text:p>10980.859185</text:p>
          </table:table-cell>
          <table:table-cell office:value-type="float" office:value="11265.028035" calcext:value-type="float">
            <text:p>11265.028035</text:p>
          </table:table-cell>
          <table:table-cell table:formula="of:=[.D99]-[.C99]" office:value-type="float" office:value="284.16885" calcext:value-type="float">
            <text:p>284.1688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1265.050439" calcext:value-type="float">
            <text:p>11265.050439</text:p>
          </table:table-cell>
          <table:table-cell office:value-type="float" office:value="11483.853957" calcext:value-type="float">
            <text:p>11483.853957</text:p>
          </table:table-cell>
          <table:table-cell table:formula="of:=[.D100]-[.C100]" office:value-type="float" office:value="218.803517999999" calcext:value-type="float">
            <text:p>218.8035179999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483.883639" calcext:value-type="float">
            <text:p>11483.883639</text:p>
          </table:table-cell>
          <table:table-cell office:value-type="float" office:value="11752.695815" calcext:value-type="float">
            <text:p>11752.695815</text:p>
          </table:table-cell>
          <table:table-cell table:formula="of:=[.D101]-[.C101]" office:value-type="float" office:value="268.812175999999" calcext:value-type="float">
            <text:p>268.812175999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table:formula="of:=MIN([.E2:.E101])" office:value-type="float" office:value="190.972320000001" calcext:value-type="float">
            <text:p>190.972320000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formula="of:=MAX([.E2:.E101])" office:value-type="float" office:value="710.15685" calcext:value-type="float">
            <text:p>710.156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2:.E101])" office:value-type="float" office:value="367.45827023" calcext:value-type="float">
            <text:p>367.458270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AN</text:p>
          </table:table-cell>
          <table:table-cell table:formula="of:=MEDIAN([.E2:.E101])" office:value-type="float" office:value="316.315045" calcext:value-type="float">
            <text:p>316.315045</text:p>
          </table:table-cell>
        </table:table-row>
      </table:table>
      <table:table table:name="1_1750" table:style-name="ta1">
        <table:shapes>
          <draw:frame draw:z-index="0" draw:style-name="gr1" draw:text-style-name="P1" svg:width="29.986cm" svg:height="23.839cm" svg:x="13.078cm" svg:y="0.266cm">
            <draw:object draw:notify-on-update-of-ranges="1_1750.C1:1_1750.C1 1_1750.C2:1_1750.C101 1_1750.D1:1_1750.D1 1_1750.D2:1_1750.D10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28.359cm" svg:height="19.55cm" svg:x="13.657cm" svg:y="25.261cm">
            <draw:object draw:notify-on-update-of-ranges="1_1750.E1:1_1750.E1 1_1750.E2:1_1750.E10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334205" calcext:value-type="float">
            <text:p>0.334205</text:p>
          </table:table-cell>
          <table:table-cell office:value-type="float" office:value="342.201571" calcext:value-type="float">
            <text:p>342.201571</text:p>
          </table:table-cell>
          <table:table-cell table:formula="of:=[.D2]-[.C2]" office:value-type="float" office:value="341.867366" calcext:value-type="float">
            <text:p>341.86736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8886" calcext:value-type="float">
            <text:p>0.108886</text:p>
          </table:table-cell>
          <table:table-cell office:value-type="float" office:value="352.498286" calcext:value-type="float">
            <text:p>352.498286</text:p>
          </table:table-cell>
          <table:table-cell table:formula="of:=[.D3]-[.C3]" office:value-type="float" office:value="352.3894" calcext:value-type="float">
            <text:p>352.38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89319" calcext:value-type="float">
            <text:p>0.189319</text:p>
          </table:table-cell>
          <table:table-cell office:value-type="float" office:value="357.073009" calcext:value-type="float">
            <text:p>357.073009</text:p>
          </table:table-cell>
          <table:table-cell table:formula="of:=[.D4]-[.C4]" office:value-type="float" office:value="356.88369" calcext:value-type="float">
            <text:p>356.883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7.145483" calcext:value-type="float">
            <text:p>357.145483</text:p>
          </table:table-cell>
          <table:table-cell office:value-type="float" office:value="624.922488" calcext:value-type="float">
            <text:p>624.922488</text:p>
          </table:table-cell>
          <table:table-cell table:formula="of:=[.D5]-[.C5]" office:value-type="float" office:value="267.777005" calcext:value-type="float">
            <text:p>267.7770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7.194141" calcext:value-type="float">
            <text:p>357.194141</text:p>
          </table:table-cell>
          <table:table-cell office:value-type="float" office:value="641.886529" calcext:value-type="float">
            <text:p>641.886529</text:p>
          </table:table-cell>
          <table:table-cell table:formula="of:=[.D6]-[.C6]" office:value-type="float" office:value="284.692388" calcext:value-type="float">
            <text:p>284.6923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1.915243" calcext:value-type="float">
            <text:p>641.915243</text:p>
          </table:table-cell>
          <table:table-cell office:value-type="float" office:value="933.560767" calcext:value-type="float">
            <text:p>933.560767</text:p>
          </table:table-cell>
          <table:table-cell table:formula="of:=[.D7]-[.C7]" office:value-type="float" office:value="291.645524" calcext:value-type="float">
            <text:p>291.6455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1.968556" calcext:value-type="float">
            <text:p>641.968556</text:p>
          </table:table-cell>
          <table:table-cell office:value-type="float" office:value="934.896469" calcext:value-type="float">
            <text:p>934.896469</text:p>
          </table:table-cell>
          <table:table-cell table:formula="of:=[.D8]-[.C8]" office:value-type="float" office:value="292.927913" calcext:value-type="float">
            <text:p>292.9279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34.9531" calcext:value-type="float">
            <text:p>934.9531</text:p>
          </table:table-cell>
          <table:table-cell office:value-type="float" office:value="1135.219035" calcext:value-type="float">
            <text:p>1135.219035</text:p>
          </table:table-cell>
          <table:table-cell table:formula="of:=[.D9]-[.C9]" office:value-type="float" office:value="200.265935" calcext:value-type="float">
            <text:p>200.26593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35.2775" calcext:value-type="float">
            <text:p>1135.2775</text:p>
          </table:table-cell>
          <table:table-cell office:value-type="float" office:value="1417.920555" calcext:value-type="float">
            <text:p>1417.920555</text:p>
          </table:table-cell>
          <table:table-cell table:formula="of:=[.D10]-[.C10]" office:value-type="float" office:value="282.643055" calcext:value-type="float">
            <text:p>282.6430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35.288014" calcext:value-type="float">
            <text:p>1135.288014</text:p>
          </table:table-cell>
          <table:table-cell office:value-type="float" office:value="1447.820914" calcext:value-type="float">
            <text:p>1447.820914</text:p>
          </table:table-cell>
          <table:table-cell table:formula="of:=[.D11]-[.C11]" office:value-type="float" office:value="312.5329" calcext:value-type="float">
            <text:p>312.532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47.836084" calcext:value-type="float">
            <text:p>1447.836084</text:p>
          </table:table-cell>
          <table:table-cell office:value-type="float" office:value="1728.723255" calcext:value-type="float">
            <text:p>1728.723255</text:p>
          </table:table-cell>
          <table:table-cell table:formula="of:=[.D12]-[.C12]" office:value-type="float" office:value="280.887171" calcext:value-type="float">
            <text:p>280.88717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47.845047" calcext:value-type="float">
            <text:p>1447.845047</text:p>
          </table:table-cell>
          <table:table-cell office:value-type="float" office:value="1745.4262" calcext:value-type="float">
            <text:p>1745.4262</text:p>
          </table:table-cell>
          <table:table-cell table:formula="of:=[.D13]-[.C13]" office:value-type="float" office:value="297.581153" calcext:value-type="float">
            <text:p>297.58115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45.477189" calcext:value-type="float">
            <text:p>1745.477189</text:p>
          </table:table-cell>
          <table:table-cell office:value-type="float" office:value="2024.0813" calcext:value-type="float">
            <text:p>2024.0813</text:p>
          </table:table-cell>
          <table:table-cell table:formula="of:=[.D14]-[.C14]" office:value-type="float" office:value="278.604111" calcext:value-type="float">
            <text:p>278.6041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45.533267" calcext:value-type="float">
            <text:p>1745.533267</text:p>
          </table:table-cell>
          <table:table-cell office:value-type="float" office:value="2047.111221" calcext:value-type="float">
            <text:p>2047.111221</text:p>
          </table:table-cell>
          <table:table-cell table:formula="of:=[.D15]-[.C15]" office:value-type="float" office:value="301.577954" calcext:value-type="float">
            <text:p>301.57795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47.146465" calcext:value-type="float">
            <text:p>2047.146465</text:p>
          </table:table-cell>
          <table:table-cell office:value-type="float" office:value="2303.36419" calcext:value-type="float">
            <text:p>2303.36419</text:p>
          </table:table-cell>
          <table:table-cell table:formula="of:=[.D16]-[.C16]" office:value-type="float" office:value="256.217725" calcext:value-type="float">
            <text:p>256.2177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303.386823" calcext:value-type="float">
            <text:p>2303.386823</text:p>
          </table:table-cell>
          <table:table-cell office:value-type="float" office:value="2579.687918" calcext:value-type="float">
            <text:p>2579.687918</text:p>
          </table:table-cell>
          <table:table-cell table:formula="of:=[.D17]-[.C17]" office:value-type="float" office:value="276.301095" calcext:value-type="float">
            <text:p>276.30109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303.374608" calcext:value-type="float">
            <text:p>2303.374608</text:p>
          </table:table-cell>
          <table:table-cell office:value-type="float" office:value="2593.250276" calcext:value-type="float">
            <text:p>2593.250276</text:p>
          </table:table-cell>
          <table:table-cell table:formula="of:=[.D18]-[.C18]" office:value-type="float" office:value="289.875668" calcext:value-type="float">
            <text:p>289.87566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93.315137" calcext:value-type="float">
            <text:p>2593.315137</text:p>
          </table:table-cell>
          <table:table-cell office:value-type="float" office:value="2876.230014" calcext:value-type="float">
            <text:p>2876.230014</text:p>
          </table:table-cell>
          <table:table-cell table:formula="of:=[.D19]-[.C19]" office:value-type="float" office:value="282.914877" calcext:value-type="float">
            <text:p>282.91487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593.366284" calcext:value-type="float">
            <text:p>2593.366284</text:p>
          </table:table-cell>
          <table:table-cell office:value-type="float" office:value="2876.587932" calcext:value-type="float">
            <text:p>2876.587932</text:p>
          </table:table-cell>
          <table:table-cell table:formula="of:=[.D20]-[.C20]" office:value-type="float" office:value="283.221648" calcext:value-type="float">
            <text:p>283.22164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76.623548" calcext:value-type="float">
            <text:p>2876.623548</text:p>
          </table:table-cell>
          <table:table-cell office:value-type="float" office:value="3085.479008" calcext:value-type="float">
            <text:p>3085.479008</text:p>
          </table:table-cell>
          <table:table-cell table:formula="of:=[.D21]-[.C21]" office:value-type="float" office:value="208.85546" calcext:value-type="float">
            <text:p>208.8554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085.498754" calcext:value-type="float">
            <text:p>3085.498754</text:p>
          </table:table-cell>
          <table:table-cell office:value-type="float" office:value="3468.729931" calcext:value-type="float">
            <text:p>3468.729931</text:p>
          </table:table-cell>
          <table:table-cell table:formula="of:=[.D22]-[.C22]" office:value-type="float" office:value="383.231177" calcext:value-type="float">
            <text:p>383.23117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085.487023" calcext:value-type="float">
            <text:p>3085.487023</text:p>
          </table:table-cell>
          <table:table-cell office:value-type="float" office:value="3491.260108" calcext:value-type="float">
            <text:p>3491.260108</text:p>
          </table:table-cell>
          <table:table-cell table:formula="of:=[.D23]-[.C23]" office:value-type="float" office:value="405.773085" calcext:value-type="float">
            <text:p>405.77308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85.484821" calcext:value-type="float">
            <text:p>3085.484821</text:p>
          </table:table-cell>
          <table:table-cell office:value-type="float" office:value="3491.921478" calcext:value-type="float">
            <text:p>3491.921478</text:p>
          </table:table-cell>
          <table:table-cell table:formula="of:=[.D24]-[.C24]" office:value-type="float" office:value="406.436657" calcext:value-type="float">
            <text:p>406.43665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085.498693" calcext:value-type="float">
            <text:p>3085.498693</text:p>
          </table:table-cell>
          <table:table-cell office:value-type="float" office:value="3498.926191" calcext:value-type="float">
            <text:p>3498.926191</text:p>
          </table:table-cell>
          <table:table-cell table:formula="of:=[.D25]-[.C25]" office:value-type="float" office:value="413.427498" calcext:value-type="float">
            <text:p>413.42749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498.940231" calcext:value-type="float">
            <text:p>3498.940231</text:p>
          </table:table-cell>
          <table:table-cell office:value-type="float" office:value="3894.663387" calcext:value-type="float">
            <text:p>3894.663387</text:p>
          </table:table-cell>
          <table:table-cell table:formula="of:=[.D26]-[.C26]" office:value-type="float" office:value="395.723156" calcext:value-type="float">
            <text:p>395.72315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498.93429" calcext:value-type="float">
            <text:p>3498.93429</text:p>
          </table:table-cell>
          <table:table-cell office:value-type="float" office:value="3904.137094" calcext:value-type="float">
            <text:p>3904.137094</text:p>
          </table:table-cell>
          <table:table-cell table:formula="of:=[.D27]-[.C27]" office:value-type="float" office:value="405.202804" calcext:value-type="float">
            <text:p>405.20280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498.930804" calcext:value-type="float">
            <text:p>3498.930804</text:p>
          </table:table-cell>
          <table:table-cell office:value-type="float" office:value="3905.607005" calcext:value-type="float">
            <text:p>3905.607005</text:p>
          </table:table-cell>
          <table:table-cell table:formula="of:=[.D28]-[.C28]" office:value-type="float" office:value="406.676201" calcext:value-type="float">
            <text:p>406.67620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498.94184" calcext:value-type="float">
            <text:p>3498.94184</text:p>
          </table:table-cell>
          <table:table-cell office:value-type="float" office:value="3914.531827" calcext:value-type="float">
            <text:p>3914.531827</text:p>
          </table:table-cell>
          <table:table-cell table:formula="of:=[.D29]-[.C29]" office:value-type="float" office:value="415.589987" calcext:value-type="float">
            <text:p>415.58998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914.615839" calcext:value-type="float">
            <text:p>3914.615839</text:p>
          </table:table-cell>
          <table:table-cell office:value-type="float" office:value="4248.302367" calcext:value-type="float">
            <text:p>4248.302367</text:p>
          </table:table-cell>
          <table:table-cell table:formula="of:=[.D30]-[.C30]" office:value-type="float" office:value="333.686528" calcext:value-type="float">
            <text:p>333.6865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914.617798" calcext:value-type="float">
            <text:p>3914.617798</text:p>
          </table:table-cell>
          <table:table-cell office:value-type="float" office:value="4298.031633" calcext:value-type="float">
            <text:p>4298.031633</text:p>
          </table:table-cell>
          <table:table-cell table:formula="of:=[.D31]-[.C31]" office:value-type="float" office:value="383.413834999999" calcext:value-type="float">
            <text:p>383.41383499999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914.563423" calcext:value-type="float">
            <text:p>3914.563423</text:p>
          </table:table-cell>
          <table:table-cell office:value-type="float" office:value="4298.077878" calcext:value-type="float">
            <text:p>4298.077878</text:p>
          </table:table-cell>
          <table:table-cell table:formula="of:=[.D32]-[.C32]" office:value-type="float" office:value="383.514455" calcext:value-type="float">
            <text:p>383.51445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914.624219" calcext:value-type="float">
            <text:p>3914.624219</text:p>
          </table:table-cell>
          <table:table-cell office:value-type="float" office:value="4342.20102" calcext:value-type="float">
            <text:p>4342.20102</text:p>
          </table:table-cell>
          <table:table-cell table:formula="of:=[.D33]-[.C33]" office:value-type="float" office:value="427.576801000001" calcext:value-type="float">
            <text:p>427.57680100000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342.216759" calcext:value-type="float">
            <text:p>4342.216759</text:p>
          </table:table-cell>
          <table:table-cell office:value-type="float" office:value="4631.522148" calcext:value-type="float">
            <text:p>4631.522148</text:p>
          </table:table-cell>
          <table:table-cell table:formula="of:=[.D34]-[.C34]" office:value-type="float" office:value="289.305389" calcext:value-type="float">
            <text:p>289.30538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342.234481" calcext:value-type="float">
            <text:p>4342.234481</text:p>
          </table:table-cell>
          <table:table-cell office:value-type="float" office:value="4637.961708" calcext:value-type="float">
            <text:p>4637.961708</text:p>
          </table:table-cell>
          <table:table-cell table:formula="of:=[.D35]-[.C35]" office:value-type="float" office:value="295.727226999999" calcext:value-type="float">
            <text:p>295.72722699999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637.991867" calcext:value-type="float">
            <text:p>4637.991867</text:p>
          </table:table-cell>
          <table:table-cell office:value-type="float" office:value="4921.342953" calcext:value-type="float">
            <text:p>4921.342953</text:p>
          </table:table-cell>
          <table:table-cell table:formula="of:=[.D36]-[.C36]" office:value-type="float" office:value="283.351086000001" calcext:value-type="float">
            <text:p>283.35108600000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638.038704" calcext:value-type="float">
            <text:p>4638.038704</text:p>
          </table:table-cell>
          <table:table-cell office:value-type="float" office:value="4937.275757" calcext:value-type="float">
            <text:p>4937.275757</text:p>
          </table:table-cell>
          <table:table-cell table:formula="of:=[.D37]-[.C37]" office:value-type="float" office:value="299.237053000001" calcext:value-type="float">
            <text:p>299.23705300000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937.352266" calcext:value-type="float">
            <text:p>4937.352266</text:p>
          </table:table-cell>
          <table:table-cell office:value-type="float" office:value="5239.126567" calcext:value-type="float">
            <text:p>5239.126567</text:p>
          </table:table-cell>
          <table:table-cell table:formula="of:=[.D38]-[.C38]" office:value-type="float" office:value="301.774301" calcext:value-type="float">
            <text:p>301.77430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937.294938" calcext:value-type="float">
            <text:p>4937.294938</text:p>
          </table:table-cell>
          <table:table-cell office:value-type="float" office:value="5250.767471" calcext:value-type="float">
            <text:p>5250.767471</text:p>
          </table:table-cell>
          <table:table-cell table:formula="of:=[.D39]-[.C39]" office:value-type="float" office:value="313.472533" calcext:value-type="float">
            <text:p>313.47253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937.35079" calcext:value-type="float">
            <text:p>4937.35079</text:p>
          </table:table-cell>
          <table:table-cell office:value-type="float" office:value="5252.943021" calcext:value-type="float">
            <text:p>5252.943021</text:p>
          </table:table-cell>
          <table:table-cell table:formula="of:=[.D40]-[.C40]" office:value-type="float" office:value="315.592231" calcext:value-type="float">
            <text:p>315.59223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252.9688" calcext:value-type="float">
            <text:p>5252.9688</text:p>
          </table:table-cell>
          <table:table-cell office:value-type="float" office:value="5478.900391" calcext:value-type="float">
            <text:p>5478.900391</text:p>
          </table:table-cell>
          <table:table-cell table:formula="of:=[.D41]-[.C41]" office:value-type="float" office:value="225.931591" calcext:value-type="float">
            <text:p>225.93159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478.904791" calcext:value-type="float">
            <text:p>5478.904791</text:p>
          </table:table-cell>
          <table:table-cell office:value-type="float" office:value="5744.835329" calcext:value-type="float">
            <text:p>5744.835329</text:p>
          </table:table-cell>
          <table:table-cell table:formula="of:=[.D42]-[.C42]" office:value-type="float" office:value="265.930538" calcext:value-type="float">
            <text:p>265.93053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478.920077" calcext:value-type="float">
            <text:p>5478.920077</text:p>
          </table:table-cell>
          <table:table-cell office:value-type="float" office:value="5771.586791" calcext:value-type="float">
            <text:p>5771.586791</text:p>
          </table:table-cell>
          <table:table-cell table:formula="of:=[.D43]-[.C43]" office:value-type="float" office:value="292.666714" calcext:value-type="float">
            <text:p>292.66671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771.588695" calcext:value-type="float">
            <text:p>5771.588695</text:p>
          </table:table-cell>
          <table:table-cell office:value-type="float" office:value="5970.715887" calcext:value-type="float">
            <text:p>5970.715887</text:p>
          </table:table-cell>
          <table:table-cell table:formula="of:=[.D44]-[.C44]" office:value-type="float" office:value="199.127192" calcext:value-type="float">
            <text:p>199.12719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970.798256" calcext:value-type="float">
            <text:p>5970.798256</text:p>
          </table:table-cell>
          <table:table-cell office:value-type="float" office:value="6314.224273" calcext:value-type="float">
            <text:p>6314.224273</text:p>
          </table:table-cell>
          <table:table-cell table:formula="of:=[.D45]-[.C45]" office:value-type="float" office:value="343.426017" calcext:value-type="float">
            <text:p>343.42601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970.732564" calcext:value-type="float">
            <text:p>5970.732564</text:p>
          </table:table-cell>
          <table:table-cell office:value-type="float" office:value="6343.890042" calcext:value-type="float">
            <text:p>6343.890042</text:p>
          </table:table-cell>
          <table:table-cell table:formula="of:=[.D46]-[.C46]" office:value-type="float" office:value="373.157478" calcext:value-type="float">
            <text:p>373.15747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970.799206" calcext:value-type="float">
            <text:p>5970.799206</text:p>
          </table:table-cell>
          <table:table-cell office:value-type="float" office:value="6346.824356" calcext:value-type="float">
            <text:p>6346.824356</text:p>
          </table:table-cell>
          <table:table-cell table:formula="of:=[.D47]-[.C47]" office:value-type="float" office:value="376.02515" calcext:value-type="float">
            <text:p>376.0251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970.750929" calcext:value-type="float">
            <text:p>5970.750929</text:p>
          </table:table-cell>
          <table:table-cell office:value-type="float" office:value="6405.46657" calcext:value-type="float">
            <text:p>6405.46657</text:p>
          </table:table-cell>
          <table:table-cell table:formula="of:=[.D48]-[.C48]" office:value-type="float" office:value="434.715641" calcext:value-type="float">
            <text:p>434.71564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405.476474" calcext:value-type="float">
            <text:p>6405.476474</text:p>
          </table:table-cell>
          <table:table-cell office:value-type="float" office:value="6716.353672" calcext:value-type="float">
            <text:p>6716.353672</text:p>
          </table:table-cell>
          <table:table-cell table:formula="of:=[.D49]-[.C49]" office:value-type="float" office:value="310.877198" calcext:value-type="float">
            <text:p>310.87719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405.476249" calcext:value-type="float">
            <text:p>6405.476249</text:p>
          </table:table-cell>
          <table:table-cell office:value-type="float" office:value="6789.188383" calcext:value-type="float">
            <text:p>6789.188383</text:p>
          </table:table-cell>
          <table:table-cell table:formula="of:=[.D50]-[.C50]" office:value-type="float" office:value="383.712133999999" calcext:value-type="float">
            <text:p>383.71213399999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405.486749" calcext:value-type="float">
            <text:p>6405.486749</text:p>
          </table:table-cell>
          <table:table-cell office:value-type="float" office:value="6802.700122" calcext:value-type="float">
            <text:p>6802.700122</text:p>
          </table:table-cell>
          <table:table-cell table:formula="of:=[.D51]-[.C51]" office:value-type="float" office:value="397.213373" calcext:value-type="float">
            <text:p>397.21337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405.470348" calcext:value-type="float">
            <text:p>6405.470348</text:p>
          </table:table-cell>
          <table:table-cell office:value-type="float" office:value="6835.713911" calcext:value-type="float">
            <text:p>6835.713911</text:p>
          </table:table-cell>
          <table:table-cell table:formula="of:=[.D52]-[.C52]" office:value-type="float" office:value="430.243563" calcext:value-type="float">
            <text:p>430.24356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835.716477" calcext:value-type="float">
            <text:p>6835.716477</text:p>
          </table:table-cell>
          <table:table-cell office:value-type="float" office:value="7082.556917" calcext:value-type="float">
            <text:p>7082.556917</text:p>
          </table:table-cell>
          <table:table-cell table:formula="of:=[.D53]-[.C53]" office:value-type="float" office:value="246.84044" calcext:value-type="float">
            <text:p>246.8404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082.558803" calcext:value-type="float">
            <text:p>7082.558803</text:p>
          </table:table-cell>
          <table:table-cell office:value-type="float" office:value="7305.417005" calcext:value-type="float">
            <text:p>7305.417005</text:p>
          </table:table-cell>
          <table:table-cell table:formula="of:=[.D54]-[.C54]" office:value-type="float" office:value="222.858202" calcext:value-type="float">
            <text:p>222.85820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305.430698" calcext:value-type="float">
            <text:p>7305.430698</text:p>
          </table:table-cell>
          <table:table-cell office:value-type="float" office:value="7632.500057" calcext:value-type="float">
            <text:p>7632.500057</text:p>
          </table:table-cell>
          <table:table-cell table:formula="of:=[.D55]-[.C55]" office:value-type="float" office:value="327.069359" calcext:value-type="float">
            <text:p>327.06935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305.420212" calcext:value-type="float">
            <text:p>7305.420212</text:p>
          </table:table-cell>
          <table:table-cell office:value-type="float" office:value="7668.03638" calcext:value-type="float">
            <text:p>7668.03638</text:p>
          </table:table-cell>
          <table:table-cell table:formula="of:=[.D56]-[.C56]" office:value-type="float" office:value="362.616168" calcext:value-type="float">
            <text:p>362.61616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305.433782" calcext:value-type="float">
            <text:p>7305.433782</text:p>
          </table:table-cell>
          <table:table-cell office:value-type="float" office:value="7701.181585" calcext:value-type="float">
            <text:p>7701.181585</text:p>
          </table:table-cell>
          <table:table-cell table:formula="of:=[.D57]-[.C57]" office:value-type="float" office:value="395.747803" calcext:value-type="float">
            <text:p>395.74780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7305.425389" calcext:value-type="float">
            <text:p>7305.425389</text:p>
          </table:table-cell>
          <table:table-cell office:value-type="float" office:value="7720.260338" calcext:value-type="float">
            <text:p>7720.260338</text:p>
          </table:table-cell>
          <table:table-cell table:formula="of:=[.D58]-[.C58]" office:value-type="float" office:value="414.834949" calcext:value-type="float">
            <text:p>414.83494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720.270516" calcext:value-type="float">
            <text:p>7720.270516</text:p>
          </table:table-cell>
          <table:table-cell office:value-type="float" office:value="8029.166095" calcext:value-type="float">
            <text:p>8029.166095</text:p>
          </table:table-cell>
          <table:table-cell table:formula="of:=[.D59]-[.C59]" office:value-type="float" office:value="308.895579" calcext:value-type="float">
            <text:p>308.89557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720.327073" calcext:value-type="float">
            <text:p>7720.327073</text:p>
          </table:table-cell>
          <table:table-cell office:value-type="float" office:value="8105.794604" calcext:value-type="float">
            <text:p>8105.794604</text:p>
          </table:table-cell>
          <table:table-cell table:formula="of:=[.D60]-[.C60]" office:value-type="float" office:value="385.467530999999" calcext:value-type="float">
            <text:p>385.46753099999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7720.331108" calcext:value-type="float">
            <text:p>7720.331108</text:p>
          </table:table-cell>
          <table:table-cell office:value-type="float" office:value="8119.4405" calcext:value-type="float">
            <text:p>8119.4405</text:p>
          </table:table-cell>
          <table:table-cell table:formula="of:=[.D61]-[.C61]" office:value-type="float" office:value="399.109391999999" calcext:value-type="float">
            <text:p>399.10939199999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720.281017" calcext:value-type="float">
            <text:p>7720.281017</text:p>
          </table:table-cell>
          <table:table-cell office:value-type="float" office:value="8147.24743" calcext:value-type="float">
            <text:p>8147.24743</text:p>
          </table:table-cell>
          <table:table-cell table:formula="of:=[.D62]-[.C62]" office:value-type="float" office:value="426.966413" calcext:value-type="float">
            <text:p>426.96641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8147.250922" calcext:value-type="float">
            <text:p>8147.250922</text:p>
          </table:table-cell>
          <table:table-cell office:value-type="float" office:value="8427.724145" calcext:value-type="float">
            <text:p>8427.724145</text:p>
          </table:table-cell>
          <table:table-cell table:formula="of:=[.D63]-[.C63]" office:value-type="float" office:value="280.473223" calcext:value-type="float">
            <text:p>280.47322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147.265876" calcext:value-type="float">
            <text:p>8147.265876</text:p>
          </table:table-cell>
          <table:table-cell office:value-type="float" office:value="8430.472915" calcext:value-type="float">
            <text:p>8430.472915</text:p>
          </table:table-cell>
          <table:table-cell table:formula="of:=[.D64]-[.C64]" office:value-type="float" office:value="283.207039" calcext:value-type="float">
            <text:p>283.20703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8430.502159" calcext:value-type="float">
            <text:p>8430.502159</text:p>
          </table:table-cell>
          <table:table-cell office:value-type="float" office:value="8653.142135" calcext:value-type="float">
            <text:p>8653.142135</text:p>
          </table:table-cell>
          <table:table-cell table:formula="of:=[.D65]-[.C65]" office:value-type="float" office:value="222.639976" calcext:value-type="float">
            <text:p>222.63997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8653.227505" calcext:value-type="float">
            <text:p>8653.227505</text:p>
          </table:table-cell>
          <table:table-cell office:value-type="float" office:value="8937.091409" calcext:value-type="float">
            <text:p>8937.091409</text:p>
          </table:table-cell>
          <table:table-cell table:formula="of:=[.D66]-[.C66]" office:value-type="float" office:value="283.863904" calcext:value-type="float">
            <text:p>283.86390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8653.176986" calcext:value-type="float">
            <text:p>8653.176986</text:p>
          </table:table-cell>
          <table:table-cell office:value-type="float" office:value="8952.583684" calcext:value-type="float">
            <text:p>8952.583684</text:p>
          </table:table-cell>
          <table:table-cell table:formula="of:=[.D67]-[.C67]" office:value-type="float" office:value="299.406697999999" calcext:value-type="float">
            <text:p>299.40669799999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8952.592716" calcext:value-type="float">
            <text:p>8952.592716</text:p>
          </table:table-cell>
          <table:table-cell office:value-type="float" office:value="9308.866765" calcext:value-type="float">
            <text:p>9308.866765</text:p>
          </table:table-cell>
          <table:table-cell table:formula="of:=[.D68]-[.C68]" office:value-type="float" office:value="356.274049000001" calcext:value-type="float">
            <text:p>356.27404900000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8952.605825" calcext:value-type="float">
            <text:p>8952.605825</text:p>
          </table:table-cell>
          <table:table-cell office:value-type="float" office:value="9353.727826" calcext:value-type="float">
            <text:p>9353.727826</text:p>
          </table:table-cell>
          <table:table-cell table:formula="of:=[.D69]-[.C69]" office:value-type="float" office:value="401.122001" calcext:value-type="float">
            <text:p>401.12200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8952.588589" calcext:value-type="float">
            <text:p>8952.588589</text:p>
          </table:table-cell>
          <table:table-cell office:value-type="float" office:value="9358.818218" calcext:value-type="float">
            <text:p>9358.818218</text:p>
          </table:table-cell>
          <table:table-cell table:formula="of:=[.D70]-[.C70]" office:value-type="float" office:value="406.229628999999" calcext:value-type="float">
            <text:p>406.22962899999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8952.602006" calcext:value-type="float">
            <text:p>8952.602006</text:p>
          </table:table-cell>
          <table:table-cell office:value-type="float" office:value="9389.242384" calcext:value-type="float">
            <text:p>9389.242384</text:p>
          </table:table-cell>
          <table:table-cell table:formula="of:=[.D71]-[.C71]" office:value-type="float" office:value="436.640378" calcext:value-type="float">
            <text:p>436.64037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9389.260412" calcext:value-type="float">
            <text:p>9389.260412</text:p>
          </table:table-cell>
          <table:table-cell office:value-type="float" office:value="9659.481632" calcext:value-type="float">
            <text:p>9659.481632</text:p>
          </table:table-cell>
          <table:table-cell table:formula="of:=[.D72]-[.C72]" office:value-type="float" office:value="270.221220000001" calcext:value-type="float">
            <text:p>270.22122000000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9389.248903" calcext:value-type="float">
            <text:p>9389.248903</text:p>
          </table:table-cell>
          <table:table-cell office:value-type="float" office:value="9676.844694" calcext:value-type="float">
            <text:p>9676.844694</text:p>
          </table:table-cell>
          <table:table-cell table:formula="of:=[.D73]-[.C73]" office:value-type="float" office:value="287.595791" calcext:value-type="float">
            <text:p>287.59579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9676.924562" calcext:value-type="float">
            <text:p>9676.924562</text:p>
          </table:table-cell>
          <table:table-cell office:value-type="float" office:value="9958.107183" calcext:value-type="float">
            <text:p>9958.107183</text:p>
          </table:table-cell>
          <table:table-cell table:formula="of:=[.D74]-[.C74]" office:value-type="float" office:value="281.182621" calcext:value-type="float">
            <text:p>281.18262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9676.874977" calcext:value-type="float">
            <text:p>9676.874977</text:p>
          </table:table-cell>
          <table:table-cell office:value-type="float" office:value="9964.070296" calcext:value-type="float">
            <text:p>9964.070296</text:p>
          </table:table-cell>
          <table:table-cell table:formula="of:=[.D75]-[.C75]" office:value-type="float" office:value="287.195319" calcext:value-type="float">
            <text:p>287.19531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964.096821" calcext:value-type="float">
            <text:p>9964.096821</text:p>
          </table:table-cell>
          <table:table-cell office:value-type="float" office:value="10200.922079" calcext:value-type="float">
            <text:p>10200.922079</text:p>
          </table:table-cell>
          <table:table-cell table:formula="of:=[.D76]-[.C76]" office:value-type="float" office:value="236.825258000001" calcext:value-type="float">
            <text:p>236.82525800000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200.957398" calcext:value-type="float">
            <text:p>10200.957398</text:p>
          </table:table-cell>
          <table:table-cell office:value-type="float" office:value="10567.04027" calcext:value-type="float">
            <text:p>10567.04027</text:p>
          </table:table-cell>
          <table:table-cell table:formula="of:=[.D77]-[.C77]" office:value-type="float" office:value="366.082871999999" calcext:value-type="float">
            <text:p>366.08287199999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200.944121" calcext:value-type="float">
            <text:p>10200.944121</text:p>
          </table:table-cell>
          <table:table-cell office:value-type="float" office:value="10576.613207" calcext:value-type="float">
            <text:p>10576.613207</text:p>
          </table:table-cell>
          <table:table-cell table:formula="of:=[.D78]-[.C78]" office:value-type="float" office:value="375.669086" calcext:value-type="float">
            <text:p>375.669086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0200.945013" calcext:value-type="float">
            <text:p>10200.945013</text:p>
          </table:table-cell>
          <table:table-cell office:value-type="float" office:value="10583.869722" calcext:value-type="float">
            <text:p>10583.869722</text:p>
          </table:table-cell>
          <table:table-cell table:formula="of:=[.D79]-[.C79]" office:value-type="float" office:value="382.924708999999" calcext:value-type="float">
            <text:p>382.92470899999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200.951582" calcext:value-type="float">
            <text:p>10200.951582</text:p>
          </table:table-cell>
          <table:table-cell office:value-type="float" office:value="10620.184736" calcext:value-type="float">
            <text:p>10620.184736</text:p>
          </table:table-cell>
          <table:table-cell table:formula="of:=[.D80]-[.C80]" office:value-type="float" office:value="419.233154" calcext:value-type="float">
            <text:p>419.23315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620.188115" calcext:value-type="float">
            <text:p>10620.188115</text:p>
          </table:table-cell>
          <table:table-cell office:value-type="float" office:value="11024.739998" calcext:value-type="float">
            <text:p>11024.739998</text:p>
          </table:table-cell>
          <table:table-cell table:formula="of:=[.D81]-[.C81]" office:value-type="float" office:value="404.551882999998" calcext:value-type="float">
            <text:p>404.551882999998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0620.196388" calcext:value-type="float">
            <text:p>10620.196388</text:p>
          </table:table-cell>
          <table:table-cell office:value-type="float" office:value="11055.105606" calcext:value-type="float">
            <text:p>11055.105606</text:p>
          </table:table-cell>
          <table:table-cell table:formula="of:=[.D82]-[.C82]" office:value-type="float" office:value="434.909217999999" calcext:value-type="float">
            <text:p>434.90921799999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620.203624" calcext:value-type="float">
            <text:p>10620.203624</text:p>
          </table:table-cell>
          <table:table-cell office:value-type="float" office:value="11075.399449" calcext:value-type="float">
            <text:p>11075.399449</text:p>
          </table:table-cell>
          <table:table-cell table:formula="of:=[.D83]-[.C83]" office:value-type="float" office:value="455.195825000001" calcext:value-type="float">
            <text:p>455.19582500000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620.201377" calcext:value-type="float">
            <text:p>10620.201377</text:p>
          </table:table-cell>
          <table:table-cell office:value-type="float" office:value="11092.984106" calcext:value-type="float">
            <text:p>11092.984106</text:p>
          </table:table-cell>
          <table:table-cell table:formula="of:=[.D84]-[.C84]" office:value-type="float" office:value="472.782729000001" calcext:value-type="float">
            <text:p>472.78272900000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0620.192597" calcext:value-type="float">
            <text:p>10620.192597</text:p>
          </table:table-cell>
          <table:table-cell office:value-type="float" office:value="11120.02318" calcext:value-type="float">
            <text:p>11120.02318</text:p>
          </table:table-cell>
          <table:table-cell table:formula="of:=[.D85]-[.C85]" office:value-type="float" office:value="499.830583000001" calcext:value-type="float">
            <text:p>499.83058300000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1120.03937" calcext:value-type="float">
            <text:p>11120.03937</text:p>
          </table:table-cell>
          <table:table-cell office:value-type="float" office:value="11326.152409" calcext:value-type="float">
            <text:p>11326.152409</text:p>
          </table:table-cell>
          <table:table-cell table:formula="of:=[.D86]-[.C86]" office:value-type="float" office:value="206.113039" calcext:value-type="float">
            <text:p>206.11303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1326.213436" calcext:value-type="float">
            <text:p>11326.213436</text:p>
          </table:table-cell>
          <table:table-cell office:value-type="float" office:value="11610.720706" calcext:value-type="float">
            <text:p>11610.720706</text:p>
          </table:table-cell>
          <table:table-cell table:formula="of:=[.D87]-[.C87]" office:value-type="float" office:value="284.50727" calcext:value-type="float">
            <text:p>284.5072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1326.156058" calcext:value-type="float">
            <text:p>11326.156058</text:p>
          </table:table-cell>
          <table:table-cell office:value-type="float" office:value="11615.610003" calcext:value-type="float">
            <text:p>11615.610003</text:p>
          </table:table-cell>
          <table:table-cell table:formula="of:=[.D88]-[.C88]" office:value-type="float" office:value="289.453944999999" calcext:value-type="float">
            <text:p>289.45394499999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1615.621233" calcext:value-type="float">
            <text:p>11615.621233</text:p>
          </table:table-cell>
          <table:table-cell office:value-type="float" office:value="11805.058618" calcext:value-type="float">
            <text:p>11805.058618</text:p>
          </table:table-cell>
          <table:table-cell table:formula="of:=[.D89]-[.C89]" office:value-type="float" office:value="189.437384999999" calcext:value-type="float">
            <text:p>189.437384999999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1805.079076" calcext:value-type="float">
            <text:p>11805.079076</text:p>
          </table:table-cell>
          <table:table-cell office:value-type="float" office:value="12094.18671" calcext:value-type="float">
            <text:p>12094.18671</text:p>
          </table:table-cell>
          <table:table-cell table:formula="of:=[.D90]-[.C90]" office:value-type="float" office:value="289.107634" calcext:value-type="float">
            <text:p>289.10763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1805.067813" calcext:value-type="float">
            <text:p>11805.067813</text:p>
          </table:table-cell>
          <table:table-cell office:value-type="float" office:value="12095.18147" calcext:value-type="float">
            <text:p>12095.18147</text:p>
          </table:table-cell>
          <table:table-cell table:formula="of:=[.D91]-[.C91]" office:value-type="float" office:value="290.113657" calcext:value-type="float">
            <text:p>290.113657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2095.183906" calcext:value-type="float">
            <text:p>12095.183906</text:p>
          </table:table-cell>
          <table:table-cell office:value-type="float" office:value="12302.241255" calcext:value-type="float">
            <text:p>12302.241255</text:p>
          </table:table-cell>
          <table:table-cell table:formula="of:=[.D92]-[.C92]" office:value-type="float" office:value="207.057349000001" calcext:value-type="float">
            <text:p>207.05734900000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302.260663" calcext:value-type="float">
            <text:p>12302.260663</text:p>
          </table:table-cell>
          <table:table-cell office:value-type="float" office:value="12724.312756" calcext:value-type="float">
            <text:p>12724.312756</text:p>
          </table:table-cell>
          <table:table-cell table:formula="of:=[.D93]-[.C93]" office:value-type="float" office:value="422.052093" calcext:value-type="float">
            <text:p>422.05209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302.323752" calcext:value-type="float">
            <text:p>12302.323752</text:p>
          </table:table-cell>
          <table:table-cell office:value-type="float" office:value="12751.711738" calcext:value-type="float">
            <text:p>12751.711738</text:p>
          </table:table-cell>
          <table:table-cell table:formula="of:=[.D94]-[.C94]" office:value-type="float" office:value="449.387986" calcext:value-type="float">
            <text:p>449.38798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2302.270962" calcext:value-type="float">
            <text:p>12302.270962</text:p>
          </table:table-cell>
          <table:table-cell office:value-type="float" office:value="12752.116411" calcext:value-type="float">
            <text:p>12752.116411</text:p>
          </table:table-cell>
          <table:table-cell table:formula="of:=[.D95]-[.C95]" office:value-type="float" office:value="449.845449" calcext:value-type="float">
            <text:p>449.84544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302.351524" calcext:value-type="float">
            <text:p>12302.351524</text:p>
          </table:table-cell>
          <table:table-cell office:value-type="float" office:value="12754.174323" calcext:value-type="float">
            <text:p>12754.174323</text:p>
          </table:table-cell>
          <table:table-cell table:formula="of:=[.D96]-[.C96]" office:value-type="float" office:value="451.822799" calcext:value-type="float">
            <text:p>451.822799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2302.316327" calcext:value-type="float">
            <text:p>12302.316327</text:p>
          </table:table-cell>
          <table:table-cell office:value-type="float" office:value="12783.591113" calcext:value-type="float">
            <text:p>12783.591113</text:p>
          </table:table-cell>
          <table:table-cell table:formula="of:=[.D97]-[.C97]" office:value-type="float" office:value="481.274786" calcext:value-type="float">
            <text:p>481.27478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2783.64331" calcext:value-type="float">
            <text:p>12783.64331</text:p>
          </table:table-cell>
          <table:table-cell office:value-type="float" office:value="13076.01517" calcext:value-type="float">
            <text:p>13076.01517</text:p>
          </table:table-cell>
          <table:table-cell table:formula="of:=[.D98]-[.C98]" office:value-type="float" office:value="292.371860000001" calcext:value-type="float">
            <text:p>292.37186000000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2783.64664" calcext:value-type="float">
            <text:p>12783.64664</text:p>
          </table:table-cell>
          <table:table-cell office:value-type="float" office:value="13087.378718" calcext:value-type="float">
            <text:p>13087.378718</text:p>
          </table:table-cell>
          <table:table-cell table:formula="of:=[.D99]-[.C99]" office:value-type="float" office:value="303.732077999999" calcext:value-type="float">
            <text:p>303.732077999999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2783.607501" calcext:value-type="float">
            <text:p>12783.607501</text:p>
          </table:table-cell>
          <table:table-cell office:value-type="float" office:value="13091.326393" calcext:value-type="float">
            <text:p>13091.326393</text:p>
          </table:table-cell>
          <table:table-cell table:formula="of:=[.D100]-[.C100]" office:value-type="float" office:value="307.718891999999" calcext:value-type="float">
            <text:p>307.7188919999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091.382051" calcext:value-type="float">
            <text:p>13091.382051</text:p>
          </table:table-cell>
          <table:table-cell office:value-type="float" office:value="13303.189243" calcext:value-type="float">
            <text:p>13303.189243</text:p>
          </table:table-cell>
          <table:table-cell table:formula="of:=[.D101]-[.C101]" office:value-type="float" office:value="211.807192" calcext:value-type="float">
            <text:p>211.8071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table:formula="of:=MIN([.E2:.E101])" office:value-type="float" office:value="189.437384999999" calcext:value-type="float">
            <text:p>189.437384999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formula="of:=MAX([.E2:.E101])" office:value-type="float" office:value="499.830583000001" calcext:value-type="float">
            <text:p>499.830583000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2:.E101])" office:value-type="float" office:value="333.91667046" calcext:value-type="float">
            <text:p>333.916670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AN</text:p>
          </table:table-cell>
          <table:table-cell table:formula="of:=MEDIAN([.E2:.E101])" office:value-type="float" office:value="311.705049" calcext:value-type="float">
            <text:p>311.705049</text:p>
          </table:table-cell>
        </table:table-row>
      </table:table>
      <table:named-expressions/>
      <table:database-ranges>
        <table:database-range table:name="__Anonymous_Sheet_DB__0" table:target-range-address="100_1.B1:100_1.D100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100_10.B1:100_10.D10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100_100.B1:100_100.D10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1_250.B2:1_250.D10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23:41:54.124381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4" meta:cell-count="4659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9.726cm" svg:height="44.844cm" xlink:href=".." xlink:type="simple" chart:class="chart:bar" chart:style-name="ch1">
        <chart:legend chart:legend-position="end" svg:x="76.874cm" svg:y="21.625cm" style:legend-expansion="high" chart:style-name="ch2"/>
        <chart:plot-area chart:style-name="ch3" table:cell-range-address="100_1.B1:100_1.D100" svg:x="1.594cm" svg:y="0.896cm" svg:width="73.686cm" svg:height="43.052cm">
          <chartooo:coordinate-region svg:x="2.586cm" svg:y="1.096cm" svg:width="72.694cm" svg:height="42.2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_1.B1:100_1.B100" chart:class="chart:bar">
            <chart:data-point chart:repeated="100"/>
          </chart:series>
          <chart:series chart:style-name="ch8" chart:values-cell-range-address="100_1.C1:100_1.C100" chart:class="chart:bar">
            <chart:data-point chart:repeated="100"/>
          </chart:series>
          <chart:series chart:style-name="ch9" chart:values-cell-range-address="100_1.D1:100_1.D10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100_1.B1:100_1.B100</svg:desc>
                </draw:g>
              </table:table-cell>
              <table:table-cell office:value-type="float" office:value="0.24682">
                <text:p>0.24682</text:p>
                <draw:g>
                  <svg:desc>100_1.C1:100_1.C100</svg:desc>
                </draw:g>
              </table:table-cell>
              <table:table-cell office:value-type="float" office:value="2904.15444">
                <text:p>2904.15444</text:p>
                <draw:g>
                  <svg:desc>100_1.D1:100_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.044233">
                <text:p>6.044233</text:p>
              </table:table-cell>
              <table:table-cell office:value-type="float" office:value="3536.016177">
                <text:p>3536.016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.674476">
                <text:p>3.674476</text:p>
              </table:table-cell>
              <table:table-cell office:value-type="float" office:value="3668.138973">
                <text:p>3668.138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.850704">
                <text:p>1.850704</text:p>
              </table:table-cell>
              <table:table-cell office:value-type="float" office:value="4068.095289">
                <text:p>4068.095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4.90115">
                <text:p>4.90115</text:p>
              </table:table-cell>
              <table:table-cell office:value-type="float" office:value="4304.607699">
                <text:p>4304.607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.557395">
                <text:p>2.557395</text:p>
              </table:table-cell>
              <table:table-cell office:value-type="float" office:value="4366.146921">
                <text:p>4366.146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3.326912">
                <text:p>3.326912</text:p>
              </table:table-cell>
              <table:table-cell office:value-type="float" office:value="4367.871945">
                <text:p>4367.871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5.480474">
                <text:p>5.480474</text:p>
              </table:table-cell>
              <table:table-cell office:value-type="float" office:value="4382.809717">
                <text:p>4382.809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.074094">
                <text:p>2.074094</text:p>
              </table:table-cell>
              <table:table-cell office:value-type="float" office:value="4480.111352">
                <text:p>4480.111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708404">
                <text:p>1.708404</text:p>
              </table:table-cell>
              <table:table-cell office:value-type="float" office:value="4504.127559">
                <text:p>4504.127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274122">
                <text:p>0.274122</text:p>
              </table:table-cell>
              <table:table-cell office:value-type="float" office:value="4548.936357">
                <text:p>4548.936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4.115092">
                <text:p>4.115092</text:p>
              </table:table-cell>
              <table:table-cell office:value-type="float" office:value="4664.534101">
                <text:p>4664.534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68428">
                <text:p>1.68428</text:p>
              </table:table-cell>
              <table:table-cell office:value-type="float" office:value="4735.959293">
                <text:p>4735.959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952988">
                <text:p>0.952988</text:p>
              </table:table-cell>
              <table:table-cell office:value-type="float" office:value="4755.933851">
                <text:p>4755.9338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828244">
                <text:p>0.828244</text:p>
              </table:table-cell>
              <table:table-cell office:value-type="float" office:value="4757.095287">
                <text:p>4757.095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5.384042">
                <text:p>5.384042</text:p>
              </table:table-cell>
              <table:table-cell office:value-type="float" office:value="5110.77649">
                <text:p>5110.77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.217926">
                <text:p>2.217926</text:p>
              </table:table-cell>
              <table:table-cell office:value-type="float" office:value="5116.879446">
                <text:p>5116.879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.961435">
                <text:p>2.961435</text:p>
              </table:table-cell>
              <table:table-cell office:value-type="float" office:value="5159.875055">
                <text:p>5159.875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4.276584">
                <text:p>4.276584</text:p>
              </table:table-cell>
              <table:table-cell office:value-type="float" office:value="5323.821052">
                <text:p>5323.821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12.14772">
                <text:p>12.14772</text:p>
              </table:table-cell>
              <table:table-cell office:value-type="float" office:value="5469.158683">
                <text:p>5469.158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232605">
                <text:p>2.232605</text:p>
              </table:table-cell>
              <table:table-cell office:value-type="float" office:value="5469.478219">
                <text:p>5469.478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.711997">
                <text:p>1.711997</text:p>
              </table:table-cell>
              <table:table-cell office:value-type="float" office:value="5469.682256">
                <text:p>5469.682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4.883271">
                <text:p>4.883271</text:p>
              </table:table-cell>
              <table:table-cell office:value-type="float" office:value="5547.915919">
                <text:p>5547.915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872864">
                <text:p>0.872864</text:p>
              </table:table-cell>
              <table:table-cell office:value-type="float" office:value="5651.934899">
                <text:p>5651.934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.17864">
                <text:p>2.17864</text:p>
              </table:table-cell>
              <table:table-cell office:value-type="float" office:value="5675.802584">
                <text:p>5675.802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.760138">
                <text:p>1.760138</text:p>
              </table:table-cell>
              <table:table-cell office:value-type="float" office:value="5744.530874">
                <text:p>5744.5308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430532">
                <text:p>0.430532</text:p>
              </table:table-cell>
              <table:table-cell office:value-type="float" office:value="5755.675076">
                <text:p>5755.675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2.276959">
                <text:p>2.276959</text:p>
              </table:table-cell>
              <table:table-cell office:value-type="float" office:value="5912.137702">
                <text:p>5912.137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484833">
                <text:p>0.484833</text:p>
              </table:table-cell>
              <table:table-cell office:value-type="float" office:value="6463.762171">
                <text:p>6463.762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.326649">
                <text:p>2.326649</text:p>
              </table:table-cell>
              <table:table-cell office:value-type="float" office:value="6472.861041">
                <text:p>6472.861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.755605">
                <text:p>2.755605</text:p>
              </table:table-cell>
              <table:table-cell office:value-type="float" office:value="6483.779966">
                <text:p>6483.779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3.313665">
                <text:p>3.313665</text:p>
              </table:table-cell>
              <table:table-cell office:value-type="float" office:value="6536.635079">
                <text:p>6536.635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2.026367">
                <text:p>2.026367</text:p>
              </table:table-cell>
              <table:table-cell office:value-type="float" office:value="6552.317397">
                <text:p>6552.317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2.032387">
                <text:p>2.032387</text:p>
              </table:table-cell>
              <table:table-cell office:value-type="float" office:value="6555.139155">
                <text:p>6555.139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.901459">
                <text:p>1.901459</text:p>
              </table:table-cell>
              <table:table-cell office:value-type="float" office:value="6742.05868">
                <text:p>6742.05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3.256347">
                <text:p>3.256347</text:p>
              </table:table-cell>
              <table:table-cell office:value-type="float" office:value="6851.709092">
                <text:p>6851.709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2.814438">
                <text:p>2.814438</text:p>
              </table:table-cell>
              <table:table-cell office:value-type="float" office:value="7033.027214">
                <text:p>7033.027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12.171947">
                <text:p>12.171947</text:p>
              </table:table-cell>
              <table:table-cell office:value-type="float" office:value="7039.010095">
                <text:p>7039.010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.842179">
                <text:p>3.842179</text:p>
              </table:table-cell>
              <table:table-cell office:value-type="float" office:value="7283.69061">
                <text:p>7283.69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2.397874">
                <text:p>2.397874</text:p>
              </table:table-cell>
              <table:table-cell office:value-type="float" office:value="7298.555488">
                <text:p>7298.555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3.707244">
                <text:p>3.707244</text:p>
              </table:table-cell>
              <table:table-cell office:value-type="float" office:value="7335.78042">
                <text:p>7335.780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9.696662">
                <text:p>9.696662</text:p>
              </table:table-cell>
              <table:table-cell office:value-type="float" office:value="7360.881041">
                <text:p>7360.881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">
                <text:p>64</text:p>
              </table:table-cell>
              <table:table-cell office:value-type="float" office:value="13.187799">
                <text:p>13.187799</text:p>
              </table:table-cell>
              <table:table-cell office:value-type="float" office:value="7391.481611">
                <text:p>7391.4816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11.385786">
                <text:p>11.385786</text:p>
              </table:table-cell>
              <table:table-cell office:value-type="float" office:value="7408.891558">
                <text:p>7408.8915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4.179353">
                <text:p>4.179353</text:p>
              </table:table-cell>
              <table:table-cell office:value-type="float" office:value="7415.828647">
                <text:p>7415.828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">
                <text:p>66</text:p>
              </table:table-cell>
              <table:table-cell office:value-type="float" office:value="11.59905">
                <text:p>11.59905</text:p>
              </table:table-cell>
              <table:table-cell office:value-type="float" office:value="7415.912082">
                <text:p>7415.912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12.113429">
                <text:p>12.113429</text:p>
              </table:table-cell>
              <table:table-cell office:value-type="float" office:value="7456.090244">
                <text:p>7456.0902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3.687986">
                <text:p>3.687986</text:p>
              </table:table-cell>
              <table:table-cell office:value-type="float" office:value="7460.020028">
                <text:p>7460.020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4.946667">
                <text:p>4.946667</text:p>
              </table:table-cell>
              <table:table-cell office:value-type="float" office:value="7528.074756">
                <text:p>7528.0747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11.632168">
                <text:p>11.632168</text:p>
              </table:table-cell>
              <table:table-cell office:value-type="float" office:value="7549.361403">
                <text:p>7549.361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">
                <text:p>77</text:p>
              </table:table-cell>
              <table:table-cell office:value-type="float" office:value="13.139378">
                <text:p>13.139378</text:p>
              </table:table-cell>
              <table:table-cell office:value-type="float" office:value="7556.890081">
                <text:p>7556.890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11.955035">
                <text:p>11.955035</text:p>
              </table:table-cell>
              <table:table-cell office:value-type="float" office:value="7557.106011">
                <text:p>7557.1060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">
                <text:p>79</text:p>
              </table:table-cell>
              <table:table-cell office:value-type="float" office:value="16.961249">
                <text:p>16.961249</text:p>
              </table:table-cell>
              <table:table-cell office:value-type="float" office:value="7581.409697">
                <text:p>7581.4096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13.156336">
                <text:p>13.156336</text:p>
              </table:table-cell>
              <table:table-cell office:value-type="float" office:value="7604.247523">
                <text:p>7604.2475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4.418737">
                <text:p>4.418737</text:p>
              </table:table-cell>
              <table:table-cell office:value-type="float" office:value="7671.778054">
                <text:p>7671.7780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11.901627">
                <text:p>11.901627</text:p>
              </table:table-cell>
              <table:table-cell office:value-type="float" office:value="7841.997788">
                <text:p>7841.9977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9.723961">
                <text:p>9.723961</text:p>
              </table:table-cell>
              <table:table-cell office:value-type="float" office:value="7927.884486">
                <text:p>7927.8844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78.537808">
                <text:p>78.537808</text:p>
              </table:table-cell>
              <table:table-cell office:value-type="float" office:value="7944.483576">
                <text:p>7944.483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11.99921">
                <text:p>11.99921</text:p>
              </table:table-cell>
              <table:table-cell office:value-type="float" office:value="7984.197078">
                <text:p>7984.197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78.915217">
                <text:p>78.915217</text:p>
              </table:table-cell>
              <table:table-cell office:value-type="float" office:value="8040.694239">
                <text:p>8040.694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">
                <text:p>69</text:p>
              </table:table-cell>
              <table:table-cell office:value-type="float" office:value="13.38748">
                <text:p>13.38748</text:p>
              </table:table-cell>
              <table:table-cell office:value-type="float" office:value="8056.886824">
                <text:p>8056.8868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11.896086">
                <text:p>11.896086</text:p>
              </table:table-cell>
              <table:table-cell office:value-type="float" office:value="8060.510575">
                <text:p>8060.510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78.530802">
                <text:p>78.530802</text:p>
              </table:table-cell>
              <table:table-cell office:value-type="float" office:value="8060.620543">
                <text:p>8060.620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13.405194">
                <text:p>13.405194</text:p>
              </table:table-cell>
              <table:table-cell office:value-type="float" office:value="8063.859493">
                <text:p>8063.859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2.02406">
                <text:p>12.02406</text:p>
              </table:table-cell>
              <table:table-cell office:value-type="float" office:value="8072.883581">
                <text:p>8072.8835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78.845792">
                <text:p>78.845792</text:p>
              </table:table-cell>
              <table:table-cell office:value-type="float" office:value="8083.762501">
                <text:p>8083.7625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6.366541">
                <text:p>16.366541</text:p>
              </table:table-cell>
              <table:table-cell office:value-type="float" office:value="8091.574648">
                <text:p>8091.574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11.929659">
                <text:p>11.929659</text:p>
              </table:table-cell>
              <table:table-cell office:value-type="float" office:value="8092.324231">
                <text:p>8092.324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13.300327">
                <text:p>13.300327</text:p>
              </table:table-cell>
              <table:table-cell office:value-type="float" office:value="8114.105348">
                <text:p>8114.1053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11.818315">
                <text:p>11.818315</text:p>
              </table:table-cell>
              <table:table-cell office:value-type="float" office:value="8152.14686">
                <text:p>8152.146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">
                <text:p>95</text:p>
              </table:table-cell>
              <table:table-cell office:value-type="float" office:value="78.558017">
                <text:p>78.558017</text:p>
              </table:table-cell>
              <table:table-cell office:value-type="float" office:value="8172.745718">
                <text:p>8172.7457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.344579">
                <text:p>13.344579</text:p>
              </table:table-cell>
              <table:table-cell office:value-type="float" office:value="8172.745671">
                <text:p>8172.745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">
                <text:p>86</text:p>
              </table:table-cell>
              <table:table-cell office:value-type="float" office:value="78.927018">
                <text:p>78.927018</text:p>
              </table:table-cell>
              <table:table-cell office:value-type="float" office:value="8202.972393">
                <text:p>8202.9723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11.277579">
                <text:p>11.277579</text:p>
              </table:table-cell>
              <table:table-cell office:value-type="float" office:value="8202.985754">
                <text:p>8202.9857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13.233635">
                <text:p>13.233635</text:p>
              </table:table-cell>
              <table:table-cell office:value-type="float" office:value="8236.163962">
                <text:p>8236.163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12.074579">
                <text:p>12.074579</text:p>
              </table:table-cell>
              <table:table-cell office:value-type="float" office:value="8236.636178">
                <text:p>8236.6361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78.953645">
                <text:p>78.953645</text:p>
              </table:table-cell>
              <table:table-cell office:value-type="float" office:value="8248.879726">
                <text:p>8248.879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13.366175">
                <text:p>13.366175</text:p>
              </table:table-cell>
              <table:table-cell office:value-type="float" office:value="8260.900697">
                <text:p>8260.9006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">
                <text:p>59</text:p>
              </table:table-cell>
              <table:table-cell office:value-type="float" office:value="12.049353">
                <text:p>12.049353</text:p>
              </table:table-cell>
              <table:table-cell office:value-type="float" office:value="8261.190269">
                <text:p>8261.1902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  <table:table-cell office:value-type="float" office:value="11.770005">
                <text:p>11.770005</text:p>
              </table:table-cell>
              <table:table-cell office:value-type="float" office:value="8269.498297">
                <text:p>8269.4982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">
                <text:p>94</text:p>
              </table:table-cell>
              <table:table-cell office:value-type="float" office:value="78.540962">
                <text:p>78.540962</text:p>
              </table:table-cell>
              <table:table-cell office:value-type="float" office:value="8269.737107">
                <text:p>8269.737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">
                <text:p>62</text:p>
              </table:table-cell>
              <table:table-cell office:value-type="float" office:value="12.086079">
                <text:p>12.086079</text:p>
              </table:table-cell>
              <table:table-cell office:value-type="float" office:value="8270.018515">
                <text:p>8270.018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">
                <text:p>58</text:p>
              </table:table-cell>
              <table:table-cell office:value-type="float" office:value="12.012736">
                <text:p>12.012736</text:p>
              </table:table-cell>
              <table:table-cell office:value-type="float" office:value="8277.506302">
                <text:p>8277.506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">
                <text:p>78</text:p>
              </table:table-cell>
              <table:table-cell office:value-type="float" office:value="17.02903">
                <text:p>17.02903</text:p>
              </table:table-cell>
              <table:table-cell office:value-type="float" office:value="8277.588024">
                <text:p>8277.5880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16.896302">
                <text:p>16.896302</text:p>
              </table:table-cell>
              <table:table-cell office:value-type="float" office:value="8288.220761">
                <text:p>8288.2207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16.997513">
                <text:p>16.997513</text:p>
              </table:table-cell>
              <table:table-cell office:value-type="float" office:value="8288.47995">
                <text:p>8288.47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8.934059">
                <text:p>78.934059</text:p>
              </table:table-cell>
              <table:table-cell office:value-type="float" office:value="8292.111995">
                <text:p>8292.111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78.868377">
                <text:p>78.868377</text:p>
              </table:table-cell>
              <table:table-cell office:value-type="float" office:value="8296.859465">
                <text:p>8296.859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13.32066">
                <text:p>13.32066</text:p>
              </table:table-cell>
              <table:table-cell office:value-type="float" office:value="8297.077727">
                <text:p>8297.077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78.841215">
                <text:p>78.841215</text:p>
              </table:table-cell>
              <table:table-cell office:value-type="float" office:value="8300.246722">
                <text:p>8300.2467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78.93881">
                <text:p>78.93881</text:p>
              </table:table-cell>
              <table:table-cell office:value-type="float" office:value="8300.317282">
                <text:p>8300.3172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78.921857">
                <text:p>78.921857</text:p>
              </table:table-cell>
              <table:table-cell office:value-type="float" office:value="8302.168888">
                <text:p>8302.168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11.797208">
                <text:p>11.797208</text:p>
              </table:table-cell>
              <table:table-cell office:value-type="float" office:value="8303.63704">
                <text:p>8303.63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17.023079">
                <text:p>17.023079</text:p>
              </table:table-cell>
              <table:table-cell office:value-type="float" office:value="8312.969648">
                <text:p>8312.9696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">
                <text:p>82</text:p>
              </table:table-cell>
              <table:table-cell office:value-type="float" office:value="78.375774">
                <text:p>78.375774</text:p>
              </table:table-cell>
              <table:table-cell office:value-type="float" office:value="8318.176771">
                <text:p>8318.1767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">
                <text:p>93</text:p>
              </table:table-cell>
              <table:table-cell office:value-type="float" office:value="78.54982">
                <text:p>78.54982</text:p>
              </table:table-cell>
              <table:table-cell office:value-type="float" office:value="8327.341678">
                <text:p>8327.3416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78.949942">
                <text:p>78.949942</text:p>
              </table:table-cell>
              <table:table-cell office:value-type="float" office:value="8328.774573">
                <text:p>8328.7745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78.907095">
                <text:p>78.907095</text:p>
              </table:table-cell>
              <table:table-cell office:value-type="float" office:value="8333.444132">
                <text:p>8333.444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">
                <text:p>89</text:p>
              </table:table-cell>
              <table:table-cell office:value-type="float" office:value="78.944254">
                <text:p>78.944254</text:p>
              </table:table-cell>
              <table:table-cell office:value-type="float" office:value="8344.105775">
                <text:p>8344.1057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78.944037">
                <text:p>78.944037</text:p>
              </table:table-cell>
              <table:table-cell office:value-type="float" office:value="8344.7644">
                <text:p>8344.7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8.818cm" svg:height="45.236cm" xlink:href=".." xlink:type="simple" chart:class="chart:bar" chart:style-name="ch1">
        <chart:legend chart:legend-position="end" svg:x="45.939cm" svg:y="22.07cm" style:legend-expansion="high" chart:style-name="ch2"/>
        <chart:plot-area chart:style-name="ch3" table:cell-range-address="1000_1000.C1:1000_1000.D101" chart:data-source-has-labels="row" svg:x="0.976cm" svg:y="0.904cm" svg:width="43.987cm" svg:height="43.428cm">
          <chartooo:coordinate-region svg:x="1.968cm" svg:y="1.103cm" svg:width="42.995cm" svg:height="42.4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0_1000.C2:1000_1000.C101" chart:label-cell-address="1000_1000.C1:1000_1000.C1" chart:class="chart:bar">
            <chart:data-point chart:repeated="100"/>
          </chart:series>
          <chart:series chart:style-name="ch8" chart:values-cell-range-address="1000_1000.D2:1000_1000.D101" chart:label-cell-address="1000_1000.D1:1000_10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000_1000.C1:1000_1000.C1</svg:desc>
                </draw:g>
              </table:table-cell>
              <table:table-cell office:value-type="string">
                <text:p>Response</text:p>
                <draw:g>
                  <svg:desc>1000_1000.D1:1000_10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619475">
                <text:p>12.619475</text:p>
                <draw:g>
                  <svg:desc>1000_1000.C2:1000_1000.C101</svg:desc>
                </draw:g>
              </table:table-cell>
              <table:table-cell office:value-type="float" office:value="3365.473106">
                <text:p>3365.473106</text:p>
                <draw:g>
                  <svg:desc>1000_1000.D2:1000_10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499">
                <text:p>0.121499</text:p>
              </table:table-cell>
              <table:table-cell office:value-type="float" office:value="3479.449534">
                <text:p>3479.449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08137">
                <text:p>1.908137</text:p>
              </table:table-cell>
              <table:table-cell office:value-type="float" office:value="3823.919937">
                <text:p>3823.919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808751">
                <text:p>11.808751</text:p>
              </table:table-cell>
              <table:table-cell office:value-type="float" office:value="4026.999861">
                <text:p>4026.999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73436">
                <text:p>1.473436</text:p>
              </table:table-cell>
              <table:table-cell office:value-type="float" office:value="4038.388222">
                <text:p>4038.388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3759">
                <text:p>1.083759</text:p>
              </table:table-cell>
              <table:table-cell office:value-type="float" office:value="4387.289885">
                <text:p>4387.289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87008">
                <text:p>2.287008</text:p>
              </table:table-cell>
              <table:table-cell office:value-type="float" office:value="4390.315204">
                <text:p>4390.315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41799">
                <text:p>1.841799</text:p>
              </table:table-cell>
              <table:table-cell office:value-type="float" office:value="4510.670088">
                <text:p>4510.670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812">
                <text:p>0.314812</text:p>
              </table:table-cell>
              <table:table-cell office:value-type="float" office:value="4746.445554">
                <text:p>4746.445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31048">
                <text:p>1.931048</text:p>
              </table:table-cell>
              <table:table-cell office:value-type="float" office:value="4854.863561">
                <text:p>4854.86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0251">
                <text:p>1.470251</text:p>
              </table:table-cell>
              <table:table-cell office:value-type="float" office:value="4918.305035">
                <text:p>4918.305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66961">
                <text:p>2.166961</text:p>
              </table:table-cell>
              <table:table-cell office:value-type="float" office:value="5127.283971">
                <text:p>5127.283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06424">
                <text:p>1.106424</text:p>
              </table:table-cell>
              <table:table-cell office:value-type="float" office:value="5266.382317">
                <text:p>5266.382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42551">
                <text:p>9.942551</text:p>
              </table:table-cell>
              <table:table-cell office:value-type="float" office:value="5327.117499">
                <text:p>5327.117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15914">
                <text:p>13.815914</text:p>
              </table:table-cell>
              <table:table-cell office:value-type="float" office:value="5334.60882">
                <text:p>5334.60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1589">
                <text:p>0.481589</text:p>
              </table:table-cell>
              <table:table-cell office:value-type="float" office:value="5334.639498">
                <text:p>5334.639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320838">
                <text:p>11.320838</text:p>
              </table:table-cell>
              <table:table-cell office:value-type="float" office:value="5366.346443">
                <text:p>5366.346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85846">
                <text:p>2.285846</text:p>
              </table:table-cell>
              <table:table-cell office:value-type="float" office:value="5426.202327">
                <text:p>5426.202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4825">
                <text:p>1.014825</text:p>
              </table:table-cell>
              <table:table-cell office:value-type="float" office:value="5634.362327">
                <text:p>5634.362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659585">
                <text:p>10.659585</text:p>
              </table:table-cell>
              <table:table-cell office:value-type="float" office:value="5710.307148">
                <text:p>5710.307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45442">
                <text:p>1.845442</text:p>
              </table:table-cell>
              <table:table-cell office:value-type="float" office:value="5731.590229">
                <text:p>5731.5902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21989">
                <text:p>10.121989</text:p>
              </table:table-cell>
              <table:table-cell office:value-type="float" office:value="5826.29922">
                <text:p>5826.299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39061">
                <text:p>2.339061</text:p>
              </table:table-cell>
              <table:table-cell office:value-type="float" office:value="5852.528708">
                <text:p>5852.528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032924">
                <text:p>11.032924</text:p>
              </table:table-cell>
              <table:table-cell office:value-type="float" office:value="5929.813026">
                <text:p>5929.813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27412">
                <text:p>10.627412</text:p>
              </table:table-cell>
              <table:table-cell office:value-type="float" office:value="6051.253608">
                <text:p>6051.253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052728">
                <text:p>12.052728</text:p>
              </table:table-cell>
              <table:table-cell office:value-type="float" office:value="6073.429993">
                <text:p>6073.429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4971">
                <text:p>2.274971</text:p>
              </table:table-cell>
              <table:table-cell office:value-type="float" office:value="6098.580294">
                <text:p>6098.580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74446">
                <text:p>11.874446</text:p>
              </table:table-cell>
              <table:table-cell office:value-type="float" office:value="6175.255591">
                <text:p>6175.2555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73378">
                <text:p>3.373378</text:p>
              </table:table-cell>
              <table:table-cell office:value-type="float" office:value="6177.933975">
                <text:p>6177.933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64596">
                <text:p>11.464596</text:p>
              </table:table-cell>
              <table:table-cell office:value-type="float" office:value="6206.346164">
                <text:p>6206.346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276558">
                <text:p>12.276558</text:p>
              </table:table-cell>
              <table:table-cell office:value-type="float" office:value="6263.698211">
                <text:p>6263.698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504826">
                <text:p>10.504826</text:p>
              </table:table-cell>
              <table:table-cell office:value-type="float" office:value="6334.240527">
                <text:p>6334.2405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062929">
                <text:p>12.062929</text:p>
              </table:table-cell>
              <table:table-cell office:value-type="float" office:value="6399.797683">
                <text:p>6399.797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73806">
                <text:p>10.973806</text:p>
              </table:table-cell>
              <table:table-cell office:value-type="float" office:value="6480.15941">
                <text:p>6480.15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562221">
                <text:p>12.562221</text:p>
              </table:table-cell>
              <table:table-cell office:value-type="float" office:value="6622.515244">
                <text:p>6622.5152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275855">
                <text:p>14.275855</text:p>
              </table:table-cell>
              <table:table-cell office:value-type="float" office:value="6718.7044">
                <text:p>6718.7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113679">
                <text:p>12.113679</text:p>
              </table:table-cell>
              <table:table-cell office:value-type="float" office:value="6872.835716">
                <text:p>6872.835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971285">
                <text:p>11.971285</text:p>
              </table:table-cell>
              <table:table-cell office:value-type="float" office:value="6966.057984">
                <text:p>6966.057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630469">
                <text:p>11.630469</text:p>
              </table:table-cell>
              <table:table-cell office:value-type="float" office:value="6982.162424">
                <text:p>6982.162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81823">
                <text:p>13.81823</text:p>
              </table:table-cell>
              <table:table-cell office:value-type="float" office:value="7017.74483">
                <text:p>7017.74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551062">
                <text:p>12.551062</text:p>
              </table:table-cell>
              <table:table-cell office:value-type="float" office:value="7101.918804">
                <text:p>7101.918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00404">
                <text:p>12.300404</text:p>
              </table:table-cell>
              <table:table-cell office:value-type="float" office:value="7454.193201">
                <text:p>7454.1932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076016">
                <text:p>12.076016</text:p>
              </table:table-cell>
              <table:table-cell office:value-type="float" office:value="7462.168064">
                <text:p>7462.1680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288228">
                <text:p>12.288228</text:p>
              </table:table-cell>
              <table:table-cell office:value-type="float" office:value="7469.194795">
                <text:p>7469.194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442419">
                <text:p>12.442419</text:p>
              </table:table-cell>
              <table:table-cell office:value-type="float" office:value="7481.331576">
                <text:p>7481.331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090033">
                <text:p>12.090033</text:p>
              </table:table-cell>
              <table:table-cell office:value-type="float" office:value="7535.08913">
                <text:p>7535.08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370873">
                <text:p>12.370873</text:p>
              </table:table-cell>
              <table:table-cell office:value-type="float" office:value="7543.359147">
                <text:p>7543.3591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385077">
                <text:p>12.385077</text:p>
              </table:table-cell>
              <table:table-cell office:value-type="float" office:value="7566.737753">
                <text:p>7566.737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252239">
                <text:p>13.252239</text:p>
              </table:table-cell>
              <table:table-cell office:value-type="float" office:value="7592.752868">
                <text:p>7592.7528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17817">
                <text:p>12.217817</text:p>
              </table:table-cell>
              <table:table-cell office:value-type="float" office:value="7594.615386">
                <text:p>7594.615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0333">
                <text:p>12.20333</text:p>
              </table:table-cell>
              <table:table-cell office:value-type="float" office:value="7623.041989">
                <text:p>7623.0419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137079">
                <text:p>12.137079</text:p>
              </table:table-cell>
              <table:table-cell office:value-type="float" office:value="7703.321778">
                <text:p>7703.321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1229">
                <text:p>12.1229</text:p>
              </table:table-cell>
              <table:table-cell office:value-type="float" office:value="7710.376875">
                <text:p>7710.376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529435">
                <text:p>12.529435</text:p>
              </table:table-cell>
              <table:table-cell office:value-type="float" office:value="7715.279507">
                <text:p>7715.279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419789">
                <text:p>12.419789</text:p>
              </table:table-cell>
              <table:table-cell office:value-type="float" office:value="7739.259219">
                <text:p>7739.259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39504">
                <text:p>13.739504</text:p>
              </table:table-cell>
              <table:table-cell office:value-type="float" office:value="7747.270994">
                <text:p>7747.27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776671">
                <text:p>12.776671</text:p>
              </table:table-cell>
              <table:table-cell office:value-type="float" office:value="7750.384455">
                <text:p>7750.384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265233">
                <text:p>12.265233</text:p>
              </table:table-cell>
              <table:table-cell office:value-type="float" office:value="7782.454793">
                <text:p>7782.454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250785">
                <text:p>12.250785</text:p>
              </table:table-cell>
              <table:table-cell office:value-type="float" office:value="7782.599326">
                <text:p>7782.599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162039">
                <text:p>12.162039</text:p>
              </table:table-cell>
              <table:table-cell office:value-type="float" office:value="7786.177719">
                <text:p>7786.1777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426158">
                <text:p>12.426158</text:p>
              </table:table-cell>
              <table:table-cell office:value-type="float" office:value="7788.684773">
                <text:p>7788.6847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716577">
                <text:p>12.716577</text:p>
              </table:table-cell>
              <table:table-cell office:value-type="float" office:value="7804.108934">
                <text:p>7804.1089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34749">
                <text:p>12.634749</text:p>
              </table:table-cell>
              <table:table-cell office:value-type="float" office:value="7839.325585">
                <text:p>7839.3255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025979">
                <text:p>12.025979</text:p>
              </table:table-cell>
              <table:table-cell office:value-type="float" office:value="7846.091088">
                <text:p>7846.091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648488">
                <text:p>13.648488</text:p>
              </table:table-cell>
              <table:table-cell office:value-type="float" office:value="7865.328704">
                <text:p>7865.3287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534155">
                <text:p>12.534155</text:p>
              </table:table-cell>
              <table:table-cell office:value-type="float" office:value="7871.584695">
                <text:p>7871.584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322784">
                <text:p>12.322784</text:p>
              </table:table-cell>
              <table:table-cell office:value-type="float" office:value="7882.660895">
                <text:p>7882.660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184656">
                <text:p>12.184656</text:p>
              </table:table-cell>
              <table:table-cell office:value-type="float" office:value="7890.431739">
                <text:p>7890.4317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95657">
                <text:p>12.395657</text:p>
              </table:table-cell>
              <table:table-cell office:value-type="float" office:value="7890.580521">
                <text:p>7890.580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81836">
                <text:p>13.881836</text:p>
              </table:table-cell>
              <table:table-cell office:value-type="float" office:value="7898.747663">
                <text:p>7898.747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345141">
                <text:p>12.345141</text:p>
              </table:table-cell>
              <table:table-cell office:value-type="float" office:value="7929.607233">
                <text:p>7929.6072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662869">
                <text:p>12.662869</text:p>
              </table:table-cell>
              <table:table-cell office:value-type="float" office:value="7966.511506">
                <text:p>7966.511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098859">
                <text:p>12.098859</text:p>
              </table:table-cell>
              <table:table-cell office:value-type="float" office:value="7979.267228">
                <text:p>7979.267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405702">
                <text:p>12.405702</text:p>
              </table:table-cell>
              <table:table-cell office:value-type="float" office:value="7980.56859">
                <text:p>7980.568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363832">
                <text:p>12.363832</text:p>
              </table:table-cell>
              <table:table-cell office:value-type="float" office:value="7982.784434">
                <text:p>7982.7844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692047">
                <text:p>12.692047</text:p>
              </table:table-cell>
              <table:table-cell office:value-type="float" office:value="8003.19233">
                <text:p>8003.192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798426">
                <text:p>12.798426</text:p>
              </table:table-cell>
              <table:table-cell office:value-type="float" office:value="8008.981588">
                <text:p>8008.981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703322">
                <text:p>12.703322</text:p>
              </table:table-cell>
              <table:table-cell office:value-type="float" office:value="8014.291378">
                <text:p>8014.2913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783527">
                <text:p>12.783527</text:p>
              </table:table-cell>
              <table:table-cell office:value-type="float" office:value="8027.147734">
                <text:p>8027.147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504823">
                <text:p>12.504823</text:p>
              </table:table-cell>
              <table:table-cell office:value-type="float" office:value="8044.400512">
                <text:p>8044.4005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583497">
                <text:p>12.583497</text:p>
              </table:table-cell>
              <table:table-cell office:value-type="float" office:value="8063.998764">
                <text:p>8063.998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73814">
                <text:p>12.73814</text:p>
              </table:table-cell>
              <table:table-cell office:value-type="float" office:value="8067.130488">
                <text:p>8067.130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805092">
                <text:p>12.805092</text:p>
              </table:table-cell>
              <table:table-cell office:value-type="float" office:value="8110.712459">
                <text:p>8110.7124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818834">
                <text:p>12.818834</text:p>
              </table:table-cell>
              <table:table-cell office:value-type="float" office:value="8125.779862">
                <text:p>8125.7798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76269">
                <text:p>13.676269</text:p>
              </table:table-cell>
              <table:table-cell office:value-type="float" office:value="8128.981244">
                <text:p>8128.9812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830442">
                <text:p>12.830442</text:p>
              </table:table-cell>
              <table:table-cell office:value-type="float" office:value="8133.308043">
                <text:p>8133.3080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852407">
                <text:p>12.852407</text:p>
              </table:table-cell>
              <table:table-cell office:value-type="float" office:value="8134.749244">
                <text:p>8134.749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678355">
                <text:p>12.678355</text:p>
              </table:table-cell>
              <table:table-cell office:value-type="float" office:value="8135.292703">
                <text:p>8135.2927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511075">
                <text:p>12.511075</text:p>
              </table:table-cell>
              <table:table-cell office:value-type="float" office:value="8142.691453">
                <text:p>8142.6914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346316">
                <text:p>13.346316</text:p>
              </table:table-cell>
              <table:table-cell office:value-type="float" office:value="8143.842899">
                <text:p>8143.8428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295026">
                <text:p>13.295026</text:p>
              </table:table-cell>
              <table:table-cell office:value-type="float" office:value="8144.913665">
                <text:p>8144.9136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485598">
                <text:p>12.485598</text:p>
              </table:table-cell>
              <table:table-cell office:value-type="float" office:value="8150.186199">
                <text:p>8150.186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23729">
                <text:p>14.23729</text:p>
              </table:table-cell>
              <table:table-cell office:value-type="float" office:value="8153.499735">
                <text:p>8153.4997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537807">
                <text:p>13.537807</text:p>
              </table:table-cell>
              <table:table-cell office:value-type="float" office:value="8171.676013">
                <text:p>8171.676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514765">
                <text:p>13.514765</text:p>
              </table:table-cell>
              <table:table-cell office:value-type="float" office:value="8176.91338">
                <text:p>8176.91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942208">
                <text:p>11.942208</text:p>
              </table:table-cell>
              <table:table-cell office:value-type="float" office:value="8180.999004">
                <text:p>8180.999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400421">
                <text:p>13.400421</text:p>
              </table:table-cell>
              <table:table-cell office:value-type="float" office:value="8182.189119">
                <text:p>8182.189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559308">
                <text:p>13.559308</text:p>
              </table:table-cell>
              <table:table-cell office:value-type="float" office:value="8182.430327">
                <text:p>8182.4303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429661">
                <text:p>13.429661</text:p>
              </table:table-cell>
              <table:table-cell office:value-type="float" office:value="8189.555355">
                <text:p>8189.5553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698916">
                <text:p>13.698916</text:p>
              </table:table-cell>
              <table:table-cell office:value-type="float" office:value="8201.14706">
                <text:p>8201.147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5.702cm" svg:height="45.342cm" xlink:href=".." xlink:type="simple" chart:class="chart:bar" chart:style-name="ch1">
        <chart:legend chart:legend-position="end" svg:x="52.823cm" svg:y="22.123cm" style:legend-expansion="high" chart:style-name="ch2"/>
        <chart:plot-area chart:style-name="ch3" table:cell-range-address="1_750.C1:1_750.D101" chart:data-source-has-labels="row" svg:x="1.114cm" svg:y="0.906cm" svg:width="50.595cm" svg:height="43.53cm">
          <chartooo:coordinate-region svg:x="2.106cm" svg:y="1.105cm" svg:width="49.387cm" svg:height="42.6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750.C2:1_750.C101" chart:label-cell-address="1_750.C1:1_750.C1" chart:class="chart:bar">
            <chart:data-point chart:repeated="100"/>
          </chart:series>
          <chart:series chart:style-name="ch8" chart:values-cell-range-address="1_750.D2:1_750.D101" chart:label-cell-address="1_750.D1:1_75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750.C1:1_750.C1</svg:desc>
                </draw:g>
              </table:table-cell>
              <table:table-cell office:value-type="string">
                <text:p>Response</text:p>
                <draw:g>
                  <svg:desc>1_750.D1:1_75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7836">
                <text:p>0.397836</text:p>
                <draw:g>
                  <svg:desc>1_750.C2:1_750.C101</svg:desc>
                </draw:g>
              </table:table-cell>
              <table:table-cell office:value-type="float" office:value="332.759827">
                <text:p>332.759827</text:p>
                <draw:g>
                  <svg:desc>1_750.D2:1_75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4811">
                <text:p>0.094811</text:p>
              </table:table-cell>
              <table:table-cell office:value-type="float" office:value="334.879956">
                <text:p>334.879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.89363">
                <text:p>334.89363</text:p>
              </table:table-cell>
              <table:table-cell office:value-type="float" office:value="638.401378">
                <text:p>638.401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884947">
                <text:p>334.884947</text:p>
              </table:table-cell>
              <table:table-cell office:value-type="float" office:value="638.420981">
                <text:p>638.420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4.881193">
                <text:p>334.881193</text:p>
              </table:table-cell>
              <table:table-cell office:value-type="float" office:value="638.59476">
                <text:p>638.59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8.596521">
                <text:p>638.596521</text:p>
              </table:table-cell>
              <table:table-cell office:value-type="float" office:value="916.92417">
                <text:p>916.92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8.608649">
                <text:p>638.608649</text:p>
              </table:table-cell>
              <table:table-cell office:value-type="float" office:value="926.28247">
                <text:p>926.28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.286009">
                <text:p>926.286009</text:p>
              </table:table-cell>
              <table:table-cell office:value-type="float" office:value="1206.44939">
                <text:p>1206.44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6.298338">
                <text:p>926.298338</text:p>
              </table:table-cell>
              <table:table-cell office:value-type="float" office:value="1221.821364">
                <text:p>1221.821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1.83766">
                <text:p>1221.83766</text:p>
              </table:table-cell>
              <table:table-cell office:value-type="float" office:value="1560.386576">
                <text:p>1560.386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1.830277">
                <text:p>1221.830277</text:p>
              </table:table-cell>
              <table:table-cell office:value-type="float" office:value="1612.440371">
                <text:p>1612.440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1.825778">
                <text:p>1221.825778</text:p>
              </table:table-cell>
              <table:table-cell office:value-type="float" office:value="1642.708739">
                <text:p>1642.708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1.834173">
                <text:p>1221.834173</text:p>
              </table:table-cell>
              <table:table-cell office:value-type="float" office:value="1652.767076">
                <text:p>1652.767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2.76925">
                <text:p>1652.76925</text:p>
              </table:table-cell>
              <table:table-cell office:value-type="float" office:value="1844.243471">
                <text:p>1844.243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44.245699">
                <text:p>1844.245699</text:p>
              </table:table-cell>
              <table:table-cell office:value-type="float" office:value="2036.155222">
                <text:p>2036.155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6.158">
                <text:p>2036.158</text:p>
              </table:table-cell>
              <table:table-cell office:value-type="float" office:value="2332.471191">
                <text:p>2332.471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6.203539">
                <text:p>2036.203539</text:p>
              </table:table-cell>
              <table:table-cell office:value-type="float" office:value="2337.846056">
                <text:p>2337.846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37.86735">
                <text:p>2337.86735</text:p>
              </table:table-cell>
              <table:table-cell office:value-type="float" office:value="2616.325941">
                <text:p>2616.325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37.853399">
                <text:p>2337.853399</text:p>
              </table:table-cell>
              <table:table-cell office:value-type="float" office:value="2627.653974">
                <text:p>2627.653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7.656128">
                <text:p>2627.656128</text:p>
              </table:table-cell>
              <table:table-cell office:value-type="float" office:value="2831.22682">
                <text:p>2831.22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1.392503">
                <text:p>2831.392503</text:p>
              </table:table-cell>
              <table:table-cell office:value-type="float" office:value="3659.708844">
                <text:p>3659.708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31.360555">
                <text:p>2831.360555</text:p>
              </table:table-cell>
              <table:table-cell office:value-type="float" office:value="3887.158375">
                <text:p>3887.158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1.306209">
                <text:p>2831.306209</text:p>
              </table:table-cell>
              <table:table-cell office:value-type="float" office:value="3891.914893">
                <text:p>3891.914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31.29863">
                <text:p>2831.29863</text:p>
              </table:table-cell>
              <table:table-cell office:value-type="float" office:value="3904.737113">
                <text:p>3904.737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31.31127">
                <text:p>2831.31127</text:p>
              </table:table-cell>
              <table:table-cell office:value-type="float" office:value="3909.057237">
                <text:p>3909.057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31.34292">
                <text:p>2831.34292</text:p>
              </table:table-cell>
              <table:table-cell office:value-type="float" office:value="3912.123469">
                <text:p>3912.1234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31.366905">
                <text:p>2831.366905</text:p>
              </table:table-cell>
              <table:table-cell office:value-type="float" office:value="3913.584784">
                <text:p>3913.5847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31.302734">
                <text:p>2831.302734</text:p>
              </table:table-cell>
              <table:table-cell office:value-type="float" office:value="3914.220742">
                <text:p>3914.220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31.347405">
                <text:p>2831.347405</text:p>
              </table:table-cell>
              <table:table-cell office:value-type="float" office:value="3919.836051">
                <text:p>3919.836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31.360702">
                <text:p>2831.360702</text:p>
              </table:table-cell>
              <table:table-cell office:value-type="float" office:value="3926.311357">
                <text:p>3926.311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31.318008">
                <text:p>2831.318008</text:p>
              </table:table-cell>
              <table:table-cell office:value-type="float" office:value="3950.194914">
                <text:p>3950.194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31.355144">
                <text:p>2831.355144</text:p>
              </table:table-cell>
              <table:table-cell office:value-type="float" office:value="3953.405188">
                <text:p>3953.4051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31.286893">
                <text:p>2831.286893</text:p>
              </table:table-cell>
              <table:table-cell office:value-type="float" office:value="3961.956079">
                <text:p>3961.956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62.027585">
                <text:p>3962.027585</text:p>
              </table:table-cell>
              <table:table-cell office:value-type="float" office:value="4256.696878">
                <text:p>4256.696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2.027501">
                <text:p>3962.027501</text:p>
              </table:table-cell>
              <table:table-cell office:value-type="float" office:value="4268.777367">
                <text:p>4268.777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62.021513">
                <text:p>3962.021513</text:p>
              </table:table-cell>
              <table:table-cell office:value-type="float" office:value="4285.280317">
                <text:p>4285.2803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85.282279">
                <text:p>4285.282279</text:p>
              </table:table-cell>
              <table:table-cell office:value-type="float" office:value="4543.531769">
                <text:p>4543.531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43.549372">
                <text:p>4543.549372</text:p>
              </table:table-cell>
              <table:table-cell office:value-type="float" office:value="5121.321447">
                <text:p>5121.321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43.5492">
                <text:p>4543.5492</text:p>
              </table:table-cell>
              <table:table-cell office:value-type="float" office:value="5127.086821">
                <text:p>5127.086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43.544136">
                <text:p>4543.544136</text:p>
              </table:table-cell>
              <table:table-cell office:value-type="float" office:value="5166.190453">
                <text:p>5166.1904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43.535842">
                <text:p>4543.535842</text:p>
              </table:table-cell>
              <table:table-cell office:value-type="float" office:value="5169.167958">
                <text:p>5169.1679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43.554956">
                <text:p>4543.554956</text:p>
              </table:table-cell>
              <table:table-cell office:value-type="float" office:value="5169.662973">
                <text:p>5169.662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43.539993">
                <text:p>4543.539993</text:p>
              </table:table-cell>
              <table:table-cell office:value-type="float" office:value="5182.443389">
                <text:p>5182.443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43.55273">
                <text:p>4543.55273</text:p>
              </table:table-cell>
              <table:table-cell office:value-type="float" office:value="5183.489334">
                <text:p>5183.489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83.505194">
                <text:p>5183.505194</text:p>
              </table:table-cell>
              <table:table-cell office:value-type="float" office:value="5484.286502">
                <text:p>5484.2865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83.492759">
                <text:p>5183.492759</text:p>
              </table:table-cell>
              <table:table-cell office:value-type="float" office:value="5491.937762">
                <text:p>5491.9377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83.498251">
                <text:p>5183.498251</text:p>
              </table:table-cell>
              <table:table-cell office:value-type="float" office:value="5506.399114">
                <text:p>5506.399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06.519832">
                <text:p>5506.519832</text:p>
              </table:table-cell>
              <table:table-cell office:value-type="float" office:value="6826.841999">
                <text:p>6826.841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06.529131">
                <text:p>5506.529131</text:p>
              </table:table-cell>
              <table:table-cell office:value-type="float" office:value="6903.993103">
                <text:p>6903.993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06.426878">
                <text:p>5506.426878</text:p>
              </table:table-cell>
              <table:table-cell office:value-type="float" office:value="6936.390513">
                <text:p>6936.390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06.464822">
                <text:p>5506.464822</text:p>
              </table:table-cell>
              <table:table-cell office:value-type="float" office:value="6948.562911">
                <text:p>6948.562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06.410389">
                <text:p>5506.410389</text:p>
              </table:table-cell>
              <table:table-cell office:value-type="float" office:value="6965.580693">
                <text:p>6965.5806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06.522142">
                <text:p>5506.522142</text:p>
              </table:table-cell>
              <table:table-cell office:value-type="float" office:value="6979.623402">
                <text:p>6979.623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6.531569">
                <text:p>5506.531569</text:p>
              </table:table-cell>
              <table:table-cell office:value-type="float" office:value="6982.111793">
                <text:p>6982.1117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6.539866">
                <text:p>5506.539866</text:p>
              </table:table-cell>
              <table:table-cell office:value-type="float" office:value="6982.412874">
                <text:p>6982.4128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6.532606">
                <text:p>5506.532606</text:p>
              </table:table-cell>
              <table:table-cell office:value-type="float" office:value="6988.841823">
                <text:p>6988.8418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06.418901">
                <text:p>5506.418901</text:p>
              </table:table-cell>
              <table:table-cell office:value-type="float" office:value="6994.258847">
                <text:p>6994.258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06.427337">
                <text:p>5506.427337</text:p>
              </table:table-cell>
              <table:table-cell office:value-type="float" office:value="7015.054835">
                <text:p>7015.0548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06.527058">
                <text:p>5506.527058</text:p>
              </table:table-cell>
              <table:table-cell office:value-type="float" office:value="7016.338759">
                <text:p>7016.3387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06.405077">
                <text:p>5506.405077</text:p>
              </table:table-cell>
              <table:table-cell office:value-type="float" office:value="7018.727162">
                <text:p>7018.7271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06.508794">
                <text:p>5506.508794</text:p>
              </table:table-cell>
              <table:table-cell office:value-type="float" office:value="7019.523918">
                <text:p>7019.523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06.528524">
                <text:p>5506.528524</text:p>
              </table:table-cell>
              <table:table-cell office:value-type="float" office:value="7023.18208">
                <text:p>7023.18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06.49887">
                <text:p>5506.49887</text:p>
              </table:table-cell>
              <table:table-cell office:value-type="float" office:value="7030.577726">
                <text:p>7030.5777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06.420521">
                <text:p>5506.420521</text:p>
              </table:table-cell>
              <table:table-cell office:value-type="float" office:value="7033.661461">
                <text:p>7033.6614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06.535284">
                <text:p>5506.535284</text:p>
              </table:table-cell>
              <table:table-cell office:value-type="float" office:value="7035.962676">
                <text:p>7035.9626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36.004922">
                <text:p>7036.004922</text:p>
              </table:table-cell>
              <table:table-cell office:value-type="float" office:value="7336.178639">
                <text:p>7336.178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35.970221">
                <text:p>7035.970221</text:p>
              </table:table-cell>
              <table:table-cell office:value-type="float" office:value="7344.282442">
                <text:p>7344.2824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36.000227">
                <text:p>7036.000227</text:p>
              </table:table-cell>
              <table:table-cell office:value-type="float" office:value="7348.322118">
                <text:p>7348.322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48.344512">
                <text:p>7348.344512</text:p>
              </table:table-cell>
              <table:table-cell office:value-type="float" office:value="7643.134391">
                <text:p>7643.1343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48.401617">
                <text:p>7348.401617</text:p>
              </table:table-cell>
              <table:table-cell office:value-type="float" office:value="7644.991359">
                <text:p>7644.991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48.369977">
                <text:p>7348.369977</text:p>
              </table:table-cell>
              <table:table-cell office:value-type="float" office:value="7648.474725">
                <text:p>7648.474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48.487726">
                <text:p>7648.487726</text:p>
              </table:table-cell>
              <table:table-cell office:value-type="float" office:value="7936.993319">
                <text:p>7936.9933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48.478554">
                <text:p>7648.478554</text:p>
              </table:table-cell>
              <table:table-cell office:value-type="float" office:value="7944.070913">
                <text:p>7944.0709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44.072553">
                <text:p>7944.072553</text:p>
              </table:table-cell>
              <table:table-cell office:value-type="float" office:value="8172.317618">
                <text:p>8172.3176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72.319478">
                <text:p>8172.319478</text:p>
              </table:table-cell>
              <table:table-cell office:value-type="float" office:value="8478.572564">
                <text:p>8478.5725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72.32928">
                <text:p>8172.32928</text:p>
              </table:table-cell>
              <table:table-cell office:value-type="float" office:value="8483.340249">
                <text:p>8483.3402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72.33519">
                <text:p>8172.33519</text:p>
              </table:table-cell>
              <table:table-cell office:value-type="float" office:value="8487.543464">
                <text:p>8487.543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87.545811">
                <text:p>8487.545811</text:p>
              </table:table-cell>
              <table:table-cell office:value-type="float" office:value="8697.329138">
                <text:p>8697.329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97.359818">
                <text:p>8697.359818</text:p>
              </table:table-cell>
              <table:table-cell office:value-type="float" office:value="8971.031521">
                <text:p>8971.0315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97.404877">
                <text:p>8697.404877</text:p>
              </table:table-cell>
              <table:table-cell office:value-type="float" office:value="8975.764945">
                <text:p>8975.764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75.766826">
                <text:p>8975.766826</text:p>
              </table:table-cell>
              <table:table-cell office:value-type="float" office:value="9199.26696">
                <text:p>9199.26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99.269395">
                <text:p>9199.269395</text:p>
              </table:table-cell>
              <table:table-cell office:value-type="float" office:value="9465.330806">
                <text:p>9465.330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65.336111">
                <text:p>9465.336111</text:p>
              </table:table-cell>
              <table:table-cell office:value-type="float" office:value="9777.745241">
                <text:p>9777.7452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5.355186">
                <text:p>9465.355186</text:p>
              </table:table-cell>
              <table:table-cell office:value-type="float" office:value="9782.924833">
                <text:p>9782.9248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65.349798">
                <text:p>9465.349798</text:p>
              </table:table-cell>
              <table:table-cell office:value-type="float" office:value="9785.697495">
                <text:p>9785.6974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85.717135">
                <text:p>9785.717135</text:p>
              </table:table-cell>
              <table:table-cell office:value-type="float" office:value="10052.29606">
                <text:p>10052.296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85.772615">
                <text:p>9785.772615</text:p>
              </table:table-cell>
              <table:table-cell office:value-type="float" office:value="10064.77883">
                <text:p>10064.77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64.781141">
                <text:p>10064.781141</text:p>
              </table:table-cell>
              <table:table-cell office:value-type="float" office:value="10254.152544">
                <text:p>10254.1525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54.155665">
                <text:p>10254.155665</text:p>
              </table:table-cell>
              <table:table-cell office:value-type="float" office:value="10518.380091">
                <text:p>10518.380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54.176862">
                <text:p>10254.176862</text:p>
              </table:table-cell>
              <table:table-cell office:value-type="float" office:value="10537.757352">
                <text:p>10537.7573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37.759764">
                <text:p>10537.759764</text:p>
              </table:table-cell>
              <table:table-cell office:value-type="float" office:value="10797.62978">
                <text:p>10797.629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97.791353">
                <text:p>10797.791353</text:p>
              </table:table-cell>
              <table:table-cell office:value-type="float" office:value="11513.100624">
                <text:p>11513.100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97.773104">
                <text:p>10797.773104</text:p>
              </table:table-cell>
              <table:table-cell office:value-type="float" office:value="11515.101699">
                <text:p>11515.101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97.754009">
                <text:p>10797.754009</text:p>
              </table:table-cell>
              <table:table-cell office:value-type="float" office:value="11539.729527">
                <text:p>11539.729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97.701042">
                <text:p>10797.701042</text:p>
              </table:table-cell>
              <table:table-cell office:value-type="float" office:value="11551.532215">
                <text:p>11551.5322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97.738041">
                <text:p>10797.738041</text:p>
              </table:table-cell>
              <table:table-cell office:value-type="float" office:value="11552.43576">
                <text:p>11552.43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97.670574">
                <text:p>10797.670574</text:p>
              </table:table-cell>
              <table:table-cell office:value-type="float" office:value="11556.055015">
                <text:p>11556.0550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97.763267">
                <text:p>10797.763267</text:p>
              </table:table-cell>
              <table:table-cell office:value-type="float" office:value="11578.794936">
                <text:p>11578.7949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97.755955">
                <text:p>10797.755955</text:p>
              </table:table-cell>
              <table:table-cell office:value-type="float" office:value="11584.917967">
                <text:p>11584.9179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97.746507">
                <text:p>10797.746507</text:p>
              </table:table-cell>
              <table:table-cell office:value-type="float" office:value="11597.253427">
                <text:p>11597.2534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8.285cm" svg:height="45.262cm" xlink:href=".." xlink:type="simple" chart:class="chart:bar" chart:style-name="ch1">
        <chart:legend chart:legend-position="end" svg:x="65.406cm" svg:y="22.083cm" style:legend-expansion="high" chart:style-name="ch2"/>
        <chart:plot-area chart:style-name="ch3" table:cell-range-address="1_1250.C1:1_1250.D101" chart:data-source-has-labels="row" svg:x="1.365cm" svg:y="0.905cm" svg:width="62.676cm" svg:height="43.452cm">
          <chartooo:coordinate-region svg:x="2.542cm" svg:y="1.105cm" svg:width="61.499cm" svg:height="42.6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1250.C2:1_1250.C101" chart:label-cell-address="1_1250.C1:1_1250.C1" chart:class="chart:bar">
            <chart:data-point chart:repeated="100"/>
          </chart:series>
          <chart:series chart:style-name="ch8" chart:values-cell-range-address="1_1250.D2:1_1250.D101" chart:label-cell-address="1_1250.D1:1_125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1250.C1:1_1250.C1</svg:desc>
                </draw:g>
              </table:table-cell>
              <table:table-cell office:value-type="string">
                <text:p>Response</text:p>
                <draw:g>
                  <svg:desc>1_1250.D1:1_125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0403">
                <text:p>0.050403</text:p>
                <draw:g>
                  <svg:desc>1_1250.C2:1_1250.C101</svg:desc>
                </draw:g>
              </table:table-cell>
              <table:table-cell office:value-type="float" office:value="492.605169">
                <text:p>492.605169</text:p>
                <draw:g>
                  <svg:desc>1_1250.D2:1_125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72">
                <text:p>0.06672</text:p>
              </table:table-cell>
              <table:table-cell office:value-type="float" office:value="509.679228">
                <text:p>509.67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103">
                <text:p>0.046103</text:p>
              </table:table-cell>
              <table:table-cell office:value-type="float" office:value="544.722921">
                <text:p>544.722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104">
                <text:p>0.058104</text:p>
              </table:table-cell>
              <table:table-cell office:value-type="float" office:value="552.701174">
                <text:p>552.701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29">
                <text:p>0.02929</text:p>
              </table:table-cell>
              <table:table-cell office:value-type="float" office:value="557.796144">
                <text:p>557.796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197">
                <text:p>0.026197</text:p>
              </table:table-cell>
              <table:table-cell office:value-type="float" office:value="568.814576">
                <text:p>568.814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.836195">
                <text:p>568.836195</text:p>
              </table:table-cell>
              <table:table-cell office:value-type="float" office:value="842.390247">
                <text:p>842.390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8.818887">
                <text:p>568.818887</text:p>
              </table:table-cell>
              <table:table-cell office:value-type="float" office:value="874.509287">
                <text:p>874.509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4.556211">
                <text:p>874.556211</text:p>
              </table:table-cell>
              <table:table-cell office:value-type="float" office:value="1160.117567">
                <text:p>1160.117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4.607182">
                <text:p>874.607182</text:p>
              </table:table-cell>
              <table:table-cell office:value-type="float" office:value="1165.059218">
                <text:p>1165.059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5.064831">
                <text:p>1165.064831</text:p>
              </table:table-cell>
              <table:table-cell office:value-type="float" office:value="1445.705311">
                <text:p>1445.705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5.077313">
                <text:p>1165.077313</text:p>
              </table:table-cell>
              <table:table-cell office:value-type="float" office:value="1457.422136">
                <text:p>1457.422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7.431154">
                <text:p>1457.431154</text:p>
              </table:table-cell>
              <table:table-cell office:value-type="float" office:value="1733.618976">
                <text:p>1733.618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7.425395">
                <text:p>1457.425395</text:p>
              </table:table-cell>
              <table:table-cell office:value-type="float" office:value="1749.288622">
                <text:p>1749.288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9.360407">
                <text:p>1749.360407</text:p>
              </table:table-cell>
              <table:table-cell office:value-type="float" office:value="2027.277254">
                <text:p>2027.277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9.31182">
                <text:p>1749.31182</text:p>
              </table:table-cell>
              <table:table-cell office:value-type="float" office:value="2033.037079">
                <text:p>2033.037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3.039384">
                <text:p>2033.039384</text:p>
              </table:table-cell>
              <table:table-cell office:value-type="float" office:value="2244.16719">
                <text:p>2244.16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44.212669">
                <text:p>2244.212669</text:p>
              </table:table-cell>
              <table:table-cell office:value-type="float" office:value="2600.67106">
                <text:p>2600.67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44.206705">
                <text:p>2244.206705</text:p>
              </table:table-cell>
              <table:table-cell office:value-type="float" office:value="2625.808056">
                <text:p>2625.808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4.205832">
                <text:p>2244.205832</text:p>
              </table:table-cell>
              <table:table-cell office:value-type="float" office:value="2638.792648">
                <text:p>2638.792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4.198863">
                <text:p>2244.198863</text:p>
              </table:table-cell>
              <table:table-cell office:value-type="float" office:value="2667.747047">
                <text:p>2667.747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67.842997">
                <text:p>2667.842997</text:p>
              </table:table-cell>
              <table:table-cell office:value-type="float" office:value="3156.065115">
                <text:p>3156.065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67.836911">
                <text:p>2667.836911</text:p>
              </table:table-cell>
              <table:table-cell office:value-type="float" office:value="3182.744961">
                <text:p>3182.744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67.841775">
                <text:p>2667.841775</text:p>
              </table:table-cell>
              <table:table-cell office:value-type="float" office:value="3192.096552">
                <text:p>3192.0965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67.85">
                <text:p>2667.85</text:p>
              </table:table-cell>
              <table:table-cell office:value-type="float" office:value="3196.167783">
                <text:p>3196.167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67.785859">
                <text:p>2667.785859</text:p>
              </table:table-cell>
              <table:table-cell office:value-type="float" office:value="3209.623293">
                <text:p>3209.623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67.863289">
                <text:p>2667.863289</text:p>
              </table:table-cell>
              <table:table-cell office:value-type="float" office:value="3214.307552">
                <text:p>3214.307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14.310481">
                <text:p>3214.310481</text:p>
              </table:table-cell>
              <table:table-cell office:value-type="float" office:value="3440.746788">
                <text:p>3440.746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40.754901">
                <text:p>3440.754901</text:p>
              </table:table-cell>
              <table:table-cell office:value-type="float" office:value="3667.972248">
                <text:p>3667.972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67.975507">
                <text:p>3667.975507</text:p>
              </table:table-cell>
              <table:table-cell office:value-type="float" office:value="3861.410432">
                <text:p>3861.4104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61.4314">
                <text:p>3861.4314</text:p>
              </table:table-cell>
              <table:table-cell office:value-type="float" office:value="4137.652509">
                <text:p>4137.652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61.422856">
                <text:p>3861.422856</text:p>
              </table:table-cell>
              <table:table-cell office:value-type="float" office:value="4149.104069">
                <text:p>4149.104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49.119664">
                <text:p>4149.119664</text:p>
              </table:table-cell>
              <table:table-cell office:value-type="float" office:value="4438.648154">
                <text:p>4438.648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49.106039">
                <text:p>4149.106039</text:p>
              </table:table-cell>
              <table:table-cell office:value-type="float" office:value="4439.939086">
                <text:p>4439.939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39.954388">
                <text:p>4439.954388</text:p>
              </table:table-cell>
              <table:table-cell office:value-type="float" office:value="4705.791442">
                <text:p>4705.791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39.942128">
                <text:p>4439.942128</text:p>
              </table:table-cell>
              <table:table-cell office:value-type="float" office:value="4726.119382">
                <text:p>4726.119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26.141213">
                <text:p>4726.141213</text:p>
              </table:table-cell>
              <table:table-cell office:value-type="float" office:value="5022.228754">
                <text:p>5022.228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26.131531">
                <text:p>4726.131531</text:p>
              </table:table-cell>
              <table:table-cell office:value-type="float" office:value="5022.493263">
                <text:p>5022.493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22.519178">
                <text:p>5022.519178</text:p>
              </table:table-cell>
              <table:table-cell office:value-type="float" office:value="5306.922486">
                <text:p>5306.9224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22.522131">
                <text:p>5022.522131</text:p>
              </table:table-cell>
              <table:table-cell office:value-type="float" office:value="5319.039455">
                <text:p>5319.039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19.063951">
                <text:p>5319.063951</text:p>
              </table:table-cell>
              <table:table-cell office:value-type="float" office:value="5612.491211">
                <text:p>5612.491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19.114859">
                <text:p>5319.114859</text:p>
              </table:table-cell>
              <table:table-cell office:value-type="float" office:value="5626.544168">
                <text:p>5626.544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26.549135">
                <text:p>5626.549135</text:p>
              </table:table-cell>
              <table:table-cell office:value-type="float" office:value="5929.641979">
                <text:p>5929.6419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26.605983">
                <text:p>5626.605983</text:p>
              </table:table-cell>
              <table:table-cell office:value-type="float" office:value="5931.144161">
                <text:p>5931.144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26.609041">
                <text:p>5626.609041</text:p>
              </table:table-cell>
              <table:table-cell office:value-type="float" office:value="5934.457604">
                <text:p>5934.4576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34.459597">
                <text:p>5934.459597</text:p>
              </table:table-cell>
              <table:table-cell office:value-type="float" office:value="6190.616922">
                <text:p>6190.6169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90.787479">
                <text:p>6190.787479</text:p>
              </table:table-cell>
              <table:table-cell office:value-type="float" office:value="6530.234209">
                <text:p>6530.234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90.773592">
                <text:p>6190.773592</text:p>
              </table:table-cell>
              <table:table-cell office:value-type="float" office:value="6550.143877">
                <text:p>6550.1438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90.778181">
                <text:p>6190.778181</text:p>
              </table:table-cell>
              <table:table-cell office:value-type="float" office:value="6584.070337">
                <text:p>6584.070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90.782281">
                <text:p>6190.782281</text:p>
              </table:table-cell>
              <table:table-cell office:value-type="float" office:value="6625.957142">
                <text:p>6625.957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25.994086">
                <text:p>6625.994086</text:p>
              </table:table-cell>
              <table:table-cell office:value-type="float" office:value="6922.301736">
                <text:p>6922.301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26.017141">
                <text:p>6626.017141</text:p>
              </table:table-cell>
              <table:table-cell office:value-type="float" office:value="6924.987584">
                <text:p>6924.987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25.998464">
                <text:p>6625.998464</text:p>
              </table:table-cell>
              <table:table-cell office:value-type="float" office:value="6941.814375">
                <text:p>6941.81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41.859698">
                <text:p>6941.859698</text:p>
              </table:table-cell>
              <table:table-cell office:value-type="float" office:value="7771.882688">
                <text:p>7771.882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41.884302">
                <text:p>6941.884302</text:p>
              </table:table-cell>
              <table:table-cell office:value-type="float" office:value="7781.462198">
                <text:p>7781.4621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41.896948">
                <text:p>6941.896948</text:p>
              </table:table-cell>
              <table:table-cell office:value-type="float" office:value="7830.15347">
                <text:p>7830.15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41.891574">
                <text:p>6941.891574</text:p>
              </table:table-cell>
              <table:table-cell office:value-type="float" office:value="7846.868848">
                <text:p>7846.8688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41.826802">
                <text:p>6941.826802</text:p>
              </table:table-cell>
              <table:table-cell office:value-type="float" office:value="7859.204238">
                <text:p>7859.2042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41.890419">
                <text:p>6941.890419</text:p>
              </table:table-cell>
              <table:table-cell office:value-type="float" office:value="7860.766947">
                <text:p>7860.7669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41.903263">
                <text:p>6941.903263</text:p>
              </table:table-cell>
              <table:table-cell office:value-type="float" office:value="7867.253004">
                <text:p>7867.253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41.899242">
                <text:p>6941.899242</text:p>
              </table:table-cell>
              <table:table-cell office:value-type="float" office:value="7873.739785">
                <text:p>7873.7397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41.90616">
                <text:p>6941.90616</text:p>
              </table:table-cell>
              <table:table-cell office:value-type="float" office:value="7885.622127">
                <text:p>7885.622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41.911315">
                <text:p>6941.911315</text:p>
              </table:table-cell>
              <table:table-cell office:value-type="float" office:value="7890.90592">
                <text:p>7890.905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41.8936">
                <text:p>6941.8936</text:p>
              </table:table-cell>
              <table:table-cell office:value-type="float" office:value="7905.386602">
                <text:p>7905.3866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05.406666">
                <text:p>7905.406666</text:p>
              </table:table-cell>
              <table:table-cell office:value-type="float" office:value="8197.760454">
                <text:p>8197.760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05.396653">
                <text:p>7905.396653</text:p>
              </table:table-cell>
              <table:table-cell office:value-type="float" office:value="8199.787394">
                <text:p>8199.7873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99.863598">
                <text:p>8199.863598</text:p>
              </table:table-cell>
              <table:table-cell office:value-type="float" office:value="8574.071127">
                <text:p>8574.071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99.810184">
                <text:p>8199.810184</text:p>
              </table:table-cell>
              <table:table-cell office:value-type="float" office:value="8640.000083">
                <text:p>8640.0000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99.816114">
                <text:p>8199.816114</text:p>
              </table:table-cell>
              <table:table-cell office:value-type="float" office:value="8660.44472">
                <text:p>8660.444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99.81341">
                <text:p>8199.81341</text:p>
              </table:table-cell>
              <table:table-cell office:value-type="float" office:value="8673.150579">
                <text:p>8673.150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99.831898">
                <text:p>8199.831898</text:p>
              </table:table-cell>
              <table:table-cell office:value-type="float" office:value="8675.677486">
                <text:p>8675.6774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75.690704">
                <text:p>8675.690704</text:p>
              </table:table-cell>
              <table:table-cell office:value-type="float" office:value="8960.859166">
                <text:p>8960.859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75.680581">
                <text:p>8675.680581</text:p>
              </table:table-cell>
              <table:table-cell office:value-type="float" office:value="8964.706057">
                <text:p>8964.7060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64.709501">
                <text:p>8964.709501</text:p>
              </table:table-cell>
              <table:table-cell office:value-type="float" office:value="9199.053709">
                <text:p>9199.053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99.105914">
                <text:p>9199.105914</text:p>
              </table:table-cell>
              <table:table-cell office:value-type="float" office:value="9503.274684">
                <text:p>9503.274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99.084577">
                <text:p>9199.084577</text:p>
              </table:table-cell>
              <table:table-cell office:value-type="float" office:value="9505.710175">
                <text:p>9505.710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99.09947">
                <text:p>9199.09947</text:p>
              </table:table-cell>
              <table:table-cell office:value-type="float" office:value="9515.171972">
                <text:p>9515.1719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15.173992">
                <text:p>9515.173992</text:p>
              </table:table-cell>
              <table:table-cell office:value-type="float" office:value="9716.511791">
                <text:p>9716.511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16.611422">
                <text:p>9716.611422</text:p>
              </table:table-cell>
              <table:table-cell office:value-type="float" office:value="10289.807802">
                <text:p>10289.8078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16.635803">
                <text:p>9716.635803</text:p>
              </table:table-cell>
              <table:table-cell office:value-type="float" office:value="10335.644561">
                <text:p>10335.6445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16.619708">
                <text:p>9716.619708</text:p>
              </table:table-cell>
              <table:table-cell office:value-type="float" office:value="10349.23853">
                <text:p>10349.238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16.585372">
                <text:p>9716.585372</text:p>
              </table:table-cell>
              <table:table-cell office:value-type="float" office:value="10386.104499">
                <text:p>10386.104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16.629692">
                <text:p>9716.629692</text:p>
              </table:table-cell>
              <table:table-cell office:value-type="float" office:value="10417.061127">
                <text:p>10417.061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16.614361">
                <text:p>9716.614361</text:p>
              </table:table-cell>
              <table:table-cell office:value-type="float" office:value="10417.449876">
                <text:p>10417.449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16.589649">
                <text:p>9716.589649</text:p>
              </table:table-cell>
              <table:table-cell office:value-type="float" office:value="10426.054466">
                <text:p>10426.0544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16.596104">
                <text:p>9716.596104</text:p>
              </table:table-cell>
              <table:table-cell office:value-type="float" office:value="10433.26399">
                <text:p>10433.26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33.281987">
                <text:p>10433.281987</text:p>
              </table:table-cell>
              <table:table-cell office:value-type="float" office:value="10743.850866">
                <text:p>10743.850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33.280892">
                <text:p>10433.280892</text:p>
              </table:table-cell>
              <table:table-cell office:value-type="float" office:value="10744.701465">
                <text:p>10744.701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33.271833">
                <text:p>10433.271833</text:p>
              </table:table-cell>
              <table:table-cell office:value-type="float" office:value="10750.236722">
                <text:p>10750.2367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50.263188">
                <text:p>10750.263188</text:p>
              </table:table-cell>
              <table:table-cell office:value-type="float" office:value="11067.285649">
                <text:p>11067.285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50.264313">
                <text:p>10750.264313</text:p>
              </table:table-cell>
              <table:table-cell office:value-type="float" office:value="11154.30468">
                <text:p>11154.304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50.268451">
                <text:p>10750.268451</text:p>
              </table:table-cell>
              <table:table-cell office:value-type="float" office:value="11179.401956">
                <text:p>11179.4019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50.261578">
                <text:p>10750.261578</text:p>
              </table:table-cell>
              <table:table-cell office:value-type="float" office:value="11185.129912">
                <text:p>11185.129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85.137393">
                <text:p>11185.137393</text:p>
              </table:table-cell>
              <table:table-cell office:value-type="float" office:value="11760.704712">
                <text:p>11760.7047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85.163158">
                <text:p>11185.163158</text:p>
              </table:table-cell>
              <table:table-cell office:value-type="float" office:value="11767.166589">
                <text:p>11767.1665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85.323698">
                <text:p>11185.323698</text:p>
              </table:table-cell>
              <table:table-cell office:value-type="float" office:value="11780.12618">
                <text:p>11780.126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85.169719">
                <text:p>11185.169719</text:p>
              </table:table-cell>
              <table:table-cell office:value-type="float" office:value="11796.690208">
                <text:p>11796.690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85.147361">
                <text:p>11185.147361</text:p>
              </table:table-cell>
              <table:table-cell office:value-type="float" office:value="11809.86208">
                <text:p>11809.862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85.288317">
                <text:p>11185.288317</text:p>
              </table:table-cell>
              <table:table-cell office:value-type="float" office:value="11811.710334">
                <text:p>11811.710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85.13945">
                <text:p>11185.13945</text:p>
              </table:table-cell>
              <table:table-cell office:value-type="float" office:value="11813.326574">
                <text:p>11813.3265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754cm" svg:height="23.484cm" xlink:href=".." xlink:type="simple" chart:class="chart:bar" chart:style-name="ch1">
        <chart:legend chart:legend-position="end" svg:x="30.875cm" svg:y="11.194cm" style:legend-expansion="high" chart:style-name="ch2"/>
        <chart:plot-area chart:style-name="ch3" table:cell-range-address="1_1500.C1:1_1500.D101" chart:data-source-has-labels="row" svg:x="0.675cm" svg:y="0.469cm" svg:width="29.525cm" svg:height="22.546cm">
          <chartooo:coordinate-region svg:x="1.852cm" svg:y="0.668cm" svg:width="28.348cm" svg:height="21.5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1500.C2:1_1500.C101" chart:label-cell-address="1_1500.C1:1_1500.C1" chart:class="chart:bar">
            <chart:data-point chart:repeated="100"/>
          </chart:series>
          <chart:series chart:style-name="ch8" chart:values-cell-range-address="1_1500.D2:1_1500.D101" chart:label-cell-address="1_1500.D1:1_15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1500.C1:1_1500.C1</svg:desc>
                </draw:g>
              </table:table-cell>
              <table:table-cell office:value-type="string">
                <text:p>Response</text:p>
                <draw:g>
                  <svg:desc>1_1500.D1:1_15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611">
                <text:p>0.028611</text:p>
                <draw:g>
                  <svg:desc>1_1500.C2:1_1500.C101</svg:desc>
                </draw:g>
              </table:table-cell>
              <table:table-cell office:value-type="float" office:value="296.194707">
                <text:p>296.194707</text:p>
                <draw:g>
                  <svg:desc>1_1500.D2:1_15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384">
                <text:p>0.067384</text:p>
              </table:table-cell>
              <table:table-cell office:value-type="float" office:value="319.939912">
                <text:p>319.939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469">
                <text:p>0.051469</text:p>
              </table:table-cell>
              <table:table-cell office:value-type="float" office:value="321.677806">
                <text:p>321.677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1.788065">
                <text:p>321.788065</text:p>
              </table:table-cell>
              <table:table-cell office:value-type="float" office:value="631.924784">
                <text:p>631.924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.786944">
                <text:p>321.786944</text:p>
              </table:table-cell>
              <table:table-cell office:value-type="float" office:value="632.075668">
                <text:p>632.075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.809015">
                <text:p>321.809015</text:p>
              </table:table-cell>
              <table:table-cell office:value-type="float" office:value="635.58369">
                <text:p>635.58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5.585734">
                <text:p>635.585734</text:p>
              </table:table-cell>
              <table:table-cell office:value-type="float" office:value="870.829509">
                <text:p>870.829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0.875493">
                <text:p>870.875493</text:p>
              </table:table-cell>
              <table:table-cell office:value-type="float" office:value="1448.318967">
                <text:p>1448.318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0.850115">
                <text:p>870.850115</text:p>
              </table:table-cell>
              <table:table-cell office:value-type="float" office:value="1534.172561">
                <text:p>1534.172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0.868851">
                <text:p>870.868851</text:p>
              </table:table-cell>
              <table:table-cell office:value-type="float" office:value="1534.491548">
                <text:p>1534.491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.924041">
                <text:p>870.924041</text:p>
              </table:table-cell>
              <table:table-cell office:value-type="float" office:value="1541.817076">
                <text:p>1541.817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0.938966">
                <text:p>870.938966</text:p>
              </table:table-cell>
              <table:table-cell office:value-type="float" office:value="1559.141062">
                <text:p>1559.141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0.881838">
                <text:p>870.881838</text:p>
              </table:table-cell>
              <table:table-cell office:value-type="float" office:value="1566.615304">
                <text:p>1566.615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0.898925">
                <text:p>870.898925</text:p>
              </table:table-cell>
              <table:table-cell office:value-type="float" office:value="1577.395856">
                <text:p>1577.395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0.860239">
                <text:p>870.860239</text:p>
              </table:table-cell>
              <table:table-cell office:value-type="float" office:value="1581.017089">
                <text:p>1581.017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1.019473">
                <text:p>1581.019473</text:p>
              </table:table-cell>
              <table:table-cell office:value-type="float" office:value="1778.305575">
                <text:p>1778.305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8.314808">
                <text:p>1778.314808</text:p>
              </table:table-cell>
              <table:table-cell office:value-type="float" office:value="2152.392244">
                <text:p>2152.392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8.328112">
                <text:p>1778.328112</text:p>
              </table:table-cell>
              <table:table-cell office:value-type="float" office:value="2153.740855">
                <text:p>2153.740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78.310613">
                <text:p>1778.310613</text:p>
              </table:table-cell>
              <table:table-cell office:value-type="float" office:value="2166.404133">
                <text:p>2166.404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8.322727">
                <text:p>1778.322727</text:p>
              </table:table-cell>
              <table:table-cell office:value-type="float" office:value="2184.894247">
                <text:p>2184.894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4.960805">
                <text:p>2184.960805</text:p>
              </table:table-cell>
              <table:table-cell office:value-type="float" office:value="2679.744927">
                <text:p>2679.7449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84.947367">
                <text:p>2184.947367</text:p>
              </table:table-cell>
              <table:table-cell office:value-type="float" office:value="2692.263429">
                <text:p>2692.263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84.956675">
                <text:p>2184.956675</text:p>
              </table:table-cell>
              <table:table-cell office:value-type="float" office:value="2696.086242">
                <text:p>2696.0862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4.94161">
                <text:p>2184.94161</text:p>
              </table:table-cell>
              <table:table-cell office:value-type="float" office:value="2708.045986">
                <text:p>2708.0459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84.955066">
                <text:p>2184.955066</text:p>
              </table:table-cell>
              <table:table-cell office:value-type="float" office:value="2719.534485">
                <text:p>2719.534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4.957349">
                <text:p>2184.957349</text:p>
              </table:table-cell>
              <table:table-cell office:value-type="float" office:value="2734.675516">
                <text:p>2734.6755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4.719661">
                <text:p>2734.719661</text:p>
              </table:table-cell>
              <table:table-cell office:value-type="float" office:value="2999.138429">
                <text:p>2999.138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4.707913">
                <text:p>2734.707913</text:p>
              </table:table-cell>
              <table:table-cell office:value-type="float" office:value="3020.264385">
                <text:p>3020.264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0.280105">
                <text:p>3020.280105</text:p>
              </table:table-cell>
              <table:table-cell office:value-type="float" office:value="3325.226543">
                <text:p>3325.226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20.267608">
                <text:p>3020.267608</text:p>
              </table:table-cell>
              <table:table-cell office:value-type="float" office:value="3327.752291">
                <text:p>3327.7522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20.272831">
                <text:p>3020.272831</text:p>
              </table:table-cell>
              <table:table-cell office:value-type="float" office:value="3327.819854">
                <text:p>3327.819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7.823145">
                <text:p>3327.823145</text:p>
              </table:table-cell>
              <table:table-cell office:value-type="float" office:value="3621.203254">
                <text:p>3621.2032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7.835549">
                <text:p>3327.835549</text:p>
              </table:table-cell>
              <table:table-cell office:value-type="float" office:value="3626.521552">
                <text:p>3626.521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26.589153">
                <text:p>3626.589153</text:p>
              </table:table-cell>
              <table:table-cell office:value-type="float" office:value="3847.790105">
                <text:p>3847.790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26.541306">
                <text:p>3626.541306</text:p>
              </table:table-cell>
              <table:table-cell office:value-type="float" office:value="3928.226168">
                <text:p>3928.2261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28.263012">
                <text:p>3928.263012</text:p>
              </table:table-cell>
              <table:table-cell office:value-type="float" office:value="4249.940876">
                <text:p>4249.9408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28.275332">
                <text:p>3928.275332</text:p>
              </table:table-cell>
              <table:table-cell office:value-type="float" office:value="4286.831621">
                <text:p>4286.831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28.266485">
                <text:p>3928.266485</text:p>
              </table:table-cell>
              <table:table-cell office:value-type="float" office:value="4350.178592">
                <text:p>4350.178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28.271664">
                <text:p>3928.271664</text:p>
              </table:table-cell>
              <table:table-cell office:value-type="float" office:value="4357.70675">
                <text:p>4357.70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57.716636">
                <text:p>4357.716636</text:p>
              </table:table-cell>
              <table:table-cell office:value-type="float" office:value="4649.714128">
                <text:p>4649.714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57.709629">
                <text:p>4357.709629</text:p>
              </table:table-cell>
              <table:table-cell office:value-type="float" office:value="4654.115933">
                <text:p>4654.115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57.721467">
                <text:p>4357.721467</text:p>
              </table:table-cell>
              <table:table-cell office:value-type="float" office:value="4669.70161">
                <text:p>4669.70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69.834577">
                <text:p>4669.834577</text:p>
              </table:table-cell>
              <table:table-cell office:value-type="float" office:value="4996.374165">
                <text:p>4996.374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69.811816">
                <text:p>4669.811816</text:p>
              </table:table-cell>
              <table:table-cell office:value-type="float" office:value="5015.496821">
                <text:p>5015.4968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69.798913">
                <text:p>4669.798913</text:p>
              </table:table-cell>
              <table:table-cell office:value-type="float" office:value="5070.644145">
                <text:p>5070.644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69.805548">
                <text:p>4669.805548</text:p>
              </table:table-cell>
              <table:table-cell office:value-type="float" office:value="5102.84532">
                <text:p>5102.84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02.866515">
                <text:p>5102.866515</text:p>
              </table:table-cell>
              <table:table-cell office:value-type="float" office:value="5397.159772">
                <text:p>5397.159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02.848742">
                <text:p>5102.848742</text:p>
              </table:table-cell>
              <table:table-cell office:value-type="float" office:value="5398.842731">
                <text:p>5398.842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98.87152">
                <text:p>5398.87152</text:p>
              </table:table-cell>
              <table:table-cell office:value-type="float" office:value="5620.600604">
                <text:p>5620.600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20.627669">
                <text:p>5620.627669</text:p>
              </table:table-cell>
              <table:table-cell office:value-type="float" office:value="5917.706506">
                <text:p>5917.7065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20.607817">
                <text:p>5620.607817</text:p>
              </table:table-cell>
              <table:table-cell office:value-type="float" office:value="5924.495799">
                <text:p>5924.495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20.644999">
                <text:p>5620.644999</text:p>
              </table:table-cell>
              <table:table-cell office:value-type="float" office:value="5944.007383">
                <text:p>5944.007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44.029851">
                <text:p>5944.029851</text:p>
              </table:table-cell>
              <table:table-cell office:value-type="float" office:value="6243.384561">
                <text:p>6243.384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44.070249">
                <text:p>5944.070249</text:p>
              </table:table-cell>
              <table:table-cell office:value-type="float" office:value="6246.30248">
                <text:p>6246.30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44.013785">
                <text:p>5944.013785</text:p>
              </table:table-cell>
              <table:table-cell office:value-type="float" office:value="6272.511787">
                <text:p>6272.5117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2.591895">
                <text:p>6272.591895</text:p>
              </table:table-cell>
              <table:table-cell office:value-type="float" office:value="6649.753858">
                <text:p>6649.753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72.544702">
                <text:p>6272.544702</text:p>
              </table:table-cell>
              <table:table-cell office:value-type="float" office:value="6651.668671">
                <text:p>6651.6686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72.594763">
                <text:p>6272.594763</text:p>
              </table:table-cell>
              <table:table-cell office:value-type="float" office:value="6677.076574">
                <text:p>6677.0765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72.581909">
                <text:p>6272.581909</text:p>
              </table:table-cell>
              <table:table-cell office:value-type="float" office:value="6701.367893">
                <text:p>6701.3678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01.441597">
                <text:p>6701.441597</text:p>
              </table:table-cell>
              <table:table-cell office:value-type="float" office:value="7013.604607">
                <text:p>7013.604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01.446876">
                <text:p>6701.446876</text:p>
              </table:table-cell>
              <table:table-cell office:value-type="float" office:value="7013.772445">
                <text:p>7013.772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01.389182">
                <text:p>6701.389182</text:p>
              </table:table-cell>
              <table:table-cell office:value-type="float" office:value="7015.395392">
                <text:p>7015.395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15.418314">
                <text:p>7015.418314</text:p>
              </table:table-cell>
              <table:table-cell office:value-type="float" office:value="7206.390634">
                <text:p>7206.390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06.421335">
                <text:p>7206.421335</text:p>
              </table:table-cell>
              <table:table-cell office:value-type="float" office:value="7499.460881">
                <text:p>7499.4608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06.418143">
                <text:p>7206.418143</text:p>
              </table:table-cell>
              <table:table-cell office:value-type="float" office:value="7508.2124">
                <text:p>7508.2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06.429479">
                <text:p>7206.429479</text:p>
              </table:table-cell>
              <table:table-cell office:value-type="float" office:value="7525.053359">
                <text:p>7525.0533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25.107461">
                <text:p>7525.107461</text:p>
              </table:table-cell>
              <table:table-cell office:value-type="float" office:value="7868.880812">
                <text:p>7868.880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25.09956">
                <text:p>7525.09956</text:p>
              </table:table-cell>
              <table:table-cell office:value-type="float" office:value="7882.477276">
                <text:p>7882.4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25.103231">
                <text:p>7525.103231</text:p>
              </table:table-cell>
              <table:table-cell office:value-type="float" office:value="7937.077788">
                <text:p>7937.0777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25.114739">
                <text:p>7525.114739</text:p>
              </table:table-cell>
              <table:table-cell office:value-type="float" office:value="7947.484357">
                <text:p>7947.484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47.508734">
                <text:p>7947.508734</text:p>
              </table:table-cell>
              <table:table-cell office:value-type="float" office:value="8253.117291">
                <text:p>8253.1172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47.539105">
                <text:p>7947.539105</text:p>
              </table:table-cell>
              <table:table-cell office:value-type="float" office:value="8277.119359">
                <text:p>8277.1193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47.539678">
                <text:p>7947.539678</text:p>
              </table:table-cell>
              <table:table-cell office:value-type="float" office:value="8277.775839">
                <text:p>8277.7758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77.858537">
                <text:p>8277.858537</text:p>
              </table:table-cell>
              <table:table-cell office:value-type="float" office:value="8706.030595">
                <text:p>8706.0305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77.818504">
                <text:p>8277.818504</text:p>
              </table:table-cell>
              <table:table-cell office:value-type="float" office:value="8710.473277">
                <text:p>8710.4732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77.829885">
                <text:p>8277.829885</text:p>
              </table:table-cell>
              <table:table-cell office:value-type="float" office:value="8733.901463">
                <text:p>8733.901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77.824008">
                <text:p>8277.824008</text:p>
              </table:table-cell>
              <table:table-cell office:value-type="float" office:value="8747.594192">
                <text:p>8747.594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77.853866">
                <text:p>8277.853866</text:p>
              </table:table-cell>
              <table:table-cell office:value-type="float" office:value="8755.666504">
                <text:p>8755.6665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55.671828">
                <text:p>8755.671828</text:p>
              </table:table-cell>
              <table:table-cell office:value-type="float" office:value="9055.90593">
                <text:p>9055.905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55.726993">
                <text:p>8755.726993</text:p>
              </table:table-cell>
              <table:table-cell office:value-type="float" office:value="9060.525639">
                <text:p>9060.525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55.725427">
                <text:p>8755.725427</text:p>
              </table:table-cell>
              <table:table-cell office:value-type="float" office:value="9069.153396">
                <text:p>9069.153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69.161324">
                <text:p>9069.161324</text:p>
              </table:table-cell>
              <table:table-cell office:value-type="float" office:value="9364.182073">
                <text:p>9364.182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69.171873">
                <text:p>9069.171873</text:p>
              </table:table-cell>
              <table:table-cell office:value-type="float" office:value="9372.693776">
                <text:p>9372.6937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72.722515">
                <text:p>9372.722515</text:p>
              </table:table-cell>
              <table:table-cell office:value-type="float" office:value="9632.091437">
                <text:p>9632.0914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32.104898">
                <text:p>9632.104898</text:p>
              </table:table-cell>
              <table:table-cell office:value-type="float" office:value="9936.487063">
                <text:p>9936.4870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32.115611">
                <text:p>9632.115611</text:p>
              </table:table-cell>
              <table:table-cell office:value-type="float" office:value="9941.448086">
                <text:p>9941.4480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32.12364">
                <text:p>9632.12364</text:p>
              </table:table-cell>
              <table:table-cell office:value-type="float" office:value="9943.587984">
                <text:p>9943.587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43.648907">
                <text:p>9943.648907</text:p>
              </table:table-cell>
              <table:table-cell office:value-type="float" office:value="10240.202435">
                <text:p>10240.202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43.641078">
                <text:p>9943.641078</text:p>
              </table:table-cell>
              <table:table-cell office:value-type="float" office:value="10244.109886">
                <text:p>10244.109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43.615112">
                <text:p>9943.615112</text:p>
              </table:table-cell>
              <table:table-cell office:value-type="float" office:value="10248.080339">
                <text:p>10248.0803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48.131729">
                <text:p>10248.131729</text:p>
              </table:table-cell>
              <table:table-cell office:value-type="float" office:value="10600.097072">
                <text:p>10600.0970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48.130175">
                <text:p>10248.130175</text:p>
              </table:table-cell>
              <table:table-cell office:value-type="float" office:value="10604.773148">
                <text:p>10604.773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48.137266">
                <text:p>10248.137266</text:p>
              </table:table-cell>
              <table:table-cell office:value-type="float" office:value="10667.580994">
                <text:p>10667.580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48.143297">
                <text:p>10248.143297</text:p>
              </table:table-cell>
              <table:table-cell office:value-type="float" office:value="10683.075468">
                <text:p>10683.0754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83.081288">
                <text:p>10683.081288</text:p>
              </table:table-cell>
              <table:table-cell office:value-type="float" office:value="10980.772498">
                <text:p>10980.7724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83.095251">
                <text:p>10683.095251</text:p>
              </table:table-cell>
              <table:table-cell office:value-type="float" office:value="10980.81146">
                <text:p>10980.811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80.868492">
                <text:p>10980.868492</text:p>
              </table:table-cell>
              <table:table-cell office:value-type="float" office:value="11261.136984">
                <text:p>11261.136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80.859185">
                <text:p>10980.859185</text:p>
              </table:table-cell>
              <table:table-cell office:value-type="float" office:value="11265.028035">
                <text:p>11265.0280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65.050439">
                <text:p>11265.050439</text:p>
              </table:table-cell>
              <table:table-cell office:value-type="float" office:value="11483.853957">
                <text:p>11483.8539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83.883639">
                <text:p>11483.883639</text:p>
              </table:table-cell>
              <table:table-cell office:value-type="float" office:value="11752.695815">
                <text:p>11752.69581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87cm" svg:height="23.84cm" xlink:href=".." xlink:type="simple" chart:class="chart:bar" chart:style-name="ch1">
        <chart:legend chart:legend-position="end" svg:x="27.108cm" svg:y="11.372cm" style:legend-expansion="high" chart:style-name="ch2"/>
        <chart:plot-area chart:style-name="ch3" table:cell-range-address="1_1750.C1:1_1750.D101" chart:data-source-has-labels="row" svg:x="0.599cm" svg:y="0.476cm" svg:width="25.91cm" svg:height="22.888cm">
          <chartooo:coordinate-region svg:x="1.591cm" svg:y="0.597cm" svg:width="24.717cm" svg:height="21.7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1750.C2:1_1750.C101" chart:label-cell-address="1_1750.C1:1_1750.C1" chart:class="chart:bar">
            <chart:data-point chart:repeated="100"/>
          </chart:series>
          <chart:series chart:style-name="ch8" chart:values-cell-range-address="1_1750.D2:1_1750.D101" chart:label-cell-address="1_1750.D1:1_175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1750.C1:1_1750.C1</svg:desc>
                </draw:g>
              </table:table-cell>
              <table:table-cell office:value-type="string">
                <text:p>Response</text:p>
                <draw:g>
                  <svg:desc>1_1750.D1:1_175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4205">
                <text:p>0.334205</text:p>
                <draw:g>
                  <svg:desc>1_1750.C2:1_1750.C101</svg:desc>
                </draw:g>
              </table:table-cell>
              <table:table-cell office:value-type="float" office:value="342.201571">
                <text:p>342.201571</text:p>
                <draw:g>
                  <svg:desc>1_1750.D2:1_175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8886">
                <text:p>0.108886</text:p>
              </table:table-cell>
              <table:table-cell office:value-type="float" office:value="352.498286">
                <text:p>352.498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9319">
                <text:p>0.189319</text:p>
              </table:table-cell>
              <table:table-cell office:value-type="float" office:value="357.073009">
                <text:p>357.073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.145483">
                <text:p>357.145483</text:p>
              </table:table-cell>
              <table:table-cell office:value-type="float" office:value="624.922488">
                <text:p>624.922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.194141">
                <text:p>357.194141</text:p>
              </table:table-cell>
              <table:table-cell office:value-type="float" office:value="641.886529">
                <text:p>641.886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1.915243">
                <text:p>641.915243</text:p>
              </table:table-cell>
              <table:table-cell office:value-type="float" office:value="933.560767">
                <text:p>933.560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1.968556">
                <text:p>641.968556</text:p>
              </table:table-cell>
              <table:table-cell office:value-type="float" office:value="934.896469">
                <text:p>934.896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4.9531">
                <text:p>934.9531</text:p>
              </table:table-cell>
              <table:table-cell office:value-type="float" office:value="1135.219035">
                <text:p>1135.219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5.2775">
                <text:p>1135.2775</text:p>
              </table:table-cell>
              <table:table-cell office:value-type="float" office:value="1417.920555">
                <text:p>1417.920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5.288014">
                <text:p>1135.288014</text:p>
              </table:table-cell>
              <table:table-cell office:value-type="float" office:value="1447.820914">
                <text:p>1447.820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7.836084">
                <text:p>1447.836084</text:p>
              </table:table-cell>
              <table:table-cell office:value-type="float" office:value="1728.723255">
                <text:p>1728.723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7.845047">
                <text:p>1447.845047</text:p>
              </table:table-cell>
              <table:table-cell office:value-type="float" office:value="1745.4262">
                <text:p>1745.4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5.477189">
                <text:p>1745.477189</text:p>
              </table:table-cell>
              <table:table-cell office:value-type="float" office:value="2024.0813">
                <text:p>2024.0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5.533267">
                <text:p>1745.533267</text:p>
              </table:table-cell>
              <table:table-cell office:value-type="float" office:value="2047.111221">
                <text:p>2047.111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7.146465">
                <text:p>2047.146465</text:p>
              </table:table-cell>
              <table:table-cell office:value-type="float" office:value="2303.36419">
                <text:p>2303.36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3.386823">
                <text:p>2303.386823</text:p>
              </table:table-cell>
              <table:table-cell office:value-type="float" office:value="2579.687918">
                <text:p>2579.687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3.374608">
                <text:p>2303.374608</text:p>
              </table:table-cell>
              <table:table-cell office:value-type="float" office:value="2593.250276">
                <text:p>2593.250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93.315137">
                <text:p>2593.315137</text:p>
              </table:table-cell>
              <table:table-cell office:value-type="float" office:value="2876.230014">
                <text:p>2876.230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3.366284">
                <text:p>2593.366284</text:p>
              </table:table-cell>
              <table:table-cell office:value-type="float" office:value="2876.587932">
                <text:p>2876.58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76.623548">
                <text:p>2876.623548</text:p>
              </table:table-cell>
              <table:table-cell office:value-type="float" office:value="3085.479008">
                <text:p>3085.479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5.498754">
                <text:p>3085.498754</text:p>
              </table:table-cell>
              <table:table-cell office:value-type="float" office:value="3468.729931">
                <text:p>3468.729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5.487023">
                <text:p>3085.487023</text:p>
              </table:table-cell>
              <table:table-cell office:value-type="float" office:value="3491.260108">
                <text:p>3491.260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5.484821">
                <text:p>3085.484821</text:p>
              </table:table-cell>
              <table:table-cell office:value-type="float" office:value="3491.921478">
                <text:p>3491.921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5.498693">
                <text:p>3085.498693</text:p>
              </table:table-cell>
              <table:table-cell office:value-type="float" office:value="3498.926191">
                <text:p>3498.926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8.940231">
                <text:p>3498.940231</text:p>
              </table:table-cell>
              <table:table-cell office:value-type="float" office:value="3894.663387">
                <text:p>3894.6633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8.93429">
                <text:p>3498.93429</text:p>
              </table:table-cell>
              <table:table-cell office:value-type="float" office:value="3904.137094">
                <text:p>3904.137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8.930804">
                <text:p>3498.930804</text:p>
              </table:table-cell>
              <table:table-cell office:value-type="float" office:value="3905.607005">
                <text:p>3905.607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8.94184">
                <text:p>3498.94184</text:p>
              </table:table-cell>
              <table:table-cell office:value-type="float" office:value="3914.531827">
                <text:p>3914.531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14.615839">
                <text:p>3914.615839</text:p>
              </table:table-cell>
              <table:table-cell office:value-type="float" office:value="4248.302367">
                <text:p>4248.3023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4.617798">
                <text:p>3914.617798</text:p>
              </table:table-cell>
              <table:table-cell office:value-type="float" office:value="4298.031633">
                <text:p>4298.031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14.563423">
                <text:p>3914.563423</text:p>
              </table:table-cell>
              <table:table-cell office:value-type="float" office:value="4298.077878">
                <text:p>4298.077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14.624219">
                <text:p>3914.624219</text:p>
              </table:table-cell>
              <table:table-cell office:value-type="float" office:value="4342.20102">
                <text:p>4342.20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42.216759">
                <text:p>4342.216759</text:p>
              </table:table-cell>
              <table:table-cell office:value-type="float" office:value="4631.522148">
                <text:p>4631.522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42.234481">
                <text:p>4342.234481</text:p>
              </table:table-cell>
              <table:table-cell office:value-type="float" office:value="4637.961708">
                <text:p>4637.961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37.991867">
                <text:p>4637.991867</text:p>
              </table:table-cell>
              <table:table-cell office:value-type="float" office:value="4921.342953">
                <text:p>4921.342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38.038704">
                <text:p>4638.038704</text:p>
              </table:table-cell>
              <table:table-cell office:value-type="float" office:value="4937.275757">
                <text:p>4937.275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37.352266">
                <text:p>4937.352266</text:p>
              </table:table-cell>
              <table:table-cell office:value-type="float" office:value="5239.126567">
                <text:p>5239.126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37.294938">
                <text:p>4937.294938</text:p>
              </table:table-cell>
              <table:table-cell office:value-type="float" office:value="5250.767471">
                <text:p>5250.767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37.35079">
                <text:p>4937.35079</text:p>
              </table:table-cell>
              <table:table-cell office:value-type="float" office:value="5252.943021">
                <text:p>5252.943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2.9688">
                <text:p>5252.9688</text:p>
              </table:table-cell>
              <table:table-cell office:value-type="float" office:value="5478.900391">
                <text:p>5478.900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78.904791">
                <text:p>5478.904791</text:p>
              </table:table-cell>
              <table:table-cell office:value-type="float" office:value="5744.835329">
                <text:p>5744.835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78.920077">
                <text:p>5478.920077</text:p>
              </table:table-cell>
              <table:table-cell office:value-type="float" office:value="5771.586791">
                <text:p>5771.5867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71.588695">
                <text:p>5771.588695</text:p>
              </table:table-cell>
              <table:table-cell office:value-type="float" office:value="5970.715887">
                <text:p>5970.715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70.798256">
                <text:p>5970.798256</text:p>
              </table:table-cell>
              <table:table-cell office:value-type="float" office:value="6314.224273">
                <text:p>6314.224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70.732564">
                <text:p>5970.732564</text:p>
              </table:table-cell>
              <table:table-cell office:value-type="float" office:value="6343.890042">
                <text:p>6343.890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70.799206">
                <text:p>5970.799206</text:p>
              </table:table-cell>
              <table:table-cell office:value-type="float" office:value="6346.824356">
                <text:p>6346.824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70.750929">
                <text:p>5970.750929</text:p>
              </table:table-cell>
              <table:table-cell office:value-type="float" office:value="6405.46657">
                <text:p>6405.466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5.476474">
                <text:p>6405.476474</text:p>
              </table:table-cell>
              <table:table-cell office:value-type="float" office:value="6716.353672">
                <text:p>6716.353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5.476249">
                <text:p>6405.476249</text:p>
              </table:table-cell>
              <table:table-cell office:value-type="float" office:value="6789.188383">
                <text:p>6789.1883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05.486749">
                <text:p>6405.486749</text:p>
              </table:table-cell>
              <table:table-cell office:value-type="float" office:value="6802.700122">
                <text:p>6802.700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05.470348">
                <text:p>6405.470348</text:p>
              </table:table-cell>
              <table:table-cell office:value-type="float" office:value="6835.713911">
                <text:p>6835.713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35.716477">
                <text:p>6835.716477</text:p>
              </table:table-cell>
              <table:table-cell office:value-type="float" office:value="7082.556917">
                <text:p>7082.5569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82.558803">
                <text:p>7082.558803</text:p>
              </table:table-cell>
              <table:table-cell office:value-type="float" office:value="7305.417005">
                <text:p>7305.417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05.430698">
                <text:p>7305.430698</text:p>
              </table:table-cell>
              <table:table-cell office:value-type="float" office:value="7632.500057">
                <text:p>7632.5000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05.420212">
                <text:p>7305.420212</text:p>
              </table:table-cell>
              <table:table-cell office:value-type="float" office:value="7668.03638">
                <text:p>7668.036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05.433782">
                <text:p>7305.433782</text:p>
              </table:table-cell>
              <table:table-cell office:value-type="float" office:value="7701.181585">
                <text:p>7701.1815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05.425389">
                <text:p>7305.425389</text:p>
              </table:table-cell>
              <table:table-cell office:value-type="float" office:value="7720.260338">
                <text:p>7720.260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20.270516">
                <text:p>7720.270516</text:p>
              </table:table-cell>
              <table:table-cell office:value-type="float" office:value="8029.166095">
                <text:p>8029.166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20.327073">
                <text:p>7720.327073</text:p>
              </table:table-cell>
              <table:table-cell office:value-type="float" office:value="8105.794604">
                <text:p>8105.7946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20.331108">
                <text:p>7720.331108</text:p>
              </table:table-cell>
              <table:table-cell office:value-type="float" office:value="8119.4405">
                <text:p>8119.44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20.281017">
                <text:p>7720.281017</text:p>
              </table:table-cell>
              <table:table-cell office:value-type="float" office:value="8147.24743">
                <text:p>8147.247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47.250922">
                <text:p>8147.250922</text:p>
              </table:table-cell>
              <table:table-cell office:value-type="float" office:value="8427.724145">
                <text:p>8427.724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47.265876">
                <text:p>8147.265876</text:p>
              </table:table-cell>
              <table:table-cell office:value-type="float" office:value="8430.472915">
                <text:p>8430.4729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30.502159">
                <text:p>8430.502159</text:p>
              </table:table-cell>
              <table:table-cell office:value-type="float" office:value="8653.142135">
                <text:p>8653.142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53.227505">
                <text:p>8653.227505</text:p>
              </table:table-cell>
              <table:table-cell office:value-type="float" office:value="8937.091409">
                <text:p>8937.091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53.176986">
                <text:p>8653.176986</text:p>
              </table:table-cell>
              <table:table-cell office:value-type="float" office:value="8952.583684">
                <text:p>8952.5836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52.592716">
                <text:p>8952.592716</text:p>
              </table:table-cell>
              <table:table-cell office:value-type="float" office:value="9308.866765">
                <text:p>9308.8667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52.605825">
                <text:p>8952.605825</text:p>
              </table:table-cell>
              <table:table-cell office:value-type="float" office:value="9353.727826">
                <text:p>9353.7278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52.588589">
                <text:p>8952.588589</text:p>
              </table:table-cell>
              <table:table-cell office:value-type="float" office:value="9358.818218">
                <text:p>9358.818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52.602006">
                <text:p>8952.602006</text:p>
              </table:table-cell>
              <table:table-cell office:value-type="float" office:value="9389.242384">
                <text:p>9389.242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89.260412">
                <text:p>9389.260412</text:p>
              </table:table-cell>
              <table:table-cell office:value-type="float" office:value="9659.481632">
                <text:p>9659.481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89.248903">
                <text:p>9389.248903</text:p>
              </table:table-cell>
              <table:table-cell office:value-type="float" office:value="9676.844694">
                <text:p>9676.844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76.924562">
                <text:p>9676.924562</text:p>
              </table:table-cell>
              <table:table-cell office:value-type="float" office:value="9958.107183">
                <text:p>9958.107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76.874977">
                <text:p>9676.874977</text:p>
              </table:table-cell>
              <table:table-cell office:value-type="float" office:value="9964.070296">
                <text:p>9964.0702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64.096821">
                <text:p>9964.096821</text:p>
              </table:table-cell>
              <table:table-cell office:value-type="float" office:value="10200.922079">
                <text:p>10200.9220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00.957398">
                <text:p>10200.957398</text:p>
              </table:table-cell>
              <table:table-cell office:value-type="float" office:value="10567.04027">
                <text:p>10567.040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00.944121">
                <text:p>10200.944121</text:p>
              </table:table-cell>
              <table:table-cell office:value-type="float" office:value="10576.613207">
                <text:p>10576.6132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0.945013">
                <text:p>10200.945013</text:p>
              </table:table-cell>
              <table:table-cell office:value-type="float" office:value="10583.869722">
                <text:p>10583.869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00.951582">
                <text:p>10200.951582</text:p>
              </table:table-cell>
              <table:table-cell office:value-type="float" office:value="10620.184736">
                <text:p>10620.1847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20.188115">
                <text:p>10620.188115</text:p>
              </table:table-cell>
              <table:table-cell office:value-type="float" office:value="11024.739998">
                <text:p>11024.739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20.196388">
                <text:p>10620.196388</text:p>
              </table:table-cell>
              <table:table-cell office:value-type="float" office:value="11055.105606">
                <text:p>11055.1056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20.203624">
                <text:p>10620.203624</text:p>
              </table:table-cell>
              <table:table-cell office:value-type="float" office:value="11075.399449">
                <text:p>11075.3994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20.201377">
                <text:p>10620.201377</text:p>
              </table:table-cell>
              <table:table-cell office:value-type="float" office:value="11092.984106">
                <text:p>11092.984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20.192597">
                <text:p>10620.192597</text:p>
              </table:table-cell>
              <table:table-cell office:value-type="float" office:value="11120.02318">
                <text:p>11120.02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20.03937">
                <text:p>11120.03937</text:p>
              </table:table-cell>
              <table:table-cell office:value-type="float" office:value="11326.152409">
                <text:p>11326.152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26.213436">
                <text:p>11326.213436</text:p>
              </table:table-cell>
              <table:table-cell office:value-type="float" office:value="11610.720706">
                <text:p>11610.7207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326.156058">
                <text:p>11326.156058</text:p>
              </table:table-cell>
              <table:table-cell office:value-type="float" office:value="11615.610003">
                <text:p>11615.61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15.621233">
                <text:p>11615.621233</text:p>
              </table:table-cell>
              <table:table-cell office:value-type="float" office:value="11805.058618">
                <text:p>11805.058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05.079076">
                <text:p>11805.079076</text:p>
              </table:table-cell>
              <table:table-cell office:value-type="float" office:value="12094.18671">
                <text:p>12094.18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05.067813">
                <text:p>11805.067813</text:p>
              </table:table-cell>
              <table:table-cell office:value-type="float" office:value="12095.18147">
                <text:p>12095.18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95.183906">
                <text:p>12095.183906</text:p>
              </table:table-cell>
              <table:table-cell office:value-type="float" office:value="12302.241255">
                <text:p>12302.241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02.260663">
                <text:p>12302.260663</text:p>
              </table:table-cell>
              <table:table-cell office:value-type="float" office:value="12724.312756">
                <text:p>12724.3127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02.323752">
                <text:p>12302.323752</text:p>
              </table:table-cell>
              <table:table-cell office:value-type="float" office:value="12751.711738">
                <text:p>12751.711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02.270962">
                <text:p>12302.270962</text:p>
              </table:table-cell>
              <table:table-cell office:value-type="float" office:value="12752.116411">
                <text:p>12752.116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02.351524">
                <text:p>12302.351524</text:p>
              </table:table-cell>
              <table:table-cell office:value-type="float" office:value="12754.174323">
                <text:p>12754.1743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02.316327">
                <text:p>12302.316327</text:p>
              </table:table-cell>
              <table:table-cell office:value-type="float" office:value="12783.591113">
                <text:p>12783.5911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783.64331">
                <text:p>12783.64331</text:p>
              </table:table-cell>
              <table:table-cell office:value-type="float" office:value="13076.01517">
                <text:p>13076.015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783.64664">
                <text:p>12783.64664</text:p>
              </table:table-cell>
              <table:table-cell office:value-type="float" office:value="13087.378718">
                <text:p>13087.3787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83.607501">
                <text:p>12783.607501</text:p>
              </table:table-cell>
              <table:table-cell office:value-type="float" office:value="13091.326393">
                <text:p>13091.3263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091.382051">
                <text:p>13091.382051</text:p>
              </table:table-cell>
              <table:table-cell office:value-type="float" office:value="13303.189243">
                <text:p>13303.18924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951cm" svg:height="21.038cm" xlink:href=".." xlink:type="simple" chart:class="chart:area" chart:style-name="ch1">
        <chart:legend chart:legend-position="end" svg:x="32.429cm" svg:y="10.22cm" style:legend-expansion="high" chart:style-name="ch2"/>
        <chart:plot-area chart:style-name="ch3" table:cell-range-address="1_1500.E1:1_1500.E101" chart:data-source-has-labels="row" svg:x="0.679cm" svg:y="0.42cm" svg:width="31.071cm" svg:height="20.198cm">
          <chartooo:coordinate-region svg:x="1.486cm" svg:y="0.619cm" svg:width="30.264cm" svg:height="19.2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_1500.E2:1_1500.E101" chart:label-cell-address="1_1500.E1:1_1500.E1" chart:class="chart:area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_1500.E1:1_150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.166096">
                <text:p>296.166096</text:p>
                <draw:g>
                  <svg:desc>1_1500.E2:1_1500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9.872528">
                <text:p>319.872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1.626337">
                <text:p>321.626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.136719">
                <text:p>310.136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0.288724">
                <text:p>310.288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3.774675">
                <text:p>313.774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5.243775">
                <text:p>235.243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7.443474">
                <text:p>577.443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3.322446">
                <text:p>663.322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3.622697">
                <text:p>663.622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0.893035">
                <text:p>670.893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8.202096">
                <text:p>688.202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5.733466">
                <text:p>695.733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6.496931">
                <text:p>706.496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.15685">
                <text:p>710.15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.286102">
                <text:p>197.286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.077436">
                <text:p>374.077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5.412743">
                <text:p>375.412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8.09352">
                <text:p>388.09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6.57152">
                <text:p>406.57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4.784122">
                <text:p>494.784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7.316062">
                <text:p>507.316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1.129567">
                <text:p>511.1295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3.104376">
                <text:p>523.104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4.579419">
                <text:p>534.579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9.718167">
                <text:p>549.718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4.418768">
                <text:p>264.418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.556472">
                <text:p>285.556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.946438">
                <text:p>304.946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.484683">
                <text:p>307.484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7.547023">
                <text:p>307.5470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3.380109">
                <text:p>293.380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8.686003">
                <text:p>298.686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1.200952">
                <text:p>221.200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1.684862">
                <text:p>301.684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1.677864">
                <text:p>321.677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8.556289">
                <text:p>358.55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.912107">
                <text:p>421.9121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9.435086">
                <text:p>429.435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1.997491999999">
                <text:p>291.997491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6.406304">
                <text:p>296.406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1.980143">
                <text:p>311.980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6.539588000001">
                <text:p>326.539588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5.685004999999">
                <text:p>345.685004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.845232000001">
                <text:p>400.845232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3.039772">
                <text:p>433.039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.293257">
                <text:p>294.293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.993989">
                <text:p>295.993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1.729084000001">
                <text:p>221.729084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7.078837">
                <text:p>297.078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3.887982">
                <text:p>303.887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3.362384">
                <text:p>323.362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9.35471">
                <text:p>299.35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2.232231">
                <text:p>302.232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8.498002">
                <text:p>328.498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7.161963">
                <text:p>377.1619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9.123969">
                <text:p>379.1239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4.481811">
                <text:p>404.481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8.785983999999">
                <text:p>428.785983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2.16301">
                <text:p>312.16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2.325569">
                <text:p>312.3255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.00621">
                <text:p>314.006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0.972320000001">
                <text:p>190.97232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3.039546">
                <text:p>293.0395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1.794257">
                <text:p>301.7942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8.623879999999">
                <text:p>318.62387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3.773351000001">
                <text:p>343.773351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7.377716">
                <text:p>357.377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1.974557">
                <text:p>411.974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2.369618000001">
                <text:p>422.369618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.608557">
                <text:p>305.6085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9.580254">
                <text:p>329.5802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.236161">
                <text:p>330.2361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8.172058">
                <text:p>428.1720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2.654772999998">
                <text:p>432.65477299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6.071578000001">
                <text:p>456.071578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9.770184000001">
                <text:p>469.770184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7.812638000001">
                <text:p>477.812638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0.234102">
                <text:p>300.2341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4.798645999999">
                <text:p>304.798645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3.427969">
                <text:p>313.427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5.020748999999">
                <text:p>295.020748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3.521903000001">
                <text:p>303.521903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9.368922">
                <text:p>259.368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4.382165000001">
                <text:p>304.382165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9.332475000001">
                <text:p>309.332475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1.464344">
                <text:p>311.464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6.553527999999">
                <text:p>296.553527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0.468808">
                <text:p>300.4688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4.465227000001">
                <text:p>304.465227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1.965343">
                <text:p>351.9653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6.642973">
                <text:p>356.642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9.443728">
                <text:p>419.443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4.932170999999">
                <text:p>434.932170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7.691210000001">
                <text:p>297.69121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7.716209">
                <text:p>297.716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0.268492000001">
                <text:p>280.268492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4.16885">
                <text:p>284.16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8.803517999999">
                <text:p>218.803517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8.812175999999">
                <text:p>268.81217599999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6cm" svg:height="19.551cm" xlink:href=".." xlink:type="simple" chart:class="chart:area" chart:style-name="ch1">
        <chart:legend chart:legend-position="end" svg:x="26.838cm" svg:y="9.476cm" style:legend-expansion="high" chart:style-name="ch2"/>
        <chart:plot-area chart:style-name="ch3" table:cell-range-address="1_1750.E1:1_1750.E101" chart:data-source-has-labels="row" svg:x="0.567cm" svg:y="0.391cm" svg:width="25.704cm" svg:height="18.769cm">
          <chartooo:coordinate-region svg:x="1.374cm" svg:y="0.512cm" svg:width="24.756cm" svg:height="17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_1750.E2:1_1750.E101" chart:label-cell-address="1_1750.E1:1_1750.E1" chart:class="chart:area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_1750.E1:1_175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1.867366">
                <text:p>341.867366</text:p>
                <draw:g>
                  <svg:desc>1_1750.E2:1_1750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2.3894">
                <text:p>352.3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.88369">
                <text:p>356.88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.777005">
                <text:p>267.777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.692388">
                <text:p>284.692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645524">
                <text:p>291.645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927913">
                <text:p>292.927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.265935">
                <text:p>200.265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.643055">
                <text:p>282.643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2.5329">
                <text:p>312.5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.887171">
                <text:p>280.887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.581153">
                <text:p>297.581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8.604111">
                <text:p>278.604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.577954">
                <text:p>301.577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.217725">
                <text:p>256.217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.301095">
                <text:p>276.301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.875668">
                <text:p>289.875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2.914877">
                <text:p>282.914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3.221648">
                <text:p>283.221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.85546">
                <text:p>208.855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3.231177">
                <text:p>383.231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5.773085">
                <text:p>405.773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6.436657">
                <text:p>406.436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.427498">
                <text:p>413.427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5.723156">
                <text:p>395.723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5.202804">
                <text:p>405.202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6.676201">
                <text:p>406.676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5.589987">
                <text:p>415.589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.686528">
                <text:p>333.686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.413834999999">
                <text:p>383.413834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3.514455">
                <text:p>383.514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7.576801000001">
                <text:p>427.576801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.305389">
                <text:p>289.3053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5.727226999999">
                <text:p>295.727226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3.351086000001">
                <text:p>283.351086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.237053000001">
                <text:p>299.237053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1.774301">
                <text:p>301.774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3.472533">
                <text:p>313.472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5.592231">
                <text:p>315.5922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5.931591">
                <text:p>225.931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5.930538">
                <text:p>265.930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2.666714">
                <text:p>292.666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.127192">
                <text:p>199.127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.426017">
                <text:p>343.426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3.157478">
                <text:p>373.157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6.02515">
                <text:p>376.02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.715641">
                <text:p>434.715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0.877198">
                <text:p>310.877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3.712133999999">
                <text:p>383.712133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7.213373">
                <text:p>397.213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0.243563">
                <text:p>430.243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6.84044">
                <text:p>246.84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2.858202">
                <text:p>222.858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.069359">
                <text:p>327.0693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2.616168">
                <text:p>362.6161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5.747803">
                <text:p>395.7478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4.834949">
                <text:p>414.834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8.895579">
                <text:p>308.8955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5.467530999999">
                <text:p>385.467530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.109391999999">
                <text:p>399.109391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6.966413">
                <text:p>426.966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0.473223">
                <text:p>280.4732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3.207039">
                <text:p>283.207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2.639976">
                <text:p>222.639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3.863904">
                <text:p>283.863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9.406697999999">
                <text:p>299.406697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6.274049000001">
                <text:p>356.274049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1.122001">
                <text:p>401.122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6.229628999999">
                <text:p>406.229628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6.640378">
                <text:p>436.6403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.221220000001">
                <text:p>270.22122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7.595791">
                <text:p>287.5957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.182621">
                <text:p>281.1826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7.195319">
                <text:p>287.195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6.825258000001">
                <text:p>236.825258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6.082871999999">
                <text:p>366.082871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5.669086">
                <text:p>375.669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2.924708999999">
                <text:p>382.924708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9.233154">
                <text:p>419.233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4.551882999998">
                <text:p>404.551882999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4.909217999999">
                <text:p>434.909217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5.195825000001">
                <text:p>455.195825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2.782729000001">
                <text:p>472.782729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9.830583000001">
                <text:p>499.830583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6.113039">
                <text:p>206.113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.50727">
                <text:p>284.507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9.453944999999">
                <text:p>289.453944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.437384999999">
                <text:p>189.437384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9.107634">
                <text:p>289.107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0.113657">
                <text:p>290.113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7.057349000001">
                <text:p>207.057349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2.052093">
                <text:p>422.0520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.387986">
                <text:p>449.387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9.845449">
                <text:p>449.8454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1.822799">
                <text:p>451.8227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1.274786">
                <text:p>481.274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2.371860000001">
                <text:p>292.37186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3.732077999999">
                <text:p>303.732077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.718891999999">
                <text:p>307.718891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.807192">
                <text:p>211.80719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9.916cm" svg:height="44.951cm" xlink:href=".." xlink:type="simple" chart:class="chart:bar" chart:style-name="ch1">
        <chart:legend chart:legend-position="end" svg:x="77.064cm" svg:y="21.678cm" style:legend-expansion="high" chart:style-name="ch2"/>
        <chart:plot-area chart:style-name="ch3" table:cell-range-address="100_10.B1:100_10.D100" svg:x="1.598cm" svg:y="0.899cm" svg:width="73.868cm" svg:height="43.153cm">
          <chartooo:coordinate-region svg:x="2.59cm" svg:y="1.098cm" svg:width="72.876cm" svg:height="42.3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_10.B1:100_10.B100" chart:class="chart:bar">
            <chart:data-point chart:repeated="100"/>
          </chart:series>
          <chart:series chart:style-name="ch8" chart:values-cell-range-address="100_10.C1:100_10.C100" chart:class="chart:bar">
            <chart:data-point chart:repeated="100"/>
          </chart:series>
          <chart:series chart:style-name="ch9" chart:values-cell-range-address="100_10.D1:100_10.D10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100_10.B1:100_10.B100</svg:desc>
                </draw:g>
              </table:table-cell>
              <table:table-cell office:value-type="float" office:value="0.571069">
                <text:p>0.571069</text:p>
                <draw:g>
                  <svg:desc>100_10.C1:100_10.C100</svg:desc>
                </draw:g>
              </table:table-cell>
              <table:table-cell office:value-type="float" office:value="2838.637515">
                <text:p>2838.637515</text:p>
                <draw:g>
                  <svg:desc>100_10.D1:100_10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21077">
                <text:p>0.421077</text:p>
              </table:table-cell>
              <table:table-cell office:value-type="float" office:value="3892.632933">
                <text:p>3892.632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1399">
                <text:p>0.31399</text:p>
              </table:table-cell>
              <table:table-cell office:value-type="float" office:value="4210.693144">
                <text:p>4210.693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.338336">
                <text:p>1.338336</text:p>
              </table:table-cell>
              <table:table-cell office:value-type="float" office:value="4226.894283">
                <text:p>4226.894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.19114">
                <text:p>5.19114</text:p>
              </table:table-cell>
              <table:table-cell office:value-type="float" office:value="4534.108907">
                <text:p>4534.108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.145991">
                <text:p>2.145991</text:p>
              </table:table-cell>
              <table:table-cell office:value-type="float" office:value="4633.116733">
                <text:p>4633.116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2.191112">
                <text:p>2.191112</text:p>
              </table:table-cell>
              <table:table-cell office:value-type="float" office:value="4742.309428">
                <text:p>4742.309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29021">
                <text:p>1.329021</text:p>
              </table:table-cell>
              <table:table-cell office:value-type="float" office:value="4839.502353">
                <text:p>4839.502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.416299">
                <text:p>1.416299</text:p>
              </table:table-cell>
              <table:table-cell office:value-type="float" office:value="5091.695981">
                <text:p>5091.695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.619085">
                <text:p>2.619085</text:p>
              </table:table-cell>
              <table:table-cell office:value-type="float" office:value="5242.994749">
                <text:p>5242.994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.003879">
                <text:p>1.003879</text:p>
              </table:table-cell>
              <table:table-cell office:value-type="float" office:value="5247.689227">
                <text:p>5247.689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.150715">
                <text:p>3.150715</text:p>
              </table:table-cell>
              <table:table-cell office:value-type="float" office:value="5256.761633">
                <text:p>5256.761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2.802731">
                <text:p>2.802731</text:p>
              </table:table-cell>
              <table:table-cell office:value-type="float" office:value="5466.751504">
                <text:p>5466.751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3.646241">
                <text:p>3.646241</text:p>
              </table:table-cell>
              <table:table-cell office:value-type="float" office:value="5490.357138">
                <text:p>5490.357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.7549">
                <text:p>3.7549</text:p>
              </table:table-cell>
              <table:table-cell office:value-type="float" office:value="5783.90265">
                <text:p>5783.90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.202833">
                <text:p>3.202833</text:p>
              </table:table-cell>
              <table:table-cell office:value-type="float" office:value="5786.557438">
                <text:p>5786.557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.158781">
                <text:p>1.158781</text:p>
              </table:table-cell>
              <table:table-cell office:value-type="float" office:value="5954.884975">
                <text:p>5954.884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.93622">
                <text:p>1.93622</text:p>
              </table:table-cell>
              <table:table-cell office:value-type="float" office:value="5990.860942">
                <text:p>5990.860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621257">
                <text:p>2.621257</text:p>
              </table:table-cell>
              <table:table-cell office:value-type="float" office:value="5994.365822">
                <text:p>5994.365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577812">
                <text:p>0.577812</text:p>
              </table:table-cell>
              <table:table-cell office:value-type="float" office:value="6010.620977">
                <text:p>6010.620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.197645">
                <text:p>2.197645</text:p>
              </table:table-cell>
              <table:table-cell office:value-type="float" office:value="6069.643132">
                <text:p>6069.643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.332855">
                <text:p>1.332855</text:p>
              </table:table-cell>
              <table:table-cell office:value-type="float" office:value="6087.678473">
                <text:p>6087.678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709424">
                <text:p>2.709424</text:p>
              </table:table-cell>
              <table:table-cell office:value-type="float" office:value="6177.168097">
                <text:p>6177.168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.859099">
                <text:p>1.859099</text:p>
              </table:table-cell>
              <table:table-cell office:value-type="float" office:value="6206.778794">
                <text:p>6206.7787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4.092416">
                <text:p>4.092416</text:p>
              </table:table-cell>
              <table:table-cell office:value-type="float" office:value="6278.674559">
                <text:p>6278.674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364526">
                <text:p>3.364526</text:p>
              </table:table-cell>
              <table:table-cell office:value-type="float" office:value="6278.79837">
                <text:p>6278.798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.314317">
                <text:p>2.314317</text:p>
              </table:table-cell>
              <table:table-cell office:value-type="float" office:value="6290.864883">
                <text:p>6290.864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.857596">
                <text:p>1.857596</text:p>
              </table:table-cell>
              <table:table-cell office:value-type="float" office:value="6319.706345">
                <text:p>6319.7063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3.643959">
                <text:p>3.643959</text:p>
              </table:table-cell>
              <table:table-cell office:value-type="float" office:value="6383.114591">
                <text:p>6383.114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.334714">
                <text:p>4.334714</text:p>
              </table:table-cell>
              <table:table-cell office:value-type="float" office:value="6522.672302">
                <text:p>6522.672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4.564811">
                <text:p>4.564811</text:p>
              </table:table-cell>
              <table:table-cell office:value-type="float" office:value="6667.801957">
                <text:p>6667.801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.407858">
                <text:p>1.407858</text:p>
              </table:table-cell>
              <table:table-cell office:value-type="float" office:value="6782.940901">
                <text:p>6782.940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5.375002">
                <text:p>5.375002</text:p>
              </table:table-cell>
              <table:table-cell office:value-type="float" office:value="6878.630274">
                <text:p>6878.630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.55106">
                <text:p>4.55106</text:p>
              </table:table-cell>
              <table:table-cell office:value-type="float" office:value="6990.704927">
                <text:p>6990.704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.007879">
                <text:p>4.007879</text:p>
              </table:table-cell>
              <table:table-cell office:value-type="float" office:value="7006.765541">
                <text:p>7006.765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4.39189">
                <text:p>4.39189</text:p>
              </table:table-cell>
              <table:table-cell office:value-type="float" office:value="7014.881903">
                <text:p>7014.881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1.779617">
                <text:p>1.779617</text:p>
              </table:table-cell>
              <table:table-cell office:value-type="float" office:value="7078.845092">
                <text:p>7078.8450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893661">
                <text:p>4.893661</text:p>
              </table:table-cell>
              <table:table-cell office:value-type="float" office:value="7135.627622">
                <text:p>7135.6276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5.927461">
                <text:p>5.927461</text:p>
              </table:table-cell>
              <table:table-cell office:value-type="float" office:value="7399.694214">
                <text:p>7399.694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.263912">
                <text:p>4.263912</text:p>
              </table:table-cell>
              <table:table-cell office:value-type="float" office:value="7451.263393">
                <text:p>7451.2633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4.636559">
                <text:p>4.636559</text:p>
              </table:table-cell>
              <table:table-cell office:value-type="float" office:value="7498.810018">
                <text:p>7498.8100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499385">
                <text:p>5.499385</text:p>
              </table:table-cell>
              <table:table-cell office:value-type="float" office:value="7518.724257">
                <text:p>7518.7242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5.058463">
                <text:p>5.058463</text:p>
              </table:table-cell>
              <table:table-cell office:value-type="float" office:value="7581.868625">
                <text:p>7581.868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7.09645">
                <text:p>7.09645</text:p>
              </table:table-cell>
              <table:table-cell office:value-type="float" office:value="7620.57964">
                <text:p>7620.579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6.993795">
                <text:p>6.993795</text:p>
              </table:table-cell>
              <table:table-cell office:value-type="float" office:value="7658.8835">
                <text:p>7658.8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5.813521">
                <text:p>5.813521</text:p>
              </table:table-cell>
              <table:table-cell office:value-type="float" office:value="7666.721521">
                <text:p>7666.7215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.199736">
                <text:p>6.199736</text:p>
              </table:table-cell>
              <table:table-cell office:value-type="float" office:value="7706.849459">
                <text:p>7706.8494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6.955661">
                <text:p>6.955661</text:p>
              </table:table-cell>
              <table:table-cell office:value-type="float" office:value="7738.508186">
                <text:p>7738.508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5.981563">
                <text:p>5.981563</text:p>
              </table:table-cell>
              <table:table-cell office:value-type="float" office:value="7762.771876">
                <text:p>7762.771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22.133444">
                <text:p>22.133444</text:p>
              </table:table-cell>
              <table:table-cell office:value-type="float" office:value="7808.244575">
                <text:p>7808.2445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6.055263">
                <text:p>6.055263</text:p>
              </table:table-cell>
              <table:table-cell office:value-type="float" office:value="7874.762441">
                <text:p>7874.762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6.469007">
                <text:p>6.469007</text:p>
              </table:table-cell>
              <table:table-cell office:value-type="float" office:value="7922.970334">
                <text:p>7922.970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21.52709">
                <text:p>21.52709</text:p>
              </table:table-cell>
              <table:table-cell office:value-type="float" office:value="7927.321065">
                <text:p>7927.3210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21.242048">
                <text:p>21.242048</text:p>
              </table:table-cell>
              <table:table-cell office:value-type="float" office:value="7950.952276">
                <text:p>7950.952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22.004356">
                <text:p>22.004356</text:p>
              </table:table-cell>
              <table:table-cell office:value-type="float" office:value="7967.008788">
                <text:p>7967.0087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6.612469">
                <text:p>6.612469</text:p>
              </table:table-cell>
              <table:table-cell office:value-type="float" office:value="7975.685006">
                <text:p>7975.685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">
                <text:p>85</text:p>
              </table:table-cell>
              <table:table-cell office:value-type="float" office:value="22.60235">
                <text:p>22.60235</text:p>
              </table:table-cell>
              <table:table-cell office:value-type="float" office:value="7998.950001">
                <text:p>7998.95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48.099969">
                <text:p>48.099969</text:p>
              </table:table-cell>
              <table:table-cell office:value-type="float" office:value="8025.246052">
                <text:p>8025.2460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.83726">
                <text:p>7.83726</text:p>
              </table:table-cell>
              <table:table-cell office:value-type="float" office:value="8026.689133">
                <text:p>8026.689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22.65659">
                <text:p>22.65659</text:p>
              </table:table-cell>
              <table:table-cell office:value-type="float" office:value="8039.86145">
                <text:p>8039.86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8.089084">
                <text:p>8.089084</text:p>
              </table:table-cell>
              <table:table-cell office:value-type="float" office:value="8044.028301">
                <text:p>8044.028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7.569673">
                <text:p>7.569673</text:p>
              </table:table-cell>
              <table:table-cell office:value-type="float" office:value="8048.933569">
                <text:p>8048.9335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7.214499">
                <text:p>7.214499</text:p>
              </table:table-cell>
              <table:table-cell office:value-type="float" office:value="8064.296587">
                <text:p>8064.296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1.537901">
                <text:p>21.537901</text:p>
              </table:table-cell>
              <table:table-cell office:value-type="float" office:value="8070.687104">
                <text:p>8070.687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21.773998">
                <text:p>21.773998</text:p>
              </table:table-cell>
              <table:table-cell office:value-type="float" office:value="8077.228529">
                <text:p>8077.2285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48.356518">
                <text:p>48.356518</text:p>
              </table:table-cell>
              <table:table-cell office:value-type="float" office:value="8089.6039">
                <text:p>8089.60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21.859906">
                <text:p>21.859906</text:p>
              </table:table-cell>
              <table:table-cell office:value-type="float" office:value="8099.078252">
                <text:p>8099.078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22.081339">
                <text:p>22.081339</text:p>
              </table:table-cell>
              <table:table-cell office:value-type="float" office:value="8102.452551">
                <text:p>8102.4525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6.74995">
                <text:p>6.74995</text:p>
              </table:table-cell>
              <table:table-cell office:value-type="float" office:value="8103.715088">
                <text:p>8103.7150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">
                <text:p>93</text:p>
              </table:table-cell>
              <table:table-cell office:value-type="float" office:value="48.984159">
                <text:p>48.984159</text:p>
              </table:table-cell>
              <table:table-cell office:value-type="float" office:value="8115.027485">
                <text:p>8115.0274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22.563937">
                <text:p>22.563937</text:p>
              </table:table-cell>
              <table:table-cell office:value-type="float" office:value="8117.593046">
                <text:p>8117.593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8.167568">
                <text:p>8.167568</text:p>
              </table:table-cell>
              <table:table-cell office:value-type="float" office:value="8117.778731">
                <text:p>8117.7787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">
                <text:p>99</text:p>
              </table:table-cell>
              <table:table-cell office:value-type="float" office:value="48.647015">
                <text:p>48.647015</text:p>
              </table:table-cell>
              <table:table-cell office:value-type="float" office:value="8131.507736">
                <text:p>8131.507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7.378724">
                <text:p>7.378724</text:p>
              </table:table-cell>
              <table:table-cell office:value-type="float" office:value="8150.678337">
                <text:p>8150.6783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48.992704">
                <text:p>48.992704</text:p>
              </table:table-cell>
              <table:table-cell office:value-type="float" office:value="8182.648583">
                <text:p>8182.6485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48.049477">
                <text:p>48.049477</text:p>
              </table:table-cell>
              <table:table-cell office:value-type="float" office:value="8182.7981">
                <text:p>8182.7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21.983269">
                <text:p>21.983269</text:p>
              </table:table-cell>
              <table:table-cell office:value-type="float" office:value="8191.446516">
                <text:p>8191.4465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">
                <text:p>94</text:p>
              </table:table-cell>
              <table:table-cell office:value-type="float" office:value="48.619824">
                <text:p>48.619824</text:p>
              </table:table-cell>
              <table:table-cell office:value-type="float" office:value="8191.599254">
                <text:p>8191.599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">
                <text:p>62</text:p>
              </table:table-cell>
              <table:table-cell office:value-type="float" office:value="21.274687">
                <text:p>21.274687</text:p>
              </table:table-cell>
              <table:table-cell office:value-type="float" office:value="8232.440971">
                <text:p>8232.4409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48.216771">
                <text:p>48.216771</text:p>
              </table:table-cell>
              <table:table-cell office:value-type="float" office:value="8233.091826">
                <text:p>8233.0918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21.813935">
                <text:p>21.813935</text:p>
              </table:table-cell>
              <table:table-cell office:value-type="float" office:value="8233.096514">
                <text:p>8233.096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21.756933">
                <text:p>21.756933</text:p>
              </table:table-cell>
              <table:table-cell office:value-type="float" office:value="8233.295017">
                <text:p>8233.295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48.798274">
                <text:p>48.798274</text:p>
              </table:table-cell>
              <table:table-cell office:value-type="float" office:value="8246.272472">
                <text:p>8246.2724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48.238732">
                <text:p>48.238732</text:p>
              </table:table-cell>
              <table:table-cell office:value-type="float" office:value="8251.637584">
                <text:p>8251.637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48.806977">
                <text:p>48.806977</text:p>
              </table:table-cell>
              <table:table-cell office:value-type="float" office:value="8252.213059">
                <text:p>8252.213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">
                <text:p>56</text:p>
              </table:table-cell>
              <table:table-cell office:value-type="float" office:value="7.430907">
                <text:p>7.430907</text:p>
              </table:table-cell>
              <table:table-cell office:value-type="float" office:value="8253.905786">
                <text:p>8253.9057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8.367501">
                <text:p>48.367501</text:p>
              </table:table-cell>
              <table:table-cell office:value-type="float" office:value="8253.969581">
                <text:p>8253.969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48.775448">
                <text:p>48.775448</text:p>
              </table:table-cell>
              <table:table-cell office:value-type="float" office:value="8266.827628">
                <text:p>8266.8276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">
                <text:p>97</text:p>
              </table:table-cell>
              <table:table-cell office:value-type="float" office:value="48.697021">
                <text:p>48.697021</text:p>
              </table:table-cell>
              <table:table-cell office:value-type="float" office:value="8267.916701">
                <text:p>8267.9167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8.974198">
                <text:p>48.974198</text:p>
              </table:table-cell>
              <table:table-cell office:value-type="float" office:value="8269.546246">
                <text:p>8269.5462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48.45418">
                <text:p>48.45418</text:p>
              </table:table-cell>
              <table:table-cell office:value-type="float" office:value="8270.681648">
                <text:p>8270.6816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21.220703">
                <text:p>21.220703</text:p>
              </table:table-cell>
              <table:table-cell office:value-type="float" office:value="8270.709459">
                <text:p>8270.709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48.642663">
                <text:p>48.642663</text:p>
              </table:table-cell>
              <table:table-cell office:value-type="float" office:value="8272.887256">
                <text:p>8272.8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48.793195">
                <text:p>48.793195</text:p>
              </table:table-cell>
              <table:table-cell office:value-type="float" office:value="8274.707423">
                <text:p>8274.707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48.940018">
                <text:p>48.940018</text:p>
              </table:table-cell>
              <table:table-cell office:value-type="float" office:value="8276.373619">
                <text:p>8276.373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8.53122">
                <text:p>48.53122</text:p>
              </table:table-cell>
              <table:table-cell office:value-type="float" office:value="8279.497129">
                <text:p>8279.497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48.348535">
                <text:p>48.348535</text:p>
              </table:table-cell>
              <table:table-cell office:value-type="float" office:value="8287.553526">
                <text:p>8287.5535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  <table:table-cell office:value-type="float" office:value="48.524128">
                <text:p>48.524128</text:p>
              </table:table-cell>
              <table:table-cell office:value-type="float" office:value="8287.620052">
                <text:p>8287.620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2">
                <text:p>92</text:p>
              </table:table-cell>
              <table:table-cell office:value-type="float" office:value="48.725802">
                <text:p>48.725802</text:p>
              </table:table-cell>
              <table:table-cell office:value-type="float" office:value="8287.739991">
                <text:p>8287.739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48.54245">
                <text:p>48.54245</text:p>
              </table:table-cell>
              <table:table-cell office:value-type="float" office:value="8300.299093">
                <text:p>8300.2990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48cm" svg:y="3.703cm" style:legend-expansion="high" chart:style-name="ch2"/>
        <chart:plot-area chart:style-name="ch3" table:cell-range-address="100_100.B1:100_100.D100" svg:x="0.32cm" svg:y="0.18cm" svg:width="12.508cm" svg:height="8.64cm">
          <chartooo:coordinate-region svg:x="1.312cm" svg:y="0.379cm" svg:width="11.51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_100.B1:100_100.B100" chart:class="chart:bar">
            <chart:data-point chart:repeated="100"/>
          </chart:series>
          <chart:series chart:style-name="ch8" chart:values-cell-range-address="100_100.C1:100_100.C100" chart:class="chart:bar">
            <chart:data-point chart:repeated="100"/>
          </chart:series>
          <chart:series chart:style-name="ch9" chart:values-cell-range-address="100_100.D1:100_100.D10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100_100.B1:100_100.B100</svg:desc>
                </draw:g>
              </table:table-cell>
              <table:table-cell office:value-type="float" office:value="0.373716">
                <text:p>0.373716</text:p>
                <draw:g>
                  <svg:desc>100_100.C1:100_100.C100</svg:desc>
                </draw:g>
              </table:table-cell>
              <table:table-cell office:value-type="float" office:value="1570.349662">
                <text:p>1570.349662</text:p>
                <draw:g>
                  <svg:desc>100_100.D1:100_100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763645">
                <text:p>0.763645</text:p>
              </table:table-cell>
              <table:table-cell office:value-type="float" office:value="1613.559365">
                <text:p>1613.559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01493">
                <text:p>0.101493</text:p>
              </table:table-cell>
              <table:table-cell office:value-type="float" office:value="2567.798807">
                <text:p>2567.798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0.618882">
                <text:p>0.618882</text:p>
              </table:table-cell>
              <table:table-cell office:value-type="float" office:value="2568.260336">
                <text:p>2568.260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0.485164">
                <text:p>0.485164</text:p>
              </table:table-cell>
              <table:table-cell office:value-type="float" office:value="2594.053531">
                <text:p>2594.053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0053">
                <text:p>0.080053</text:p>
              </table:table-cell>
              <table:table-cell office:value-type="float" office:value="2621.626418">
                <text:p>2621.626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343187">
                <text:p>0.343187</text:p>
              </table:table-cell>
              <table:table-cell office:value-type="float" office:value="2634.415242">
                <text:p>2634.415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355327">
                <text:p>0.355327</text:p>
              </table:table-cell>
              <table:table-cell office:value-type="float" office:value="2781.16085">
                <text:p>2781.16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45262">
                <text:p>0.045262</text:p>
              </table:table-cell>
              <table:table-cell office:value-type="float" office:value="2814.299878">
                <text:p>2814.299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98853">
                <text:p>0.298853</text:p>
              </table:table-cell>
              <table:table-cell office:value-type="float" office:value="2837.419306">
                <text:p>2837.419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57113">
                <text:p>0.457113</text:p>
              </table:table-cell>
              <table:table-cell office:value-type="float" office:value="2904.310116">
                <text:p>2904.310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7637">
                <text:p>0.47637</text:p>
              </table:table-cell>
              <table:table-cell office:value-type="float" office:value="3345.605593">
                <text:p>3345.605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173473">
                <text:p>0.173473</text:p>
              </table:table-cell>
              <table:table-cell office:value-type="float" office:value="3425.405412">
                <text:p>3425.405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350217">
                <text:p>0.350217</text:p>
              </table:table-cell>
              <table:table-cell office:value-type="float" office:value="3478.459158">
                <text:p>3478.459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381057">
                <text:p>0.381057</text:p>
              </table:table-cell>
              <table:table-cell office:value-type="float" office:value="3709.575252">
                <text:p>3709.575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227235">
                <text:p>0.227235</text:p>
              </table:table-cell>
              <table:table-cell office:value-type="float" office:value="4065.490692">
                <text:p>4065.490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142037">
                <text:p>0.142037</text:p>
              </table:table-cell>
              <table:table-cell office:value-type="float" office:value="4085.157051">
                <text:p>4085.157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.367273">
                <text:p>0.367273</text:p>
              </table:table-cell>
              <table:table-cell office:value-type="float" office:value="4381.208931">
                <text:p>4381.208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373063">
                <text:p>0.373063</text:p>
              </table:table-cell>
              <table:table-cell office:value-type="float" office:value="4486.246607">
                <text:p>4486.246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444751">
                <text:p>0.444751</text:p>
              </table:table-cell>
              <table:table-cell office:value-type="float" office:value="4513.752603">
                <text:p>4513.752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53635">
                <text:p>0.453635</text:p>
              </table:table-cell>
              <table:table-cell office:value-type="float" office:value="4582.349764">
                <text:p>4582.349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0.563795">
                <text:p>0.563795</text:p>
              </table:table-cell>
              <table:table-cell office:value-type="float" office:value="4782.480917">
                <text:p>4782.4809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0.387262">
                <text:p>0.387262</text:p>
              </table:table-cell>
              <table:table-cell office:value-type="float" office:value="4782.796273">
                <text:p>4782.796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0.701361">
                <text:p>0.701361</text:p>
              </table:table-cell>
              <table:table-cell office:value-type="float" office:value="4782.960031">
                <text:p>4782.960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.551647">
                <text:p>0.551647</text:p>
              </table:table-cell>
              <table:table-cell office:value-type="float" office:value="4889.385653">
                <text:p>4889.385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.415796">
                <text:p>0.415796</text:p>
              </table:table-cell>
              <table:table-cell office:value-type="float" office:value="4916.847182">
                <text:p>4916.847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0.460114">
                <text:p>0.460114</text:p>
              </table:table-cell>
              <table:table-cell office:value-type="float" office:value="4961.288964">
                <text:p>4961.2889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.625462">
                <text:p>0.625462</text:p>
              </table:table-cell>
              <table:table-cell office:value-type="float" office:value="5168.933437">
                <text:p>5168.9334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187704">
                <text:p>0.187704</text:p>
              </table:table-cell>
              <table:table-cell office:value-type="float" office:value="5203.580552">
                <text:p>5203.580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1.054109">
                <text:p>1.054109</text:p>
              </table:table-cell>
              <table:table-cell office:value-type="float" office:value="5310.763178">
                <text:p>5310.7631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804618">
                <text:p>0.804618</text:p>
              </table:table-cell>
              <table:table-cell office:value-type="float" office:value="5455.958067">
                <text:p>5455.958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0.473867">
                <text:p>0.473867</text:p>
              </table:table-cell>
              <table:table-cell office:value-type="float" office:value="5807.839367">
                <text:p>5807.839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1.221679">
                <text:p>1.221679</text:p>
              </table:table-cell>
              <table:table-cell office:value-type="float" office:value="5833.276305">
                <text:p>5833.276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0.474354">
                <text:p>0.474354</text:p>
              </table:table-cell>
              <table:table-cell office:value-type="float" office:value="5847.180219">
                <text:p>5847.1802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1.073844">
                <text:p>1.073844</text:p>
              </table:table-cell>
              <table:table-cell office:value-type="float" office:value="5848.729417">
                <text:p>5848.729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0.90157">
                <text:p>0.90157</text:p>
              </table:table-cell>
              <table:table-cell office:value-type="float" office:value="5929.514622">
                <text:p>5929.5146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34728">
                <text:p>0.834728</text:p>
              </table:table-cell>
              <table:table-cell office:value-type="float" office:value="6009.306256">
                <text:p>6009.306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0.698218">
                <text:p>0.698218</text:p>
              </table:table-cell>
              <table:table-cell office:value-type="float" office:value="6087.775587">
                <text:p>6087.775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1.015873">
                <text:p>1.015873</text:p>
              </table:table-cell>
              <table:table-cell office:value-type="float" office:value="6102.312756">
                <text:p>6102.3127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.102217">
                <text:p>1.102217</text:p>
              </table:table-cell>
              <table:table-cell office:value-type="float" office:value="6205.062879">
                <text:p>6205.062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1.16764">
                <text:p>1.16764</text:p>
              </table:table-cell>
              <table:table-cell office:value-type="float" office:value="6285.259692">
                <text:p>6285.259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877517">
                <text:p>0.877517</text:p>
              </table:table-cell>
              <table:table-cell office:value-type="float" office:value="6393.511888">
                <text:p>6393.511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1.308122">
                <text:p>1.308122</text:p>
              </table:table-cell>
              <table:table-cell office:value-type="float" office:value="6585.391856">
                <text:p>6585.3918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0.844059">
                <text:p>0.844059</text:p>
              </table:table-cell>
              <table:table-cell office:value-type="float" office:value="6617.288016">
                <text:p>6617.288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013571">
                <text:p>1.013571</text:p>
              </table:table-cell>
              <table:table-cell office:value-type="float" office:value="6753.23724">
                <text:p>6753.23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0.452278">
                <text:p>0.452278</text:p>
              </table:table-cell>
              <table:table-cell office:value-type="float" office:value="6765.381695">
                <text:p>6765.381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0.895846">
                <text:p>0.895846</text:p>
              </table:table-cell>
              <table:table-cell office:value-type="float" office:value="6822.83191">
                <text:p>6822.83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0.859824">
                <text:p>0.859824</text:p>
              </table:table-cell>
              <table:table-cell office:value-type="float" office:value="6930.338882">
                <text:p>6930.338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1.635082">
                <text:p>1.635082</text:p>
              </table:table-cell>
              <table:table-cell office:value-type="float" office:value="6949.348185">
                <text:p>6949.348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1.541251">
                <text:p>1.541251</text:p>
              </table:table-cell>
              <table:table-cell office:value-type="float" office:value="7049.362224">
                <text:p>7049.362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.366297">
                <text:p>1.366297</text:p>
              </table:table-cell>
              <table:table-cell office:value-type="float" office:value="7149.25692">
                <text:p>7149.25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1.474451">
                <text:p>1.474451</text:p>
              </table:table-cell>
              <table:table-cell office:value-type="float" office:value="7177.302363">
                <text:p>7177.302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1.652849">
                <text:p>1.652849</text:p>
              </table:table-cell>
              <table:table-cell office:value-type="float" office:value="7193.313937">
                <text:p>7193.313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0.892794">
                <text:p>0.892794</text:p>
              </table:table-cell>
              <table:table-cell office:value-type="float" office:value="7238.299574">
                <text:p>7238.2995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0.884833">
                <text:p>0.884833</text:p>
              </table:table-cell>
              <table:table-cell office:value-type="float" office:value="7241.65473">
                <text:p>7241.65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1.653937">
                <text:p>1.653937</text:p>
              </table:table-cell>
              <table:table-cell office:value-type="float" office:value="7263.072322">
                <text:p>7263.072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1.003353">
                <text:p>1.003353</text:p>
              </table:table-cell>
              <table:table-cell office:value-type="float" office:value="7445.334412">
                <text:p>7445.3344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1.608366">
                <text:p>1.608366</text:p>
              </table:table-cell>
              <table:table-cell office:value-type="float" office:value="7533.938495">
                <text:p>7533.9384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.639355">
                <text:p>1.639355</text:p>
              </table:table-cell>
              <table:table-cell office:value-type="float" office:value="7613.304153">
                <text:p>7613.304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619044">
                <text:p>1.619044</text:p>
              </table:table-cell>
              <table:table-cell office:value-type="float" office:value="7622.428627">
                <text:p>7622.4286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.614651">
                <text:p>1.614651</text:p>
              </table:table-cell>
              <table:table-cell office:value-type="float" office:value="7634.411277">
                <text:p>7634.411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1.597395">
                <text:p>1.597395</text:p>
              </table:table-cell>
              <table:table-cell office:value-type="float" office:value="7665.372774">
                <text:p>7665.372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1.622784">
                <text:p>1.622784</text:p>
              </table:table-cell>
              <table:table-cell office:value-type="float" office:value="7698.412949">
                <text:p>7698.412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62.392257">
                <text:p>62.392257</text:p>
              </table:table-cell>
              <table:table-cell office:value-type="float" office:value="7757.678525">
                <text:p>7757.6785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.684687">
                <text:p>1.684687</text:p>
              </table:table-cell>
              <table:table-cell office:value-type="float" office:value="7798.304901">
                <text:p>7798.304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662301">
                <text:p>1.662301</text:p>
              </table:table-cell>
              <table:table-cell office:value-type="float" office:value="7800.393818">
                <text:p>7800.393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">
                <text:p>79</text:p>
              </table:table-cell>
              <table:table-cell office:value-type="float" office:value="62.41802">
                <text:p>62.41802</text:p>
              </table:table-cell>
              <table:table-cell office:value-type="float" office:value="7837.479899">
                <text:p>7837.479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1.06751">
                <text:p>1.06751</text:p>
              </table:table-cell>
              <table:table-cell office:value-type="float" office:value="7853.312791">
                <text:p>7853.3127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1.595434">
                <text:p>1.595434</text:p>
              </table:table-cell>
              <table:table-cell office:value-type="float" office:value="7881.79217">
                <text:p>7881.792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1.039212">
                <text:p>1.039212</text:p>
              </table:table-cell>
              <table:table-cell office:value-type="float" office:value="7882.039832">
                <text:p>7882.039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62.455941">
                <text:p>62.455941</text:p>
              </table:table-cell>
              <table:table-cell office:value-type="float" office:value="7925.455051">
                <text:p>7925.4550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63.221297">
                <text:p>63.221297</text:p>
              </table:table-cell>
              <table:table-cell office:value-type="float" office:value="7925.611551">
                <text:p>7925.611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62.442146">
                <text:p>62.442146</text:p>
              </table:table-cell>
              <table:table-cell office:value-type="float" office:value="7927.461463">
                <text:p>7927.4614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56.342813">
                <text:p>56.342813</text:p>
              </table:table-cell>
              <table:table-cell office:value-type="float" office:value="7938.290257">
                <text:p>7938.290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56.075717">
                <text:p>56.075717</text:p>
              </table:table-cell>
              <table:table-cell office:value-type="float" office:value="7979.888407">
                <text:p>7979.888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62.451577">
                <text:p>62.451577</text:p>
              </table:table-cell>
              <table:table-cell office:value-type="float" office:value="7980.10765">
                <text:p>7980.10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62.407142">
                <text:p>62.407142</text:p>
              </table:table-cell>
              <table:table-cell office:value-type="float" office:value="7983.619768">
                <text:p>7983.6197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2.44263">
                <text:p>62.44263</text:p>
              </table:table-cell>
              <table:table-cell office:value-type="float" office:value="7985.496231">
                <text:p>7985.4962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64.512136">
                <text:p>64.512136</text:p>
              </table:table-cell>
              <table:table-cell office:value-type="float" office:value="8043.456735">
                <text:p>8043.456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62.434134">
                <text:p>62.434134</text:p>
              </table:table-cell>
              <table:table-cell office:value-type="float" office:value="8062.305068">
                <text:p>8062.3050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63.142866">
                <text:p>63.142866</text:p>
              </table:table-cell>
              <table:table-cell office:value-type="float" office:value="8083.762544">
                <text:p>8083.762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63.170773">
                <text:p>63.170773</text:p>
              </table:table-cell>
              <table:table-cell office:value-type="float" office:value="8089.744714">
                <text:p>8089.7447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62.45435">
                <text:p>62.45435</text:p>
              </table:table-cell>
              <table:table-cell office:value-type="float" office:value="8098.010133">
                <text:p>8098.010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62.345286">
                <text:p>62.345286</text:p>
              </table:table-cell>
              <table:table-cell office:value-type="float" office:value="8101.557308">
                <text:p>8101.5573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64.524761">
                <text:p>64.524761</text:p>
              </table:table-cell>
              <table:table-cell office:value-type="float" office:value="8116.884725">
                <text:p>8116.8847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63.139855">
                <text:p>63.139855</text:p>
              </table:table-cell>
              <table:table-cell office:value-type="float" office:value="8150.106379">
                <text:p>8150.1063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3.322525">
                <text:p>63.322525</text:p>
              </table:table-cell>
              <table:table-cell office:value-type="float" office:value="8154.759717">
                <text:p>8154.7597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64.755795">
                <text:p>64.755795</text:p>
              </table:table-cell>
              <table:table-cell office:value-type="float" office:value="8155.192879">
                <text:p>8155.192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4.430818">
                <text:p>64.430818</text:p>
              </table:table-cell>
              <table:table-cell office:value-type="float" office:value="8169.50434">
                <text:p>8169.50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62.447027">
                <text:p>62.447027</text:p>
              </table:table-cell>
              <table:table-cell office:value-type="float" office:value="8179.986414">
                <text:p>8179.986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64.689992">
                <text:p>64.689992</text:p>
              </table:table-cell>
              <table:table-cell office:value-type="float" office:value="8211.931952">
                <text:p>8211.931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">
                <text:p>76</text:p>
              </table:table-cell>
              <table:table-cell office:value-type="float" office:value="62.449084">
                <text:p>62.449084</text:p>
              </table:table-cell>
              <table:table-cell office:value-type="float" office:value="8214.593973">
                <text:p>8214.593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64.465599">
                <text:p>64.465599</text:p>
              </table:table-cell>
              <table:table-cell office:value-type="float" office:value="8214.751416">
                <text:p>8214.7514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64.488939">
                <text:p>64.488939</text:p>
              </table:table-cell>
              <table:table-cell office:value-type="float" office:value="8215.647607">
                <text:p>8215.647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64.571169">
                <text:p>64.571169</text:p>
              </table:table-cell>
              <table:table-cell office:value-type="float" office:value="8218.330484">
                <text:p>8218.3304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64.578166">
                <text:p>64.578166</text:p>
              </table:table-cell>
              <table:table-cell office:value-type="float" office:value="8221.213702">
                <text:p>8221.213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64.791398">
                <text:p>64.791398</text:p>
              </table:table-cell>
              <table:table-cell office:value-type="float" office:value="8231.520231">
                <text:p>8231.5202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64.660279">
                <text:p>64.660279</text:p>
              </table:table-cell>
              <table:table-cell office:value-type="float" office:value="8245.63457">
                <text:p>8245.634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64.578131">
                <text:p>64.578131</text:p>
              </table:table-cell>
              <table:table-cell office:value-type="float" office:value="8250.295984">
                <text:p>8250.2959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64.724176">
                <text:p>64.724176</text:p>
              </table:table-cell>
              <table:table-cell office:value-type="float" office:value="8251.188794">
                <text:p>8251.1887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481cm" svg:height="17.708cm" xlink:href=".." xlink:type="simple" chart:class="chart:bar" chart:style-name="ch1">
        <chart:legend chart:legend-position="end" svg:x="28.602cm" svg:y="8.306cm" style:legend-expansion="high" chart:style-name="ch2"/>
        <chart:plot-area chart:style-name="ch3" table:cell-range-address="1_250.C1:1_250.D101" chart:data-source-has-labels="row" svg:x="0.629cm" svg:y="0.354cm" svg:width="27.344cm" svg:height="17cm">
          <chartooo:coordinate-region svg:x="1.806cm" svg:y="0.553cm" svg:width="26.167cm" svg:height="16.0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250.C2:1_250.C101" chart:label-cell-address="1_250.C1:1_250.C1" chart:class="chart:bar">
            <chart:data-point chart:repeated="100"/>
          </chart:series>
          <chart:series chart:style-name="ch8" chart:values-cell-range-address="1_250.D2:1_250.D101" chart:label-cell-address="1_250.D1:1_25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250.C1:1_250.C1</svg:desc>
                </draw:g>
              </table:table-cell>
              <table:table-cell office:value-type="string">
                <text:p>Response</text:p>
                <draw:g>
                  <svg:desc>1_250.D1:1_25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4772">
                <text:p>0.204772</text:p>
                <draw:g>
                  <svg:desc>1_250.C2:1_250.C101</svg:desc>
                </draw:g>
              </table:table-cell>
              <table:table-cell office:value-type="float" office:value="418.155691">
                <text:p>418.155691</text:p>
                <draw:g>
                  <svg:desc>1_250.D2:1_25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7449">
                <text:p>0.097449</text:p>
              </table:table-cell>
              <table:table-cell office:value-type="float" office:value="425.45409">
                <text:p>425.45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977">
                <text:p>0.028977</text:p>
              </table:table-cell>
              <table:table-cell office:value-type="float" office:value="452.24665">
                <text:p>452.2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6121">
                <text:p>0.066121</text:p>
              </table:table-cell>
              <table:table-cell office:value-type="float" office:value="486.041409">
                <text:p>486.041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7241">
                <text:p>0.187241</text:p>
              </table:table-cell>
              <table:table-cell office:value-type="float" office:value="508.166742">
                <text:p>508.166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8.171079">
                <text:p>508.171079</text:p>
              </table:table-cell>
              <table:table-cell office:value-type="float" office:value="815.161867">
                <text:p>815.161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8.172756">
                <text:p>508.172756</text:p>
              </table:table-cell>
              <table:table-cell office:value-type="float" office:value="818.796541">
                <text:p>818.796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8.183393">
                <text:p>508.183393</text:p>
              </table:table-cell>
              <table:table-cell office:value-type="float" office:value="822.37395">
                <text:p>822.37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2.387555">
                <text:p>822.387555</text:p>
              </table:table-cell>
              <table:table-cell office:value-type="float" office:value="1272.808678">
                <text:p>1272.808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2.380114">
                <text:p>822.380114</text:p>
              </table:table-cell>
              <table:table-cell office:value-type="float" office:value="1275.266097">
                <text:p>1275.266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2.375644">
                <text:p>822.375644</text:p>
              </table:table-cell>
              <table:table-cell office:value-type="float" office:value="1282.742613">
                <text:p>1282.7426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2.387592">
                <text:p>822.387592</text:p>
              </table:table-cell>
              <table:table-cell office:value-type="float" office:value="1292.06239">
                <text:p>1292.06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2.388173">
                <text:p>822.388173</text:p>
              </table:table-cell>
              <table:table-cell office:value-type="float" office:value="1310.860951">
                <text:p>1310.860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.863391">
                <text:p>1310.863391</text:p>
              </table:table-cell>
              <table:table-cell office:value-type="float" office:value="1527.441225">
                <text:p>1527.441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7.443494">
                <text:p>1527.443494</text:p>
              </table:table-cell>
              <table:table-cell office:value-type="float" office:value="1717.97154">
                <text:p>1717.97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8.068414">
                <text:p>1718.068414</text:p>
              </table:table-cell>
              <table:table-cell office:value-type="float" office:value="2017.347817">
                <text:p>2017.347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8.016159">
                <text:p>1718.016159</text:p>
              </table:table-cell>
              <table:table-cell office:value-type="float" office:value="2026.532402">
                <text:p>2026.532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8.071375">
                <text:p>1718.071375</text:p>
              </table:table-cell>
              <table:table-cell office:value-type="float" office:value="2037.680053">
                <text:p>2037.680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7.682291">
                <text:p>2037.682291</text:p>
              </table:table-cell>
              <table:table-cell office:value-type="float" office:value="2250.046961">
                <text:p>2250.0469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50.050432">
                <text:p>2250.050432</text:p>
              </table:table-cell>
              <table:table-cell office:value-type="float" office:value="2444.318065">
                <text:p>2444.318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4.320445">
                <text:p>2444.320445</text:p>
              </table:table-cell>
              <table:table-cell office:value-type="float" office:value="2719.215621">
                <text:p>2719.215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44.33805">
                <text:p>2444.33805</text:p>
              </table:table-cell>
              <table:table-cell office:value-type="float" office:value="2728.7568">
                <text:p>2728.7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8.759219">
                <text:p>2728.759219</text:p>
              </table:table-cell>
              <table:table-cell office:value-type="float" office:value="2966.692013">
                <text:p>2966.692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66.825896">
                <text:p>2966.825896</text:p>
              </table:table-cell>
              <table:table-cell office:value-type="float" office:value="3980.727197">
                <text:p>3980.727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66.816331">
                <text:p>2966.816331</text:p>
              </table:table-cell>
              <table:table-cell office:value-type="float" office:value="3980.781504">
                <text:p>3980.781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66.746552">
                <text:p>2966.746552</text:p>
              </table:table-cell>
              <table:table-cell office:value-type="float" office:value="4072.532842">
                <text:p>4072.532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66.792243">
                <text:p>2966.792243</text:p>
              </table:table-cell>
              <table:table-cell office:value-type="float" office:value="4098.616155">
                <text:p>4098.616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66.699802">
                <text:p>2966.699802</text:p>
              </table:table-cell>
              <table:table-cell office:value-type="float" office:value="4098.999782">
                <text:p>4098.9997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66.733099">
                <text:p>2966.733099</text:p>
              </table:table-cell>
              <table:table-cell office:value-type="float" office:value="4102.388235">
                <text:p>4102.388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66.74448">
                <text:p>2966.74448</text:p>
              </table:table-cell>
              <table:table-cell office:value-type="float" office:value="4115.491955">
                <text:p>4115.491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66.800175">
                <text:p>2966.800175</text:p>
              </table:table-cell>
              <table:table-cell office:value-type="float" office:value="4130.732725">
                <text:p>4130.732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66.808093">
                <text:p>2966.808093</text:p>
              </table:table-cell>
              <table:table-cell office:value-type="float" office:value="4137.451919">
                <text:p>4137.4519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6.821173">
                <text:p>2966.821173</text:p>
              </table:table-cell>
              <table:table-cell office:value-type="float" office:value="4145.930074">
                <text:p>4145.930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66.807397">
                <text:p>2966.807397</text:p>
              </table:table-cell>
              <table:table-cell office:value-type="float" office:value="4157.155816">
                <text:p>4157.155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66.820858">
                <text:p>2966.820858</text:p>
              </table:table-cell>
              <table:table-cell office:value-type="float" office:value="4159.492013">
                <text:p>4159.492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6.81674">
                <text:p>2966.81674</text:p>
              </table:table-cell>
              <table:table-cell office:value-type="float" office:value="4163.245394">
                <text:p>4163.245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66.749847">
                <text:p>2966.749847</text:p>
              </table:table-cell>
              <table:table-cell office:value-type="float" office:value="4182.130803">
                <text:p>4182.130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82.162315">
                <text:p>4182.162315</text:p>
              </table:table-cell>
              <table:table-cell office:value-type="float" office:value="4464.074283">
                <text:p>4464.0742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82.133977">
                <text:p>4182.133977</text:p>
              </table:table-cell>
              <table:table-cell office:value-type="float" office:value="4471.480253">
                <text:p>4471.4802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71.500452">
                <text:p>4471.500452</text:p>
              </table:table-cell>
              <table:table-cell office:value-type="float" office:value="4743.909982">
                <text:p>4743.909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71.548863">
                <text:p>4471.548863</text:p>
              </table:table-cell>
              <table:table-cell office:value-type="float" office:value="4747.260755">
                <text:p>4747.260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47.263442">
                <text:p>4747.263442</text:p>
              </table:table-cell>
              <table:table-cell office:value-type="float" office:value="4982.622642">
                <text:p>4982.6226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82.62686">
                <text:p>4982.62686</text:p>
              </table:table-cell>
              <table:table-cell office:value-type="float" office:value="5245.472921">
                <text:p>5245.472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82.682133">
                <text:p>4982.682133</text:p>
              </table:table-cell>
              <table:table-cell office:value-type="float" office:value="5271.752235">
                <text:p>5271.752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71.807995">
                <text:p>5271.807995</text:p>
              </table:table-cell>
              <table:table-cell office:value-type="float" office:value="5550.219949">
                <text:p>5550.2199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71.755303">
                <text:p>5271.755303</text:p>
              </table:table-cell>
              <table:table-cell office:value-type="float" office:value="5564.77098">
                <text:p>5564.770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64.866525">
                <text:p>5564.866525</text:p>
              </table:table-cell>
              <table:table-cell office:value-type="float" office:value="6975.148528">
                <text:p>6975.1485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64.839723">
                <text:p>5564.839723</text:p>
              </table:table-cell>
              <table:table-cell office:value-type="float" office:value="7120.349116">
                <text:p>7120.349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64.833199">
                <text:p>5564.833199</text:p>
              </table:table-cell>
              <table:table-cell office:value-type="float" office:value="7150.165153">
                <text:p>7150.165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64.827192">
                <text:p>5564.827192</text:p>
              </table:table-cell>
              <table:table-cell office:value-type="float" office:value="7150.361779">
                <text:p>7150.3617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64.832502">
                <text:p>5564.832502</text:p>
              </table:table-cell>
              <table:table-cell office:value-type="float" office:value="7190.184977">
                <text:p>7190.184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64.883495">
                <text:p>5564.883495</text:p>
              </table:table-cell>
              <table:table-cell office:value-type="float" office:value="7191.994172">
                <text:p>7191.994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64.866706">
                <text:p>5564.866706</text:p>
              </table:table-cell>
              <table:table-cell office:value-type="float" office:value="7199.421548">
                <text:p>7199.421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64.896576">
                <text:p>5564.896576</text:p>
              </table:table-cell>
              <table:table-cell office:value-type="float" office:value="7209.8484">
                <text:p>7209.84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64.892428">
                <text:p>5564.892428</text:p>
              </table:table-cell>
              <table:table-cell office:value-type="float" office:value="7209.856821">
                <text:p>7209.8568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64.861306">
                <text:p>5564.861306</text:p>
              </table:table-cell>
              <table:table-cell office:value-type="float" office:value="7221.641263">
                <text:p>7221.641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4.840205">
                <text:p>5564.840205</text:p>
              </table:table-cell>
              <table:table-cell office:value-type="float" office:value="7227.696173">
                <text:p>7227.6961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64.852125">
                <text:p>5564.852125</text:p>
              </table:table-cell>
              <table:table-cell office:value-type="float" office:value="7237.990439">
                <text:p>7237.9904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64.820346">
                <text:p>5564.820346</text:p>
              </table:table-cell>
              <table:table-cell office:value-type="float" office:value="7245.277226">
                <text:p>7245.277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64.845805">
                <text:p>5564.845805</text:p>
              </table:table-cell>
              <table:table-cell office:value-type="float" office:value="7246.565362">
                <text:p>7246.565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64.85791">
                <text:p>5564.85791</text:p>
              </table:table-cell>
              <table:table-cell office:value-type="float" office:value="7248.915589">
                <text:p>7248.915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64.85254">
                <text:p>5564.85254</text:p>
              </table:table-cell>
              <table:table-cell office:value-type="float" office:value="7257.034544">
                <text:p>7257.034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64.878137">
                <text:p>5564.878137</text:p>
              </table:table-cell>
              <table:table-cell office:value-type="float" office:value="7262.454377">
                <text:p>7262.4543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64.824519">
                <text:p>5564.824519</text:p>
              </table:table-cell>
              <table:table-cell office:value-type="float" office:value="7267.721878">
                <text:p>7267.7218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64.819864">
                <text:p>5564.819864</text:p>
              </table:table-cell>
              <table:table-cell office:value-type="float" office:value="7276.177626">
                <text:p>7276.1776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64.845814">
                <text:p>5564.845814</text:p>
              </table:table-cell>
              <table:table-cell office:value-type="float" office:value="7277.499731">
                <text:p>7277.4997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77.501876">
                <text:p>7277.501876</text:p>
              </table:table-cell>
              <table:table-cell office:value-type="float" office:value="7487.512449">
                <text:p>7487.512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87.594332">
                <text:p>7487.594332</text:p>
              </table:table-cell>
              <table:table-cell office:value-type="float" office:value="7675.769914">
                <text:p>7675.7699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75.794064">
                <text:p>7675.794064</text:p>
              </table:table-cell>
              <table:table-cell office:value-type="float" office:value="7949.926312">
                <text:p>7949.926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75.784303">
                <text:p>7675.784303</text:p>
              </table:table-cell>
              <table:table-cell office:value-type="float" office:value="7972.494289">
                <text:p>7972.4942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72.497201">
                <text:p>7972.497201</text:p>
              </table:table-cell>
              <table:table-cell office:value-type="float" office:value="8217.939921">
                <text:p>8217.9399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17.962354">
                <text:p>8217.962354</text:p>
              </table:table-cell>
              <table:table-cell office:value-type="float" office:value="8497.63426">
                <text:p>8497.63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17.951528">
                <text:p>8217.951528</text:p>
              </table:table-cell>
              <table:table-cell office:value-type="float" office:value="8506.30479">
                <text:p>8506.304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06.310656">
                <text:p>8506.310656</text:p>
              </table:table-cell>
              <table:table-cell office:value-type="float" office:value="8807.568885">
                <text:p>8807.5688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06.307628">
                <text:p>8506.307628</text:p>
              </table:table-cell>
              <table:table-cell office:value-type="float" office:value="8809.688251">
                <text:p>8809.688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6.320617">
                <text:p>8506.320617</text:p>
              </table:table-cell>
              <table:table-cell office:value-type="float" office:value="8815.577206">
                <text:p>8815.577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15.682334">
                <text:p>8815.682334</text:p>
              </table:table-cell>
              <table:table-cell office:value-type="float" office:value="10521.836911">
                <text:p>10521.836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15.645705">
                <text:p>8815.645705</text:p>
              </table:table-cell>
              <table:table-cell office:value-type="float" office:value="10593.577799">
                <text:p>10593.577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15.696073">
                <text:p>8815.696073</text:p>
              </table:table-cell>
              <table:table-cell office:value-type="float" office:value="10608.011511">
                <text:p>10608.0115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15.65994">
                <text:p>8815.65994</text:p>
              </table:table-cell>
              <table:table-cell office:value-type="float" office:value="10669.688842">
                <text:p>10669.688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15.634482">
                <text:p>8815.634482</text:p>
              </table:table-cell>
              <table:table-cell office:value-type="float" office:value="10711.785388">
                <text:p>10711.785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15.694454">
                <text:p>8815.694454</text:p>
              </table:table-cell>
              <table:table-cell office:value-type="float" office:value="10720.894697">
                <text:p>10720.894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15.673714">
                <text:p>8815.673714</text:p>
              </table:table-cell>
              <table:table-cell office:value-type="float" office:value="10728.608252">
                <text:p>10728.6082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15.690495">
                <text:p>8815.690495</text:p>
              </table:table-cell>
              <table:table-cell office:value-type="float" office:value="10728.625293">
                <text:p>10728.6252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15.68484">
                <text:p>8815.68484</text:p>
              </table:table-cell>
              <table:table-cell office:value-type="float" office:value="10749.646833">
                <text:p>10749.646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15.639166">
                <text:p>8815.639166</text:p>
              </table:table-cell>
              <table:table-cell office:value-type="float" office:value="10761.888399">
                <text:p>10761.888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15.652258">
                <text:p>8815.652258</text:p>
              </table:table-cell>
              <table:table-cell office:value-type="float" office:value="10773.387508">
                <text:p>10773.387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15.627757">
                <text:p>8815.627757</text:p>
              </table:table-cell>
              <table:table-cell office:value-type="float" office:value="10789.819931">
                <text:p>10789.8199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5.654362">
                <text:p>8815.654362</text:p>
              </table:table-cell>
              <table:table-cell office:value-type="float" office:value="10795.936139">
                <text:p>10795.936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15.690202">
                <text:p>8815.690202</text:p>
              </table:table-cell>
              <table:table-cell office:value-type="float" office:value="10811.984997">
                <text:p>10811.984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15.667266">
                <text:p>8815.667266</text:p>
              </table:table-cell>
              <table:table-cell office:value-type="float" office:value="10812.005688">
                <text:p>10812.0056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15.678837">
                <text:p>8815.678837</text:p>
              </table:table-cell>
              <table:table-cell office:value-type="float" office:value="10821.531638">
                <text:p>10821.5316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15.632793">
                <text:p>8815.632793</text:p>
              </table:table-cell>
              <table:table-cell office:value-type="float" office:value="10830.194259">
                <text:p>10830.1942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15.661788">
                <text:p>8815.661788</text:p>
              </table:table-cell>
              <table:table-cell office:value-type="float" office:value="10830.258638">
                <text:p>10830.2586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15.698684">
                <text:p>8815.698684</text:p>
              </table:table-cell>
              <table:table-cell office:value-type="float" office:value="10836.084212">
                <text:p>10836.084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15.69085">
                <text:p>8815.69085</text:p>
              </table:table-cell>
              <table:table-cell office:value-type="float" office:value="10841.186631">
                <text:p>10841.186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15.624063">
                <text:p>8815.624063</text:p>
              </table:table-cell>
              <table:table-cell office:value-type="float" office:value="10842.442295">
                <text:p>10842.442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15.648374">
                <text:p>8815.648374</text:p>
              </table:table-cell>
              <table:table-cell office:value-type="float" office:value="10854.271363">
                <text:p>10854.2713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15.642082">
                <text:p>8815.642082</text:p>
              </table:table-cell>
              <table:table-cell office:value-type="float" office:value="10858.619552">
                <text:p>10858.6195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15.690936">
                <text:p>8815.690936</text:p>
              </table:table-cell>
              <table:table-cell office:value-type="float" office:value="10870.846376">
                <text:p>10870.8463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0.245cm" svg:height="45.136cm" xlink:href=".." xlink:type="simple" chart:class="chart:bar" chart:style-name="ch1">
        <chart:legend chart:legend-position="end" svg:x="77.366cm" svg:y="22.02cm" style:legend-expansion="high" chart:style-name="ch2"/>
        <chart:plot-area chart:style-name="ch3" table:cell-range-address="10_500.C1:10_500.D101" chart:data-source-has-labels="row" svg:x="1.604cm" svg:y="0.902cm" svg:width="74.158cm" svg:height="43.332cm">
          <chartooo:coordinate-region svg:x="2.596cm" svg:y="1.102cm" svg:width="73.166cm" svg:height="42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_500.C2:10_500.C101" chart:label-cell-address="10_500.C1:10_500.C1" chart:class="chart:bar">
            <chart:data-point chart:repeated="100"/>
          </chart:series>
          <chart:series chart:style-name="ch8" chart:values-cell-range-address="10_500.D2:10_500.D101" chart:label-cell-address="10_500.D1:10_5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0_500.C1:10_500.C1</svg:desc>
                </draw:g>
              </table:table-cell>
              <table:table-cell office:value-type="string">
                <text:p>Response</text:p>
                <draw:g>
                  <svg:desc>10_500.D1:10_5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3038">
                <text:p>0.733038</text:p>
                <draw:g>
                  <svg:desc>10_500.C2:10_500.C101</svg:desc>
                </draw:g>
              </table:table-cell>
              <table:table-cell office:value-type="float" office:value="947.295345">
                <text:p>947.295345</text:p>
                <draw:g>
                  <svg:desc>10_500.D2:10_5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8077">
                <text:p>1.248077</text:p>
              </table:table-cell>
              <table:table-cell office:value-type="float" office:value="987.726771">
                <text:p>987.726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742">
                <text:p>0.998742</text:p>
              </table:table-cell>
              <table:table-cell office:value-type="float" office:value="1004.043492">
                <text:p>1004.043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1672">
                <text:p>0.141672</text:p>
              </table:table-cell>
              <table:table-cell office:value-type="float" office:value="1006.358048">
                <text:p>1006.358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9751">
                <text:p>0.419751</text:p>
              </table:table-cell>
              <table:table-cell office:value-type="float" office:value="1006.370881">
                <text:p>1006.370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8921">
                <text:p>1.498921</text:p>
              </table:table-cell>
              <table:table-cell office:value-type="float" office:value="1042.777102">
                <text:p>1042.777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8173">
                <text:p>1.28173</text:p>
              </table:table-cell>
              <table:table-cell office:value-type="float" office:value="1063.702945">
                <text:p>1063.702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10498">
                <text:p>1.810498</text:p>
              </table:table-cell>
              <table:table-cell office:value-type="float" office:value="1070.164432">
                <text:p>1070.164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43409">
                <text:p>1.843409</text:p>
              </table:table-cell>
              <table:table-cell office:value-type="float" office:value="1085.612934">
                <text:p>1085.612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5846">
                <text:p>0.445846</text:p>
              </table:table-cell>
              <table:table-cell office:value-type="float" office:value="1086.217634">
                <text:p>1086.217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88217">
                <text:p>1.288217</text:p>
              </table:table-cell>
              <table:table-cell office:value-type="float" office:value="1098.687176">
                <text:p>1098.687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11092">
                <text:p>1.811092</text:p>
              </table:table-cell>
              <table:table-cell office:value-type="float" office:value="1179.620573">
                <text:p>1179.620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4.118365">
                <text:p>1004.118365</text:p>
              </table:table-cell>
              <table:table-cell office:value-type="float" office:value="4070.863986">
                <text:p>4070.863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.147663">
                <text:p>1004.147663</text:p>
              </table:table-cell>
              <table:table-cell office:value-type="float" office:value="4392.642243">
                <text:p>4392.642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4.240093">
                <text:p>1004.240093</text:p>
              </table:table-cell>
              <table:table-cell office:value-type="float" office:value="4646.612219">
                <text:p>4646.612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4.12745">
                <text:p>1004.12745</text:p>
              </table:table-cell>
              <table:table-cell office:value-type="float" office:value="4711.722219">
                <text:p>4711.722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4.202069">
                <text:p>1004.202069</text:p>
              </table:table-cell>
              <table:table-cell office:value-type="float" office:value="4844.76242">
                <text:p>4844.76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4.17092">
                <text:p>1004.17092</text:p>
              </table:table-cell>
              <table:table-cell office:value-type="float" office:value="5034.781357">
                <text:p>5034.781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4.058277">
                <text:p>1004.058277</text:p>
              </table:table-cell>
              <table:table-cell office:value-type="float" office:value="5049.067346">
                <text:p>5049.0673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4.133743">
                <text:p>1004.133743</text:p>
              </table:table-cell>
              <table:table-cell office:value-type="float" office:value="5233.079895">
                <text:p>5233.079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4.227343">
                <text:p>1004.227343</text:p>
              </table:table-cell>
              <table:table-cell office:value-type="float" office:value="5323.532512">
                <text:p>5323.532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4.245336">
                <text:p>1004.245336</text:p>
              </table:table-cell>
              <table:table-cell office:value-type="float" office:value="5448.872511">
                <text:p>5448.872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4.222164">
                <text:p>1004.222164</text:p>
              </table:table-cell>
              <table:table-cell office:value-type="float" office:value="5508.44921">
                <text:p>5508.44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4.140417">
                <text:p>1004.140417</text:p>
              </table:table-cell>
              <table:table-cell office:value-type="float" office:value="5599.702376">
                <text:p>5599.702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4.191599">
                <text:p>1004.191599</text:p>
              </table:table-cell>
              <table:table-cell office:value-type="float" office:value="5599.715574">
                <text:p>5599.715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4.159588">
                <text:p>1004.159588</text:p>
              </table:table-cell>
              <table:table-cell office:value-type="float" office:value="5700.663107">
                <text:p>5700.663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4.260993">
                <text:p>1004.260993</text:p>
              </table:table-cell>
              <table:table-cell office:value-type="float" office:value="5718.587611">
                <text:p>5718.58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4.318897">
                <text:p>1004.318897</text:p>
              </table:table-cell>
              <table:table-cell office:value-type="float" office:value="5787.195383">
                <text:p>5787.195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4.186214">
                <text:p>1004.186214</text:p>
              </table:table-cell>
              <table:table-cell office:value-type="float" office:value="5862.890565">
                <text:p>5862.890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4.271648">
                <text:p>1004.271648</text:p>
              </table:table-cell>
              <table:table-cell office:value-type="float" office:value="6082.567421">
                <text:p>6082.567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4.109075">
                <text:p>1004.109075</text:p>
              </table:table-cell>
              <table:table-cell office:value-type="float" office:value="6131.183189">
                <text:p>6131.1831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4.196858">
                <text:p>1004.196858</text:p>
              </table:table-cell>
              <table:table-cell office:value-type="float" office:value="6183.68854">
                <text:p>6183.688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4.207525">
                <text:p>1004.207525</text:p>
              </table:table-cell>
              <table:table-cell office:value-type="float" office:value="6342.5277">
                <text:p>6342.5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4.250599">
                <text:p>1004.250599</text:p>
              </table:table-cell>
              <table:table-cell office:value-type="float" office:value="6390.5998">
                <text:p>6390.5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4.266419">
                <text:p>1004.266419</text:p>
              </table:table-cell>
              <table:table-cell office:value-type="float" office:value="6538.596073">
                <text:p>6538.596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4.255883">
                <text:p>1004.255883</text:p>
              </table:table-cell>
              <table:table-cell office:value-type="float" office:value="6744.496407">
                <text:p>6744.496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4.313459">
                <text:p>1004.313459</text:p>
              </table:table-cell>
              <table:table-cell office:value-type="float" office:value="6906.849871">
                <text:p>6906.849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4.276995">
                <text:p>1004.276995</text:p>
              </table:table-cell>
              <table:table-cell office:value-type="float" office:value="6922.768853">
                <text:p>6922.7688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4.37002">
                <text:p>1004.37002</text:p>
              </table:table-cell>
              <table:table-cell office:value-type="float" office:value="6998.822827">
                <text:p>6998.8228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4.335187">
                <text:p>1004.335187</text:p>
              </table:table-cell>
              <table:table-cell office:value-type="float" office:value="7016.339539">
                <text:p>7016.339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4.295751">
                <text:p>1004.295751</text:p>
              </table:table-cell>
              <table:table-cell office:value-type="float" office:value="7158.81703">
                <text:p>7158.81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4.302506">
                <text:p>1004.302506</text:p>
              </table:table-cell>
              <table:table-cell office:value-type="float" office:value="7271.01479">
                <text:p>7271.01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4.375756">
                <text:p>1004.375756</text:p>
              </table:table-cell>
              <table:table-cell office:value-type="float" office:value="7493.468913">
                <text:p>7493.468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4.635869">
                <text:p>1004.635869</text:p>
              </table:table-cell>
              <table:table-cell office:value-type="float" office:value="7562.619822">
                <text:p>7562.619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4.307989">
                <text:p>1004.307989</text:p>
              </table:table-cell>
              <table:table-cell office:value-type="float" office:value="7606.927765">
                <text:p>7606.92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4.430492">
                <text:p>1004.430492</text:p>
              </table:table-cell>
              <table:table-cell office:value-type="float" office:value="7628.469319">
                <text:p>7628.4693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4.324504">
                <text:p>1004.324504</text:p>
              </table:table-cell>
              <table:table-cell office:value-type="float" office:value="7638.538687">
                <text:p>7638.5386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4.364786">
                <text:p>1004.364786</text:p>
              </table:table-cell>
              <table:table-cell office:value-type="float" office:value="7657.299275">
                <text:p>7657.299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4.352941">
                <text:p>1004.352941</text:p>
              </table:table-cell>
              <table:table-cell office:value-type="float" office:value="7683.712481">
                <text:p>7683.7124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4.38116">
                <text:p>1004.38116</text:p>
              </table:table-cell>
              <table:table-cell office:value-type="float" office:value="7742.743274">
                <text:p>7742.743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4.419805">
                <text:p>1004.419805</text:p>
              </table:table-cell>
              <table:table-cell office:value-type="float" office:value="7755.004059">
                <text:p>7755.004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4.516702">
                <text:p>1004.516702</text:p>
              </table:table-cell>
              <table:table-cell office:value-type="float" office:value="7778.497581">
                <text:p>7778.4975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4.359157">
                <text:p>1004.359157</text:p>
              </table:table-cell>
              <table:table-cell office:value-type="float" office:value="7795.840502">
                <text:p>7795.840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4.329973">
                <text:p>1004.329973</text:p>
              </table:table-cell>
              <table:table-cell office:value-type="float" office:value="7830.670774">
                <text:p>7830.670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4.394903">
                <text:p>1004.394903</text:p>
              </table:table-cell>
              <table:table-cell office:value-type="float" office:value="7830.821218">
                <text:p>7830.8212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4.694074">
                <text:p>1004.694074</text:p>
              </table:table-cell>
              <table:table-cell office:value-type="float" office:value="7847.721011">
                <text:p>7847.7210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4.414422">
                <text:p>1004.414422</text:p>
              </table:table-cell>
              <table:table-cell office:value-type="float" office:value="7858.986526">
                <text:p>7858.986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4.658895">
                <text:p>1004.658895</text:p>
              </table:table-cell>
              <table:table-cell office:value-type="float" office:value="7875.660437">
                <text:p>7875.660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4.599613">
                <text:p>1004.599613</text:p>
              </table:table-cell>
              <table:table-cell office:value-type="float" office:value="7884.549386">
                <text:p>7884.5493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4.389391">
                <text:p>1004.389391</text:p>
              </table:table-cell>
              <table:table-cell office:value-type="float" office:value="7931.825793">
                <text:p>7931.8257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4.446849">
                <text:p>1004.446849</text:p>
              </table:table-cell>
              <table:table-cell office:value-type="float" office:value="7950.557462">
                <text:p>7950.557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4.528629">
                <text:p>1004.528629</text:p>
              </table:table-cell>
              <table:table-cell office:value-type="float" office:value="7962.201397">
                <text:p>7962.201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4.611236">
                <text:p>1004.611236</text:p>
              </table:table-cell>
              <table:table-cell office:value-type="float" office:value="7962.363032">
                <text:p>7962.363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4.436037">
                <text:p>1004.436037</text:p>
              </table:table-cell>
              <table:table-cell office:value-type="float" office:value="8010.806117">
                <text:p>8010.806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4.42513">
                <text:p>1004.42513</text:p>
              </table:table-cell>
              <table:table-cell office:value-type="float" office:value="8014.834608">
                <text:p>8014.834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4.165258">
                <text:p>1004.165258</text:p>
              </table:table-cell>
              <table:table-cell office:value-type="float" office:value="8020.070354">
                <text:p>8020.070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4.53408">
                <text:p>1004.53408</text:p>
              </table:table-cell>
              <table:table-cell office:value-type="float" office:value="8025.929041">
                <text:p>8025.929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4.467483">
                <text:p>1004.467483</text:p>
              </table:table-cell>
              <table:table-cell office:value-type="float" office:value="8035.909987">
                <text:p>8035.9099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4.653727">
                <text:p>1004.653727</text:p>
              </table:table-cell>
              <table:table-cell office:value-type="float" office:value="8070.793232">
                <text:p>8070.793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4.54604">
                <text:p>1004.54604</text:p>
              </table:table-cell>
              <table:table-cell office:value-type="float" office:value="8079.74294">
                <text:p>8079.74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4.408161">
                <text:p>1004.408161</text:p>
              </table:table-cell>
              <table:table-cell office:value-type="float" office:value="8083.14254">
                <text:p>8083.142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4.472983">
                <text:p>1004.472983</text:p>
              </table:table-cell>
              <table:table-cell office:value-type="float" office:value="8083.475373">
                <text:p>8083.475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4.441588">
                <text:p>1004.441588</text:p>
              </table:table-cell>
              <table:table-cell office:value-type="float" office:value="8140.012675">
                <text:p>8140.012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4.569414">
                <text:p>1004.569414</text:p>
              </table:table-cell>
              <table:table-cell office:value-type="float" office:value="8157.840839">
                <text:p>8157.8408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4.462075">
                <text:p>1004.462075</text:p>
              </table:table-cell>
              <table:table-cell office:value-type="float" office:value="8167.169714">
                <text:p>8167.169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4.585503">
                <text:p>1004.585503</text:p>
              </table:table-cell>
              <table:table-cell office:value-type="float" office:value="8179.097708">
                <text:p>8179.097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4.49743">
                <text:p>1004.49743</text:p>
              </table:table-cell>
              <table:table-cell office:value-type="float" office:value="8179.323614">
                <text:p>8179.3236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4.540718">
                <text:p>1004.540718</text:p>
              </table:table-cell>
              <table:table-cell office:value-type="float" office:value="8192.198095">
                <text:p>8192.1980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4.551311">
                <text:p>1004.551311</text:p>
              </table:table-cell>
              <table:table-cell office:value-type="float" office:value="8195.172531">
                <text:p>8195.172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4.630598">
                <text:p>1004.630598</text:p>
              </table:table-cell>
              <table:table-cell office:value-type="float" office:value="8195.334958">
                <text:p>8195.3349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4.683969">
                <text:p>1004.683969</text:p>
              </table:table-cell>
              <table:table-cell office:value-type="float" office:value="8199.889886">
                <text:p>8199.889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4.216724">
                <text:p>1004.216724</text:p>
              </table:table-cell>
              <table:table-cell office:value-type="float" office:value="8200.148673">
                <text:p>8200.1486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4.481062">
                <text:p>1004.481062</text:p>
              </table:table-cell>
              <table:table-cell office:value-type="float" office:value="8222.238977">
                <text:p>8222.238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4.606131">
                <text:p>1004.606131</text:p>
              </table:table-cell>
              <table:table-cell office:value-type="float" office:value="8223.462202">
                <text:p>8223.462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4.640982">
                <text:p>1004.640982</text:p>
              </table:table-cell>
              <table:table-cell office:value-type="float" office:value="8243.007305">
                <text:p>8243.007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4.64594">
                <text:p>1004.64594</text:p>
              </table:table-cell>
              <table:table-cell office:value-type="float" office:value="8243.083324">
                <text:p>8243.083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4.492197">
                <text:p>1004.492197</text:p>
              </table:table-cell>
              <table:table-cell office:value-type="float" office:value="8247.808067">
                <text:p>8247.808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4.699448">
                <text:p>1004.699448</text:p>
              </table:table-cell>
              <table:table-cell office:value-type="float" office:value="8250.837236">
                <text:p>8250.837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4.57505">
                <text:p>1004.57505</text:p>
              </table:table-cell>
              <table:table-cell office:value-type="float" office:value="8250.949813">
                <text:p>8250.9498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4.153879">
                <text:p>1004.153879</text:p>
              </table:table-cell>
              <table:table-cell office:value-type="float" office:value="8269.62898">
                <text:p>8269.628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4.486826">
                <text:p>1004.486826</text:p>
              </table:table-cell>
              <table:table-cell office:value-type="float" office:value="8271.376813">
                <text:p>8271.3768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4.689021">
                <text:p>1004.689021</text:p>
              </table:table-cell>
              <table:table-cell office:value-type="float" office:value="8276.044008">
                <text:p>8276.044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4.625196">
                <text:p>1004.625196</text:p>
              </table:table-cell>
              <table:table-cell office:value-type="float" office:value="8276.713944">
                <text:p>8276.713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4.556552">
                <text:p>1004.556552</text:p>
              </table:table-cell>
              <table:table-cell office:value-type="float" office:value="8282.115847">
                <text:p>8282.1158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4.664797">
                <text:p>1004.664797</text:p>
              </table:table-cell>
              <table:table-cell office:value-type="float" office:value="8285.745226">
                <text:p>8285.7452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4.52321">
                <text:p>1004.52321</text:p>
              </table:table-cell>
              <table:table-cell office:value-type="float" office:value="8310.107999">
                <text:p>8310.107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4.502198">
                <text:p>1004.502198</text:p>
              </table:table-cell>
              <table:table-cell office:value-type="float" office:value="8316.107595">
                <text:p>8316.107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4.678687">
                <text:p>1004.678687</text:p>
              </table:table-cell>
              <table:table-cell office:value-type="float" office:value="8317.453458">
                <text:p>8317.4534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4.580182">
                <text:p>1004.580182</text:p>
              </table:table-cell>
              <table:table-cell office:value-type="float" office:value="8324.034256">
                <text:p>8324.034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4.594114">
                <text:p>1004.594114</text:p>
              </table:table-cell>
              <table:table-cell office:value-type="float" office:value="8327.658687">
                <text:p>8327.6586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0.684cm" svg:height="45.383cm" xlink:href=".." xlink:type="simple" chart:class="chart:bar" chart:style-name="ch1">
        <chart:legend chart:legend-position="end" svg:x="77.805cm" svg:y="22.143cm" style:legend-expansion="high" chart:style-name="ch2"/>
        <chart:plot-area chart:style-name="ch3" table:cell-range-address="1_500.C1:1_500.D101" chart:data-source-has-labels="row" svg:x="1.613cm" svg:y="0.907cm" svg:width="74.579cm" svg:height="43.569cm">
          <chartooo:coordinate-region svg:x="2.79cm" svg:y="1.106cm" svg:width="73.402cm" svg:height="42.7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500.C2:1_500.C101" chart:label-cell-address="1_500.C1:1_500.C1" chart:class="chart:bar">
            <chart:data-point chart:repeated="100"/>
          </chart:series>
          <chart:series chart:style-name="ch8" chart:values-cell-range-address="1_500.D2:1_500.D101" chart:label-cell-address="1_500.D1:1_5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500.C1:1_500.C1</svg:desc>
                </draw:g>
              </table:table-cell>
              <table:table-cell office:value-type="string">
                <text:p>Response</text:p>
                <draw:g>
                  <svg:desc>1_500.D1:1_5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2362">
                <text:p>0.412362</text:p>
                <draw:g>
                  <svg:desc>1_500.C2:1_500.C101</svg:desc>
                </draw:g>
              </table:table-cell>
              <table:table-cell office:value-type="float" office:value="449.506921">
                <text:p>449.506921</text:p>
                <draw:g>
                  <svg:desc>1_500.D2:1_5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723">
                <text:p>0.148723</text:p>
              </table:table-cell>
              <table:table-cell office:value-type="float" office:value="452.795704">
                <text:p>452.795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719">
                <text:p>0.060719</text:p>
              </table:table-cell>
              <table:table-cell office:value-type="float" office:value="461.481791">
                <text:p>461.481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364">
                <text:p>0.258364</text:p>
              </table:table-cell>
              <table:table-cell office:value-type="float" office:value="475.688806">
                <text:p>475.688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0264">
                <text:p>0.270264</text:p>
              </table:table-cell>
              <table:table-cell office:value-type="float" office:value="498.096634">
                <text:p>498.096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8.10163">
                <text:p>498.10163</text:p>
              </table:table-cell>
              <table:table-cell office:value-type="float" office:value="860.985587">
                <text:p>860.985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.101848">
                <text:p>498.101848</text:p>
              </table:table-cell>
              <table:table-cell office:value-type="float" office:value="868.83285">
                <text:p>868.83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8.112732">
                <text:p>498.112732</text:p>
              </table:table-cell>
              <table:table-cell office:value-type="float" office:value="896.813415">
                <text:p>896.813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8.118664">
                <text:p>498.118664</text:p>
              </table:table-cell>
              <table:table-cell office:value-type="float" office:value="899.943673">
                <text:p>899.943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9.951676">
                <text:p>899.951676</text:p>
              </table:table-cell>
              <table:table-cell office:value-type="float" office:value="1117.917073">
                <text:p>1117.917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7.969397">
                <text:p>1117.969397</text:p>
              </table:table-cell>
              <table:table-cell office:value-type="float" office:value="1469.754785">
                <text:p>1469.754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7.973632">
                <text:p>1117.973632</text:p>
              </table:table-cell>
              <table:table-cell office:value-type="float" office:value="1479.77124">
                <text:p>1479.77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7.976641">
                <text:p>1117.976641</text:p>
              </table:table-cell>
              <table:table-cell office:value-type="float" office:value="1516.17881">
                <text:p>1516.17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7.983173">
                <text:p>1117.983173</text:p>
              </table:table-cell>
              <table:table-cell office:value-type="float" office:value="1523.365991">
                <text:p>1523.365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3.368609">
                <text:p>1523.368609</text:p>
              </table:table-cell>
              <table:table-cell office:value-type="float" office:value="1764.069942">
                <text:p>1764.069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4.072307">
                <text:p>1764.072307</text:p>
              </table:table-cell>
              <table:table-cell office:value-type="float" office:value="1953.632235">
                <text:p>1953.632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3.656177">
                <text:p>1953.656177</text:p>
              </table:table-cell>
              <table:table-cell office:value-type="float" office:value="2257.693586">
                <text:p>2257.693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3.645361">
                <text:p>1953.645361</text:p>
              </table:table-cell>
              <table:table-cell office:value-type="float" office:value="2261.834756">
                <text:p>2261.834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3.661585">
                <text:p>1953.661585</text:p>
              </table:table-cell>
              <table:table-cell office:value-type="float" office:value="2267.697913">
                <text:p>2267.697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67.702799">
                <text:p>2267.702799</text:p>
              </table:table-cell>
              <table:table-cell office:value-type="float" office:value="2549.695707">
                <text:p>2549.695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67.750535">
                <text:p>2267.750535</text:p>
              </table:table-cell>
              <table:table-cell office:value-type="float" office:value="2555.713519">
                <text:p>2555.713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5.737599">
                <text:p>2555.737599</text:p>
              </table:table-cell>
              <table:table-cell office:value-type="float" office:value="3912.627512">
                <text:p>3912.627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5.845936">
                <text:p>2555.845936</text:p>
              </table:table-cell>
              <table:table-cell office:value-type="float" office:value="4303.011746">
                <text:p>4303.0117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5.793918">
                <text:p>2555.793918</text:p>
              </table:table-cell>
              <table:table-cell office:value-type="float" office:value="4316.390369">
                <text:p>4316.390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5.75928">
                <text:p>2555.75928</text:p>
              </table:table-cell>
              <table:table-cell office:value-type="float" office:value="4332.873511">
                <text:p>4332.873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5.879689">
                <text:p>2555.879689</text:p>
              </table:table-cell>
              <table:table-cell office:value-type="float" office:value="4407.558539">
                <text:p>4407.558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5.808044">
                <text:p>2555.808044</text:p>
              </table:table-cell>
              <table:table-cell office:value-type="float" office:value="4450.471019">
                <text:p>4450.471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5.837639">
                <text:p>2555.837639</text:p>
              </table:table-cell>
              <table:table-cell office:value-type="float" office:value="4450.539969">
                <text:p>4450.539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5.843784">
                <text:p>2555.843784</text:p>
              </table:table-cell>
              <table:table-cell office:value-type="float" office:value="4501.297567">
                <text:p>4501.297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5.821165">
                <text:p>2555.821165</text:p>
              </table:table-cell>
              <table:table-cell office:value-type="float" office:value="4511.098977">
                <text:p>4511.098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5.813575">
                <text:p>2555.813575</text:p>
              </table:table-cell>
              <table:table-cell office:value-type="float" office:value="4553.408544">
                <text:p>4553.408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5.834363">
                <text:p>2555.834363</text:p>
              </table:table-cell>
              <table:table-cell office:value-type="float" office:value="4561.147013">
                <text:p>4561.1470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5.877243">
                <text:p>2555.877243</text:p>
              </table:table-cell>
              <table:table-cell office:value-type="float" office:value="4584.457862">
                <text:p>4584.457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5.859336">
                <text:p>2555.859336</text:p>
              </table:table-cell>
              <table:table-cell office:value-type="float" office:value="4604.439684">
                <text:p>4604.4396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5.873273">
                <text:p>2555.873273</text:p>
              </table:table-cell>
              <table:table-cell office:value-type="float" office:value="4607.680535">
                <text:p>4607.680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5.864001">
                <text:p>2555.864001</text:p>
              </table:table-cell>
              <table:table-cell office:value-type="float" office:value="4617.181236">
                <text:p>4617.181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5.801684">
                <text:p>2555.801684</text:p>
              </table:table-cell>
              <table:table-cell office:value-type="float" office:value="4626.98462">
                <text:p>4626.98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5.874857">
                <text:p>2555.874857</text:p>
              </table:table-cell>
              <table:table-cell office:value-type="float" office:value="4626.981443">
                <text:p>4626.9814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5.878357">
                <text:p>2555.878357</text:p>
              </table:table-cell>
              <table:table-cell office:value-type="float" office:value="4627.271825">
                <text:p>4627.271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5.861417">
                <text:p>2555.861417</text:p>
              </table:table-cell>
              <table:table-cell office:value-type="float" office:value="4642.950314">
                <text:p>4642.950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5.830316">
                <text:p>2555.830316</text:p>
              </table:table-cell>
              <table:table-cell office:value-type="float" office:value="4649.810796">
                <text:p>4649.810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5.882645">
                <text:p>2555.882645</text:p>
              </table:table-cell>
              <table:table-cell office:value-type="float" office:value="4659.463129">
                <text:p>4659.4631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5.893558">
                <text:p>2555.893558</text:p>
              </table:table-cell>
              <table:table-cell office:value-type="float" office:value="4660.053783">
                <text:p>4660.053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5.870002">
                <text:p>2555.870002</text:p>
              </table:table-cell>
              <table:table-cell office:value-type="float" office:value="4663.804904">
                <text:p>4663.804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5.878159">
                <text:p>2555.878159</text:p>
              </table:table-cell>
              <table:table-cell office:value-type="float" office:value="4668.402418">
                <text:p>4668.402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5.878325">
                <text:p>2555.878325</text:p>
              </table:table-cell>
              <table:table-cell office:value-type="float" office:value="4670.232124">
                <text:p>4670.232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70.257929">
                <text:p>4670.257929</text:p>
              </table:table-cell>
              <table:table-cell office:value-type="float" office:value="4906.176415">
                <text:p>4906.1764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6.191785">
                <text:p>4906.191785</text:p>
              </table:table-cell>
              <table:table-cell office:value-type="float" office:value="5190.934931">
                <text:p>5190.9349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6.178894">
                <text:p>4906.178894</text:p>
              </table:table-cell>
              <table:table-cell office:value-type="float" office:value="5196.723151">
                <text:p>5196.723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96.725379">
                <text:p>5196.725379</text:p>
              </table:table-cell>
              <table:table-cell office:value-type="float" office:value="5403.15294">
                <text:p>5403.15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03.1743">
                <text:p>5403.1743</text:p>
              </table:table-cell>
              <table:table-cell office:value-type="float" office:value="5598.657896">
                <text:p>5598.657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98.661841">
                <text:p>5598.661841</text:p>
              </table:table-cell>
              <table:table-cell office:value-type="float" office:value="5898.320231">
                <text:p>5898.320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98.718099">
                <text:p>5598.718099</text:p>
              </table:table-cell>
              <table:table-cell office:value-type="float" office:value="5904.976789">
                <text:p>5904.976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98.68928">
                <text:p>5598.68928</text:p>
              </table:table-cell>
              <table:table-cell office:value-type="float" office:value="5923.615045">
                <text:p>5923.6150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23.646513">
                <text:p>5923.646513</text:p>
              </table:table-cell>
              <table:table-cell office:value-type="float" office:value="6119.241237">
                <text:p>6119.241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19.266957">
                <text:p>6119.266957</text:p>
              </table:table-cell>
              <table:table-cell office:value-type="float" office:value="6520.454096">
                <text:p>6520.4540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19.257617">
                <text:p>6119.257617</text:p>
              </table:table-cell>
              <table:table-cell office:value-type="float" office:value="6563.31845">
                <text:p>6563.318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19.368182">
                <text:p>6119.368182</text:p>
              </table:table-cell>
              <table:table-cell office:value-type="float" office:value="6571.652961">
                <text:p>6571.6529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19.324598">
                <text:p>6119.324598</text:p>
              </table:table-cell>
              <table:table-cell office:value-type="float" office:value="6593.800457">
                <text:p>6593.8004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19.348899">
                <text:p>6119.348899</text:p>
              </table:table-cell>
              <table:table-cell office:value-type="float" office:value="6610.537284">
                <text:p>6610.537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10.541534">
                <text:p>6610.541534</text:p>
              </table:table-cell>
              <table:table-cell office:value-type="float" office:value="6918.009023">
                <text:p>6918.0090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10.550523">
                <text:p>6610.550523</text:p>
              </table:table-cell>
              <table:table-cell office:value-type="float" office:value="6920.859584">
                <text:p>6920.859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10.540992">
                <text:p>6610.540992</text:p>
              </table:table-cell>
              <table:table-cell office:value-type="float" office:value="6941.579497">
                <text:p>6941.5794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41.581804">
                <text:p>6941.581804</text:p>
              </table:table-cell>
              <table:table-cell office:value-type="float" office:value="7132.30319">
                <text:p>7132.30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32.361904">
                <text:p>7132.361904</text:p>
              </table:table-cell>
              <table:table-cell office:value-type="float" office:value="7419.478079">
                <text:p>7419.4780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32.306356">
                <text:p>7132.306356</text:p>
              </table:table-cell>
              <table:table-cell office:value-type="float" office:value="7433.999649">
                <text:p>7433.9996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34.001625">
                <text:p>7434.001625</text:p>
              </table:table-cell>
              <table:table-cell office:value-type="float" office:value="7718.127639">
                <text:p>7718.127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34.019651">
                <text:p>7434.019651</text:p>
              </table:table-cell>
              <table:table-cell office:value-type="float" office:value="7729.99962">
                <text:p>7729.99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30.002717">
                <text:p>7730.002717</text:p>
              </table:table-cell>
              <table:table-cell office:value-type="float" office:value="8028.601368">
                <text:p>8028.601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30.01764">
                <text:p>7730.01764</text:p>
              </table:table-cell>
              <table:table-cell office:value-type="float" office:value="8042.650013">
                <text:p>8042.650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30.002802">
                <text:p>7730.002802</text:p>
              </table:table-cell>
              <table:table-cell office:value-type="float" office:value="8046.620693">
                <text:p>8046.620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46.683308">
                <text:p>8046.683308</text:p>
              </table:table-cell>
              <table:table-cell office:value-type="float" office:value="8346.556494">
                <text:p>8346.556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46.688948">
                <text:p>8046.688948</text:p>
              </table:table-cell>
              <table:table-cell office:value-type="float" office:value="8347.130426">
                <text:p>8347.130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46.693371">
                <text:p>8046.693371</text:p>
              </table:table-cell>
              <table:table-cell office:value-type="float" office:value="8352.986804">
                <text:p>8352.986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53.045963">
                <text:p>8353.045963</text:p>
              </table:table-cell>
              <table:table-cell office:value-type="float" office:value="8657.179089">
                <text:p>8657.1790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53.006313">
                <text:p>8353.006313</text:p>
              </table:table-cell>
              <table:table-cell office:value-type="float" office:value="8661.633504">
                <text:p>8661.633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52.990067">
                <text:p>8352.990067</text:p>
              </table:table-cell>
              <table:table-cell office:value-type="float" office:value="8674.904967">
                <text:p>8674.9049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74.908345">
                <text:p>8674.908345</text:p>
              </table:table-cell>
              <table:table-cell office:value-type="float" office:value="8949.69336">
                <text:p>8949.693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74.964238">
                <text:p>8674.964238</text:p>
              </table:table-cell>
              <table:table-cell office:value-type="float" office:value="8958.803805">
                <text:p>8958.8038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58.806139">
                <text:p>8958.806139</text:p>
              </table:table-cell>
              <table:table-cell office:value-type="float" office:value="9174.770657">
                <text:p>9174.7706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74.773065">
                <text:p>9174.773065</text:p>
              </table:table-cell>
              <table:table-cell office:value-type="float" office:value="9369.695106">
                <text:p>9369.695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69.886141">
                <text:p>9369.886141</text:p>
              </table:table-cell>
              <table:table-cell office:value-type="float" office:value="10813.146804">
                <text:p>10813.146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69.803668">
                <text:p>9369.803668</text:p>
              </table:table-cell>
              <table:table-cell office:value-type="float" office:value="10856.094749">
                <text:p>10856.094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69.876283">
                <text:p>9369.876283</text:p>
              </table:table-cell>
              <table:table-cell office:value-type="float" office:value="10859.289256">
                <text:p>10859.2892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69.872763">
                <text:p>9369.872763</text:p>
              </table:table-cell>
              <table:table-cell office:value-type="float" office:value="10874.270123">
                <text:p>10874.2701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69.82726">
                <text:p>9369.82726</text:p>
              </table:table-cell>
              <table:table-cell office:value-type="float" office:value="10881.184531">
                <text:p>10881.1845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69.879266">
                <text:p>9369.879266</text:p>
              </table:table-cell>
              <table:table-cell office:value-type="float" office:value="10897.723723">
                <text:p>10897.7237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69.868725">
                <text:p>9369.868725</text:p>
              </table:table-cell>
              <table:table-cell office:value-type="float" office:value="10897.997615">
                <text:p>10897.9976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69.885825">
                <text:p>9369.885825</text:p>
              </table:table-cell>
              <table:table-cell office:value-type="float" office:value="10921.999549">
                <text:p>10921.999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69.879108">
                <text:p>9369.879108</text:p>
              </table:table-cell>
              <table:table-cell office:value-type="float" office:value="10925.374993">
                <text:p>10925.3749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69.861987">
                <text:p>9369.861987</text:p>
              </table:table-cell>
              <table:table-cell office:value-type="float" office:value="10926.814264">
                <text:p>10926.8142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69.789923">
                <text:p>9369.789923</text:p>
              </table:table-cell>
              <table:table-cell office:value-type="float" office:value="10929.282371">
                <text:p>10929.282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69.852234">
                <text:p>9369.852234</text:p>
              </table:table-cell>
              <table:table-cell office:value-type="float" office:value="10934.292219">
                <text:p>10934.292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69.750712">
                <text:p>9369.750712</text:p>
              </table:table-cell>
              <table:table-cell office:value-type="float" office:value="10934.292654">
                <text:p>10934.292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69.853719">
                <text:p>9369.853719</text:p>
              </table:table-cell>
              <table:table-cell office:value-type="float" office:value="10942.223997">
                <text:p>10942.223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69.844218">
                <text:p>9369.844218</text:p>
              </table:table-cell>
              <table:table-cell office:value-type="float" office:value="10944.367739">
                <text:p>10944.3677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69.863155">
                <text:p>9369.863155</text:p>
              </table:table-cell>
              <table:table-cell office:value-type="float" office:value="10958.902643">
                <text:p>10958.9026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369.878298">
                <text:p>9369.878298</text:p>
              </table:table-cell>
              <table:table-cell office:value-type="float" office:value="10960.797152">
                <text:p>10960.797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369.875572">
                <text:p>9369.875572</text:p>
              </table:table-cell>
              <table:table-cell office:value-type="float" office:value="10986.878995">
                <text:p>10986.878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69.870232">
                <text:p>9369.870232</text:p>
              </table:table-cell>
              <table:table-cell office:value-type="float" office:value="11005.980808">
                <text:p>11005.9808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1.506cm" svg:height="45.368cm" xlink:href=".." xlink:type="simple" chart:class="chart:bar" chart:style-name="ch1">
        <chart:legend chart:legend-position="end" svg:x="68.627cm" svg:y="22.136cm" style:legend-expansion="high" chart:style-name="ch2"/>
        <chart:plot-area chart:style-name="ch3" table:cell-range-address="1_1000.C1:1_1000.D101" chart:data-source-has-labels="row" svg:x="1.43cm" svg:y="0.907cm" svg:width="65.767cm" svg:height="43.554cm">
          <chartooo:coordinate-region svg:x="2.607cm" svg:y="1.106cm" svg:width="64.59cm" svg:height="42.7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1000.C2:1_1000.C101" chart:label-cell-address="1_1000.C1:1_1000.C1" chart:class="chart:bar">
            <chart:data-point chart:repeated="100"/>
          </chart:series>
          <chart:series chart:style-name="ch8" chart:values-cell-range-address="1_1000.D2:1_1000.D101" chart:label-cell-address="1_1000.D1:1_10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1000.C1:1_1000.C1</svg:desc>
                </draw:g>
              </table:table-cell>
              <table:table-cell office:value-type="string">
                <text:p>Response</text:p>
                <draw:g>
                  <svg:desc>1_1000.D1:1_10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798">
                <text:p>0.011798</text:p>
                <draw:g>
                  <svg:desc>1_1000.C2:1_1000.C101</svg:desc>
                </draw:g>
              </table:table-cell>
              <table:table-cell office:value-type="float" office:value="299.97521">
                <text:p>299.97521</text:p>
                <draw:g>
                  <svg:desc>1_1000.D2:1_10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494">
                <text:p>0.066494</text:p>
              </table:table-cell>
              <table:table-cell office:value-type="float" office:value="302.489336">
                <text:p>302.489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.509214">
                <text:p>302.509214</text:p>
              </table:table-cell>
              <table:table-cell office:value-type="float" office:value="614.758929">
                <text:p>614.758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.571265">
                <text:p>302.571265</text:p>
              </table:table-cell>
              <table:table-cell office:value-type="float" office:value="674.60941">
                <text:p>674.60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67365">
                <text:p>302.567365</text:p>
              </table:table-cell>
              <table:table-cell office:value-type="float" office:value="723.607083">
                <text:p>723.607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.49621">
                <text:p>302.49621</text:p>
              </table:table-cell>
              <table:table-cell office:value-type="float" office:value="742.882858">
                <text:p>742.882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2.904813">
                <text:p>742.904813</text:p>
              </table:table-cell>
              <table:table-cell office:value-type="float" office:value="1015.438792">
                <text:p>1015.438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2.889454">
                <text:p>742.889454</text:p>
              </table:table-cell>
              <table:table-cell office:value-type="float" office:value="1017.488479">
                <text:p>1017.488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7.515912">
                <text:p>1017.515912</text:p>
              </table:table-cell>
              <table:table-cell office:value-type="float" office:value="1278.307203">
                <text:p>1278.307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8.310257">
                <text:p>1278.310257</text:p>
              </table:table-cell>
              <table:table-cell office:value-type="float" office:value="1524.450219">
                <text:p>1524.450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4.473154">
                <text:p>1524.473154</text:p>
              </table:table-cell>
              <table:table-cell office:value-type="float" office:value="1893.478164">
                <text:p>1893.478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4.45575">
                <text:p>1524.45575</text:p>
              </table:table-cell>
              <table:table-cell office:value-type="float" office:value="1911.172106">
                <text:p>1911.172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4.45993">
                <text:p>1524.45993</text:p>
              </table:table-cell>
              <table:table-cell office:value-type="float" office:value="1915.534332">
                <text:p>1915.534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4.468076">
                <text:p>1524.468076</text:p>
              </table:table-cell>
              <table:table-cell office:value-type="float" office:value="1917.608125">
                <text:p>1917.60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7.609476">
                <text:p>1917.609476</text:p>
              </table:table-cell>
              <table:table-cell office:value-type="float" office:value="2195.934607">
                <text:p>2195.934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7.621575">
                <text:p>1917.621575</text:p>
              </table:table-cell>
              <table:table-cell office:value-type="float" office:value="2217.929354">
                <text:p>2217.929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17.932305">
                <text:p>2217.932305</text:p>
              </table:table-cell>
              <table:table-cell office:value-type="float" office:value="2490.623491">
                <text:p>2490.623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0.626073">
                <text:p>2490.626073</text:p>
              </table:table-cell>
              <table:table-cell office:value-type="float" office:value="2759.284216">
                <text:p>2759.284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59.363316">
                <text:p>2759.363316</text:p>
              </table:table-cell>
              <table:table-cell office:value-type="float" office:value="3042.697202">
                <text:p>3042.697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59.301619">
                <text:p>2759.301619</text:p>
              </table:table-cell>
              <table:table-cell office:value-type="float" office:value="3045.645395">
                <text:p>3045.645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5.651875">
                <text:p>3045.651875</text:p>
              </table:table-cell>
              <table:table-cell office:value-type="float" office:value="3330.70442">
                <text:p>3330.704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45.675044">
                <text:p>3045.675044</text:p>
              </table:table-cell>
              <table:table-cell office:value-type="float" office:value="3334.759865">
                <text:p>3334.759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4.80165">
                <text:p>3334.80165</text:p>
              </table:table-cell>
              <table:table-cell office:value-type="float" office:value="3615.592657">
                <text:p>3615.592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34.806323">
                <text:p>3334.806323</text:p>
              </table:table-cell>
              <table:table-cell office:value-type="float" office:value="3627.708617">
                <text:p>3627.708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27.741409">
                <text:p>3627.741409</text:p>
              </table:table-cell>
              <table:table-cell office:value-type="float" office:value="3949.251499">
                <text:p>3949.251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27.734167">
                <text:p>3627.734167</text:p>
              </table:table-cell>
              <table:table-cell office:value-type="float" office:value="4087.433235">
                <text:p>4087.433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27.741022">
                <text:p>3627.741022</text:p>
              </table:table-cell>
              <table:table-cell office:value-type="float" office:value="4094.367766">
                <text:p>4094.367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27.73083">
                <text:p>3627.73083</text:p>
              </table:table-cell>
              <table:table-cell office:value-type="float" office:value="4097.025915">
                <text:p>4097.0259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27.729128">
                <text:p>3627.729128</text:p>
              </table:table-cell>
              <table:table-cell office:value-type="float" office:value="4112.055651">
                <text:p>4112.055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12.123842">
                <text:p>4112.123842</text:p>
              </table:table-cell>
              <table:table-cell office:value-type="float" office:value="4359.737543">
                <text:p>4359.737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59.739845">
                <text:p>4359.739845</text:p>
              </table:table-cell>
              <table:table-cell office:value-type="float" office:value="4598.978875">
                <text:p>4598.978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9.078879">
                <text:p>4599.078879</text:p>
              </table:table-cell>
              <table:table-cell office:value-type="float" office:value="5007.753755">
                <text:p>5007.753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9.090605">
                <text:p>4599.090605</text:p>
              </table:table-cell>
              <table:table-cell office:value-type="float" office:value="5030.492512">
                <text:p>5030.4925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9.090103">
                <text:p>4599.090103</text:p>
              </table:table-cell>
              <table:table-cell office:value-type="float" office:value="5053.991555">
                <text:p>5053.991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9.078629">
                <text:p>4599.078629</text:p>
              </table:table-cell>
              <table:table-cell office:value-type="float" office:value="5083.386508">
                <text:p>5083.3865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9.08276">
                <text:p>4599.08276</text:p>
              </table:table-cell>
              <table:table-cell office:value-type="float" office:value="5087.3678">
                <text:p>5087.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87.38283">
                <text:p>5087.38283</text:p>
              </table:table-cell>
              <table:table-cell office:value-type="float" office:value="5390.21212">
                <text:p>5390.21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87.371117">
                <text:p>5087.371117</text:p>
              </table:table-cell>
              <table:table-cell office:value-type="float" office:value="5398.993979">
                <text:p>5398.9939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87.372326">
                <text:p>5087.372326</text:p>
              </table:table-cell>
              <table:table-cell office:value-type="float" office:value="5438.686699">
                <text:p>5438.686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38.689476">
                <text:p>5438.689476</text:p>
              </table:table-cell>
              <table:table-cell office:value-type="float" office:value="5707.829519">
                <text:p>5707.829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38.706418">
                <text:p>5438.706418</text:p>
              </table:table-cell>
              <table:table-cell office:value-type="float" office:value="5728.289296">
                <text:p>5728.2892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28.307102">
                <text:p>5728.307102</text:p>
              </table:table-cell>
              <table:table-cell office:value-type="float" office:value="6025.643208">
                <text:p>6025.643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28.292232">
                <text:p>5728.292232</text:p>
              </table:table-cell>
              <table:table-cell office:value-type="float" office:value="6028.813191">
                <text:p>6028.8131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28.29938">
                <text:p>5728.29938</text:p>
              </table:table-cell>
              <table:table-cell office:value-type="float" office:value="6060.489171">
                <text:p>6060.4891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60.492862">
                <text:p>6060.492862</text:p>
              </table:table-cell>
              <table:table-cell office:value-type="float" office:value="6310.615912">
                <text:p>6310.6159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10.644018">
                <text:p>6310.644018</text:p>
              </table:table-cell>
              <table:table-cell office:value-type="float" office:value="6605.421879">
                <text:p>6605.421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10.638803">
                <text:p>6310.638803</text:p>
              </table:table-cell>
              <table:table-cell office:value-type="float" office:value="6609.166119">
                <text:p>6609.166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10.630115">
                <text:p>6310.630115</text:p>
              </table:table-cell>
              <table:table-cell office:value-type="float" office:value="6610.918544">
                <text:p>6610.9185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10.9214">
                <text:p>6610.9214</text:p>
              </table:table-cell>
              <table:table-cell office:value-type="float" office:value="6886.879259">
                <text:p>6886.8792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10.93417">
                <text:p>6610.93417</text:p>
              </table:table-cell>
              <table:table-cell office:value-type="float" office:value="6909.801267">
                <text:p>6909.801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09.827473">
                <text:p>6909.827473</text:p>
              </table:table-cell>
              <table:table-cell office:value-type="float" office:value="7160.641325">
                <text:p>7160.6413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09.817343">
                <text:p>6909.817343</text:p>
              </table:table-cell>
              <table:table-cell office:value-type="float" office:value="7194.149369">
                <text:p>7194.1493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94.151732">
                <text:p>7194.151732</text:p>
              </table:table-cell>
              <table:table-cell office:value-type="float" office:value="7471.215492">
                <text:p>7471.215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71.222614">
                <text:p>7471.222614</text:p>
              </table:table-cell>
              <table:table-cell office:value-type="float" office:value="7744.840854">
                <text:p>7744.840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71.237889">
                <text:p>7471.237889</text:p>
              </table:table-cell>
              <table:table-cell office:value-type="float" office:value="7747.48974">
                <text:p>7747.48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47.509467">
                <text:p>7747.509467</text:p>
              </table:table-cell>
              <table:table-cell office:value-type="float" office:value="8115.723486">
                <text:p>8115.7234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47.499911">
                <text:p>7747.499911</text:p>
              </table:table-cell>
              <table:table-cell office:value-type="float" office:value="8124.994291">
                <text:p>8124.9942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47.498991">
                <text:p>7747.498991</text:p>
              </table:table-cell>
              <table:table-cell office:value-type="float" office:value="8125.18753">
                <text:p>8125.187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47.505114">
                <text:p>7747.505114</text:p>
              </table:table-cell>
              <table:table-cell office:value-type="float" office:value="8176.431965">
                <text:p>8176.4319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76.435305">
                <text:p>8176.435305</text:p>
              </table:table-cell>
              <table:table-cell office:value-type="float" office:value="8473.28031">
                <text:p>8473.280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76.443619">
                <text:p>8176.443619</text:p>
              </table:table-cell>
              <table:table-cell office:value-type="float" office:value="8476.682387">
                <text:p>8476.6823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76.684876">
                <text:p>8476.684876</text:p>
              </table:table-cell>
              <table:table-cell office:value-type="float" office:value="8784.379339">
                <text:p>8784.3793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76.6884">
                <text:p>8476.6884</text:p>
              </table:table-cell>
              <table:table-cell office:value-type="float" office:value="8788.061134">
                <text:p>8788.061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76.69504">
                <text:p>8476.69504</text:p>
              </table:table-cell>
              <table:table-cell office:value-type="float" office:value="8791.231517">
                <text:p>8791.231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91.238108">
                <text:p>8791.238108</text:p>
              </table:table-cell>
              <table:table-cell office:value-type="float" office:value="9080.290591">
                <text:p>9080.2905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91.234091">
                <text:p>8791.234091</text:p>
              </table:table-cell>
              <table:table-cell office:value-type="float" office:value="9098.510105">
                <text:p>9098.510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91.238296">
                <text:p>8791.238296</text:p>
              </table:table-cell>
              <table:table-cell office:value-type="float" office:value="9109.485045">
                <text:p>9109.4850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09.497995">
                <text:p>9109.497995</text:p>
              </table:table-cell>
              <table:table-cell office:value-type="float" office:value="9412.356715">
                <text:p>9412.356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09.486465">
                <text:p>9109.486465</text:p>
              </table:table-cell>
              <table:table-cell office:value-type="float" office:value="9419.763414">
                <text:p>9419.7634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09.490858">
                <text:p>9109.490858</text:p>
              </table:table-cell>
              <table:table-cell office:value-type="float" office:value="9423.373621">
                <text:p>9423.3736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23.376511">
                <text:p>9423.376511</text:p>
              </table:table-cell>
              <table:table-cell office:value-type="float" office:value="9726.902162">
                <text:p>9726.9021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23.384739">
                <text:p>9423.384739</text:p>
              </table:table-cell>
              <table:table-cell office:value-type="float" office:value="9726.976286">
                <text:p>9726.976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423.379806">
                <text:p>9423.379806</text:p>
              </table:table-cell>
              <table:table-cell office:value-type="float" office:value="9732.799113">
                <text:p>9732.7991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32.802326">
                <text:p>9732.802326</text:p>
              </table:table-cell>
              <table:table-cell office:value-type="float" office:value="10029.392928">
                <text:p>10029.3929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32.859915">
                <text:p>9732.859915</text:p>
              </table:table-cell>
              <table:table-cell office:value-type="float" office:value="10038.472253">
                <text:p>10038.4722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32.862989">
                <text:p>9732.862989</text:p>
              </table:table-cell>
              <table:table-cell office:value-type="float" office:value="10051.907273">
                <text:p>10051.907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51.997801">
                <text:p>10051.997801</text:p>
              </table:table-cell>
              <table:table-cell office:value-type="float" office:value="10325.508769">
                <text:p>10325.5087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52.003632">
                <text:p>10052.003632</text:p>
              </table:table-cell>
              <table:table-cell office:value-type="float" office:value="10351.852635">
                <text:p>10351.8526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51.859496">
                <text:p>10351.859496</text:p>
              </table:table-cell>
              <table:table-cell office:value-type="float" office:value="10575.657686">
                <text:p>10575.6576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51.872911">
                <text:p>10351.872911</text:p>
              </table:table-cell>
              <table:table-cell office:value-type="float" office:value="10645.646006">
                <text:p>10645.646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45.672282">
                <text:p>10645.672282</text:p>
              </table:table-cell>
              <table:table-cell office:value-type="float" office:value="10963.03963">
                <text:p>10963.03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45.680649">
                <text:p>10645.680649</text:p>
              </table:table-cell>
              <table:table-cell office:value-type="float" office:value="11046.10322">
                <text:p>11046.103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45.6691">
                <text:p>10645.6691</text:p>
              </table:table-cell>
              <table:table-cell office:value-type="float" office:value="11067.832722">
                <text:p>11067.832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45.682796">
                <text:p>10645.682796</text:p>
              </table:table-cell>
              <table:table-cell office:value-type="float" office:value="11069.938176">
                <text:p>11069.938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69.941287">
                <text:p>11069.941287</text:p>
              </table:table-cell>
              <table:table-cell office:value-type="float" office:value="11373.70192">
                <text:p>11373.70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69.945664">
                <text:p>11069.945664</text:p>
              </table:table-cell>
              <table:table-cell office:value-type="float" office:value="11378.383563">
                <text:p>11378.3835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069.948958">
                <text:p>11069.948958</text:p>
              </table:table-cell>
              <table:table-cell office:value-type="float" office:value="11401.074979">
                <text:p>11401.0749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401.095372">
                <text:p>11401.095372</text:p>
              </table:table-cell>
              <table:table-cell office:value-type="float" office:value="11683.526912">
                <text:p>11683.5269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401.084635">
                <text:p>11401.084635</text:p>
              </table:table-cell>
              <table:table-cell office:value-type="float" office:value="11692.039623">
                <text:p>11692.039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692.043568">
                <text:p>11692.043568</text:p>
              </table:table-cell>
              <table:table-cell office:value-type="float" office:value="11949.922563">
                <text:p>11949.922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49.957763">
                <text:p>11949.957763</text:p>
              </table:table-cell>
              <table:table-cell office:value-type="float" office:value="12152.744673">
                <text:p>12152.7446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52.766512">
                <text:p>12152.766512</text:p>
              </table:table-cell>
              <table:table-cell office:value-type="float" office:value="12808.134593">
                <text:p>12808.134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152.768821">
                <text:p>12152.768821</text:p>
              </table:table-cell>
              <table:table-cell office:value-type="float" office:value="12810.643269">
                <text:p>12810.6432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52.750026">
                <text:p>12152.750026</text:p>
              </table:table-cell>
              <table:table-cell office:value-type="float" office:value="12815.576888">
                <text:p>12815.5768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52.750942">
                <text:p>12152.750942</text:p>
              </table:table-cell>
              <table:table-cell office:value-type="float" office:value="12815.945781">
                <text:p>12815.9457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52.766159">
                <text:p>12152.766159</text:p>
              </table:table-cell>
              <table:table-cell office:value-type="float" office:value="12817.309487">
                <text:p>12817.3094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52.750832">
                <text:p>12152.750832</text:p>
              </table:table-cell>
              <table:table-cell office:value-type="float" office:value="12838.622231">
                <text:p>12838.6222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152.758747">
                <text:p>12152.758747</text:p>
              </table:table-cell>
              <table:table-cell office:value-type="float" office:value="12851.638649">
                <text:p>12851.6386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152.769028">
                <text:p>12152.769028</text:p>
              </table:table-cell>
              <table:table-cell office:value-type="float" office:value="12871.554436">
                <text:p>12871.554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871.619426">
                <text:p>12871.619426</text:p>
              </table:table-cell>
              <table:table-cell office:value-type="float" office:value="13093.665356">
                <text:p>13093.6653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0.056cm" svg:height="45.03cm" xlink:href=".." xlink:type="simple" chart:class="chart:bar" chart:style-name="ch1">
        <chart:legend chart:legend-position="end" svg:x="77.177cm" svg:y="21.967cm" style:legend-expansion="high" chart:style-name="ch2"/>
        <chart:plot-area chart:style-name="ch3" table:cell-range-address="10_1000.C1:10_1000.D101" chart:data-source-has-labels="row" svg:x="1.601cm" svg:y="0.9cm" svg:width="73.975cm" svg:height="43.23cm">
          <chartooo:coordinate-region svg:x="2.593cm" svg:y="1.099cm" svg:width="72.983cm" svg:height="42.3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_1000.C2:10_1000.C101" chart:label-cell-address="10_1000.C1:10_1000.C1" chart:class="chart:bar">
            <chart:data-point chart:repeated="100"/>
          </chart:series>
          <chart:series chart:style-name="ch8" chart:values-cell-range-address="10_1000.D2:10_1000.D101" chart:label-cell-address="10_1000.D1:10_10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0_1000.C1:10_1000.C1</svg:desc>
                </draw:g>
              </table:table-cell>
              <table:table-cell office:value-type="string">
                <text:p>Response</text:p>
                <draw:g>
                  <svg:desc>10_1000.D1:10_10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02077">
                <text:p>1.602077</text:p>
                <draw:g>
                  <svg:desc>10_1000.C2:10_1000.C101</svg:desc>
                </draw:g>
              </table:table-cell>
              <table:table-cell office:value-type="float" office:value="1087.937916">
                <text:p>1087.937916</text:p>
                <draw:g>
                  <svg:desc>10_1000.D2:10_10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191">
                <text:p>1.42191</text:p>
              </table:table-cell>
              <table:table-cell office:value-type="float" office:value="1091.927686">
                <text:p>1091.927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8415">
                <text:p>0.248415</text:p>
              </table:table-cell>
              <table:table-cell office:value-type="float" office:value="1099.81736">
                <text:p>1099.81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42917">
                <text:p>1.442917</text:p>
              </table:table-cell>
              <table:table-cell office:value-type="float" office:value="1100.371573">
                <text:p>1100.371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32427">
                <text:p>1.632427</text:p>
              </table:table-cell>
              <table:table-cell office:value-type="float" office:value="1138.153142">
                <text:p>1138.153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1548">
                <text:p>1.111548</text:p>
              </table:table-cell>
              <table:table-cell office:value-type="float" office:value="1146.520743">
                <text:p>1146.520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8607">
                <text:p>1.138607</text:p>
              </table:table-cell>
              <table:table-cell office:value-type="float" office:value="1183.211344">
                <text:p>1183.211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172">
                <text:p>1.12172</text:p>
              </table:table-cell>
              <table:table-cell office:value-type="float" office:value="1183.215296">
                <text:p>1183.215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8541">
                <text:p>0.448541</text:p>
              </table:table-cell>
              <table:table-cell office:value-type="float" office:value="1185.381947">
                <text:p>1185.381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53114">
                <text:p>1.153114</text:p>
              </table:table-cell>
              <table:table-cell office:value-type="float" office:value="1186.916371">
                <text:p>1186.916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4129">
                <text:p>0.484129</text:p>
              </table:table-cell>
              <table:table-cell office:value-type="float" office:value="1212.64683">
                <text:p>1212.64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47977">
                <text:p>1.847977</text:p>
              </table:table-cell>
              <table:table-cell office:value-type="float" office:value="1217.08657">
                <text:p>1217.08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9654">
                <text:p>1.839654</text:p>
              </table:table-cell>
              <table:table-cell office:value-type="float" office:value="1218.012071">
                <text:p>1218.012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506">
                <text:p>1.09506</text:p>
              </table:table-cell>
              <table:table-cell office:value-type="float" office:value="1244.232807">
                <text:p>1244.232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8.219703">
                <text:p>1138.219703</text:p>
              </table:table-cell>
              <table:table-cell office:value-type="float" office:value="1941.191233">
                <text:p>1941.191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3.223442">
                <text:p>1183.223442</text:p>
              </table:table-cell>
              <table:table-cell office:value-type="float" office:value="1995.504713">
                <text:p>1995.504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6.944489">
                <text:p>1186.944489</text:p>
              </table:table-cell>
              <table:table-cell office:value-type="float" office:value="1995.680583">
                <text:p>1995.680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3.21693">
                <text:p>1183.21693</text:p>
              </table:table-cell>
              <table:table-cell office:value-type="float" office:value="2041.673139">
                <text:p>2041.673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8.156129">
                <text:p>1138.156129</text:p>
              </table:table-cell>
              <table:table-cell office:value-type="float" office:value="2087.72922">
                <text:p>2087.72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.652562">
                <text:p>1212.652562</text:p>
              </table:table-cell>
              <table:table-cell office:value-type="float" office:value="2104.365986">
                <text:p>2104.365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4.23678">
                <text:p>1244.23678</text:p>
              </table:table-cell>
              <table:table-cell office:value-type="float" office:value="2122.374583">
                <text:p>2122.374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2.674801">
                <text:p>1212.674801</text:p>
              </table:table-cell>
              <table:table-cell office:value-type="float" office:value="2160.028106">
                <text:p>2160.028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3.248036">
                <text:p>1183.248036</text:p>
              </table:table-cell>
              <table:table-cell office:value-type="float" office:value="2284.699736">
                <text:p>2284.699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12.663744">
                <text:p>1212.663744</text:p>
              </table:table-cell>
              <table:table-cell office:value-type="float" office:value="2474.007516">
                <text:p>2474.007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1.316959">
                <text:p>1941.316959</text:p>
              </table:table-cell>
              <table:table-cell office:value-type="float" office:value="5175.918833">
                <text:p>5175.918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1.438911">
                <text:p>1941.438911</text:p>
              </table:table-cell>
              <table:table-cell office:value-type="float" office:value="5371.920636">
                <text:p>5371.920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1.319139">
                <text:p>1941.319139</text:p>
              </table:table-cell>
              <table:table-cell office:value-type="float" office:value="5863.958248">
                <text:p>5863.958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1.329968">
                <text:p>1941.329968</text:p>
              </table:table-cell>
              <table:table-cell office:value-type="float" office:value="6179.938671">
                <text:p>6179.938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1.415629">
                <text:p>1941.415629</text:p>
              </table:table-cell>
              <table:table-cell office:value-type="float" office:value="6247.55166">
                <text:p>6247.551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41.334348">
                <text:p>1941.334348</text:p>
              </table:table-cell>
              <table:table-cell office:value-type="float" office:value="6447.392447">
                <text:p>6447.3924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41.331489">
                <text:p>1941.331489</text:p>
              </table:table-cell>
              <table:table-cell office:value-type="float" office:value="6513.914391">
                <text:p>6513.9143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41.318927">
                <text:p>1941.318927</text:p>
              </table:table-cell>
              <table:table-cell office:value-type="float" office:value="6798.980574">
                <text:p>6798.980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41.34705">
                <text:p>1941.34705</text:p>
              </table:table-cell>
              <table:table-cell office:value-type="float" office:value="6834.856241">
                <text:p>6834.856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41.327053">
                <text:p>1941.327053</text:p>
              </table:table-cell>
              <table:table-cell office:value-type="float" office:value="6855.259113">
                <text:p>6855.259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41.324102">
                <text:p>1941.324102</text:p>
              </table:table-cell>
              <table:table-cell office:value-type="float" office:value="6871.564455">
                <text:p>6871.564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41.338858">
                <text:p>1941.338858</text:p>
              </table:table-cell>
              <table:table-cell office:value-type="float" office:value="6871.803396">
                <text:p>6871.803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41.35623">
                <text:p>1941.35623</text:p>
              </table:table-cell>
              <table:table-cell office:value-type="float" office:value="6904.034263">
                <text:p>6904.0342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41.352076">
                <text:p>1941.352076</text:p>
              </table:table-cell>
              <table:table-cell office:value-type="float" office:value="6987.059679">
                <text:p>6987.0596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41.376024">
                <text:p>1941.376024</text:p>
              </table:table-cell>
              <table:table-cell office:value-type="float" office:value="7063.604889">
                <text:p>7063.604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41.367367">
                <text:p>1941.367367</text:p>
              </table:table-cell>
              <table:table-cell office:value-type="float" office:value="7063.953356">
                <text:p>7063.9533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1.368008">
                <text:p>1941.368008</text:p>
              </table:table-cell>
              <table:table-cell office:value-type="float" office:value="7154.568927">
                <text:p>7154.568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.342879">
                <text:p>1941.342879</text:p>
              </table:table-cell>
              <table:table-cell office:value-type="float" office:value="7255.939529">
                <text:p>7255.9395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1.360121">
                <text:p>1941.360121</text:p>
              </table:table-cell>
              <table:table-cell office:value-type="float" office:value="7271.381073">
                <text:p>7271.381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1.336157">
                <text:p>1941.336157</text:p>
              </table:table-cell>
              <table:table-cell office:value-type="float" office:value="7279.074008">
                <text:p>7279.074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1.347861">
                <text:p>1941.347861</text:p>
              </table:table-cell>
              <table:table-cell office:value-type="float" office:value="7294.994156">
                <text:p>7294.994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1.364139">
                <text:p>1941.364139</text:p>
              </table:table-cell>
              <table:table-cell office:value-type="float" office:value="7347.937546">
                <text:p>7347.937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1.388759">
                <text:p>1941.388759</text:p>
              </table:table-cell>
              <table:table-cell office:value-type="float" office:value="7347.948204">
                <text:p>7347.948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1.3723">
                <text:p>1941.3723</text:p>
              </table:table-cell>
              <table:table-cell office:value-type="float" office:value="7350.273917">
                <text:p>7350.273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1.377082">
                <text:p>1941.377082</text:p>
              </table:table-cell>
              <table:table-cell office:value-type="float" office:value="7350.710369">
                <text:p>7350.7103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1.392169">
                <text:p>1941.392169</text:p>
              </table:table-cell>
              <table:table-cell office:value-type="float" office:value="7367.770503">
                <text:p>7367.7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1.351126">
                <text:p>1941.351126</text:p>
              </table:table-cell>
              <table:table-cell office:value-type="float" office:value="7395.100707">
                <text:p>7395.1007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1.433662">
                <text:p>1941.433662</text:p>
              </table:table-cell>
              <table:table-cell office:value-type="float" office:value="7418.873638">
                <text:p>7418.8736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41.329885">
                <text:p>1941.329885</text:p>
              </table:table-cell>
              <table:table-cell office:value-type="float" office:value="7423.077681">
                <text:p>7423.0776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1.384045">
                <text:p>1941.384045</text:p>
              </table:table-cell>
              <table:table-cell office:value-type="float" office:value="7470.944708">
                <text:p>7470.944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41.395851">
                <text:p>1941.395851</text:p>
              </table:table-cell>
              <table:table-cell office:value-type="float" office:value="7527.921569">
                <text:p>7527.9215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1.411627">
                <text:p>1941.411627</text:p>
              </table:table-cell>
              <table:table-cell office:value-type="float" office:value="7543.024">
                <text:p>7543.0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1.410438">
                <text:p>1941.410438</text:p>
              </table:table-cell>
              <table:table-cell office:value-type="float" office:value="7587.363437">
                <text:p>7587.363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41.378883">
                <text:p>1941.378883</text:p>
              </table:table-cell>
              <table:table-cell office:value-type="float" office:value="7587.590679">
                <text:p>7587.5906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41.360556">
                <text:p>1941.360556</text:p>
              </table:table-cell>
              <table:table-cell office:value-type="float" office:value="7632.971579">
                <text:p>7632.971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41.371124">
                <text:p>1941.371124</text:p>
              </table:table-cell>
              <table:table-cell office:value-type="float" office:value="7702.714907">
                <text:p>7702.7149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41.379995">
                <text:p>1941.379995</text:p>
              </table:table-cell>
              <table:table-cell office:value-type="float" office:value="7780.461317">
                <text:p>7780.461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1.432002">
                <text:p>1941.432002</text:p>
              </table:table-cell>
              <table:table-cell office:value-type="float" office:value="7785.535878">
                <text:p>7785.535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41.428081">
                <text:p>1941.428081</text:p>
              </table:table-cell>
              <table:table-cell office:value-type="float" office:value="7790.608509">
                <text:p>7790.6085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41.402886">
                <text:p>1941.402886</text:p>
              </table:table-cell>
              <table:table-cell office:value-type="float" office:value="7803.954089">
                <text:p>7803.954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41.435684">
                <text:p>1941.435684</text:p>
              </table:table-cell>
              <table:table-cell office:value-type="float" office:value="7839.539708">
                <text:p>7839.5397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41.355803">
                <text:p>1941.355803</text:p>
              </table:table-cell>
              <table:table-cell office:value-type="float" office:value="7863.214179">
                <text:p>7863.2141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41.413701">
                <text:p>1941.413701</text:p>
              </table:table-cell>
              <table:table-cell office:value-type="float" office:value="7925.41003">
                <text:p>7925.41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41.400563">
                <text:p>1941.400563</text:p>
              </table:table-cell>
              <table:table-cell office:value-type="float" office:value="7931.733662">
                <text:p>7931.7336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1.406603">
                <text:p>1941.406603</text:p>
              </table:table-cell>
              <table:table-cell office:value-type="float" office:value="7939.107517">
                <text:p>7939.1075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41.384922">
                <text:p>1941.384922</text:p>
              </table:table-cell>
              <table:table-cell office:value-type="float" office:value="7947.026701">
                <text:p>7947.026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41.380883">
                <text:p>1941.380883</text:p>
              </table:table-cell>
              <table:table-cell office:value-type="float" office:value="7954.269085">
                <text:p>7954.2690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41.439327">
                <text:p>1941.439327</text:p>
              </table:table-cell>
              <table:table-cell office:value-type="float" office:value="8002.538161">
                <text:p>8002.538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41.476231">
                <text:p>1941.476231</text:p>
              </table:table-cell>
              <table:table-cell office:value-type="float" office:value="8002.852681">
                <text:p>8002.8526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41.406513">
                <text:p>1941.406513</text:p>
              </table:table-cell>
              <table:table-cell office:value-type="float" office:value="8012.535232">
                <text:p>8012.535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41.402726">
                <text:p>1941.402726</text:p>
              </table:table-cell>
              <table:table-cell office:value-type="float" office:value="8023.069774">
                <text:p>8023.069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41.43572">
                <text:p>1941.43572</text:p>
              </table:table-cell>
              <table:table-cell office:value-type="float" office:value="8047.841654">
                <text:p>8047.8416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41.475133">
                <text:p>1941.475133</text:p>
              </table:table-cell>
              <table:table-cell office:value-type="float" office:value="8050.814746">
                <text:p>8050.8147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1.389118">
                <text:p>1941.389118</text:p>
              </table:table-cell>
              <table:table-cell office:value-type="float" office:value="8071.884619">
                <text:p>8071.884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41.236879">
                <text:p>1941.236879</text:p>
              </table:table-cell>
              <table:table-cell office:value-type="float" office:value="8072.185121">
                <text:p>8072.185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41.427683">
                <text:p>1941.427683</text:p>
              </table:table-cell>
              <table:table-cell office:value-type="float" office:value="8078.894655">
                <text:p>8078.8946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41.467859">
                <text:p>1941.467859</text:p>
              </table:table-cell>
              <table:table-cell office:value-type="float" office:value="8095.109852">
                <text:p>8095.109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41.448487">
                <text:p>1941.448487</text:p>
              </table:table-cell>
              <table:table-cell office:value-type="float" office:value="8107.613522">
                <text:p>8107.6135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1.3406">
                <text:p>1941.3406</text:p>
              </table:table-cell>
              <table:table-cell office:value-type="float" office:value="8206.875268">
                <text:p>8206.875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1.431577">
                <text:p>1941.431577</text:p>
              </table:table-cell>
              <table:table-cell office:value-type="float" office:value="8227.149633">
                <text:p>8227.1496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41.447411">
                <text:p>1941.447411</text:p>
              </table:table-cell>
              <table:table-cell office:value-type="float" office:value="8244.720198">
                <text:p>8244.7201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41.45105">
                <text:p>1941.45105</text:p>
              </table:table-cell>
              <table:table-cell office:value-type="float" office:value="8247.398632">
                <text:p>8247.3986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41.465954">
                <text:p>1941.465954</text:p>
              </table:table-cell>
              <table:table-cell office:value-type="float" office:value="8248.720702">
                <text:p>8248.7207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41.425923">
                <text:p>1941.425923</text:p>
              </table:table-cell>
              <table:table-cell office:value-type="float" office:value="8266.837881">
                <text:p>8266.837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41.464261">
                <text:p>1941.464261</text:p>
              </table:table-cell>
              <table:table-cell office:value-type="float" office:value="8267.71437">
                <text:p>8267.71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41.450647">
                <text:p>1941.450647</text:p>
              </table:table-cell>
              <table:table-cell office:value-type="float" office:value="8268.726424">
                <text:p>8268.7264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41.452293">
                <text:p>1941.452293</text:p>
              </table:table-cell>
              <table:table-cell office:value-type="float" office:value="8284.209681">
                <text:p>8284.209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41.444727">
                <text:p>1941.444727</text:p>
              </table:table-cell>
              <table:table-cell office:value-type="float" office:value="8291.973462">
                <text:p>8291.9734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41.465658">
                <text:p>1941.465658</text:p>
              </table:table-cell>
              <table:table-cell office:value-type="float" office:value="8293.21192">
                <text:p>8293.21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41.454917">
                <text:p>1941.454917</text:p>
              </table:table-cell>
              <table:table-cell office:value-type="float" office:value="8295.254438">
                <text:p>8295.2544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41.417886">
                <text:p>1941.417886</text:p>
              </table:table-cell>
              <table:table-cell office:value-type="float" office:value="8307.029287">
                <text:p>8307.029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1.471662">
                <text:p>1941.471662</text:p>
              </table:table-cell>
              <table:table-cell office:value-type="float" office:value="8311.813519">
                <text:p>8311.8135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1.470688">
                <text:p>1941.470688</text:p>
              </table:table-cell>
              <table:table-cell office:value-type="float" office:value="8314.275548">
                <text:p>8314.275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1.462217">
                <text:p>1941.462217</text:p>
              </table:table-cell>
              <table:table-cell office:value-type="float" office:value="8316.968008">
                <text:p>8316.968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41.458379">
                <text:p>1941.458379</text:p>
              </table:table-cell>
              <table:table-cell office:value-type="float" office:value="8318.473976">
                <text:p>8318.473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41.484812">
                <text:p>1941.484812</text:p>
              </table:table-cell>
              <table:table-cell office:value-type="float" office:value="8326.003024">
                <text:p>8326.0030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5.151cm" svg:height="45.315cm" xlink:href=".." xlink:type="simple" chart:class="chart:bar" chart:style-name="ch1">
        <chart:legend chart:legend-position="end" svg:x="52.272cm" svg:y="22.109cm" style:legend-expansion="high" chart:style-name="ch2"/>
        <chart:plot-area chart:style-name="ch3" table:cell-range-address="100_1000.C1:100_1000.D101" chart:data-source-has-labels="row" svg:x="1.103cm" svg:y="0.906cm" svg:width="50.066cm" svg:height="43.503cm">
          <chartooo:coordinate-region svg:x="2.095cm" svg:y="1.106cm" svg:width="49.04cm" svg:height="42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_1000.C2:100_1000.C101" chart:label-cell-address="100_1000.C1:100_1000.C1" chart:class="chart:bar">
            <chart:data-point chart:repeated="100"/>
          </chart:series>
          <chart:series chart:style-name="ch8" chart:values-cell-range-address="100_1000.D2:100_1000.D101" chart:label-cell-address="100_1000.D1:100_10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00_1000.C1:100_1000.C1</svg:desc>
                </draw:g>
              </table:table-cell>
              <table:table-cell office:value-type="string">
                <text:p>Response</text:p>
                <draw:g>
                  <svg:desc>100_1000.D1:100_10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60376">
                <text:p>1.760376</text:p>
                <draw:g>
                  <svg:desc>100_1000.C2:100_1000.C101</svg:desc>
                </draw:g>
              </table:table-cell>
              <table:table-cell office:value-type="float" office:value="2609.221134">
                <text:p>2609.221134</text:p>
                <draw:g>
                  <svg:desc>100_1000.D2:100_10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20308">
                <text:p>2.320308</text:p>
              </table:table-cell>
              <table:table-cell office:value-type="float" office:value="3162.12778">
                <text:p>3162.12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67621">
                <text:p>2.967621</text:p>
              </table:table-cell>
              <table:table-cell office:value-type="float" office:value="3448.04288">
                <text:p>3448.04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79462">
                <text:p>2.379462</text:p>
              </table:table-cell>
              <table:table-cell office:value-type="float" office:value="3531.841089">
                <text:p>3531.841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9499">
                <text:p>0.519499</text:p>
              </table:table-cell>
              <table:table-cell office:value-type="float" office:value="3613.432295">
                <text:p>3613.432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669">
                <text:p>0.10669</text:p>
              </table:table-cell>
              <table:table-cell office:value-type="float" office:value="3950.512882">
                <text:p>3950.512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46">
                <text:p>0.64946</text:p>
              </table:table-cell>
              <table:table-cell office:value-type="float" office:value="4053.871805">
                <text:p>4053.871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13154">
                <text:p>1.513154</text:p>
              </table:table-cell>
              <table:table-cell office:value-type="float" office:value="4108.800112">
                <text:p>4108.800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26387">
                <text:p>2.226387</text:p>
              </table:table-cell>
              <table:table-cell office:value-type="float" office:value="4213.159787">
                <text:p>4213.159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19694">
                <text:p>2.819694</text:p>
              </table:table-cell>
              <table:table-cell office:value-type="float" office:value="4341.069224">
                <text:p>4341.069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2309">
                <text:p>0.402309</text:p>
              </table:table-cell>
              <table:table-cell office:value-type="float" office:value="4556.248534">
                <text:p>4556.248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88483">
                <text:p>1.888483</text:p>
              </table:table-cell>
              <table:table-cell office:value-type="float" office:value="4565.544958">
                <text:p>4565.544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94912">
                <text:p>1.794912</text:p>
              </table:table-cell>
              <table:table-cell office:value-type="float" office:value="4592.260575">
                <text:p>4592.260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82673">
                <text:p>2.182673</text:p>
              </table:table-cell>
              <table:table-cell office:value-type="float" office:value="4595.04152">
                <text:p>4595.04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8748">
                <text:p>0.828748</text:p>
              </table:table-cell>
              <table:table-cell office:value-type="float" office:value="4648.627192">
                <text:p>4648.627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1779">
                <text:p>3.611779</text:p>
              </table:table-cell>
              <table:table-cell office:value-type="float" office:value="4789.060456">
                <text:p>4789.060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8349">
                <text:p>1.608349</text:p>
              </table:table-cell>
              <table:table-cell office:value-type="float" office:value="4864.925607">
                <text:p>4864.925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6709">
                <text:p>2.16709</text:p>
              </table:table-cell>
              <table:table-cell office:value-type="float" office:value="4918.003217">
                <text:p>4918.003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16874">
                <text:p>5.216874</text:p>
              </table:table-cell>
              <table:table-cell office:value-type="float" office:value="5058.067101">
                <text:p>5058.0671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3303">
                <text:p>2.23303</text:p>
              </table:table-cell>
              <table:table-cell office:value-type="float" office:value="5316.936381">
                <text:p>5316.936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2486">
                <text:p>3.12486</text:p>
              </table:table-cell>
              <table:table-cell office:value-type="float" office:value="5416.84857">
                <text:p>5416.84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23754">
                <text:p>2.323754</text:p>
              </table:table-cell>
              <table:table-cell office:value-type="float" office:value="5536.9915">
                <text:p>5536.9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97695">
                <text:p>3.797695</text:p>
              </table:table-cell>
              <table:table-cell office:value-type="float" office:value="5549.210903">
                <text:p>5549.210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99122">
                <text:p>3.599122</text:p>
              </table:table-cell>
              <table:table-cell office:value-type="float" office:value="5918.476705">
                <text:p>5918.476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96151">
                <text:p>2.896151</text:p>
              </table:table-cell>
              <table:table-cell office:value-type="float" office:value="6033.478217">
                <text:p>6033.478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6094">
                <text:p>2.826094</text:p>
              </table:table-cell>
              <table:table-cell office:value-type="float" office:value="6049.052247">
                <text:p>6049.052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00462">
                <text:p>6.700462</text:p>
              </table:table-cell>
              <table:table-cell office:value-type="float" office:value="6169.016989">
                <text:p>6169.016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39974">
                <text:p>2.839974</text:p>
              </table:table-cell>
              <table:table-cell office:value-type="float" office:value="6188.865827">
                <text:p>6188.865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75717">
                <text:p>3.875717</text:p>
              </table:table-cell>
              <table:table-cell office:value-type="float" office:value="6236.922142">
                <text:p>6236.922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87803">
                <text:p>3.687803</text:p>
              </table:table-cell>
              <table:table-cell office:value-type="float" office:value="6364.943972">
                <text:p>6364.9439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39133">
                <text:p>4.039133</text:p>
              </table:table-cell>
              <table:table-cell office:value-type="float" office:value="6377.599556">
                <text:p>6377.599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35045">
                <text:p>4.935045</text:p>
              </table:table-cell>
              <table:table-cell office:value-type="float" office:value="6412.987406">
                <text:p>6412.987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0648">
                <text:p>4.50648</text:p>
              </table:table-cell>
              <table:table-cell office:value-type="float" office:value="6525.666564">
                <text:p>6525.666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19911">
                <text:p>5.519911</text:p>
              </table:table-cell>
              <table:table-cell office:value-type="float" office:value="6704.801865">
                <text:p>6704.801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64188">
                <text:p>6.664188</text:p>
              </table:table-cell>
              <table:table-cell office:value-type="float" office:value="6741.0713">
                <text:p>6741.0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.828699">
                <text:p>78.828699</text:p>
              </table:table-cell>
              <table:table-cell office:value-type="float" office:value="6955.800702">
                <text:p>6955.800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71285">
                <text:p>4.771285</text:p>
              </table:table-cell>
              <table:table-cell office:value-type="float" office:value="7013.847752">
                <text:p>7013.847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99578">
                <text:p>7.399578</text:p>
              </table:table-cell>
              <table:table-cell office:value-type="float" office:value="7020.832845">
                <text:p>7020.832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20555">
                <text:p>8.020555</text:p>
              </table:table-cell>
              <table:table-cell office:value-type="float" office:value="7168.773473">
                <text:p>7168.7734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825879">
                <text:p>5.825879</text:p>
              </table:table-cell>
              <table:table-cell office:value-type="float" office:value="7185.839697">
                <text:p>7185.839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76865">
                <text:p>4.976865</text:p>
              </table:table-cell>
              <table:table-cell office:value-type="float" office:value="7187.607624">
                <text:p>7187.6076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216497">
                <text:p>6.216497</text:p>
              </table:table-cell>
              <table:table-cell office:value-type="float" office:value="7197.252962">
                <text:p>7197.252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29902">
                <text:p>5.229902</text:p>
              </table:table-cell>
              <table:table-cell office:value-type="float" office:value="7294.018459">
                <text:p>7294.018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674241">
                <text:p>7.674241</text:p>
              </table:table-cell>
              <table:table-cell office:value-type="float" office:value="7294.22296">
                <text:p>7294.222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350316">
                <text:p>6.350316</text:p>
              </table:table-cell>
              <table:table-cell office:value-type="float" office:value="7308.989639">
                <text:p>7308.989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309765">
                <text:p>8.309765</text:p>
              </table:table-cell>
              <table:table-cell office:value-type="float" office:value="7326.122774">
                <text:p>7326.122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25989">
                <text:p>5.825989</text:p>
              </table:table-cell>
              <table:table-cell office:value-type="float" office:value="7386.006957">
                <text:p>7386.0069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448708">
                <text:p>7.448708</text:p>
              </table:table-cell>
              <table:table-cell office:value-type="float" office:value="7466.158355">
                <text:p>7466.158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71711">
                <text:p>5.871711</text:p>
              </table:table-cell>
              <table:table-cell office:value-type="float" office:value="7546.179136">
                <text:p>7546.179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874112">
                <text:p>7.874112</text:p>
              </table:table-cell>
              <table:table-cell office:value-type="float" office:value="7591.327596">
                <text:p>7591.327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20801">
                <text:p>7.120801</text:p>
              </table:table-cell>
              <table:table-cell office:value-type="float" office:value="7612.117515">
                <text:p>7612.117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70795">
                <text:p>8.70795</text:p>
              </table:table-cell>
              <table:table-cell office:value-type="float" office:value="7689.15136">
                <text:p>7689.15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068114">
                <text:p>8.068114</text:p>
              </table:table-cell>
              <table:table-cell office:value-type="float" office:value="7717.14272">
                <text:p>7717.14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.118485">
                <text:p>79.118485</text:p>
              </table:table-cell>
              <table:table-cell office:value-type="float" office:value="7808.337661">
                <text:p>7808.3376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25699">
                <text:p>9.025699</text:p>
              </table:table-cell>
              <table:table-cell office:value-type="float" office:value="7857.291893">
                <text:p>7857.2918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.464718">
                <text:p>79.464718</text:p>
              </table:table-cell>
              <table:table-cell office:value-type="float" office:value="7860.405787">
                <text:p>7860.4057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556754">
                <text:p>79.556754</text:p>
              </table:table-cell>
              <table:table-cell office:value-type="float" office:value="7914.055078">
                <text:p>7914.0550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.220531">
                <text:p>80.220531</text:p>
              </table:table-cell>
              <table:table-cell office:value-type="float" office:value="7937.972261">
                <text:p>7937.972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41376">
                <text:p>78.41376</text:p>
              </table:table-cell>
              <table:table-cell office:value-type="float" office:value="7953.724279">
                <text:p>7953.724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574121">
                <text:p>78.574121</text:p>
              </table:table-cell>
              <table:table-cell office:value-type="float" office:value="7957.29021">
                <text:p>7957.29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63631">
                <text:p>4.463631</text:p>
              </table:table-cell>
              <table:table-cell office:value-type="float" office:value="7958.626918">
                <text:p>7958.626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859448">
                <text:p>9.859448</text:p>
              </table:table-cell>
              <table:table-cell office:value-type="float" office:value="7966.197558">
                <text:p>7966.1975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.287521">
                <text:p>79.287521</text:p>
              </table:table-cell>
              <table:table-cell office:value-type="float" office:value="7981.176067">
                <text:p>7981.176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.193754">
                <text:p>79.193754</text:p>
              </table:table-cell>
              <table:table-cell office:value-type="float" office:value="7985.799475">
                <text:p>7985.799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428532">
                <text:p>78.428532</text:p>
              </table:table-cell>
              <table:table-cell office:value-type="float" office:value="8005.768801">
                <text:p>8005.7688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.820425">
                <text:p>79.820425</text:p>
              </table:table-cell>
              <table:table-cell office:value-type="float" office:value="8025.354159">
                <text:p>8025.3541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682902">
                <text:p>78.682902</text:p>
              </table:table-cell>
              <table:table-cell office:value-type="float" office:value="8056.123899">
                <text:p>8056.123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876718">
                <text:p>78.876718</text:p>
              </table:table-cell>
              <table:table-cell office:value-type="float" office:value="8062.068652">
                <text:p>8062.0686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633358">
                <text:p>78.633358</text:p>
              </table:table-cell>
              <table:table-cell office:value-type="float" office:value="8079.564234">
                <text:p>8079.564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509866">
                <text:p>10.509866</text:p>
              </table:table-cell>
              <table:table-cell office:value-type="float" office:value="8084.715069">
                <text:p>8084.7150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767572">
                <text:p>78.767572</text:p>
              </table:table-cell>
              <table:table-cell office:value-type="float" office:value="8088.503005">
                <text:p>8088.503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.917811">
                <text:p>79.917811</text:p>
              </table:table-cell>
              <table:table-cell office:value-type="float" office:value="8091.129677">
                <text:p>8091.1296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.510626">
                <text:p>79.510626</text:p>
              </table:table-cell>
              <table:table-cell office:value-type="float" office:value="8097.913029">
                <text:p>8097.9130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294507">
                <text:p>10.294507</text:p>
              </table:table-cell>
              <table:table-cell office:value-type="float" office:value="8110.042573">
                <text:p>8110.042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.41983">
                <text:p>79.41983</text:p>
              </table:table-cell>
              <table:table-cell office:value-type="float" office:value="8116.669936">
                <text:p>8116.6699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.773372">
                <text:p>79.773372</text:p>
              </table:table-cell>
              <table:table-cell office:value-type="float" office:value="8133.994189">
                <text:p>8133.994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.965375">
                <text:p>79.965375</text:p>
              </table:table-cell>
              <table:table-cell office:value-type="float" office:value="8139.03918">
                <text:p>8139.03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694564">
                <text:p>78.694564</text:p>
              </table:table-cell>
              <table:table-cell office:value-type="float" office:value="8148.93515">
                <text:p>8148.935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421567">
                <text:p>78.421567</text:p>
              </table:table-cell>
              <table:table-cell office:value-type="float" office:value="8162.838017">
                <text:p>8162.838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.17468">
                <text:p>80.17468</text:p>
              </table:table-cell>
              <table:table-cell office:value-type="float" office:value="8164.787725">
                <text:p>8164.787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571374">
                <text:p>78.571374</text:p>
              </table:table-cell>
              <table:table-cell office:value-type="float" office:value="8170.649997">
                <text:p>8170.649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069979">
                <text:p>79.069979</text:p>
              </table:table-cell>
              <table:table-cell office:value-type="float" office:value="8178.645997">
                <text:p>8178.645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973528">
                <text:p>78.973528</text:p>
              </table:table-cell>
              <table:table-cell office:value-type="float" office:value="8198.105033">
                <text:p>8198.105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.132624">
                <text:p>80.132624</text:p>
              </table:table-cell>
              <table:table-cell office:value-type="float" office:value="8207.903034">
                <text:p>8207.903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924619">
                <text:p>78.924619</text:p>
              </table:table-cell>
              <table:table-cell office:value-type="float" office:value="8222.696503">
                <text:p>8222.6965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.022806">
                <text:p>79.022806</text:p>
              </table:table-cell>
              <table:table-cell office:value-type="float" office:value="8223.002178">
                <text:p>8223.0021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513718">
                <text:p>78.513718</text:p>
              </table:table-cell>
              <table:table-cell office:value-type="float" office:value="8223.590331">
                <text:p>8223.5903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.642045">
                <text:p>79.642045</text:p>
              </table:table-cell>
              <table:table-cell office:value-type="float" office:value="8223.724333">
                <text:p>8223.724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.277895">
                <text:p>80.277895</text:p>
              </table:table-cell>
              <table:table-cell office:value-type="float" office:value="8228.088699">
                <text:p>8228.0886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.598446">
                <text:p>79.598446</text:p>
              </table:table-cell>
              <table:table-cell office:value-type="float" office:value="8235.189237">
                <text:p>8235.189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.72872">
                <text:p>79.72872</text:p>
              </table:table-cell>
              <table:table-cell office:value-type="float" office:value="8235.344536">
                <text:p>8235.344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.322677">
                <text:p>80.322677</text:p>
              </table:table-cell>
              <table:table-cell office:value-type="float" office:value="8237.964824">
                <text:p>8237.964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.866499">
                <text:p>79.866499</text:p>
              </table:table-cell>
              <table:table-cell office:value-type="float" office:value="8239.458127">
                <text:p>8239.4581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.241831">
                <text:p>79.241831</text:p>
              </table:table-cell>
              <table:table-cell office:value-type="float" office:value="8241.951279">
                <text:p>8241.9512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.333784">
                <text:p>79.333784</text:p>
              </table:table-cell>
              <table:table-cell office:value-type="float" office:value="8243.552543">
                <text:p>8243.5525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.377792">
                <text:p>79.377792</text:p>
              </table:table-cell>
              <table:table-cell office:value-type="float" office:value="8243.736731">
                <text:p>8243.7367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.091775">
                <text:p>80.091775</text:p>
              </table:table-cell>
              <table:table-cell office:value-type="float" office:value="8247.249848">
                <text:p>8247.2498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.686516">
                <text:p>79.686516</text:p>
              </table:table-cell>
              <table:table-cell office:value-type="float" office:value="8259.434047">
                <text:p>8259.4340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.049262">
                <text:p>80.049262</text:p>
              </table:table-cell>
              <table:table-cell office:value-type="float" office:value="8262.401803">
                <text:p>8262.4018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.006624">
                <text:p>80.006624</text:p>
              </table:table-cell>
              <table:table-cell office:value-type="float" office:value="8267.218711">
                <text:p>8267.2187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